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text:s text:c="4"/>{</text:p>
      <text:p text:style-name="Standard"><text:s text:c="8"/>"id": 2575,</text:p>
      <text:p text:style-name="Standard"><text:s text:c="8"/>"user_id": 1202,</text:p>
      <text:p text:style-name="Standard"><text:s text:c="8"/>"title": "Collectible American Football Card",</text:p>
      <text:p text:style-name="Standard"><text:s text:c="8"/>"description": "2022 Panini Absolute Football card featuring a professional quarterback from the 49ers.",</text:p>
      <text:p text:style-name="Standard"><text:s text:c="8"/>"category": "Collectibles",</text:p>
      <text:p text:style-name="Standard"><text:s text:c="8"/>"condition": "VeryGood",</text:p>
      <text:p text:style-name="Standard"><text:s text:c="8"/>"price": 8.0,</text:p>
      <text:p text:style-name="Standard"><text:s text:c="8"/>"longitude": -122.418433,</text:p>
      <text:p text:style-name="Standard"><text:s text:c="8"/>"latitude": 37.779379,</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6-18T06:54:42.676153",</text:p>
      <text:p text:style-name="Standard"><text:s text:c="8"/>"updated_at": "2025-06-18T06:54:59.130028",</text:p>
      <text:p text:style-name="Standard"><text:s text:c="8"/>"distance": 1487.083231007014,</text:p>
      <text:p text:style-name="Standard"><text:s text:c="8"/>"user": {</text:p>
      <text:p text:style-name="Standard"><text:s text:c="12"/>"id": 1202,</text:p>
      <text:p text:style-name="Standard"><text:s text:c="12"/>"email": "tech@gmail.com",</text:p>
      <text:p text:style-name="Standard"><text:s text:c="12"/>"username": "tech121",</text:p>
      <text:p text:style-name="Standard"><text:s text:c="12"/>"mobile": "+33123456789",</text:p>
      <text:p text:style-name="Standard"><text:s text:c="12"/>"address": "sheikhupura ",</text:p>
      <text:p text:style-name="Standard"><text:s text:c="12"/>"postal_code": "39350",</text:p>
      <text:p text:style-name="Standard"><text:s text:c="12"/>"city": "sheikhupura ",</text:p>
      <text:p text:style-name="Standard"><text:s text:c="12"/>"longitude": 73.954199,</text:p>
      <text:p text:style-name="Standard"><text:s text:c="12"/>"latitude": 31.718446,</text:p>
      <text:p text:style-name="Standard"><text:s text:c="12"/>"is_premium": false,</text:p>
      <text:p text:style-name="Standard"><text:s text:c="12"/>"created_at": "2024-11-27T09:38:49.191113",</text:p>
      <text:p text:style-name="Standard"><text:s text:c="12"/>"lastvisited": "2025-06-18"</text:p>
      <text:p text:style-name="Standard"><text:s text:c="8"/>},</text:p>
      <text:p text:style-name="Standard"><text:s text:c="8"/>"photos": [</text:p>
      <text:p text:style-name="Standard"><text:s text:c="12"/>{</text:p>
      <text:p text:style-name="Standard"><text:s text:c="16"/>"id": 3516,</text:p>
      <text:p text:style-name="Standard"><text:s text:c="16"/>"url": "/photo/3516"</text:p>
      <text:p text:style-name="Standard"><text:s text:c="12"/>}</text:p>
      <text:p text:style-name="Standard"><text:s text:c="8"/>]</text:p>
      <text:p text:style-name="Standard"><text:s text:c="4"/>},</text:p>
      <text:p text:style-name="Standard"><text:s text:c="4"/>{</text:p>
      <text:p text:style-name="Standard"><text:s text:c="8"/>"id": 1402,</text:p>
      <text:p text:style-name="Standard"><text:s text:c="8"/>"user_id": 479,</text:p>
      <text:p text:style-name="Standard"><text:s text:c="8"/>"title": "Jeu The Legend of Zelda: Breath of the Wild pour Switch",</text:p>
      <text:p text:style-name="Standard"><text:s text:c="8"/>"description": "Vivez une aventure épique avec The Legend of Zelda: Breath of the Wild pour la console Nintendo Switch. État impeccable, comme neuf. Parcourez le vaste royaume d'Hyrule et découvrez ses mystères en parfait français.",</text:p>
      <text:p text:style-name="Standard"><text:s text:c="8"/>"category": "Video Games and Consoles",</text:p>
      <text:p text:style-name="Standard"><text:s text:c="8"/>"condition": "Used - Like New",</text:p>
      <text:p text:style-name="Standard"><text:s text:c="8"/>"price": 45.0,</text:p>
      <text:p text:style-name="Standard"><text:s text:c="8"/>"longitude": 139.6503,</text:p>
      <text:p text:style-name="Standard"><text:s text:c="8"/>"latitude": 35.6762,</text:p>
      <text:p text:style-name="Standard"><text:soft-page-break/><text:s text:c="8"/>"currency": "EUR",</text:p>
      <text:p text:style-name="Standard"><text:s text:c="8"/>"brand": null,</text:p>
      <text:p text:style-name="Standard"><text:s text:c="8"/>"size": null,</text:p>
      <text:p text:style-name="Standard"><text:s text:c="8"/>"state": "active",</text:p>
      <text:p text:style-name="Standard"><text:s text:c="8"/>"created_at": "2024-03-05T08:29:31.629800",</text:p>
      <text:p text:style-name="Standard"><text:s text:c="8"/>"updated_at": "2024-03-17T09:56:19.158193",</text:p>
      <text:p text:style-name="Standard"><text:s text:c="8"/>"distance": 7317.19412683618,</text:p>
      <text:p text:style-name="Standard"><text:s text:c="8"/>"user": {</text:p>
      <text:p text:style-name="Standard"><text:s text:c="12"/>"id": 479,</text:p>
      <text:p text:style-name="Standard"><text:s text:c="12"/>"email": "795qt5b68m@privaterelay.appleid.com",</text:p>
      <text:p text:style-name="Standard"><text:s text:c="12"/>"username": "Sebby",</text:p>
      <text:p text:style-name="Standard"><text:s text:c="12"/>"mobile": "+33068561584",</text:p>
      <text:p text:style-name="Standard"><text:s text:c="12"/>"address": "26 rue lecluse",</text:p>
      <text:p text:style-name="Standard"><text:s text:c="12"/>"postal_code": "75017",</text:p>
      <text:p text:style-name="Standard"><text:s text:c="12"/>"city": "paris",</text:p>
      <text:p text:style-name="Standard"><text:s text:c="12"/>"longitude": 2.325157,</text:p>
      <text:p text:style-name="Standard"><text:s text:c="12"/>"latitude": 48.884904,</text:p>
      <text:p text:style-name="Standard"><text:s text:c="12"/>"is_premium": false,</text:p>
      <text:p text:style-name="Standard"><text:s text:c="12"/>"created_at": "2024-03-04T22:31:27.077379",</text:p>
      <text:p text:style-name="Standard"><text:s text:c="12"/>"lastvisited": null</text:p>
      <text:p text:style-name="Standard"><text:s text:c="8"/>},</text:p>
      <text:p text:style-name="Standard"><text:s text:c="8"/>"photos": [</text:p>
      <text:p text:style-name="Standard"><text:s text:c="12"/>{</text:p>
      <text:p text:style-name="Standard"><text:s text:c="16"/>"id": 1186,</text:p>
      <text:p text:style-name="Standard"><text:s text:c="16"/>"url": "/photo/1186"</text:p>
      <text:p text:style-name="Standard"><text:s text:c="12"/>}</text:p>
      <text:p text:style-name="Standard"><text:s text:c="8"/>]</text:p>
      <text:p text:style-name="Standard"><text:s text:c="4"/>},</text:p>
      <text:p text:style-name="Standard"><text:s text:c="4"/>{</text:p>
      <text:p text:style-name="Standard"><text:s text:c="8"/>"id": 1395,</text:p>
      <text:p text:style-name="Standard"><text:s text:c="8"/>"user_id": 479,</text:p>
      <text:p text:style-name="Standard"><text:s text:c="8"/>"title": "La France d'Après - Tableau politique Book",</text:p>
      <text:p text:style-name="Standard"><text:s text:c="8"/>"description": "Explore the insights of political landscape with 'La France d'Après - Tableau politique.' This book offers an analytical view of the post-event political environment in France. A must-read for students and enthusiasts of political science.",</text:p>
      <text:p text:style-name="Standard"><text:s text:c="8"/>"category": "Books and Comics",</text:p>
      <text:p text:style-name="Standard"><text:s text:c="8"/>"condition": "Used - Good",</text:p>
      <text:p text:style-name="Standard"><text:s text:c="8"/>"price": 15.0,</text:p>
      <text:p text:style-name="Standard"><text:s text:c="8"/>"longitude": 130.4017,</text:p>
      <text:p text:style-name="Standard"><text:s text:c="8"/>"latitude": 33.5902,</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3-04T22:32:46.249333",</text:p>
      <text:p text:style-name="Standard"><text:s text:c="8"/>"updated_at": "2024-03-17T09:55:36.167498",</text:p>
      <text:p text:style-name="Standard"><text:s text:c="8"/>"distance": 7317.19412683618,</text:p>
      <text:p text:style-name="Standard"><text:s text:c="8"/>"user": {</text:p>
      <text:p text:style-name="Standard"><text:s text:c="12"/>"id": 479,</text:p>
      <text:p text:style-name="Standard"><text:s text:c="12"/>"email": "795qt5b68m@privaterelay.appleid.com",</text:p>
      <text:p text:style-name="Standard"><text:s text:c="12"/>"username": "Sebby",</text:p>
      <text:p text:style-name="Standard"><text:s text:c="12"/>"mobile": "+33068561584",</text:p>
      <text:p text:style-name="Standard"><text:soft-page-break/><text:s text:c="12"/>"address": "26 rue lecluse",</text:p>
      <text:p text:style-name="Standard"><text:s text:c="12"/>"postal_code": "75017",</text:p>
      <text:p text:style-name="Standard"><text:s text:c="12"/>"city": "paris",</text:p>
      <text:p text:style-name="Standard"><text:s text:c="12"/>"longitude": 2.325157,</text:p>
      <text:p text:style-name="Standard"><text:s text:c="12"/>"latitude": 48.884904,</text:p>
      <text:p text:style-name="Standard"><text:s text:c="12"/>"is_premium": false,</text:p>
      <text:p text:style-name="Standard"><text:s text:c="12"/>"created_at": "2024-03-04T22:31:27.077379",</text:p>
      <text:p text:style-name="Standard"><text:s text:c="12"/>"lastvisited": null</text:p>
      <text:p text:style-name="Standard"><text:s text:c="8"/>},</text:p>
      <text:p text:style-name="Standard"><text:s text:c="8"/>"photos": [</text:p>
      <text:p text:style-name="Standard"><text:s text:c="12"/>{</text:p>
      <text:p text:style-name="Standard"><text:s text:c="16"/>"id": 1179,</text:p>
      <text:p text:style-name="Standard"><text:s text:c="16"/>"url": "/photo/1179"</text:p>
      <text:p text:style-name="Standard"><text:s text:c="12"/>}</text:p>
      <text:p text:style-name="Standard"><text:s text:c="8"/>]</text:p>
      <text:p text:style-name="Standard"><text:s text:c="4"/>},</text:p>
      <text:p text:style-name="Standard"><text:s text:c="4"/>{</text:p>
      <text:p text:style-name="Standard"><text:s text:c="8"/>"id": 1398,</text:p>
      <text:p text:style-name="Standard"><text:s text:c="8"/>"user_id": 479,</text:p>
      <text:p text:style-name="Standard"><text:s text:c="8"/>"title": "Jeu de cartes Marvel Champions - Comme neuf",</text:p>
      <text:p text:style-name="Standard"><text:s text:c="8"/>"description": "Plongez dans l'univers Marvel avec le jeu de cartes 'Marvel Champions' ! Parfait pour des soirées entre amis ou en famille. Comme neuf, tous les composants sont présents et en excellent état. Préparez-vous à défendre l'univers contre les forces du mal en incarnant vos héros favoris!",</text:p>
      <text:p text:style-name="Standard"><text:s text:c="8"/>"category": "Games and Toys",</text:p>
      <text:p text:style-name="Standard"><text:s text:c="8"/>"condition": "Used - Like New",</text:p>
      <text:p text:style-name="Standard"><text:s text:c="8"/>"price": 45.0,</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3-05T08:25:25.255103",</text:p>
      <text:p text:style-name="Standard"><text:s text:c="8"/>"updated_at": "2024-03-17T09:55:42.158354",</text:p>
      <text:p text:style-name="Standard"><text:s text:c="8"/>"distance": 7317.19412683618,</text:p>
      <text:p text:style-name="Standard"><text:s text:c="8"/>"user": {</text:p>
      <text:p text:style-name="Standard"><text:s text:c="12"/>"id": 479,</text:p>
      <text:p text:style-name="Standard"><text:s text:c="12"/>"email": "795qt5b68m@privaterelay.appleid.com",</text:p>
      <text:p text:style-name="Standard"><text:s text:c="12"/>"username": "Sebby",</text:p>
      <text:p text:style-name="Standard"><text:s text:c="12"/>"mobile": "+33068561584",</text:p>
      <text:p text:style-name="Standard"><text:s text:c="12"/>"address": "26 rue lecluse",</text:p>
      <text:p text:style-name="Standard"><text:s text:c="12"/>"postal_code": "75017",</text:p>
      <text:p text:style-name="Standard"><text:s text:c="12"/>"city": "paris",</text:p>
      <text:p text:style-name="Standard"><text:s text:c="12"/>"longitude": 2.325157,</text:p>
      <text:p text:style-name="Standard"><text:s text:c="12"/>"latitude": 48.884904,</text:p>
      <text:p text:style-name="Standard"><text:s text:c="12"/>"is_premium": false,</text:p>
      <text:p text:style-name="Standard"><text:s text:c="12"/>"created_at": "2024-03-04T22:31:27.077379",</text:p>
      <text:p text:style-name="Standard"><text:s text:c="12"/>"lastvisited": null</text:p>
      <text:p text:style-name="Standard"><text:s text:c="8"/>},</text:p>
      <text:p text:style-name="Standard"><text:s text:c="8"/>"photos": [</text:p>
      <text:p text:style-name="Standard"><text:s text:c="12"/>{</text:p>
      <text:p text:style-name="Standard"><text:soft-page-break/><text:s text:c="16"/>"id": 1182,</text:p>
      <text:p text:style-name="Standard"><text:s text:c="16"/>"url": "/photo/1182"</text:p>
      <text:p text:style-name="Standard"><text:s text:c="12"/>}</text:p>
      <text:p text:style-name="Standard"><text:s text:c="8"/>]</text:p>
      <text:p text:style-name="Standard"><text:s text:c="4"/>},</text:p>
      <text:p text:style-name="Standard"><text:s text:c="4"/>{</text:p>
      <text:p text:style-name="Standard"><text:s text:c="8"/>"id": 2518,</text:p>
      <text:p text:style-name="Standard"><text:s text:c="8"/>"user_id": 1231,</text:p>
      <text:p text:style-name="Standard"><text:s text:c="8"/>"title": "Apple Laptop for Sale",</text:p>
      <text:p text:style-name="Standard"><text:s text:c="8"/>"description": "Sleek and powerful MacBook Pro, ideal for work and entertainment. In excellent condition with all keys functional.",</text:p>
      <text:p text:style-name="Standard"><text:s text:c="8"/>"category": "Computing",</text:p>
      <text:p text:style-name="Standard"><text:s text:c="8"/>"condition": "VeryGood",</text:p>
      <text:p text:style-name="Standard"><text:s text:c="8"/>"price": 200.0,</text:p>
      <text:p text:style-name="Standard"><text:s text:c="8"/>"longitude": 2.351077,</text:p>
      <text:p text:style-name="Standard"><text:s text:c="8"/>"latitude": 48.856788,</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4T09:30:03.756920",</text:p>
      <text:p text:style-name="Standard"><text:s text:c="8"/>"updated_at": "2025-03-24T11:34:58.041522",</text:p>
      <text:p text:style-name="Standard"><text:s text:c="8"/>"distance": 1485.920115408828,</text:p>
      <text:p text:style-name="Standard"><text:s text:c="8"/>"user": {</text:p>
      <text:p text:style-name="Standard"><text:s text:c="12"/>"id": 1231,</text:p>
      <text:p text:style-name="Standard"><text:s text:c="12"/>"email": "fazal121@gmail.com",</text:p>
      <text:p text:style-name="Standard"><text:s text:c="12"/>"username": "fazal",</text:p>
      <text:p text:style-name="Standard"><text:s text:c="12"/>"mobile": "+33325689124",</text:p>
      <text:p text:style-name="Standard"><text:s text:c="12"/>"address": "Sheikhupura ",</text:p>
      <text:p text:style-name="Standard"><text:s text:c="12"/>"postal_code": "39350",</text:p>
      <text:p text:style-name="Standard"><text:s text:c="12"/>"city": "Sheikhupura ",</text:p>
      <text:p text:style-name="Standard"><text:s text:c="12"/>"longitude": 73.981879,</text:p>
      <text:p text:style-name="Standard"><text:s text:c="12"/>"latitude": 31.712103,</text:p>
      <text:p text:style-name="Standard"><text:s text:c="12"/>"is_premium": false,</text:p>
      <text:p text:style-name="Standard"><text:s text:c="12"/>"created_at": "2025-03-24T07:06:50.275882",</text:p>
      <text:p text:style-name="Standard"><text:s text:c="12"/>"lastvisited": "2025-03-24"</text:p>
      <text:p text:style-name="Standard"><text:s text:c="8"/>},</text:p>
      <text:p text:style-name="Standard"><text:s text:c="8"/>"photos": [</text:p>
      <text:p text:style-name="Standard"><text:s text:c="12"/>{</text:p>
      <text:p text:style-name="Standard"><text:s text:c="16"/>"id": 3487,</text:p>
      <text:p text:style-name="Standard"><text:s text:c="16"/>"url": "/photo/3487"</text:p>
      <text:p text:style-name="Standard"><text:s text:c="12"/>}</text:p>
      <text:p text:style-name="Standard"><text:s text:c="8"/>]</text:p>
      <text:p text:style-name="Standard"><text:s text:c="4"/>},</text:p>
      <text:p text:style-name="Standard"><text:s text:c="4"/>{</text:p>
      <text:p text:style-name="Standard"><text:s text:c="8"/>"id": 2522,</text:p>
      <text:p text:style-name="Standard"><text:s text:c="8"/>"user_id": 1232,</text:p>
      <text:p text:style-name="Standard"><text:s text:c="8"/>"title": "Green Wood Fragrance",</text:p>
      <text:p text:style-name="Standard"><text:s text:c="8"/>"description": "Experience the vibrant aroma of Green Wood by DSquared2. Perfect for any occasion.",</text:p>
      <text:p text:style-name="Standard"><text:s text:c="8"/>"category": "Health and Beauty",</text:p>
      <text:p text:style-name="Standard"><text:s text:c="8"/>"condition": "VeryGood",</text:p>
      <text:p text:style-name="Standard"><text:soft-page-break/><text:s text:c="8"/>"price": 45.0,</text:p>
      <text:p text:style-name="Standard"><text:s text:c="8"/>"longitude": 73.98403,</text:p>
      <text:p text:style-name="Standard"><text:s text:c="8"/>"latitude": 31.706179,</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5T06:07:25.662413",</text:p>
      <text:p text:style-name="Standard"><text:s text:c="8"/>"updated_at": "2025-03-25T06:08:04.474637",</text:p>
      <text:p text:style-name="Standard"><text:s text:c="8"/>"distance": 7315.346241884317,</text:p>
      <text:p text:style-name="Standard"><text:s text:c="8"/>"user": {</text:p>
      <text:p text:style-name="Standard"><text:s text:c="12"/>"id": 1232,</text:p>
      <text:p text:style-name="Standard"><text:s text:c="12"/>"email": "bilal@gmail.com",</text:p>
      <text:p text:style-name="Standard"><text:s text:c="12"/>"username": "fazalpannu",</text:p>
      <text:p text:style-name="Standard"><text:s text:c="12"/>"mobile": "+33235847190",</text:p>
      <text:p text:style-name="Standard"><text:s text:c="12"/>"address": "Paris ",</text:p>
      <text:p text:style-name="Standard"><text:s text:c="12"/>"postal_code": "75000",</text:p>
      <text:p text:style-name="Standard"><text:s text:c="12"/>"city": "France ",</text:p>
      <text:p text:style-name="Standard"><text:s text:c="12"/>"longitude": 2.351077,</text:p>
      <text:p text:style-name="Standard"><text:s text:c="12"/>"latitude": 48.856788,</text:p>
      <text:p text:style-name="Standard"><text:s text:c="12"/>"is_premium": false,</text:p>
      <text:p text:style-name="Standard"><text:s text:c="12"/>"created_at": "2025-03-24T07:06:50.740393",</text:p>
      <text:p text:style-name="Standard"><text:s text:c="12"/>"lastvisited": "2025-03-25"</text:p>
      <text:p text:style-name="Standard"><text:s text:c="8"/>},</text:p>
      <text:p text:style-name="Standard"><text:s text:c="8"/>"photos": [</text:p>
      <text:p text:style-name="Standard"><text:s text:c="12"/>{</text:p>
      <text:p text:style-name="Standard"><text:s text:c="16"/>"id": 3491,</text:p>
      <text:p text:style-name="Standard"><text:s text:c="16"/>"url": "/photo/3491"</text:p>
      <text:p text:style-name="Standard"><text:s text:c="12"/>}</text:p>
      <text:p text:style-name="Standard"><text:s text:c="8"/>]</text:p>
      <text:p text:style-name="Standard"><text:s text:c="4"/>},</text:p>
      <text:p text:style-name="Standard"><text:s text:c="4"/>{</text:p>
      <text:p text:style-name="Standard"><text:s text:c="8"/>"id": 2541,</text:p>
      <text:p text:style-name="Standard"><text:s text:c="8"/>"user_id": 1254,</text:p>
      <text:p text:style-name="Standard"><text:s text:c="8"/>"title": "Trey Lance Panini Football Card 2022",</text:p>
      <text:p text:style-name="Standard"><text:s text:c="8"/>"description": "2022 Panini Absolute Football card featuring Trey Lance, quarterback for the 49ers, in excellent condition. Perfect for collectors and fans.",</text:p>
      <text:p text:style-name="Standard"><text:s text:c="8"/>"category": "Collectibles",</text:p>
      <text:p text:style-name="Standard"><text:s text:c="8"/>"condition": "VeryGood",</text:p>
      <text:p text:style-name="Standard"><text:s text:c="8"/>"price": 15.0,</text:p>
      <text:p text:style-name="Standard"><text:s text:c="8"/>"longitude": 2.351077,</text:p>
      <text:p text:style-name="Standard"><text:s text:c="8"/>"latitude": 48.856788,</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4-28T09:36:28.973227",</text:p>
      <text:p text:style-name="Standard"><text:s text:c="8"/>"updated_at": "2025-04-28T09:37:07.508768",</text:p>
      <text:p text:style-name="Standard"><text:s text:c="8"/>"distance": 7315.346241884317,</text:p>
      <text:p text:style-name="Standard"><text:s text:c="8"/>"user": {</text:p>
      <text:p text:style-name="Standard"><text:s text:c="12"/>"id": 1254,</text:p>
      <text:p text:style-name="Standard"><text:s text:c="12"/>"email": "ttt@gmail.com",</text:p>
      <text:p text:style-name="Standard"><text:soft-page-break/><text:s text:c="12"/>"username": "jhkjkk",</text:p>
      <text:p text:style-name="Standard"><text:s text:c="12"/>"mobile": "+923258117908",</text:p>
      <text:p text:style-name="Standard"><text:s text:c="12"/>"address": "Paris",</text:p>
      <text:p text:style-name="Standard"><text:s text:c="12"/>"postal_code": "42000",</text:p>
      <text:p text:style-name="Standard"><text:s text:c="12"/>"city": "Paris",</text:p>
      <text:p text:style-name="Standard"><text:s text:c="12"/>"longitude": 2.351077,</text:p>
      <text:p text:style-name="Standard"><text:s text:c="12"/>"latitude": 48.856788,</text:p>
      <text:p text:style-name="Standard"><text:s text:c="12"/>"is_premium": false,</text:p>
      <text:p text:style-name="Standard"><text:s text:c="12"/>"created_at": "2025-04-28T07:41:29.318504",</text:p>
      <text:p text:style-name="Standard"><text:s text:c="12"/>"lastvisited": "2025-05-15"</text:p>
      <text:p text:style-name="Standard"><text:s text:c="8"/>},</text:p>
      <text:p text:style-name="Standard"><text:s text:c="8"/>"photos": [</text:p>
      <text:p text:style-name="Standard"><text:s text:c="12"/>{</text:p>
      <text:p text:style-name="Standard"><text:s text:c="16"/>"id": 3505,</text:p>
      <text:p text:style-name="Standard"><text:s text:c="16"/>"url": "/photo/3505"</text:p>
      <text:p text:style-name="Standard"><text:s text:c="12"/>}</text:p>
      <text:p text:style-name="Standard"><text:s text:c="8"/>]</text:p>
      <text:p text:style-name="Standard"><text:s text:c="4"/>},</text:p>
      <text:p text:style-name="Standard"><text:s text:c="4"/>{</text:p>
      <text:p text:style-name="Standard"><text:s text:c="8"/>"id": 1778,</text:p>
      <text:p text:style-name="Standard"><text:s text:c="8"/>"user_id": 876,</text:p>
      <text:p text:style-name="Standard"><text:s text:c="8"/>"title": "Veste en velours beige",</text:p>
      <text:p text:style-name="Standard"><text:s text:c="8"/>"description": "Veste en velours côtelé de couleur beige. Très bon état, idéale pour l'automne et l'hiver.",</text:p>
      <text:p text:style-name="Standard"><text:s text:c="8"/>"category": "Clothing",</text:p>
      <text:p text:style-name="Standard"><text:s text:c="8"/>"condition": "VeryGood",</text:p>
      <text:p text:style-name="Standard"><text:s text:c="8"/>"price": 15.0,</text:p>
      <text:p text:style-name="Standard"><text:s text:c="8"/>"longitude": 130.4017,</text:p>
      <text:p text:style-name="Standard"><text:s text:c="8"/>"latitude": 33.5902,</text:p>
      <text:p text:style-name="Standard"><text:s text:c="8"/>"currency": null,</text:p>
      <text:p text:style-name="Standard"><text:s text:c="8"/>"brand": null,</text:p>
      <text:p text:style-name="Standard"><text:s text:c="8"/>"size": "24m",</text:p>
      <text:p text:style-name="Standard"><text:s text:c="8"/>"state": "active",</text:p>
      <text:p text:style-name="Standard"><text:s text:c="8"/>"created_at": "2024-07-11T13:56:19.990473",</text:p>
      <text:p text:style-name="Standard"><text:s text:c="8"/>"updated_at": "2024-07-11T13:56:37.622065",</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oft-page-break/><text:s text:c="16"/>"id": 1690,</text:p>
      <text:p text:style-name="Standard"><text:s text:c="16"/>"url": "/photo/1690"</text:p>
      <text:p text:style-name="Standard"><text:s text:c="12"/>},</text:p>
      <text:p text:style-name="Standard"><text:s text:c="12"/>{</text:p>
      <text:p text:style-name="Standard"><text:s text:c="16"/>"id": 1691,</text:p>
      <text:p text:style-name="Standard"><text:s text:c="16"/>"url": "/photo/1691"</text:p>
      <text:p text:style-name="Standard"><text:s text:c="12"/>}</text:p>
      <text:p text:style-name="Standard"><text:s text:c="8"/>]</text:p>
      <text:p text:style-name="Standard"><text:s text:c="4"/>},</text:p>
      <text:p text:style-name="Standard"><text:s text:c="4"/>{</text:p>
      <text:p text:style-name="Standard"><text:s text:c="8"/>"id": 2526,</text:p>
      <text:p text:style-name="Standard"><text:s text:c="8"/>"user_id": 1229,</text:p>
      <text:p text:style-name="Standard"><text:s text:c="8"/>"title": "Round Wooden Pizza Board",</text:p>
      <text:p text:style-name="Standard"><text:s text:c="8"/>"description": "Sturdy wooden board perfect for serving pizza or bread. Shows some wear.",</text:p>
      <text:p text:style-name="Standard"><text:s text:c="8"/>"category": "Tableware",</text:p>
      <text:p text:style-name="Standard"><text:s text:c="8"/>"condition": "Fair",</text:p>
      <text:p text:style-name="Standard"><text:s text:c="8"/>"price": 15.0,</text:p>
      <text:p text:style-name="Standard"><text:s text:c="8"/>"longitude": 2.315479,</text:p>
      <text:p text:style-name="Standard"><text:s text:c="8"/>"latitude": 48.787875,</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4-16T11:57:46.717495",</text:p>
      <text:p text:style-name="Standard"><text:s text:c="8"/>"updated_at": "2025-04-16T11:58:10.551103",</text:p>
      <text:p text:style-name="Standard"><text:s text:c="8"/>"distance": 1485.920115408828,</text:p>
      <text:p text:style-name="Standard"><text:s text:c="8"/>"user": {</text:p>
      <text:p text:style-name="Standard"><text:s text:c="12"/>"id": 1229,</text:p>
      <text:p text:style-name="Standard"><text:s text:c="12"/>"email": "sheroz@gmail.com",</text:p>
      <text:p text:style-name="Standard"><text:s text:c="12"/>"username": "sheroz",</text:p>
      <text:p text:style-name="Standard"><text:s text:c="12"/>"mobile": "+33567823456",</text:p>
      <text:p text:style-name="Standard"><text:s text:c="12"/>"address": "sheikhupura",</text:p>
      <text:p text:style-name="Standard"><text:s text:c="12"/>"postal_code": "39350",</text:p>
      <text:p text:style-name="Standard"><text:s text:c="12"/>"city": "Sheikhupura",</text:p>
      <text:p text:style-name="Standard"><text:s text:c="12"/>"longitude": 73.981879,</text:p>
      <text:p text:style-name="Standard"><text:s text:c="12"/>"latitude": 31.712103,</text:p>
      <text:p text:style-name="Standard"><text:s text:c="12"/>"is_premium": false,</text:p>
      <text:p text:style-name="Standard"><text:s text:c="12"/>"created_at": "2025-03-21T05:52:19.019402",</text:p>
      <text:p text:style-name="Standard"><text:s text:c="12"/>"lastvisited": "2025-06-17"</text:p>
      <text:p text:style-name="Standard"><text:s text:c="8"/>},</text:p>
      <text:p text:style-name="Standard"><text:s text:c="8"/>"photos": [</text:p>
      <text:p text:style-name="Standard"><text:s text:c="12"/>{</text:p>
      <text:p text:style-name="Standard"><text:s text:c="16"/>"id": 3495,</text:p>
      <text:p text:style-name="Standard"><text:s text:c="16"/>"url": "/photo/3495"</text:p>
      <text:p text:style-name="Standard"><text:s text:c="12"/>}</text:p>
      <text:p text:style-name="Standard"><text:s text:c="8"/>]</text:p>
      <text:p text:style-name="Standard"><text:s text:c="4"/>},</text:p>
      <text:p text:style-name="Standard"><text:s text:c="4"/>{</text:p>
      <text:p text:style-name="Standard"><text:s text:c="8"/>"id": 2524,</text:p>
      <text:p text:style-name="Standard"><text:s text:c="8"/>"user_id": 1229,</text:p>
      <text:p text:style-name="Standard"><text:s text:c="8"/>"title": "Stylish Red Hatchback Car",</text:p>
      <text:p text:style-name="Standard"><text:soft-page-break/><text:s text:c="8"/>"description": "A sleek and sporty red hatchback car perfect for city driving. Excellent performance and well-maintained.",</text:p>
      <text:p text:style-name="Standard"><text:s text:c="8"/>"category": "Automobile and Car Accessories",</text:p>
      <text:p text:style-name="Standard"><text:s text:c="8"/>"condition": "Poor",</text:p>
      <text:p text:style-name="Standard"><text:s text:c="8"/>"price": 8500.0,</text:p>
      <text:p text:style-name="Standard"><text:s text:c="8"/>"longitude": 74.305688,</text:p>
      <text:p text:style-name="Standard"><text:s text:c="8"/>"latitude": 31.568758,</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4-04T11:34:24.552769",</text:p>
      <text:p text:style-name="Standard"><text:s text:c="8"/>"updated_at": "2025-04-21T08:58:10.187850",</text:p>
      <text:p text:style-name="Standard"><text:s text:c="8"/>"distance": 1485.920115408828,</text:p>
      <text:p text:style-name="Standard"><text:s text:c="8"/>"user": {</text:p>
      <text:p text:style-name="Standard"><text:s text:c="12"/>"id": 1229,</text:p>
      <text:p text:style-name="Standard"><text:s text:c="12"/>"email": "sheroz@gmail.com",</text:p>
      <text:p text:style-name="Standard"><text:s text:c="12"/>"username": "sheroz",</text:p>
      <text:p text:style-name="Standard"><text:s text:c="12"/>"mobile": "+33567823456",</text:p>
      <text:p text:style-name="Standard"><text:s text:c="12"/>"address": "sheikhupura",</text:p>
      <text:p text:style-name="Standard"><text:s text:c="12"/>"postal_code": "39350",</text:p>
      <text:p text:style-name="Standard"><text:s text:c="12"/>"city": "Sheikhupura",</text:p>
      <text:p text:style-name="Standard"><text:s text:c="12"/>"longitude": 73.981879,</text:p>
      <text:p text:style-name="Standard"><text:s text:c="12"/>"latitude": 31.712103,</text:p>
      <text:p text:style-name="Standard"><text:s text:c="12"/>"is_premium": false,</text:p>
      <text:p text:style-name="Standard"><text:s text:c="12"/>"created_at": "2025-03-21T05:52:19.019402",</text:p>
      <text:p text:style-name="Standard"><text:s text:c="12"/>"lastvisited": "2025-06-17"</text:p>
      <text:p text:style-name="Standard"><text:s text:c="8"/>},</text:p>
      <text:p text:style-name="Standard"><text:s text:c="8"/>"photos": [</text:p>
      <text:p text:style-name="Standard"><text:s text:c="12"/>{</text:p>
      <text:p text:style-name="Standard"><text:s text:c="16"/>"id": 3493,</text:p>
      <text:p text:style-name="Standard"><text:s text:c="16"/>"url": "/photo/3493"</text:p>
      <text:p text:style-name="Standard"><text:s text:c="12"/>}</text:p>
      <text:p text:style-name="Standard"><text:s text:c="8"/>]</text:p>
      <text:p text:style-name="Standard"><text:s text:c="4"/>},</text:p>
      <text:p text:style-name="Standard"><text:s text:c="4"/>{</text:p>
      <text:p text:style-name="Standard"><text:s text:c="8"/>"id": 2540,</text:p>
      <text:p text:style-name="Standard"><text:s text:c="8"/>"user_id": 1254,</text:p>
      <text:p text:style-name="Standard"><text:s text:c="8"/>"title": "Trey Lance NFL Trading Card",</text:p>
      <text:p text:style-name="Standard"><text:s text:c="8"/>"description": "Official 2022 Panini Absolute Football card featuring Trey Lance, Quarterback for the San Francisco 49ers. Mint condition, great for collectors.",</text:p>
      <text:p text:style-name="Standard"><text:s text:c="8"/>"category": "Collectibles",</text:p>
      <text:p text:style-name="Standard"><text:s text:c="8"/>"condition": "New",</text:p>
      <text:p text:style-name="Standard"><text:s text:c="8"/>"price": 15.0,</text:p>
      <text:p text:style-name="Standard"><text:s text:c="8"/>"longitude": -122.418433,</text:p>
      <text:p text:style-name="Standard"><text:s text:c="8"/>"latitude": 37.779379,</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4-28T09:34:15.189089",</text:p>
      <text:p text:style-name="Standard"><text:s text:c="8"/>"updated_at": "2025-04-28T09:35:36.596091",</text:p>
      <text:p text:style-name="Standard"><text:soft-page-break/><text:s text:c="8"/>"distance": 7315.346241884317,</text:p>
      <text:p text:style-name="Standard"><text:s text:c="8"/>"user": {</text:p>
      <text:p text:style-name="Standard"><text:s text:c="12"/>"id": 1254,</text:p>
      <text:p text:style-name="Standard"><text:s text:c="12"/>"email": "ttt@gmail.com",</text:p>
      <text:p text:style-name="Standard"><text:s text:c="12"/>"username": "jhkjkk",</text:p>
      <text:p text:style-name="Standard"><text:s text:c="12"/>"mobile": "+923258117908",</text:p>
      <text:p text:style-name="Standard"><text:s text:c="12"/>"address": "Paris",</text:p>
      <text:p text:style-name="Standard"><text:s text:c="12"/>"postal_code": "42000",</text:p>
      <text:p text:style-name="Standard"><text:s text:c="12"/>"city": "Paris",</text:p>
      <text:p text:style-name="Standard"><text:s text:c="12"/>"longitude": 2.351077,</text:p>
      <text:p text:style-name="Standard"><text:s text:c="12"/>"latitude": 48.856788,</text:p>
      <text:p text:style-name="Standard"><text:s text:c="12"/>"is_premium": false,</text:p>
      <text:p text:style-name="Standard"><text:s text:c="12"/>"created_at": "2025-04-28T07:41:29.318504",</text:p>
      <text:p text:style-name="Standard"><text:s text:c="12"/>"lastvisited": "2025-05-15"</text:p>
      <text:p text:style-name="Standard"><text:s text:c="8"/>},</text:p>
      <text:p text:style-name="Standard"><text:s text:c="8"/>"photos": [</text:p>
      <text:p text:style-name="Standard"><text:s text:c="12"/>{</text:p>
      <text:p text:style-name="Standard"><text:s text:c="16"/>"id": 3504,</text:p>
      <text:p text:style-name="Standard"><text:s text:c="16"/>"url": "/photo/3504"</text:p>
      <text:p text:style-name="Standard"><text:s text:c="12"/>}</text:p>
      <text:p text:style-name="Standard"><text:s text:c="8"/>]</text:p>
      <text:p text:style-name="Standard"><text:s text:c="4"/>},</text:p>
      <text:p text:style-name="Standard"><text:s text:c="4"/>{</text:p>
      <text:p text:style-name="Standard"><text:s text:c="8"/>"id": 2571,</text:p>
      <text:p text:style-name="Standard"><text:s text:c="8"/>"user_id": 1258,</text:p>
      <text:p text:style-name="Standard"><text:s text:c="8"/>"title": "Ghazal",</text:p>
      <text:p text:style-name="Standard"><text:s text:c="8"/>"description": "nullllllllllllllllllllll",</text:p>
      <text:p text:style-name="Standard"><text:s text:c="8"/>"category": "Refrigerator",</text:p>
      <text:p text:style-name="Standard"><text:s text:c="8"/>"condition": "Okay",</text:p>
      <text:p text:style-name="Standard"><text:s text:c="8"/>"price": 45666.0,</text:p>
      <text:p text:style-name="Standard"><text:s text:c="8"/>"longitude": 2.332114,</text:p>
      <text:p text:style-name="Standard"><text:s text:c="8"/>"latitude": 48.864099,</text:p>
      <text:p text:style-name="Standard"><text:s text:c="8"/>"currency": "USD",</text:p>
      <text:p text:style-name="Standard"><text:s text:c="8"/>"brand": "Pel",</text:p>
      <text:p text:style-name="Standard"><text:s text:c="8"/>"size": "Large",</text:p>
      <text:p text:style-name="Standard"><text:s text:c="8"/>"state": "active",</text:p>
      <text:p text:style-name="Standard"><text:s text:c="8"/>"created_at": "2025-06-13T07:17:43.816184",</text:p>
      <text:p text:style-name="Standard"><text:s text:c="8"/>"updated_at": "2025-06-13T07:26:20.561495",</text:p>
      <text:p text:style-name="Standard"><text:s text:c="8"/>"distance": 1718.0989651854172,</text:p>
      <text:p text:style-name="Standard"><text:s text:c="8"/>"user": {</text:p>
      <text:p text:style-name="Standard"><text:s text:c="12"/>"id": 1258,</text:p>
      <text:p text:style-name="Standard"><text:s text:c="12"/>"email": "ghazaldb99@gmail.com",</text:p>
      <text:p text:style-name="Standard"><text:s text:c="12"/>"username": "new_username",</text:p>
      <text:p text:style-name="Standard"><text:s text:c="12"/>"mobile": null,</text:p>
      <text:p text:style-name="Standard"><text:s text:c="12"/>"address": null,</text:p>
      <text:p text:style-name="Standard"><text:s text:c="12"/>"postal_code": null,</text:p>
      <text:p text:style-name="Standard"><text:s text:c="12"/>"city": null,</text:p>
      <text:p text:style-name="Standard"><text:s text:c="12"/>"longitude": 73.0479,</text:p>
      <text:p text:style-name="Standard"><text:s text:c="12"/>"latitude": 33.6844,</text:p>
      <text:p text:style-name="Standard"><text:s text:c="12"/>"is_premium": false,</text:p>
      <text:p text:style-name="Standard"><text:s text:c="12"/>"created_at": "2025-05-27T07:49:59.432096",</text:p>
      <text:p text:style-name="Standard"><text:s text:c="12"/>"lastvisited": null</text:p>
      <text:p text:style-name="Standard"><text:soft-page-break/><text:s text:c="8"/>},</text:p>
      <text:p text:style-name="Standard"><text:s text:c="8"/>"photos": []</text:p>
      <text:p text:style-name="Standard"><text:s text:c="4"/>},</text:p>
      <text:p text:style-name="Standard"><text:s text:c="4"/>{</text:p>
      <text:p text:style-name="Standard"><text:s text:c="8"/>"id": 2554,</text:p>
      <text:p text:style-name="Standard"><text:s text:c="8"/>"user_id": 1202,</text:p>
      <text:p text:style-name="Standard"><text:s text:c="8"/>"title": "Makeup Foundation Sticks - Set of 3",</text:p>
      <text:p text:style-name="Standard"><text:s text:c="8"/>"description": "Versatile makeup foundation sticks for easy application. Includes three shades for different looks.",</text:p>
      <text:p text:style-name="Standard"><text:s text:c="8"/>"category": "Health and Beauty",</text:p>
      <text:p text:style-name="Standard"><text:s text:c="8"/>"condition": "New",</text:p>
      <text:p text:style-name="Standard"><text:s text:c="8"/>"price": 15.0,</text:p>
      <text:p text:style-name="Standard"><text:s text:c="8"/>"longitude": 73.99569,</text:p>
      <text:p text:style-name="Standard"><text:s text:c="8"/>"latitude": 31.711705,</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5-21T07:17:59.268449",</text:p>
      <text:p text:style-name="Standard"><text:s text:c="8"/>"updated_at": "2025-05-21T07:18:07.038390",</text:p>
      <text:p text:style-name="Standard"><text:s text:c="8"/>"distance": 1487.083231007014,</text:p>
      <text:p text:style-name="Standard"><text:s text:c="8"/>"user": {</text:p>
      <text:p text:style-name="Standard"><text:s text:c="12"/>"id": 1202,</text:p>
      <text:p text:style-name="Standard"><text:s text:c="12"/>"email": "tech@gmail.com",</text:p>
      <text:p text:style-name="Standard"><text:s text:c="12"/>"username": "tech121",</text:p>
      <text:p text:style-name="Standard"><text:s text:c="12"/>"mobile": "+33123456789",</text:p>
      <text:p text:style-name="Standard"><text:s text:c="12"/>"address": "sheikhupura ",</text:p>
      <text:p text:style-name="Standard"><text:s text:c="12"/>"postal_code": "39350",</text:p>
      <text:p text:style-name="Standard"><text:s text:c="12"/>"city": "sheikhupura ",</text:p>
      <text:p text:style-name="Standard"><text:s text:c="12"/>"longitude": 73.954199,</text:p>
      <text:p text:style-name="Standard"><text:s text:c="12"/>"latitude": 31.718446,</text:p>
      <text:p text:style-name="Standard"><text:s text:c="12"/>"is_premium": false,</text:p>
      <text:p text:style-name="Standard"><text:s text:c="12"/>"created_at": "2024-11-27T09:38:49.191113",</text:p>
      <text:p text:style-name="Standard"><text:s text:c="12"/>"lastvisited": "2025-06-18"</text:p>
      <text:p text:style-name="Standard"><text:s text:c="8"/>},</text:p>
      <text:p text:style-name="Standard"><text:s text:c="8"/>"photos": [</text:p>
      <text:p text:style-name="Standard"><text:s text:c="12"/>{</text:p>
      <text:p text:style-name="Standard"><text:s text:c="16"/>"id": 3513,</text:p>
      <text:p text:style-name="Standard"><text:s text:c="16"/>"url": "/photo/3513"</text:p>
      <text:p text:style-name="Standard"><text:s text:c="12"/>}</text:p>
      <text:p text:style-name="Standard"><text:s text:c="8"/>]</text:p>
      <text:p text:style-name="Standard"><text:s text:c="4"/>},</text:p>
      <text:p text:style-name="Standard"><text:s text:c="4"/>{</text:p>
      <text:p text:style-name="Standard"><text:s text:c="8"/>"id": 2520,</text:p>
      <text:p text:style-name="Standard"><text:s text:c="8"/>"user_id": 1231,</text:p>
      <text:p text:style-name="Standard"><text:s text:c="8"/>"title": "MacBook Pro",</text:p>
      <text:p text:style-name="Standard"><text:s text:c="8"/>"description": "This MacBook Pro is in excellent condition with a sleek design and powerful performance for all your computing needs.",</text:p>
      <text:p text:style-name="Standard"><text:s text:c="8"/>"category": "Computing",</text:p>
      <text:p text:style-name="Standard"><text:s text:c="8"/>"condition": "VeryGood",</text:p>
      <text:p text:style-name="Standard"><text:s text:c="8"/>"price": 1200.0,</text:p>
      <text:p text:style-name="Standard"><text:s text:c="8"/>"longitude": 2.351077,</text:p>
      <text:p text:style-name="Standard"><text:soft-page-break/><text:s text:c="8"/>"latitude": 48.856788,</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4T10:10:24.523292",</text:p>
      <text:p text:style-name="Standard"><text:s text:c="8"/>"updated_at": "2025-03-24T10:10:40.430538",</text:p>
      <text:p text:style-name="Standard"><text:s text:c="8"/>"distance": 1485.920115408828,</text:p>
      <text:p text:style-name="Standard"><text:s text:c="8"/>"user": {</text:p>
      <text:p text:style-name="Standard"><text:s text:c="12"/>"id": 1231,</text:p>
      <text:p text:style-name="Standard"><text:s text:c="12"/>"email": "fazal121@gmail.com",</text:p>
      <text:p text:style-name="Standard"><text:s text:c="12"/>"username": "fazal",</text:p>
      <text:p text:style-name="Standard"><text:s text:c="12"/>"mobile": "+33325689124",</text:p>
      <text:p text:style-name="Standard"><text:s text:c="12"/>"address": "Sheikhupura ",</text:p>
      <text:p text:style-name="Standard"><text:s text:c="12"/>"postal_code": "39350",</text:p>
      <text:p text:style-name="Standard"><text:s text:c="12"/>"city": "Sheikhupura ",</text:p>
      <text:p text:style-name="Standard"><text:s text:c="12"/>"longitude": 73.981879,</text:p>
      <text:p text:style-name="Standard"><text:s text:c="12"/>"latitude": 31.712103,</text:p>
      <text:p text:style-name="Standard"><text:s text:c="12"/>"is_premium": false,</text:p>
      <text:p text:style-name="Standard"><text:s text:c="12"/>"created_at": "2025-03-24T07:06:50.275882",</text:p>
      <text:p text:style-name="Standard"><text:s text:c="12"/>"lastvisited": "2025-03-24"</text:p>
      <text:p text:style-name="Standard"><text:s text:c="8"/>},</text:p>
      <text:p text:style-name="Standard"><text:s text:c="8"/>"photos": [</text:p>
      <text:p text:style-name="Standard"><text:s text:c="12"/>{</text:p>
      <text:p text:style-name="Standard"><text:s text:c="16"/>"id": 3489,</text:p>
      <text:p text:style-name="Standard"><text:s text:c="16"/>"url": "/photo/3489"</text:p>
      <text:p text:style-name="Standard"><text:s text:c="12"/>}</text:p>
      <text:p text:style-name="Standard"><text:s text:c="8"/>]</text:p>
      <text:p text:style-name="Standard"><text:s text:c="4"/>},</text:p>
      <text:p text:style-name="Standard"><text:s text:c="4"/>{</text:p>
      <text:p text:style-name="Standard"><text:s text:c="8"/>"id": 2542,</text:p>
      <text:p text:style-name="Standard"><text:s text:c="8"/>"user_id": 1256,</text:p>
      <text:p text:style-name="Standard"><text:s text:c="8"/>"title": "NFL Player Trading Card",</text:p>
      <text:p text:style-name="Standard"><text:s text:c="8"/>"description": "2024 Panini Prizm Football trading card featuring Ennis Rakestraw Jr., ideal for collectors.",</text:p>
      <text:p text:style-name="Standard"><text:s text:c="8"/>"category": "Collectibles",</text:p>
      <text:p text:style-name="Standard"><text:s text:c="8"/>"condition": "New",</text:p>
      <text:p text:style-name="Standard"><text:s text:c="8"/>"price": 15.0,</text:p>
      <text:p text:style-name="Standard"><text:s text:c="8"/>"longitude": -122.418433,</text:p>
      <text:p text:style-name="Standard"><text:s text:c="8"/>"latitude": 37.779379,</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4-28T11:09:54.358402",</text:p>
      <text:p text:style-name="Standard"><text:s text:c="8"/>"updated_at": "2025-04-28T11:10:40.670955",</text:p>
      <text:p text:style-name="Standard"><text:s text:c="8"/>"distance": 7315.346241884317,</text:p>
      <text:p text:style-name="Standard"><text:s text:c="8"/>"user": {</text:p>
      <text:p text:style-name="Standard"><text:s text:c="12"/>"id": 1256,</text:p>
      <text:p text:style-name="Standard"><text:s text:c="12"/>"email": "karam@gmail.com",</text:p>
      <text:p text:style-name="Standard"><text:s text:c="12"/>"username": "karam",</text:p>
      <text:p text:style-name="Standard"><text:s text:c="12"/>"mobile": "+923258117908",</text:p>
      <text:p text:style-name="Standard"><text:soft-page-break/><text:s text:c="12"/>"address": "paris",</text:p>
      <text:p text:style-name="Standard"><text:s text:c="12"/>"postal_code": "42000",</text:p>
      <text:p text:style-name="Standard"><text:s text:c="12"/>"city": "Paris",</text:p>
      <text:p text:style-name="Standard"><text:s text:c="12"/>"longitude": 2.351077,</text:p>
      <text:p text:style-name="Standard"><text:s text:c="12"/>"latitude": 48.856788,</text:p>
      <text:p text:style-name="Standard"><text:s text:c="12"/>"is_premium": false,</text:p>
      <text:p text:style-name="Standard"><text:s text:c="12"/>"created_at": "2025-04-28T11:09:24.293359",</text:p>
      <text:p text:style-name="Standard"><text:s text:c="12"/>"lastvisited": "2025-05-15"</text:p>
      <text:p text:style-name="Standard"><text:s text:c="8"/>},</text:p>
      <text:p text:style-name="Standard"><text:s text:c="8"/>"photos": [</text:p>
      <text:p text:style-name="Standard"><text:s text:c="12"/>{</text:p>
      <text:p text:style-name="Standard"><text:s text:c="16"/>"id": 3506,</text:p>
      <text:p text:style-name="Standard"><text:s text:c="16"/>"url": "/photo/3506"</text:p>
      <text:p text:style-name="Standard"><text:s text:c="12"/>}</text:p>
      <text:p text:style-name="Standard"><text:s text:c="8"/>]</text:p>
      <text:p text:style-name="Standard"><text:s text:c="4"/>},</text:p>
      <text:p text:style-name="Standard"><text:s text:c="4"/>{</text:p>
      <text:p text:style-name="Standard"><text:s text:c="8"/>"id": 2546,</text:p>
      <text:p text:style-name="Standard"><text:s text:c="8"/>"user_id": 1215,</text:p>
      <text:p text:style-name="Standard"><text:s text:c="8"/>"title": "Lay's American Style Cream &amp; Onion Chips",</text:p>
      <text:p text:style-name="Standard"><text:s text:c="8"/>"description": "A delicious bag of Lay's American Style Cream &amp; Onion flavored potato chips. Perfect for snack time.",</text:p>
      <text:p text:style-name="Standard"><text:s text:c="8"/>"category": "Everyday Products",</text:p>
      <text:p text:style-name="Standard"><text:s text:c="8"/>"condition": "New",</text:p>
      <text:p text:style-name="Standard"><text:s text:c="8"/>"price": 2.0,</text:p>
      <text:p text:style-name="Standard"><text:s text:c="8"/>"longitude": 73.99569,</text:p>
      <text:p text:style-name="Standard"><text:s text:c="8"/>"latitude": 31.711705,</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5-09T12:50:30.451177",</text:p>
      <text:p text:style-name="Standard"><text:s text:c="8"/>"updated_at": "2025-05-09T12:50:43.877894",</text:p>
      <text:p text:style-name="Standard"><text:s text:c="8"/>"distance": 7315.323088218635,</text:p>
      <text:p text:style-name="Standard"><text:s text:c="8"/>"user": {</text:p>
      <text:p text:style-name="Standard"><text:s text:c="12"/>"id": 1215,</text:p>
      <text:p text:style-name="Standard"><text:s text:c="12"/>"email": "fazalpannu@gmail.com",</text:p>
      <text:p text:style-name="Standard"><text:s text:c="12"/>"username": "pannu",</text:p>
      <text:p text:style-name="Standard"><text:s text:c="12"/>"mobile": "+3303184849386",</text:p>
      <text:p text:style-name="Standard"><text:s text:c="12"/>"address": "paris",</text:p>
      <text:p text:style-name="Standard"><text:s text:c="12"/>"postal_code": "373737",</text:p>
      <text:p text:style-name="Standard"><text:s text:c="12"/>"city": "paris",</text:p>
      <text:p text:style-name="Standard"><text:s text:c="12"/>"longitude": 2.351376,</text:p>
      <text:p text:style-name="Standard"><text:s text:c="12"/>"latitude": 48.857547,</text:p>
      <text:p text:style-name="Standard"><text:s text:c="12"/>"is_premium": false,</text:p>
      <text:p text:style-name="Standard"><text:s text:c="12"/>"created_at": "2024-12-02T07:21:27.601047",</text:p>
      <text:p text:style-name="Standard"><text:s text:c="12"/>"lastvisited": "2025-05-09"</text:p>
      <text:p text:style-name="Standard"><text:s text:c="8"/>},</text:p>
      <text:p text:style-name="Standard"><text:s text:c="8"/>"photos": [</text:p>
      <text:p text:style-name="Standard"><text:s text:c="12"/>{</text:p>
      <text:p text:style-name="Standard"><text:s text:c="16"/>"id": 3510,</text:p>
      <text:p text:style-name="Standard"><text:s text:c="16"/>"url": "/photo/3510"</text:p>
      <text:p text:style-name="Standard"><text:soft-page-break/><text:s text:c="12"/>}</text:p>
      <text:p text:style-name="Standard"><text:s text:c="8"/>]</text:p>
      <text:p text:style-name="Standard"><text:s text:c="4"/>},</text:p>
      <text:p text:style-name="Standard"><text:s text:c="4"/>{</text:p>
      <text:p text:style-name="Standard"><text:s text:c="8"/>"id": 2501,</text:p>
      <text:p text:style-name="Standard"><text:s text:c="8"/>"user_id": 1231,</text:p>
      <text:p text:style-name="Standard"><text:s text:c="8"/>"title": "Red Compact Car",</text:p>
      <text:p text:style-name="Standard"><text:s text:c="8"/>"description": "Reliable compact car in good condition with low mileage and efficient fuel consumption.",</text:p>
      <text:p text:style-name="Standard"><text:s text:c="8"/>"category": "Automobile and Car Accessories",</text:p>
      <text:p text:style-name="Standard"><text:s text:c="8"/>"condition": "Good",</text:p>
      <text:p text:style-name="Standard"><text:s text:c="8"/>"price": 7500.0,</text:p>
      <text:p text:style-name="Standard"><text:s text:c="8"/>"longitude": 73.98403,</text:p>
      <text:p text:style-name="Standard"><text:s text:c="8"/>"latitude": 31.706179,</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4T07:15:50.341255",</text:p>
      <text:p text:style-name="Standard"><text:s text:c="8"/>"updated_at": "2025-03-24T07:17:54.892667",</text:p>
      <text:p text:style-name="Standard"><text:s text:c="8"/>"distance": 1485.920115408828,</text:p>
      <text:p text:style-name="Standard"><text:s text:c="8"/>"user": {</text:p>
      <text:p text:style-name="Standard"><text:s text:c="12"/>"id": 1231,</text:p>
      <text:p text:style-name="Standard"><text:s text:c="12"/>"email": "fazal121@gmail.com",</text:p>
      <text:p text:style-name="Standard"><text:s text:c="12"/>"username": "fazal",</text:p>
      <text:p text:style-name="Standard"><text:s text:c="12"/>"mobile": "+33325689124",</text:p>
      <text:p text:style-name="Standard"><text:s text:c="12"/>"address": "Sheikhupura ",</text:p>
      <text:p text:style-name="Standard"><text:s text:c="12"/>"postal_code": "39350",</text:p>
      <text:p text:style-name="Standard"><text:s text:c="12"/>"city": "Sheikhupura ",</text:p>
      <text:p text:style-name="Standard"><text:s text:c="12"/>"longitude": 73.981879,</text:p>
      <text:p text:style-name="Standard"><text:s text:c="12"/>"latitude": 31.712103,</text:p>
      <text:p text:style-name="Standard"><text:s text:c="12"/>"is_premium": false,</text:p>
      <text:p text:style-name="Standard"><text:s text:c="12"/>"created_at": "2025-03-24T07:06:50.275882",</text:p>
      <text:p text:style-name="Standard"><text:s text:c="12"/>"lastvisited": "2025-03-24"</text:p>
      <text:p text:style-name="Standard"><text:s text:c="8"/>},</text:p>
      <text:p text:style-name="Standard"><text:s text:c="8"/>"photos": [</text:p>
      <text:p text:style-name="Standard"><text:s text:c="12"/>{</text:p>
      <text:p text:style-name="Standard"><text:s text:c="16"/>"id": 3473,</text:p>
      <text:p text:style-name="Standard"><text:s text:c="16"/>"url": "/photo/3473"</text:p>
      <text:p text:style-name="Standard"><text:s text:c="12"/>}</text:p>
      <text:p text:style-name="Standard"><text:s text:c="8"/>]</text:p>
      <text:p text:style-name="Standard"><text:s text:c="4"/>},</text:p>
      <text:p text:style-name="Standard"><text:s text:c="4"/>{</text:p>
      <text:p text:style-name="Standard"><text:s text:c="8"/>"id": 2496,</text:p>
      <text:p text:style-name="Standard"><text:s text:c="8"/>"user_id": 1229,</text:p>
      <text:p text:style-name="Standard"><text:s text:c="8"/>"title": "Standing Fan",</text:p>
      <text:p text:style-name="Standard"><text:s text:c="8"/>"description": "Efficient standing fan for cooling large spaces.",</text:p>
      <text:p text:style-name="Standard"><text:s text:c="8"/>"category": "Electronics and Multimedia",</text:p>
      <text:p text:style-name="Standard"><text:s text:c="8"/>"condition": "Good",</text:p>
      <text:p text:style-name="Standard"><text:s text:c="8"/>"price": 30.0,</text:p>
      <text:p text:style-name="Standard"><text:s text:c="8"/>"longitude": 2.213749,</text:p>
      <text:p text:style-name="Standard"><text:s text:c="8"/>"latitude": 46.227638,</text:p>
      <text:p text:style-name="Standard"><text:soft-page-break/><text:s text:c="8"/>"currency": null,</text:p>
      <text:p text:style-name="Standard"><text:s text:c="8"/>"brand": null,</text:p>
      <text:p text:style-name="Standard"><text:s text:c="8"/>"size": null,</text:p>
      <text:p text:style-name="Standard"><text:s text:c="8"/>"state": "active",</text:p>
      <text:p text:style-name="Standard"><text:s text:c="8"/>"created_at": "2025-03-22T12:10:22.175508",</text:p>
      <text:p text:style-name="Standard"><text:s text:c="8"/>"updated_at": "2025-03-22T12:10:33.284006",</text:p>
      <text:p text:style-name="Standard"><text:s text:c="8"/>"distance": 1485.920115408828,</text:p>
      <text:p text:style-name="Standard"><text:s text:c="8"/>"user": {</text:p>
      <text:p text:style-name="Standard"><text:s text:c="12"/>"id": 1229,</text:p>
      <text:p text:style-name="Standard"><text:s text:c="12"/>"email": "sheroz@gmail.com",</text:p>
      <text:p text:style-name="Standard"><text:s text:c="12"/>"username": "sheroz",</text:p>
      <text:p text:style-name="Standard"><text:s text:c="12"/>"mobile": "+33567823456",</text:p>
      <text:p text:style-name="Standard"><text:s text:c="12"/>"address": "sheikhupura",</text:p>
      <text:p text:style-name="Standard"><text:s text:c="12"/>"postal_code": "39350",</text:p>
      <text:p text:style-name="Standard"><text:s text:c="12"/>"city": "Sheikhupura",</text:p>
      <text:p text:style-name="Standard"><text:s text:c="12"/>"longitude": 73.981879,</text:p>
      <text:p text:style-name="Standard"><text:s text:c="12"/>"latitude": 31.712103,</text:p>
      <text:p text:style-name="Standard"><text:s text:c="12"/>"is_premium": false,</text:p>
      <text:p text:style-name="Standard"><text:s text:c="12"/>"created_at": "2025-03-21T05:52:19.019402",</text:p>
      <text:p text:style-name="Standard"><text:s text:c="12"/>"lastvisited": "2025-06-17"</text:p>
      <text:p text:style-name="Standard"><text:s text:c="8"/>},</text:p>
      <text:p text:style-name="Standard"><text:s text:c="8"/>"photos": [</text:p>
      <text:p text:style-name="Standard"><text:s text:c="12"/>{</text:p>
      <text:p text:style-name="Standard"><text:s text:c="16"/>"id": 3470,</text:p>
      <text:p text:style-name="Standard"><text:s text:c="16"/>"url": "/photo/3470"</text:p>
      <text:p text:style-name="Standard"><text:s text:c="12"/>}</text:p>
      <text:p text:style-name="Standard"><text:s text:c="8"/>]</text:p>
      <text:p text:style-name="Standard"><text:s text:c="4"/>},</text:p>
      <text:p text:style-name="Standard"><text:s text:c="4"/>{</text:p>
      <text:p text:style-name="Standard"><text:s text:c="8"/>"id": 2497,</text:p>
      <text:p text:style-name="Standard"><text:s text:c="8"/>"user_id": 1229,</text:p>
      <text:p text:style-name="Standard"><text:s text:c="8"/>"title": "Retro Decorative Light Switches",</text:p>
      <text:p text:style-name="Standard"><text:s text:c="8"/>"description": "Collection of vintage-style light switches, perfect for adding a retro touch to your home decor. Available in multiple designs.",</text:p>
      <text:p text:style-name="Standard"><text:s text:c="8"/>"category": "Interior Decoration",</text:p>
      <text:p text:style-name="Standard"><text:s text:c="8"/>"condition": "New",</text:p>
      <text:p text:style-name="Standard"><text:s text:c="8"/>"price": 25.0,</text:p>
      <text:p text:style-name="Standard"><text:s text:c="8"/>"longitude": 73.985024,</text:p>
      <text:p text:style-name="Standard"><text:s text:c="8"/>"latitude": 31.71666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2T12:16:14.835492",</text:p>
      <text:p text:style-name="Standard"><text:s text:c="8"/>"updated_at": "2025-03-22T12:16:26.655150",</text:p>
      <text:p text:style-name="Standard"><text:s text:c="8"/>"distance": 1485.920115408828,</text:p>
      <text:p text:style-name="Standard"><text:s text:c="8"/>"user": {</text:p>
      <text:p text:style-name="Standard"><text:s text:c="12"/>"id": 1229,</text:p>
      <text:p text:style-name="Standard"><text:s text:c="12"/>"email": "sheroz@gmail.com",</text:p>
      <text:p text:style-name="Standard"><text:s text:c="12"/>"username": "sheroz",</text:p>
      <text:p text:style-name="Standard"><text:s text:c="12"/>"mobile": "+33567823456",</text:p>
      <text:p text:style-name="Standard"><text:s text:c="12"/>"address": "sheikhupura",</text:p>
      <text:p text:style-name="Standard"><text:soft-page-break/><text:s text:c="12"/>"postal_code": "39350",</text:p>
      <text:p text:style-name="Standard"><text:s text:c="12"/>"city": "Sheikhupura",</text:p>
      <text:p text:style-name="Standard"><text:s text:c="12"/>"longitude": 73.981879,</text:p>
      <text:p text:style-name="Standard"><text:s text:c="12"/>"latitude": 31.712103,</text:p>
      <text:p text:style-name="Standard"><text:s text:c="12"/>"is_premium": false,</text:p>
      <text:p text:style-name="Standard"><text:s text:c="12"/>"created_at": "2025-03-21T05:52:19.019402",</text:p>
      <text:p text:style-name="Standard"><text:s text:c="12"/>"lastvisited": "2025-06-17"</text:p>
      <text:p text:style-name="Standard"><text:s text:c="8"/>},</text:p>
      <text:p text:style-name="Standard"><text:s text:c="8"/>"photos": [</text:p>
      <text:p text:style-name="Standard"><text:s text:c="12"/>{</text:p>
      <text:p text:style-name="Standard"><text:s text:c="16"/>"id": 3471,</text:p>
      <text:p text:style-name="Standard"><text:s text:c="16"/>"url": "/photo/3471"</text:p>
      <text:p text:style-name="Standard"><text:s text:c="12"/>}</text:p>
      <text:p text:style-name="Standard"><text:s text:c="8"/>]</text:p>
      <text:p text:style-name="Standard"><text:s text:c="4"/>},</text:p>
      <text:p text:style-name="Standard"><text:s text:c="4"/>{</text:p>
      <text:p text:style-name="Standard"><text:s text:c="8"/>"id": 1772,</text:p>
      <text:p text:style-name="Standard"><text:s text:c="8"/>"user_id": 876,</text:p>
      <text:p text:style-name="Standard"><text:s text:c="8"/>"title": "Poncho noir à franges",</text:p>
      <text:p text:style-name="Standard"><text:s text:c="8"/>"description": "Poncho élégant en noir avec franges. Parfait pour les saisons fraîches et comme accessoire de mode.\nétat neuf",</text:p>
      <text:p text:style-name="Standard"><text:s text:c="8"/>"category": "Clothing",</text:p>
      <text:p text:style-name="Standard"><text:s text:c="8"/>"condition": "New",</text:p>
      <text:p text:style-name="Standard"><text:s text:c="8"/>"price": 15.0,</text:p>
      <text:p text:style-name="Standard"><text:s text:c="8"/>"longitude": -1.360898,</text:p>
      <text:p text:style-name="Standard"><text:s text:c="8"/>"latitude": 47.243695,</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7-11T11:59:50.006867",</text:p>
      <text:p text:style-name="Standard"><text:s text:c="8"/>"updated_at": "2024-07-11T14:14:23.190750",</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681,</text:p>
      <text:p text:style-name="Standard"><text:s text:c="16"/>"url": "/photo/1681"</text:p>
      <text:p text:style-name="Standard"><text:s text:c="12"/>}</text:p>
      <text:p text:style-name="Standard"><text:soft-page-break/><text:s text:c="8"/>]</text:p>
      <text:p text:style-name="Standard"><text:s text:c="4"/>},</text:p>
      <text:p text:style-name="Standard"><text:s text:c="4"/>{</text:p>
      <text:p text:style-name="Standard"><text:s text:c="8"/>"id": 2521,</text:p>
      <text:p text:style-name="Standard"><text:s text:c="8"/>"user_id": 1231,</text:p>
      <text:p text:style-name="Standard"><text:s text:c="8"/>"title": "Red Car for Sale",</text:p>
      <text:p text:style-name="Standard"><text:s text:c="8"/>"description": "Well-maintained red car with modern features. Perfect for city drives.",</text:p>
      <text:p text:style-name="Standard"><text:s text:c="8"/>"category": "Automobile and Car Accessories",</text:p>
      <text:p text:style-name="Standard"><text:s text:c="8"/>"condition": "VeryGood",</text:p>
      <text:p text:style-name="Standard"><text:s text:c="8"/>"price": 7000.0,</text:p>
      <text:p text:style-name="Standard"><text:s text:c="8"/>"longitude": 2.351077,</text:p>
      <text:p text:style-name="Standard"><text:s text:c="8"/>"latitude": 48.856788,</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4T11:34:10.571766",</text:p>
      <text:p text:style-name="Standard"><text:s text:c="8"/>"updated_at": "2025-03-24T11:34:29.797528",</text:p>
      <text:p text:style-name="Standard"><text:s text:c="8"/>"distance": 1485.920115408828,</text:p>
      <text:p text:style-name="Standard"><text:s text:c="8"/>"user": {</text:p>
      <text:p text:style-name="Standard"><text:s text:c="12"/>"id": 1231,</text:p>
      <text:p text:style-name="Standard"><text:s text:c="12"/>"email": "fazal121@gmail.com",</text:p>
      <text:p text:style-name="Standard"><text:s text:c="12"/>"username": "fazal",</text:p>
      <text:p text:style-name="Standard"><text:s text:c="12"/>"mobile": "+33325689124",</text:p>
      <text:p text:style-name="Standard"><text:s text:c="12"/>"address": "Sheikhupura ",</text:p>
      <text:p text:style-name="Standard"><text:s text:c="12"/>"postal_code": "39350",</text:p>
      <text:p text:style-name="Standard"><text:s text:c="12"/>"city": "Sheikhupura ",</text:p>
      <text:p text:style-name="Standard"><text:s text:c="12"/>"longitude": 73.981879,</text:p>
      <text:p text:style-name="Standard"><text:s text:c="12"/>"latitude": 31.712103,</text:p>
      <text:p text:style-name="Standard"><text:s text:c="12"/>"is_premium": false,</text:p>
      <text:p text:style-name="Standard"><text:s text:c="12"/>"created_at": "2025-03-24T07:06:50.275882",</text:p>
      <text:p text:style-name="Standard"><text:s text:c="12"/>"lastvisited": "2025-03-24"</text:p>
      <text:p text:style-name="Standard"><text:s text:c="8"/>},</text:p>
      <text:p text:style-name="Standard"><text:s text:c="8"/>"photos": [</text:p>
      <text:p text:style-name="Standard"><text:s text:c="12"/>{</text:p>
      <text:p text:style-name="Standard"><text:s text:c="16"/>"id": 3490,</text:p>
      <text:p text:style-name="Standard"><text:s text:c="16"/>"url": "/photo/3490"</text:p>
      <text:p text:style-name="Standard"><text:s text:c="12"/>}</text:p>
      <text:p text:style-name="Standard"><text:s text:c="8"/>]</text:p>
      <text:p text:style-name="Standard"><text:s text:c="4"/>},</text:p>
      <text:p text:style-name="Standard"><text:s text:c="4"/>{</text:p>
      <text:p text:style-name="Standard"><text:s text:c="8"/>"id": 2543,</text:p>
      <text:p text:style-name="Standard"><text:s text:c="8"/>"user_id": 1256,</text:p>
      <text:p text:style-name="Standard"><text:s text:c="8"/>"title": "Vibrant Garden Flowers",</text:p>
      <text:p text:style-name="Standard"><text:s text:c="8"/>"description": "Beautiful collection of vibrant garden flowers, perfect for enhancing your garden.",</text:p>
      <text:p text:style-name="Standard"><text:s text:c="8"/>"category": "Gardening",</text:p>
      <text:p text:style-name="Standard"><text:s text:c="8"/>"condition": "New",</text:p>
      <text:p text:style-name="Standard"><text:s text:c="8"/>"price": 15.0,</text:p>
      <text:p text:style-name="Standard"><text:s text:c="8"/>"longitude": 69.365084,</text:p>
      <text:p text:style-name="Standard"><text:s text:c="8"/>"latitude": 30.335127,</text:p>
      <text:p text:style-name="Standard"><text:s text:c="8"/>"currency": null,</text:p>
      <text:p text:style-name="Standard"><text:soft-page-break/><text:s text:c="8"/>"brand": null,</text:p>
      <text:p text:style-name="Standard"><text:s text:c="8"/>"size": null,</text:p>
      <text:p text:style-name="Standard"><text:s text:c="8"/>"state": "active",</text:p>
      <text:p text:style-name="Standard"><text:s text:c="8"/>"created_at": "2025-04-28T11:14:08.648992",</text:p>
      <text:p text:style-name="Standard"><text:s text:c="8"/>"updated_at": "2025-04-28T11:14:29.883828",</text:p>
      <text:p text:style-name="Standard"><text:s text:c="8"/>"distance": 7315.346241884317,</text:p>
      <text:p text:style-name="Standard"><text:s text:c="8"/>"user": {</text:p>
      <text:p text:style-name="Standard"><text:s text:c="12"/>"id": 1256,</text:p>
      <text:p text:style-name="Standard"><text:s text:c="12"/>"email": "karam@gmail.com",</text:p>
      <text:p text:style-name="Standard"><text:s text:c="12"/>"username": "karam",</text:p>
      <text:p text:style-name="Standard"><text:s text:c="12"/>"mobile": "+923258117908",</text:p>
      <text:p text:style-name="Standard"><text:s text:c="12"/>"address": "paris",</text:p>
      <text:p text:style-name="Standard"><text:s text:c="12"/>"postal_code": "42000",</text:p>
      <text:p text:style-name="Standard"><text:s text:c="12"/>"city": "Paris",</text:p>
      <text:p text:style-name="Standard"><text:s text:c="12"/>"longitude": 2.351077,</text:p>
      <text:p text:style-name="Standard"><text:s text:c="12"/>"latitude": 48.856788,</text:p>
      <text:p text:style-name="Standard"><text:s text:c="12"/>"is_premium": false,</text:p>
      <text:p text:style-name="Standard"><text:s text:c="12"/>"created_at": "2025-04-28T11:09:24.293359",</text:p>
      <text:p text:style-name="Standard"><text:s text:c="12"/>"lastvisited": "2025-05-15"</text:p>
      <text:p text:style-name="Standard"><text:s text:c="8"/>},</text:p>
      <text:p text:style-name="Standard"><text:s text:c="8"/>"photos": [</text:p>
      <text:p text:style-name="Standard"><text:s text:c="12"/>{</text:p>
      <text:p text:style-name="Standard"><text:s text:c="16"/>"id": 3507,</text:p>
      <text:p text:style-name="Standard"><text:s text:c="16"/>"url": "/photo/3507"</text:p>
      <text:p text:style-name="Standard"><text:s text:c="12"/>}</text:p>
      <text:p text:style-name="Standard"><text:s text:c="8"/>]</text:p>
      <text:p text:style-name="Standard"><text:s text:c="4"/>},</text:p>
      <text:p text:style-name="Standard"><text:s text:c="4"/>{</text:p>
      <text:p text:style-name="Standard"><text:s text:c="8"/>"id": 2544,</text:p>
      <text:p text:style-name="Standard"><text:s text:c="8"/>"user_id": 1256,</text:p>
      <text:p text:style-name="Standard"><text:s text:c="8"/>"title": "Trey Lance Football Trading Card",</text:p>
      <text:p text:style-name="Standard"><text:s text:c="8"/>"description": "Rare 2022 Panini Absolute Football card featuring Trey Lance. Perfect for collectors and fans.",</text:p>
      <text:p text:style-name="Standard"><text:s text:c="8"/>"category": "Collectibles",</text:p>
      <text:p text:style-name="Standard"><text:s text:c="8"/>"condition": "VeryGood",</text:p>
      <text:p text:style-name="Standard"><text:s text:c="8"/>"price": 10.0,</text:p>
      <text:p text:style-name="Standard"><text:s text:c="8"/>"longitude": 67.007929,</text:p>
      <text:p text:style-name="Standard"><text:s text:c="8"/>"latitude": 24.85511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4-28T11:17:14.618206",</text:p>
      <text:p text:style-name="Standard"><text:s text:c="8"/>"updated_at": "2025-04-28T11:17:43.188498",</text:p>
      <text:p text:style-name="Standard"><text:s text:c="8"/>"distance": 7315.346241884317,</text:p>
      <text:p text:style-name="Standard"><text:s text:c="8"/>"user": {</text:p>
      <text:p text:style-name="Standard"><text:s text:c="12"/>"id": 1256,</text:p>
      <text:p text:style-name="Standard"><text:s text:c="12"/>"email": "karam@gmail.com",</text:p>
      <text:p text:style-name="Standard"><text:s text:c="12"/>"username": "karam",</text:p>
      <text:p text:style-name="Standard"><text:s text:c="12"/>"mobile": "+923258117908",</text:p>
      <text:p text:style-name="Standard"><text:s text:c="12"/>"address": "paris",</text:p>
      <text:p text:style-name="Standard"><text:s text:c="12"/>"postal_code": "42000",</text:p>
      <text:p text:style-name="Standard"><text:soft-page-break/><text:s text:c="12"/>"city": "Paris",</text:p>
      <text:p text:style-name="Standard"><text:s text:c="12"/>"longitude": 2.351077,</text:p>
      <text:p text:style-name="Standard"><text:s text:c="12"/>"latitude": 48.856788,</text:p>
      <text:p text:style-name="Standard"><text:s text:c="12"/>"is_premium": false,</text:p>
      <text:p text:style-name="Standard"><text:s text:c="12"/>"created_at": "2025-04-28T11:09:24.293359",</text:p>
      <text:p text:style-name="Standard"><text:s text:c="12"/>"lastvisited": "2025-05-15"</text:p>
      <text:p text:style-name="Standard"><text:s text:c="8"/>},</text:p>
      <text:p text:style-name="Standard"><text:s text:c="8"/>"photos": [</text:p>
      <text:p text:style-name="Standard"><text:s text:c="12"/>{</text:p>
      <text:p text:style-name="Standard"><text:s text:c="16"/>"id": 3508,</text:p>
      <text:p text:style-name="Standard"><text:s text:c="16"/>"url": "/photo/3508"</text:p>
      <text:p text:style-name="Standard"><text:s text:c="12"/>}</text:p>
      <text:p text:style-name="Standard"><text:s text:c="8"/>]</text:p>
      <text:p text:style-name="Standard"><text:s text:c="4"/>},</text:p>
      <text:p text:style-name="Standard"><text:s text:c="4"/>{</text:p>
      <text:p text:style-name="Standard"><text:s text:c="8"/>"id": 2574,</text:p>
      <text:p text:style-name="Standard"><text:s text:c="8"/>"user_id": 1208,</text:p>
      <text:p text:style-name="Standard"><text:s text:c="8"/>"title": "Lenvatinib Capsules 4 mg",</text:p>
      <text:p text:style-name="Standard"><text:s text:c="8"/>"description": "Two boxes of Lenvatinib 4 mg, each containing 30 capsules. Suitable for medical use.",</text:p>
      <text:p text:style-name="Standard"><text:s text:c="8"/>"category": "Health and Beauty",</text:p>
      <text:p text:style-name="Standard"><text:s text:c="8"/>"condition": "New",</text:p>
      <text:p text:style-name="Standard"><text:s text:c="8"/>"price": 100.0,</text:p>
      <text:p text:style-name="Standard"><text:s text:c="8"/>"longitude": 73.99569,</text:p>
      <text:p text:style-name="Standard"><text:s text:c="8"/>"latitude": 31.711705,</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6-13T13:12:49.546801",</text:p>
      <text:p text:style-name="Standard"><text:s text:c="8"/>"updated_at": "2025-06-13T13:13:31.962765",</text:p>
      <text:p text:style-name="Standard"><text:s text:c="8"/>"distance": 1485.644246736407,</text:p>
      <text:p text:style-name="Standard"><text:s text:c="8"/>"user": {</text:p>
      <text:p text:style-name="Standard"><text:s text:c="12"/>"id": 1208,</text:p>
      <text:p text:style-name="Standard"><text:s text:c="12"/>"email": "fazalpannu55@gmail.com",</text:p>
      <text:p text:style-name="Standard"><text:s text:c="12"/>"username": "new",</text:p>
      <text:p text:style-name="Standard"><text:s text:c="12"/>"mobile": "+923184849386",</text:p>
      <text:p text:style-name="Standard"><text:s text:c="12"/>"address": "sheikhupura ",</text:p>
      <text:p text:style-name="Standard"><text:s text:c="12"/>"postal_code": "9876",</text:p>
      <text:p text:style-name="Standard"><text:s text:c="12"/>"city": "lahkre",</text:p>
      <text:p text:style-name="Standard"><text:s text:c="12"/>"longitude": 73.995691,</text:p>
      <text:p text:style-name="Standard"><text:s text:c="12"/>"latitude": 31.711705,</text:p>
      <text:p text:style-name="Standard"><text:s text:c="12"/>"is_premium": false,</text:p>
      <text:p text:style-name="Standard"><text:s text:c="12"/>"created_at": "2024-11-27T12:53:37.588948",</text:p>
      <text:p text:style-name="Standard"><text:s text:c="12"/>"lastvisited": "2025-06-13"</text:p>
      <text:p text:style-name="Standard"><text:s text:c="8"/>},</text:p>
      <text:p text:style-name="Standard"><text:s text:c="8"/>"photos": [</text:p>
      <text:p text:style-name="Standard"><text:s text:c="12"/>{</text:p>
      <text:p text:style-name="Standard"><text:s text:c="16"/>"id": 3515,</text:p>
      <text:p text:style-name="Standard"><text:s text:c="16"/>"url": "/photo/3515"</text:p>
      <text:p text:style-name="Standard"><text:s text:c="12"/>}</text:p>
      <text:p text:style-name="Standard"><text:s text:c="8"/>]</text:p>
      <text:p text:style-name="Standard"><text:soft-page-break/><text:s text:c="4"/>},</text:p>
      <text:p text:style-name="Standard"><text:s text:c="4"/>{</text:p>
      <text:p text:style-name="Standard"><text:s text:c="8"/>"id": 1399,</text:p>
      <text:p text:style-name="Standard"><text:s text:c="8"/>"user_id": 479,</text:p>
      <text:p text:style-name="Standard"><text:s text:c="8"/>"title": "Jeu de société Root - Conflit dans les Sous-Bois, Comme Neuf",</text:p>
      <text:p text:style-name="Standard"><text:s text:c="8"/>"description": "Plongez dans l'aventure avec le jeu de société 'Root'! Conçu pour les joueurs stratégiques, ce jeu vous transporte dans un monde où quatre factions luttent pour le contrôle du Vaste Bois. Peu utilisé et en excellent état, ce jeu promet des heures de divertissement pour toute la famille. Idéal pour les soirées jeux! Tous les composants sont présents et en parfait état. Prêt à être expédié pour rejoindre votre collection!",</text:p>
      <text:p text:style-name="Standard"><text:s text:c="8"/>"category": "Games and Toys",</text:p>
      <text:p text:style-name="Standard"><text:s text:c="8"/>"condition": "Used - Like New",</text:p>
      <text:p text:style-name="Standard"><text:s text:c="8"/>"price": 35.0,</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3-05T08:26:16.278499",</text:p>
      <text:p text:style-name="Standard"><text:s text:c="8"/>"updated_at": "2024-03-17T09:56:01.974166",</text:p>
      <text:p text:style-name="Standard"><text:s text:c="8"/>"distance": 7317.19412683618,</text:p>
      <text:p text:style-name="Standard"><text:s text:c="8"/>"user": {</text:p>
      <text:p text:style-name="Standard"><text:s text:c="12"/>"id": 479,</text:p>
      <text:p text:style-name="Standard"><text:s text:c="12"/>"email": "795qt5b68m@privaterelay.appleid.com",</text:p>
      <text:p text:style-name="Standard"><text:s text:c="12"/>"username": "Sebby",</text:p>
      <text:p text:style-name="Standard"><text:s text:c="12"/>"mobile": "+33068561584",</text:p>
      <text:p text:style-name="Standard"><text:s text:c="12"/>"address": "26 rue lecluse",</text:p>
      <text:p text:style-name="Standard"><text:s text:c="12"/>"postal_code": "75017",</text:p>
      <text:p text:style-name="Standard"><text:s text:c="12"/>"city": "paris",</text:p>
      <text:p text:style-name="Standard"><text:s text:c="12"/>"longitude": 2.325157,</text:p>
      <text:p text:style-name="Standard"><text:s text:c="12"/>"latitude": 48.884904,</text:p>
      <text:p text:style-name="Standard"><text:s text:c="12"/>"is_premium": false,</text:p>
      <text:p text:style-name="Standard"><text:s text:c="12"/>"created_at": "2024-03-04T22:31:27.077379",</text:p>
      <text:p text:style-name="Standard"><text:s text:c="12"/>"lastvisited": null</text:p>
      <text:p text:style-name="Standard"><text:s text:c="8"/>},</text:p>
      <text:p text:style-name="Standard"><text:s text:c="8"/>"photos": [</text:p>
      <text:p text:style-name="Standard"><text:s text:c="12"/>{</text:p>
      <text:p text:style-name="Standard"><text:s text:c="16"/>"id": 1183,</text:p>
      <text:p text:style-name="Standard"><text:s text:c="16"/>"url": "/photo/1183"</text:p>
      <text:p text:style-name="Standard"><text:s text:c="12"/>}</text:p>
      <text:p text:style-name="Standard"><text:s text:c="8"/>]</text:p>
      <text:p text:style-name="Standard"><text:s text:c="4"/>},</text:p>
      <text:p text:style-name="Standard"><text:s text:c="4"/>{</text:p>
      <text:p text:style-name="Standard"><text:s text:c="8"/>"id": 1424,</text:p>
      <text:p text:style-name="Standard"><text:s text:c="8"/>"user_id": 500,</text:p>
      <text:p text:style-name="Standard"><text:s text:c="8"/>"title": "Vase en Verre Transparent Design Moderne",</text:p>
      <text:p text:style-name="Standard"><text:s text:c="8"/>"description": "Beau vase en verre transparent avec un design épuré et moderne, idéal pour mettre en valeur vos bouquets de fleurs. Hauteur et largeur proportionnelles pour une stabilité optimale sur toute surface de votre maison. Parfait pour ajouter une touche d'élégance à votre décoration d'intérieur.",</text:p>
      <text:p text:style-name="Standard"><text:s text:c="8"/>"category": "Interior Decoration",</text:p>
      <text:p text:style-name="Standard"><text:soft-page-break/><text:s text:c="8"/>"condition": "Bon état",</text:p>
      <text:p text:style-name="Standard"><text:s text:c="8"/>"price": 50.0,</text:p>
      <text:p text:style-name="Standard"><text:s text:c="8"/>"longitude": 130.4017,</text:p>
      <text:p text:style-name="Standard"><text:s text:c="8"/>"latitude": 33.5902,</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3-10T18:23:35.209698",</text:p>
      <text:p text:style-name="Standard"><text:s text:c="8"/>"updated_at": "2024-03-17T10:00:37.004393",</text:p>
      <text:p text:style-name="Standard"><text:s text:c="8"/>"distance": 7317.427682508151,</text:p>
      <text:p text:style-name="Standard"><text:s text:c="8"/>"user": {</text:p>
      <text:p text:style-name="Standard"><text:s text:c="12"/>"id": 500,</text:p>
      <text:p text:style-name="Standard"><text:s text:c="12"/>"email": "pierrecazilhac@yahoo.fr",</text:p>
      <text:p text:style-name="Standard"><text:s text:c="12"/>"username": "pcaz",</text:p>
      <text:p text:style-name="Standard"><text:s text:c="12"/>"mobile": "+33671062629",</text:p>
      <text:p text:style-name="Standard"><text:s text:c="12"/>"address": "25 rue Truffaut ",</text:p>
      <text:p text:style-name="Standard"><text:s text:c="12"/>"postal_code": "75017",</text:p>
      <text:p text:style-name="Standard"><text:s text:c="12"/>"city": "paris",</text:p>
      <text:p text:style-name="Standard"><text:s text:c="12"/>"longitude": 2.321951,</text:p>
      <text:p text:style-name="Standard"><text:s text:c="12"/>"latitude": 48.885394,</text:p>
      <text:p text:style-name="Standard"><text:s text:c="12"/>"is_premium": false,</text:p>
      <text:p text:style-name="Standard"><text:s text:c="12"/>"created_at": "2024-03-06T10:35:04.697891",</text:p>
      <text:p text:style-name="Standard"><text:s text:c="12"/>"lastvisited": null</text:p>
      <text:p text:style-name="Standard"><text:s text:c="8"/>},</text:p>
      <text:p text:style-name="Standard"><text:s text:c="8"/>"photos": [</text:p>
      <text:p text:style-name="Standard"><text:s text:c="12"/>{</text:p>
      <text:p text:style-name="Standard"><text:s text:c="16"/>"id": 1210,</text:p>
      <text:p text:style-name="Standard"><text:s text:c="16"/>"url": "/photo/1210"</text:p>
      <text:p text:style-name="Standard"><text:s text:c="12"/>}</text:p>
      <text:p text:style-name="Standard"><text:s text:c="8"/>]</text:p>
      <text:p text:style-name="Standard"><text:s text:c="4"/>},</text:p>
      <text:p text:style-name="Standard"><text:s text:c="4"/>{</text:p>
      <text:p text:style-name="Standard"><text:s text:c="8"/>"id": 1433,</text:p>
      <text:p text:style-name="Standard"><text:s text:c="8"/>"user_id": 506,</text:p>
      <text:p text:style-name="Standard"><text:s text:c="8"/>"title": "Machine à expresso Delonghi en acier",</text:p>
      <text:p text:style-name="Standard"><text:s text:c="8"/>"description": "Machine à expresso Delonghi élégante avec finition en acier, parfait pour les amateurs de café souhaitant réaliser leur propre boisson à domicile. Facile à utiliser et à nettoyer, vendue avec son porte-filtre. Légères traces d'usage mais fonctionne parfaitement.",</text:p>
      <text:p text:style-name="Standard"><text:s text:c="8"/>"category": "Appliances",</text:p>
      <text:p text:style-name="Standard"><text:s text:c="8"/>"condition": "Occasion",</text:p>
      <text:p text:style-name="Standard"><text:s text:c="8"/>"price": 45.0,</text:p>
      <text:p text:style-name="Standard"><text:s text:c="8"/>"longitude": 135.5023,</text:p>
      <text:p text:style-name="Standard"><text:s text:c="8"/>"latitude": 34.6937,</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3-13T18:50:28.968122",</text:p>
      <text:p text:style-name="Standard"><text:s text:c="8"/>"updated_at": "2024-03-17T09:56:59.648411",</text:p>
      <text:p text:style-name="Standard"><text:s text:c="8"/>"distance": 7047.459413274288,</text:p>
      <text:p text:style-name="Standard"><text:s text:c="8"/>"user": {</text:p>
      <text:p text:style-name="Standard"><text:soft-page-break/><text:s text:c="12"/>"id": 506,</text:p>
      <text:p text:style-name="Standard"><text:s text:c="12"/>"email": "rrq9954428@privaterelay.appleid.com",</text:p>
      <text:p text:style-name="Standard"><text:s text:c="12"/>"username": "Paul",</text:p>
      <text:p text:style-name="Standard"><text:s text:c="12"/>"mobile": "+352691491005",</text:p>
      <text:p text:style-name="Standard"><text:s text:c="12"/>"address": "39 rue de Kopstal",</text:p>
      <text:p text:style-name="Standard"><text:s text:c="12"/>"postal_code": "8291",</text:p>
      <text:p text:style-name="Standard"><text:s text:c="12"/>"city": "Meispelt",</text:p>
      <text:p text:style-name="Standard"><text:s text:c="12"/>"longitude": 6.06079,</text:p>
      <text:p text:style-name="Standard"><text:s text:c="12"/>"latitude": 49.692685,</text:p>
      <text:p text:style-name="Standard"><text:s text:c="12"/>"is_premium": false,</text:p>
      <text:p text:style-name="Standard"><text:s text:c="12"/>"created_at": "2024-03-13T11:47:04.104067",</text:p>
      <text:p text:style-name="Standard"><text:s text:c="12"/>"lastvisited": null</text:p>
      <text:p text:style-name="Standard"><text:s text:c="8"/>},</text:p>
      <text:p text:style-name="Standard"><text:s text:c="8"/>"photos": [</text:p>
      <text:p text:style-name="Standard"><text:s text:c="12"/>{</text:p>
      <text:p text:style-name="Standard"><text:s text:c="16"/>"id": 1222,</text:p>
      <text:p text:style-name="Standard"><text:s text:c="16"/>"url": "/photo/1222"</text:p>
      <text:p text:style-name="Standard"><text:s text:c="12"/>}</text:p>
      <text:p text:style-name="Standard"><text:s text:c="8"/>]</text:p>
      <text:p text:style-name="Standard"><text:s text:c="4"/>},</text:p>
      <text:p text:style-name="Standard"><text:s text:c="4"/>{</text:p>
      <text:p text:style-name="Standard"><text:s text:c="8"/>"id": 1455,</text:p>
      <text:p text:style-name="Standard"><text:s text:c="8"/>"user_id": 26,</text:p>
      <text:p text:style-name="Standard"><text:s text:c="8"/>"title": "Lot de 2 Grenouillères Bébé Marque Absorba - 6 Mois",</text:p>
      <text:p text:style-name="Standard"><text:s text:c="8"/>"description": "À vendre, un ensemble de deux grenouillères pour bébé en taille 6 mois de la marque réputée Absorba. Une est de couleur bleu marine avec un petit motif d'animal contrastant, et l'autre est blanche agrémentée d'oiseaux gris/bleus. Les deux sont en très bon état, douces et confortables pour votre bout de chou. Une pièce essentielle pour la garde-robe de votre bébé!",</text:p>
      <text:p text:style-name="Standard"><text:s text:c="8"/>"category": "Clothing",</text:p>
      <text:p text:style-name="Standard"><text:s text:c="8"/>"condition": "Very Good",</text:p>
      <text:p text:style-name="Standard"><text:s text:c="8"/>"price": 10.0,</text:p>
      <text:p text:style-name="Standard"><text:s text:c="8"/>"longitude": 2.3574,</text:p>
      <text:p text:style-name="Standard"><text:s text:c="8"/>"latitude": 48.9364,</text:p>
      <text:p text:style-name="Standard"><text:s text:c="8"/>"currency": "EUR",</text:p>
      <text:p text:style-name="Standard"><text:s text:c="8"/>"brand": "Absorba",</text:p>
      <text:p text:style-name="Standard"><text:s text:c="8"/>"size": "6m",</text:p>
      <text:p text:style-name="Standard"><text:s text:c="8"/>"state": "active",</text:p>
      <text:p text:style-name="Standard"><text:s text:c="8"/>"created_at": "2024-03-15T12:44:03.630552",</text:p>
      <text:p text:style-name="Standard"><text:s text:c="8"/>"updated_at": "2024-04-10T08:07:56.722806",</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oft-page-break/><text:s text:c="12"/>"lastvisited": "2024-12-26"</text:p>
      <text:p text:style-name="Standard"><text:s text:c="8"/>},</text:p>
      <text:p text:style-name="Standard"><text:s text:c="8"/>"photos": [</text:p>
      <text:p text:style-name="Standard"><text:s text:c="12"/>{</text:p>
      <text:p text:style-name="Standard"><text:s text:c="16"/>"id": 1252,</text:p>
      <text:p text:style-name="Standard"><text:s text:c="16"/>"url": "/photo/1252"</text:p>
      <text:p text:style-name="Standard"><text:s text:c="12"/>},</text:p>
      <text:p text:style-name="Standard"><text:s text:c="12"/>{</text:p>
      <text:p text:style-name="Standard"><text:s text:c="16"/>"id": 1253,</text:p>
      <text:p text:style-name="Standard"><text:s text:c="16"/>"url": "/photo/1253"</text:p>
      <text:p text:style-name="Standard"><text:s text:c="12"/>},</text:p>
      <text:p text:style-name="Standard"><text:s text:c="12"/>{</text:p>
      <text:p text:style-name="Standard"><text:s text:c="16"/>"id": 1254,</text:p>
      <text:p text:style-name="Standard"><text:s text:c="16"/>"url": "/photo/1254"</text:p>
      <text:p text:style-name="Standard"><text:s text:c="12"/>},</text:p>
      <text:p text:style-name="Standard"><text:s text:c="12"/>{</text:p>
      <text:p text:style-name="Standard"><text:s text:c="16"/>"id": 1255,</text:p>
      <text:p text:style-name="Standard"><text:s text:c="16"/>"url": "/photo/1255"</text:p>
      <text:p text:style-name="Standard"><text:s text:c="12"/>},</text:p>
      <text:p text:style-name="Standard"><text:s text:c="12"/>{</text:p>
      <text:p text:style-name="Standard"><text:s text:c="16"/>"id": 1256,</text:p>
      <text:p text:style-name="Standard"><text:s text:c="16"/>"url": "/photo/1256"</text:p>
      <text:p text:style-name="Standard"><text:s text:c="12"/>}</text:p>
      <text:p text:style-name="Standard"><text:s text:c="8"/>]</text:p>
      <text:p text:style-name="Standard"><text:s text:c="4"/>},</text:p>
      <text:p text:style-name="Standard"><text:s text:c="4"/>{</text:p>
      <text:p text:style-name="Standard"><text:s text:c="8"/>"id": 1459,</text:p>
      <text:p text:style-name="Standard"><text:s text:c="8"/>"user_id": 26,</text:p>
      <text:p text:style-name="Standard"><text:s text:c="8"/>"title": "Pyjama doux pour bébé avec motifs floraux",</text:p>
      <text:p text:style-name="Standard"><text:s text:c="8"/>"description": "Adorable pyjama printanier pour bébé de marque Catimini, taille 3 mois. En tissu doux et confortable, avec un motif floral charmant, cette combinaison est idéale pour les journées fraîches. Facile à enfiler avec sa fermeture à boutons-pression. Très bon état.",</text:p>
      <text:p text:style-name="Standard"><text:s text:c="8"/>"category": "Clothing",</text:p>
      <text:p text:style-name="Standard"><text:s text:c="8"/>"condition": "VeryGood",</text:p>
      <text:p text:style-name="Standard"><text:s text:c="8"/>"price": 8.0,</text:p>
      <text:p text:style-name="Standard"><text:s text:c="8"/>"longitude": 2.3574,</text:p>
      <text:p text:style-name="Standard"><text:s text:c="8"/>"latitude": 48.9364,</text:p>
      <text:p text:style-name="Standard"><text:s text:c="8"/>"currency": "EUR",</text:p>
      <text:p text:style-name="Standard"><text:s text:c="8"/>"brand": "Catimini",</text:p>
      <text:p text:style-name="Standard"><text:s text:c="8"/>"size": "3m",</text:p>
      <text:p text:style-name="Standard"><text:s text:c="8"/>"state": "active",</text:p>
      <text:p text:style-name="Standard"><text:s text:c="8"/>"created_at": "2024-03-15T13:25:14.051108",</text:p>
      <text:p text:style-name="Standard"><text:s text:c="8"/>"updated_at": "2024-04-10T08:08:07.924784",</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oft-page-break/><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1269,</text:p>
      <text:p text:style-name="Standard"><text:s text:c="16"/>"url": "/photo/1269"</text:p>
      <text:p text:style-name="Standard"><text:s text:c="12"/>},</text:p>
      <text:p text:style-name="Standard"><text:s text:c="12"/>{</text:p>
      <text:p text:style-name="Standard"><text:s text:c="16"/>"id": 1270,</text:p>
      <text:p text:style-name="Standard"><text:s text:c="16"/>"url": "/photo/1270"</text:p>
      <text:p text:style-name="Standard"><text:s text:c="12"/>},</text:p>
      <text:p text:style-name="Standard"><text:s text:c="12"/>{</text:p>
      <text:p text:style-name="Standard"><text:s text:c="16"/>"id": 1271,</text:p>
      <text:p text:style-name="Standard"><text:s text:c="16"/>"url": "/photo/1271"</text:p>
      <text:p text:style-name="Standard"><text:s text:c="12"/>},</text:p>
      <text:p text:style-name="Standard"><text:s text:c="12"/>{</text:p>
      <text:p text:style-name="Standard"><text:s text:c="16"/>"id": 1272,</text:p>
      <text:p text:style-name="Standard"><text:s text:c="16"/>"url": "/photo/1272"</text:p>
      <text:p text:style-name="Standard"><text:s text:c="12"/>}</text:p>
      <text:p text:style-name="Standard"><text:s text:c="8"/>]</text:p>
      <text:p text:style-name="Standard"><text:s text:c="4"/>},</text:p>
      <text:p text:style-name="Standard"><text:s text:c="4"/>{</text:p>
      <text:p text:style-name="Standard"><text:s text:c="8"/>"id": 1458,</text:p>
      <text:p text:style-name="Standard"><text:s text:c="8"/>"user_id": 26,</text:p>
      <text:p text:style-name="Standard"><text:s text:c="8"/>"title": "Ensemble de 2 Pyjamas Absorba Bébé 3 Mois",</text:p>
      <text:p text:style-name="Standard"><text:s text:c="8"/>"description": "Pack de deux pyjamas pour bébé de la marque Absorba, taille 3 mois. Doux et confortables, parfait pour la peau délicate de votre bébé. L'un est de couleur rose avec un motif oiseau et l'inscription 'absorba', l'autre est blanc avec des motifs papillons rose. Très bon état. ",</text:p>
      <text:p text:style-name="Standard"><text:s text:c="8"/>"category": "Clothing",</text:p>
      <text:p text:style-name="Standard"><text:s text:c="8"/>"condition": "Very Good",</text:p>
      <text:p text:style-name="Standard"><text:s text:c="8"/>"price": 10.0,</text:p>
      <text:p text:style-name="Standard"><text:s text:c="8"/>"longitude": 2.3574,</text:p>
      <text:p text:style-name="Standard"><text:s text:c="8"/>"latitude": 48.9364,</text:p>
      <text:p text:style-name="Standard"><text:s text:c="8"/>"currency": "EUR",</text:p>
      <text:p text:style-name="Standard"><text:s text:c="8"/>"brand": "Absorba",</text:p>
      <text:p text:style-name="Standard"><text:s text:c="8"/>"size": "12m",</text:p>
      <text:p text:style-name="Standard"><text:s text:c="8"/>"state": "active",</text:p>
      <text:p text:style-name="Standard"><text:s text:c="8"/>"created_at": "2024-03-15T12:52:15.338631",</text:p>
      <text:p text:style-name="Standard"><text:s text:c="8"/>"updated_at": "2024-04-10T08:08:19.295170",</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oft-page-break/><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1265,</text:p>
      <text:p text:style-name="Standard"><text:s text:c="16"/>"url": "/photo/1265"</text:p>
      <text:p text:style-name="Standard"><text:s text:c="12"/>},</text:p>
      <text:p text:style-name="Standard"><text:s text:c="12"/>{</text:p>
      <text:p text:style-name="Standard"><text:s text:c="16"/>"id": 1266,</text:p>
      <text:p text:style-name="Standard"><text:s text:c="16"/>"url": "/photo/1266"</text:p>
      <text:p text:style-name="Standard"><text:s text:c="12"/>},</text:p>
      <text:p text:style-name="Standard"><text:s text:c="12"/>{</text:p>
      <text:p text:style-name="Standard"><text:s text:c="16"/>"id": 1267,</text:p>
      <text:p text:style-name="Standard"><text:s text:c="16"/>"url": "/photo/1267"</text:p>
      <text:p text:style-name="Standard"><text:s text:c="12"/>},</text:p>
      <text:p text:style-name="Standard"><text:s text:c="12"/>{</text:p>
      <text:p text:style-name="Standard"><text:s text:c="16"/>"id": 1268,</text:p>
      <text:p text:style-name="Standard"><text:s text:c="16"/>"url": "/photo/1268"</text:p>
      <text:p text:style-name="Standard"><text:s text:c="12"/>}</text:p>
      <text:p text:style-name="Standard"><text:s text:c="8"/>]</text:p>
      <text:p text:style-name="Standard"><text:s text:c="4"/>},</text:p>
      <text:p text:style-name="Standard"><text:s text:c="4"/>{</text:p>
      <text:p text:style-name="Standard"><text:s text:c="8"/>"id": 1460,</text:p>
      <text:p text:style-name="Standard"><text:s text:c="8"/>"user_id": 26,</text:p>
      <text:p text:style-name="Standard"><text:s text:c="8"/>"title": "Pyjama bébé avec motif d'ours et d'éléphant, 3 mois DPAM ",</text:p>
      <text:p text:style-name="Standard"><text:s text:c="8"/>"description": "Adorable pyjama velours pour bébé, blanc avec motif d'ours et d'éléphant, taille 3 mois (59 cm). Très bon état.",</text:p>
      <text:p text:style-name="Standard"><text:s text:c="8"/>"category": "Clothing",</text:p>
      <text:p text:style-name="Standard"><text:s text:c="8"/>"condition": "VeryGood",</text:p>
      <text:p text:style-name="Standard"><text:s text:c="8"/>"price": 3.0,</text:p>
      <text:p text:style-name="Standard"><text:s text:c="8"/>"longitude": 2.3574,</text:p>
      <text:p text:style-name="Standard"><text:s text:c="8"/>"latitude": 48.9364,</text:p>
      <text:p text:style-name="Standard"><text:s text:c="8"/>"currency": "EUR",</text:p>
      <text:p text:style-name="Standard"><text:s text:c="8"/>"brand": "Du Pareil au Même",</text:p>
      <text:p text:style-name="Standard"><text:s text:c="8"/>"size": "3m",</text:p>
      <text:p text:style-name="Standard"><text:s text:c="8"/>"state": "active",</text:p>
      <text:p text:style-name="Standard"><text:s text:c="8"/>"created_at": "2024-03-15T13:26:45.712204",</text:p>
      <text:p text:style-name="Standard"><text:s text:c="8"/>"updated_at": "2024-04-10T08:08:26.260553",</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oft-page-break/><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1273,</text:p>
      <text:p text:style-name="Standard"><text:s text:c="16"/>"url": "/photo/1273"</text:p>
      <text:p text:style-name="Standard"><text:s text:c="12"/>},</text:p>
      <text:p text:style-name="Standard"><text:s text:c="12"/>{</text:p>
      <text:p text:style-name="Standard"><text:s text:c="16"/>"id": 1274,</text:p>
      <text:p text:style-name="Standard"><text:s text:c="16"/>"url": "/photo/1274"</text:p>
      <text:p text:style-name="Standard"><text:s text:c="12"/>},</text:p>
      <text:p text:style-name="Standard"><text:s text:c="12"/>{</text:p>
      <text:p text:style-name="Standard"><text:s text:c="16"/>"id": 1275,</text:p>
      <text:p text:style-name="Standard"><text:s text:c="16"/>"url": "/photo/1275"</text:p>
      <text:p text:style-name="Standard"><text:s text:c="12"/>}</text:p>
      <text:p text:style-name="Standard"><text:s text:c="8"/>]</text:p>
      <text:p text:style-name="Standard"><text:s text:c="4"/>},</text:p>
      <text:p text:style-name="Standard"><text:s text:c="4"/>{</text:p>
      <text:p text:style-name="Standard"><text:s text:c="8"/>"id": 1462,</text:p>
      <text:p text:style-name="Standard"><text:s text:c="8"/>"user_id": 26,</text:p>
      <text:p text:style-name="Standard"><text:s text:c="8"/>"title": "Grenouillère velours douce imprimée pour bébé 6 mois Petit Bateau ",</text:p>
      <text:p text:style-name="Standard"><text:s text:c="8"/>"description": "Jolie grenouillère pour bébé, taille 6 mois (67 cm), avec des motifs d'animaux et étoiles. Douce et confortable, parfaite pour garder votre bébé au chaud. Légères traces d'usage mais reste en très bon état.",</text:p>
      <text:p text:style-name="Standard"><text:s text:c="8"/>"category": "Clothing",</text:p>
      <text:p text:style-name="Standard"><text:s text:c="8"/>"condition": "Good",</text:p>
      <text:p text:style-name="Standard"><text:s text:c="8"/>"price": 5.0,</text:p>
      <text:p text:style-name="Standard"><text:s text:c="8"/>"longitude": 130.4017,</text:p>
      <text:p text:style-name="Standard"><text:s text:c="8"/>"latitude": 33.5902,</text:p>
      <text:p text:style-name="Standard"><text:s text:c="8"/>"currency": "EUR",</text:p>
      <text:p text:style-name="Standard"><text:s text:c="8"/>"brand": "Petit Bateau",</text:p>
      <text:p text:style-name="Standard"><text:s text:c="8"/>"size": "6m",</text:p>
      <text:p text:style-name="Standard"><text:s text:c="8"/>"state": "active",</text:p>
      <text:p text:style-name="Standard"><text:s text:c="8"/>"created_at": "2024-03-15T13:30:29.371720",</text:p>
      <text:p text:style-name="Standard"><text:s text:c="8"/>"updated_at": "2024-04-10T08:08:42.515699",</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oft-page-break/><text:s text:c="8"/>},</text:p>
      <text:p text:style-name="Standard"><text:s text:c="8"/>"photos": [</text:p>
      <text:p text:style-name="Standard"><text:s text:c="12"/>{</text:p>
      <text:p text:style-name="Standard"><text:s text:c="16"/>"id": 1280,</text:p>
      <text:p text:style-name="Standard"><text:s text:c="16"/>"url": "/photo/1280"</text:p>
      <text:p text:style-name="Standard"><text:s text:c="12"/>},</text:p>
      <text:p text:style-name="Standard"><text:s text:c="12"/>{</text:p>
      <text:p text:style-name="Standard"><text:s text:c="16"/>"id": 1281,</text:p>
      <text:p text:style-name="Standard"><text:s text:c="16"/>"url": "/photo/1281"</text:p>
      <text:p text:style-name="Standard"><text:s text:c="12"/>},</text:p>
      <text:p text:style-name="Standard"><text:s text:c="12"/>{</text:p>
      <text:p text:style-name="Standard"><text:s text:c="16"/>"id": 1282,</text:p>
      <text:p text:style-name="Standard"><text:s text:c="16"/>"url": "/photo/1282"</text:p>
      <text:p text:style-name="Standard"><text:s text:c="12"/>}</text:p>
      <text:p text:style-name="Standard"><text:s text:c="8"/>]</text:p>
      <text:p text:style-name="Standard"><text:s text:c="4"/>},</text:p>
      <text:p text:style-name="Standard"><text:s text:c="4"/>{</text:p>
      <text:p text:style-name="Standard"><text:s text:c="8"/>"id": 2510,</text:p>
      <text:p text:style-name="Standard"><text:s text:c="8"/>"user_id": 1231,</text:p>
      <text:p text:style-name="Standard"><text:s text:c="8"/>"title": "MacBook Pro Keyboard",</text:p>
      <text:p text:style-name="Standard"><text:s text:c="8"/>"description": "High-quality MacBook Pro keyboard, in excellent condition with functional keys.",</text:p>
      <text:p text:style-name="Standard"><text:s text:c="8"/>"category": "Computing",</text:p>
      <text:p text:style-name="Standard"><text:s text:c="8"/>"condition": "VeryGood",</text:p>
      <text:p text:style-name="Standard"><text:s text:c="8"/>"price": 500.0,</text:p>
      <text:p text:style-name="Standard"><text:s text:c="8"/>"longitude": 67.007929,</text:p>
      <text:p text:style-name="Standard"><text:s text:c="8"/>"latitude": 24.85511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4T08:07:56.438045",</text:p>
      <text:p text:style-name="Standard"><text:s text:c="8"/>"updated_at": "2025-03-24T08:08:08.577036",</text:p>
      <text:p text:style-name="Standard"><text:s text:c="8"/>"distance": 1485.920115408828,</text:p>
      <text:p text:style-name="Standard"><text:s text:c="8"/>"user": {</text:p>
      <text:p text:style-name="Standard"><text:s text:c="12"/>"id": 1231,</text:p>
      <text:p text:style-name="Standard"><text:s text:c="12"/>"email": "fazal121@gmail.com",</text:p>
      <text:p text:style-name="Standard"><text:s text:c="12"/>"username": "fazal",</text:p>
      <text:p text:style-name="Standard"><text:s text:c="12"/>"mobile": "+33325689124",</text:p>
      <text:p text:style-name="Standard"><text:s text:c="12"/>"address": "Sheikhupura ",</text:p>
      <text:p text:style-name="Standard"><text:s text:c="12"/>"postal_code": "39350",</text:p>
      <text:p text:style-name="Standard"><text:s text:c="12"/>"city": "Sheikhupura ",</text:p>
      <text:p text:style-name="Standard"><text:s text:c="12"/>"longitude": 73.981879,</text:p>
      <text:p text:style-name="Standard"><text:s text:c="12"/>"latitude": 31.712103,</text:p>
      <text:p text:style-name="Standard"><text:s text:c="12"/>"is_premium": false,</text:p>
      <text:p text:style-name="Standard"><text:s text:c="12"/>"created_at": "2025-03-24T07:06:50.275882",</text:p>
      <text:p text:style-name="Standard"><text:s text:c="12"/>"lastvisited": "2025-03-24"</text:p>
      <text:p text:style-name="Standard"><text:s text:c="8"/>},</text:p>
      <text:p text:style-name="Standard"><text:s text:c="8"/>"photos": [</text:p>
      <text:p text:style-name="Standard"><text:s text:c="12"/>{</text:p>
      <text:p text:style-name="Standard"><text:s text:c="16"/>"id": 3479,</text:p>
      <text:p text:style-name="Standard"><text:s text:c="16"/>"url": "/photo/3479"</text:p>
      <text:p text:style-name="Standard"><text:soft-page-break/><text:s text:c="12"/>}</text:p>
      <text:p text:style-name="Standard"><text:s text:c="8"/>]</text:p>
      <text:p text:style-name="Standard"><text:s text:c="4"/>},</text:p>
      <text:p text:style-name="Standard"><text:s text:c="4"/>{</text:p>
      <text:p text:style-name="Standard"><text:s text:c="8"/>"id": 2511,</text:p>
      <text:p text:style-name="Standard"><text:s text:c="8"/>"user_id": 1231,</text:p>
      <text:p text:style-name="Standard"><text:s text:c="8"/>"title": "Apple MacBook Pro in Great Condition",</text:p>
      <text:p text:style-name="Standard"><text:s text:c="8"/>"description": "Apple MacBook Pro, perfect for work or study, in very good condition with minimal signs of use.",</text:p>
      <text:p text:style-name="Standard"><text:s text:c="8"/>"category": "Computing",</text:p>
      <text:p text:style-name="Standard"><text:s text:c="8"/>"condition": "VeryGood",</text:p>
      <text:p text:style-name="Standard"><text:s text:c="8"/>"price": 850.0,</text:p>
      <text:p text:style-name="Standard"><text:s text:c="8"/>"longitude": 67.007929,</text:p>
      <text:p text:style-name="Standard"><text:s text:c="8"/>"latitude": 24.85511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4T08:08:34.934034",</text:p>
      <text:p text:style-name="Standard"><text:s text:c="8"/>"updated_at": "2025-03-24T08:08:49.761092",</text:p>
      <text:p text:style-name="Standard"><text:s text:c="8"/>"distance": 1485.920115408828,</text:p>
      <text:p text:style-name="Standard"><text:s text:c="8"/>"user": {</text:p>
      <text:p text:style-name="Standard"><text:s text:c="12"/>"id": 1231,</text:p>
      <text:p text:style-name="Standard"><text:s text:c="12"/>"email": "fazal121@gmail.com",</text:p>
      <text:p text:style-name="Standard"><text:s text:c="12"/>"username": "fazal",</text:p>
      <text:p text:style-name="Standard"><text:s text:c="12"/>"mobile": "+33325689124",</text:p>
      <text:p text:style-name="Standard"><text:s text:c="12"/>"address": "Sheikhupura ",</text:p>
      <text:p text:style-name="Standard"><text:s text:c="12"/>"postal_code": "39350",</text:p>
      <text:p text:style-name="Standard"><text:s text:c="12"/>"city": "Sheikhupura ",</text:p>
      <text:p text:style-name="Standard"><text:s text:c="12"/>"longitude": 73.981879,</text:p>
      <text:p text:style-name="Standard"><text:s text:c="12"/>"latitude": 31.712103,</text:p>
      <text:p text:style-name="Standard"><text:s text:c="12"/>"is_premium": false,</text:p>
      <text:p text:style-name="Standard"><text:s text:c="12"/>"created_at": "2025-03-24T07:06:50.275882",</text:p>
      <text:p text:style-name="Standard"><text:s text:c="12"/>"lastvisited": "2025-03-24"</text:p>
      <text:p text:style-name="Standard"><text:s text:c="8"/>},</text:p>
      <text:p text:style-name="Standard"><text:s text:c="8"/>"photos": [</text:p>
      <text:p text:style-name="Standard"><text:s text:c="12"/>{</text:p>
      <text:p text:style-name="Standard"><text:s text:c="16"/>"id": 3480,</text:p>
      <text:p text:style-name="Standard"><text:s text:c="16"/>"url": "/photo/3480"</text:p>
      <text:p text:style-name="Standard"><text:s text:c="12"/>}</text:p>
      <text:p text:style-name="Standard"><text:s text:c="8"/>]</text:p>
      <text:p text:style-name="Standard"><text:s text:c="4"/>},</text:p>
      <text:p text:style-name="Standard"><text:s text:c="4"/>{</text:p>
      <text:p text:style-name="Standard"><text:s text:c="8"/>"id": 2512,</text:p>
      <text:p text:style-name="Standard"><text:s text:c="8"/>"user_id": 1231,</text:p>
      <text:p text:style-name="Standard"><text:s text:c="8"/>"title": "MacBook Pro 2021",</text:p>
      <text:p text:style-name="Standard"><text:s text:c="8"/>"description": "Barely used MacBook Pro 2021, perfect working condition, ideal for professionals.",</text:p>
      <text:p text:style-name="Standard"><text:s text:c="8"/>"category": "Electronics and Multimedia",</text:p>
      <text:p text:style-name="Standard"><text:s text:c="8"/>"condition": "VeryGood",</text:p>
      <text:p text:style-name="Standard"><text:s text:c="8"/>"price": 1150.0,</text:p>
      <text:p text:style-name="Standard"><text:s text:c="8"/>"longitude": 53.487766,</text:p>
      <text:p text:style-name="Standard"><text:soft-page-break/><text:s text:c="8"/>"latitude": 32.815273,</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4T08:09:15.217915",</text:p>
      <text:p text:style-name="Standard"><text:s text:c="8"/>"updated_at": "2025-03-24T08:09:26.309654",</text:p>
      <text:p text:style-name="Standard"><text:s text:c="8"/>"distance": 1485.920115408828,</text:p>
      <text:p text:style-name="Standard"><text:s text:c="8"/>"user": {</text:p>
      <text:p text:style-name="Standard"><text:s text:c="12"/>"id": 1231,</text:p>
      <text:p text:style-name="Standard"><text:s text:c="12"/>"email": "fazal121@gmail.com",</text:p>
      <text:p text:style-name="Standard"><text:s text:c="12"/>"username": "fazal",</text:p>
      <text:p text:style-name="Standard"><text:s text:c="12"/>"mobile": "+33325689124",</text:p>
      <text:p text:style-name="Standard"><text:s text:c="12"/>"address": "Sheikhupura ",</text:p>
      <text:p text:style-name="Standard"><text:s text:c="12"/>"postal_code": "39350",</text:p>
      <text:p text:style-name="Standard"><text:s text:c="12"/>"city": "Sheikhupura ",</text:p>
      <text:p text:style-name="Standard"><text:s text:c="12"/>"longitude": 73.981879,</text:p>
      <text:p text:style-name="Standard"><text:s text:c="12"/>"latitude": 31.712103,</text:p>
      <text:p text:style-name="Standard"><text:s text:c="12"/>"is_premium": false,</text:p>
      <text:p text:style-name="Standard"><text:s text:c="12"/>"created_at": "2025-03-24T07:06:50.275882",</text:p>
      <text:p text:style-name="Standard"><text:s text:c="12"/>"lastvisited": "2025-03-24"</text:p>
      <text:p text:style-name="Standard"><text:s text:c="8"/>},</text:p>
      <text:p text:style-name="Standard"><text:s text:c="8"/>"photos": [</text:p>
      <text:p text:style-name="Standard"><text:s text:c="12"/>{</text:p>
      <text:p text:style-name="Standard"><text:s text:c="16"/>"id": 3481,</text:p>
      <text:p text:style-name="Standard"><text:s text:c="16"/>"url": "/photo/3481"</text:p>
      <text:p text:style-name="Standard"><text:s text:c="12"/>}</text:p>
      <text:p text:style-name="Standard"><text:s text:c="8"/>]</text:p>
      <text:p text:style-name="Standard"><text:s text:c="4"/>},</text:p>
      <text:p text:style-name="Standard"><text:s text:c="4"/>{</text:p>
      <text:p text:style-name="Standard"><text:s text:c="8"/>"id": 2533,</text:p>
      <text:p text:style-name="Standard"><text:s text:c="8"/>"user_id": 1247,</text:p>
      <text:p text:style-name="Standard"><text:s text:c="8"/>"title": "White Coffee Mug",</text:p>
      <text:p text:style-name="Standard"><text:s text:c="8"/>"description": "Used white coffee mug with slight stains, ideal for everyday use.",</text:p>
      <text:p text:style-name="Standard"><text:s text:c="8"/>"category": "Pets",</text:p>
      <text:p text:style-name="Standard"><text:s text:c="8"/>"condition": "Fair",</text:p>
      <text:p text:style-name="Standard"><text:s text:c="8"/>"price": 3.0,</text:p>
      <text:p text:style-name="Standard"><text:s text:c="8"/>"longitude": 73.985024,</text:p>
      <text:p text:style-name="Standard"><text:s text:c="8"/>"latitude": 31.71666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4-21T14:27:48.940439",</text:p>
      <text:p text:style-name="Standard"><text:s text:c="8"/>"updated_at": "2025-04-21T14:29:32.443135",</text:p>
      <text:p text:style-name="Standard"><text:s text:c="8"/>"distance": 1212.996117968906,</text:p>
      <text:p text:style-name="Standard"><text:s text:c="8"/>"user": {</text:p>
      <text:p text:style-name="Standard"><text:s text:c="12"/>"id": 1247,</text:p>
      <text:p text:style-name="Standard"><text:s text:c="12"/>"email": "mi@gmail.com",</text:p>
      <text:p text:style-name="Standard"><text:s text:c="12"/>"username": "vvv",</text:p>
      <text:p text:style-name="Standard"><text:s text:c="12"/>"mobile": "+33000000000",</text:p>
      <text:p text:style-name="Standard"><text:s text:c="12"/>"address": "france",</text:p>
      <text:p text:style-name="Standard"><text:soft-page-break/><text:s text:c="12"/>"postal_code": "88888",</text:p>
      <text:p text:style-name="Standard"><text:s text:c="12"/>"city": "sheikhpura",</text:p>
      <text:p text:style-name="Standard"><text:s text:c="12"/>"longitude": 85.839215,</text:p>
      <text:p text:style-name="Standard"><text:s text:c="12"/>"latitude": 25.139165,</text:p>
      <text:p text:style-name="Standard"><text:s text:c="12"/>"is_premium": false,</text:p>
      <text:p text:style-name="Standard"><text:s text:c="12"/>"created_at": "2025-04-21T13:47:43.684895",</text:p>
      <text:p text:style-name="Standard"><text:s text:c="12"/>"lastvisited": "2025-04-30"</text:p>
      <text:p text:style-name="Standard"><text:s text:c="8"/>},</text:p>
      <text:p text:style-name="Standard"><text:s text:c="8"/>"photos": [</text:p>
      <text:p text:style-name="Standard"><text:s text:c="12"/>{</text:p>
      <text:p text:style-name="Standard"><text:s text:c="16"/>"id": 3500,</text:p>
      <text:p text:style-name="Standard"><text:s text:c="16"/>"url": "/photo/3500"</text:p>
      <text:p text:style-name="Standard"><text:s text:c="12"/>}</text:p>
      <text:p text:style-name="Standard"><text:s text:c="8"/>]</text:p>
      <text:p text:style-name="Standard"><text:s text:c="4"/>},</text:p>
      <text:p text:style-name="Standard"><text:s text:c="4"/>{</text:p>
      <text:p text:style-name="Standard"><text:s text:c="8"/>"id": 2515,</text:p>
      <text:p text:style-name="Standard"><text:s text:c="8"/>"user_id": 1231,</text:p>
      <text:p text:style-name="Standard"><text:s text:c="8"/>"title": "paris",</text:p>
      <text:p text:style-name="Standard"><text:s text:c="8"/>"description": "High-performance MacBook Pro with sleek design, perfect for work and entertainment.",</text:p>
      <text:p text:style-name="Standard"><text:s text:c="8"/>"category": "Computing",</text:p>
      <text:p text:style-name="Standard"><text:s text:c="8"/>"condition": "VeryGood",</text:p>
      <text:p text:style-name="Standard"><text:s text:c="8"/>"price": 1200.0,</text:p>
      <text:p text:style-name="Standard"><text:s text:c="8"/>"longitude": 53.487766,</text:p>
      <text:p text:style-name="Standard"><text:s text:c="8"/>"latitude": 32.815273,</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4T08:14:37.782776",</text:p>
      <text:p text:style-name="Standard"><text:s text:c="8"/>"updated_at": "2025-03-24T08:15:14.455352",</text:p>
      <text:p text:style-name="Standard"><text:s text:c="8"/>"distance": 1485.920115408828,</text:p>
      <text:p text:style-name="Standard"><text:s text:c="8"/>"user": {</text:p>
      <text:p text:style-name="Standard"><text:s text:c="12"/>"id": 1231,</text:p>
      <text:p text:style-name="Standard"><text:s text:c="12"/>"email": "fazal121@gmail.com",</text:p>
      <text:p text:style-name="Standard"><text:s text:c="12"/>"username": "fazal",</text:p>
      <text:p text:style-name="Standard"><text:s text:c="12"/>"mobile": "+33325689124",</text:p>
      <text:p text:style-name="Standard"><text:s text:c="12"/>"address": "Sheikhupura ",</text:p>
      <text:p text:style-name="Standard"><text:s text:c="12"/>"postal_code": "39350",</text:p>
      <text:p text:style-name="Standard"><text:s text:c="12"/>"city": "Sheikhupura ",</text:p>
      <text:p text:style-name="Standard"><text:s text:c="12"/>"longitude": 73.981879,</text:p>
      <text:p text:style-name="Standard"><text:s text:c="12"/>"latitude": 31.712103,</text:p>
      <text:p text:style-name="Standard"><text:s text:c="12"/>"is_premium": false,</text:p>
      <text:p text:style-name="Standard"><text:s text:c="12"/>"created_at": "2025-03-24T07:06:50.275882",</text:p>
      <text:p text:style-name="Standard"><text:s text:c="12"/>"lastvisited": "2025-03-24"</text:p>
      <text:p text:style-name="Standard"><text:s text:c="8"/>},</text:p>
      <text:p text:style-name="Standard"><text:s text:c="8"/>"photos": [</text:p>
      <text:p text:style-name="Standard"><text:s text:c="12"/>{</text:p>
      <text:p text:style-name="Standard"><text:s text:c="16"/>"id": 3484,</text:p>
      <text:p text:style-name="Standard"><text:s text:c="16"/>"url": "/photo/3484"</text:p>
      <text:p text:style-name="Standard"><text:s text:c="12"/>}</text:p>
      <text:p text:style-name="Standard"><text:soft-page-break/><text:s text:c="8"/>]</text:p>
      <text:p text:style-name="Standard"><text:s text:c="4"/>},</text:p>
      <text:p text:style-name="Standard"><text:s text:c="4"/>{</text:p>
      <text:p text:style-name="Standard"><text:s text:c="8"/>"id": 2534,</text:p>
      <text:p text:style-name="Standard"><text:s text:c="8"/>"user_id": 1202,</text:p>
      <text:p text:style-name="Standard"><text:s text:c="8"/>"title": "Clavier Informatique Noir",</text:p>
      <text:p text:style-name="Standard"><text:s text:c="8"/>"description": "Clavier en bon état, idéal pour la maison ou le bureau.",</text:p>
      <text:p text:style-name="Standard"><text:s text:c="8"/>"category": "Computing",</text:p>
      <text:p text:style-name="Standard"><text:s text:c="8"/>"condition": "Good",</text:p>
      <text:p text:style-name="Standard"><text:s text:c="8"/>"price": 15.0,</text:p>
      <text:p text:style-name="Standard"><text:s text:c="8"/>"longitude": 2.351077,</text:p>
      <text:p text:style-name="Standard"><text:s text:c="8"/>"latitude": 48.856788,</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4-21T15:27:50.576437",</text:p>
      <text:p text:style-name="Standard"><text:s text:c="8"/>"updated_at": "2025-04-21T15:28:02.290791",</text:p>
      <text:p text:style-name="Standard"><text:s text:c="8"/>"distance": 1487.083231007014,</text:p>
      <text:p text:style-name="Standard"><text:s text:c="8"/>"user": {</text:p>
      <text:p text:style-name="Standard"><text:s text:c="12"/>"id": 1202,</text:p>
      <text:p text:style-name="Standard"><text:s text:c="12"/>"email": "tech@gmail.com",</text:p>
      <text:p text:style-name="Standard"><text:s text:c="12"/>"username": "tech121",</text:p>
      <text:p text:style-name="Standard"><text:s text:c="12"/>"mobile": "+33123456789",</text:p>
      <text:p text:style-name="Standard"><text:s text:c="12"/>"address": "sheikhupura ",</text:p>
      <text:p text:style-name="Standard"><text:s text:c="12"/>"postal_code": "39350",</text:p>
      <text:p text:style-name="Standard"><text:s text:c="12"/>"city": "sheikhupura ",</text:p>
      <text:p text:style-name="Standard"><text:s text:c="12"/>"longitude": 73.954199,</text:p>
      <text:p text:style-name="Standard"><text:s text:c="12"/>"latitude": 31.718446,</text:p>
      <text:p text:style-name="Standard"><text:s text:c="12"/>"is_premium": false,</text:p>
      <text:p text:style-name="Standard"><text:s text:c="12"/>"created_at": "2024-11-27T09:38:49.191113",</text:p>
      <text:p text:style-name="Standard"><text:s text:c="12"/>"lastvisited": "2025-06-18"</text:p>
      <text:p text:style-name="Standard"><text:s text:c="8"/>},</text:p>
      <text:p text:style-name="Standard"><text:s text:c="8"/>"photos": [</text:p>
      <text:p text:style-name="Standard"><text:s text:c="12"/>{</text:p>
      <text:p text:style-name="Standard"><text:s text:c="16"/>"id": 3501,</text:p>
      <text:p text:style-name="Standard"><text:s text:c="16"/>"url": "/photo/3501"</text:p>
      <text:p text:style-name="Standard"><text:s text:c="12"/>}</text:p>
      <text:p text:style-name="Standard"><text:s text:c="8"/>]</text:p>
      <text:p text:style-name="Standard"><text:s text:c="4"/>},</text:p>
      <text:p text:style-name="Standard"><text:s text:c="4"/>{</text:p>
      <text:p text:style-name="Standard"><text:s text:c="8"/>"id": 2535,</text:p>
      <text:p text:style-name="Standard"><text:s text:c="8"/>"user_id": 1202,</text:p>
      <text:p text:style-name="Standard"><text:s text:c="8"/>"title": "Clavier d'ordinateur en bon état",</text:p>
      <text:p text:style-name="Standard"><text:s text:c="8"/>"description": "Clavier d'ordinateur avec touches en bon état de fonctionnement, idéal pour bureau ou maison.",</text:p>
      <text:p text:style-name="Standard"><text:s text:c="8"/>"category": "Computing",</text:p>
      <text:p text:style-name="Standard"><text:s text:c="8"/>"condition": "Good",</text:p>
      <text:p text:style-name="Standard"><text:s text:c="8"/>"price": 25.0,</text:p>
      <text:p text:style-name="Standard"><text:s text:c="8"/>"longitude": 2.351077,</text:p>
      <text:p text:style-name="Standard"><text:s text:c="8"/>"latitude": 48.856788,</text:p>
      <text:p text:style-name="Standard"><text:s text:c="8"/>"currency": null,</text:p>
      <text:p text:style-name="Standard"><text:soft-page-break/><text:s text:c="8"/>"brand": null,</text:p>
      <text:p text:style-name="Standard"><text:s text:c="8"/>"size": null,</text:p>
      <text:p text:style-name="Standard"><text:s text:c="8"/>"state": "active",</text:p>
      <text:p text:style-name="Standard"><text:s text:c="8"/>"created_at": "2025-04-21T15:28:12.123915",</text:p>
      <text:p text:style-name="Standard"><text:s text:c="8"/>"updated_at": "2025-04-21T15:28:24.698319",</text:p>
      <text:p text:style-name="Standard"><text:s text:c="8"/>"distance": 1487.083231007014,</text:p>
      <text:p text:style-name="Standard"><text:s text:c="8"/>"user": {</text:p>
      <text:p text:style-name="Standard"><text:s text:c="12"/>"id": 1202,</text:p>
      <text:p text:style-name="Standard"><text:s text:c="12"/>"email": "tech@gmail.com",</text:p>
      <text:p text:style-name="Standard"><text:s text:c="12"/>"username": "tech121",</text:p>
      <text:p text:style-name="Standard"><text:s text:c="12"/>"mobile": "+33123456789",</text:p>
      <text:p text:style-name="Standard"><text:s text:c="12"/>"address": "sheikhupura ",</text:p>
      <text:p text:style-name="Standard"><text:s text:c="12"/>"postal_code": "39350",</text:p>
      <text:p text:style-name="Standard"><text:s text:c="12"/>"city": "sheikhupura ",</text:p>
      <text:p text:style-name="Standard"><text:s text:c="12"/>"longitude": 73.954199,</text:p>
      <text:p text:style-name="Standard"><text:s text:c="12"/>"latitude": 31.718446,</text:p>
      <text:p text:style-name="Standard"><text:s text:c="12"/>"is_premium": false,</text:p>
      <text:p text:style-name="Standard"><text:s text:c="12"/>"created_at": "2024-11-27T09:38:49.191113",</text:p>
      <text:p text:style-name="Standard"><text:s text:c="12"/>"lastvisited": "2025-06-18"</text:p>
      <text:p text:style-name="Standard"><text:s text:c="8"/>},</text:p>
      <text:p text:style-name="Standard"><text:s text:c="8"/>"photos": [</text:p>
      <text:p text:style-name="Standard"><text:s text:c="12"/>{</text:p>
      <text:p text:style-name="Standard"><text:s text:c="16"/>"id": 3502,</text:p>
      <text:p text:style-name="Standard"><text:s text:c="16"/>"url": "/photo/3502"</text:p>
      <text:p text:style-name="Standard"><text:s text:c="12"/>}</text:p>
      <text:p text:style-name="Standard"><text:s text:c="8"/>]</text:p>
      <text:p text:style-name="Standard"><text:s text:c="4"/>},</text:p>
      <text:p text:style-name="Standard"><text:s text:c="4"/>{</text:p>
      <text:p text:style-name="Standard"><text:s text:c="8"/>"id": 1340,</text:p>
      <text:p text:style-name="Standard"><text:s text:c="8"/>"user_id": 211,</text:p>
      <text:p text:style-name="Standard"><text:s text:c="8"/>"title": "Bocal de Bouchons de Liège pour Artisanat et Décor",</text:p>
      <text:p text:style-name="Standard"><text:s text:c="8"/>"description": "Lot de bouchons de liège variés, idéal pour les projets d'artisanat, la décoration ou comme matériel pédagogique. Bocal en verre inclus.",</text:p>
      <text:p text:style-name="Standard"><text:s text:c="8"/>"category": "Interior Decoration",</text:p>
      <text:p text:style-name="Standard"><text:s text:c="8"/>"condition": "Utilisé",</text:p>
      <text:p text:style-name="Standard"><text:s text:c="8"/>"price": 15.0,</text:p>
      <text:p text:style-name="Standard"><text:s text:c="8"/>"longitude": -7.376536,</text:p>
      <text:p text:style-name="Standard"><text:s text:c="8"/>"latitude": 39.393945,</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16T11:01:08.344976",</text:p>
      <text:p text:style-name="Standard"><text:s text:c="8"/>"updated_at": "2024-03-17T09:55:08.124212",</text:p>
      <text:p text:style-name="Standard"><text:s text:c="8"/>"distance": 8197.569990637006,</text:p>
      <text:p text:style-name="Standard"><text:s text:c="8"/>"user": {</text:p>
      <text:p text:style-name="Standard"><text:s text:c="12"/>"id": 211,</text:p>
      <text:p text:style-name="Standard"><text:s text:c="12"/>"email": "nellibodt@gmail.com",</text:p>
      <text:p text:style-name="Standard"><text:s text:c="12"/>"username": "Nelli Aimée",</text:p>
      <text:p text:style-name="Standard"><text:s text:c="12"/>"mobile": "+33634369186",</text:p>
      <text:p text:style-name="Standard"><text:s text:c="12"/>"address": "Fonte Leal - primeiro andar",</text:p>
      <text:p text:style-name="Standard"><text:s text:c="12"/>"postal_code": "7330-060",</text:p>
      <text:p text:style-name="Standard"><text:soft-page-break/><text:s text:c="12"/>"city": "marvão",</text:p>
      <text:p text:style-name="Standard"><text:s text:c="12"/>"longitude": -7.376536,</text:p>
      <text:p text:style-name="Standard"><text:s text:c="12"/>"latitude": 39.393945,</text:p>
      <text:p text:style-name="Standard"><text:s text:c="12"/>"is_premium": false,</text:p>
      <text:p text:style-name="Standard"><text:s text:c="12"/>"created_at": "2024-02-16T10:59:03.350649",</text:p>
      <text:p text:style-name="Standard"><text:s text:c="12"/>"lastvisited": null</text:p>
      <text:p text:style-name="Standard"><text:s text:c="8"/>},</text:p>
      <text:p text:style-name="Standard"><text:s text:c="8"/>"photos": [</text:p>
      <text:p text:style-name="Standard"><text:s text:c="12"/>{</text:p>
      <text:p text:style-name="Standard"><text:s text:c="16"/>"id": 1112,</text:p>
      <text:p text:style-name="Standard"><text:s text:c="16"/>"url": "/photo/1112"</text:p>
      <text:p text:style-name="Standard"><text:s text:c="12"/>},</text:p>
      <text:p text:style-name="Standard"><text:s text:c="12"/>{</text:p>
      <text:p text:style-name="Standard"><text:s text:c="16"/>"id": 1113,</text:p>
      <text:p text:style-name="Standard"><text:s text:c="16"/>"url": "/photo/1113"</text:p>
      <text:p text:style-name="Standard"><text:s text:c="12"/>}</text:p>
      <text:p text:style-name="Standard"><text:s text:c="8"/>]</text:p>
      <text:p text:style-name="Standard"><text:s text:c="4"/>},</text:p>
      <text:p text:style-name="Standard"><text:s text:c="4"/>{</text:p>
      <text:p text:style-name="Standard"><text:s text:c="8"/>"id": 1403,</text:p>
      <text:p text:style-name="Standard"><text:s text:c="8"/>"user_id": 480,</text:p>
      <text:p text:style-name="Standard"><text:s text:c="8"/>"title": "Vintage Enamel Milkmaid Mug",</text:p>
      <text:p text:style-name="Standard"><text:s text:c="8"/>"description": "Charming vintage enamel mug featuring a classic milkmaid and cow design. Perfect for your morning coffee or as a unique addition to your enamelware collection. Shows slight signs of wear, adding to its rustic character.",</text:p>
      <text:p text:style-name="Standard"><text:s text:c="8"/>"category": "Tableware",</text:p>
      <text:p text:style-name="Standard"><text:s text:c="8"/>"condition": "Used",</text:p>
      <text:p text:style-name="Standard"><text:s text:c="8"/>"price": 8.5,</text:p>
      <text:p text:style-name="Standard"><text:s text:c="8"/>"longitude": 4.783549,</text:p>
      <text:p text:style-name="Standard"><text:s text:c="8"/>"latitude": 52.026561,</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3-05T13:27:57.148359",</text:p>
      <text:p text:style-name="Standard"><text:s text:c="8"/>"updated_at": "2024-03-17T09:56:23.501500",</text:p>
      <text:p text:style-name="Standard"><text:s text:c="8"/>"distance": 7148.0202735851935,</text:p>
      <text:p text:style-name="Standard"><text:s text:c="8"/>"user": {</text:p>
      <text:p text:style-name="Standard"><text:s text:c="12"/>"id": 480,</text:p>
      <text:p text:style-name="Standard"><text:s text:c="12"/>"email": "zd9d25nt8c@privaterelay.appleid.com",</text:p>
      <text:p text:style-name="Standard"><text:s text:c="12"/>"username": "danalog",</text:p>
      <text:p text:style-name="Standard"><text:s text:c="12"/>"mobile": "+31612345678",</text:p>
      <text:p text:style-name="Standard"><text:s text:c="12"/>"address": "Oukoopsedijk 25",</text:p>
      <text:p text:style-name="Standard"><text:s text:c="12"/>"postal_code": "2811 NG",</text:p>
      <text:p text:style-name="Standard"><text:s text:c="12"/>"city": "Reeuwijk ",</text:p>
      <text:p text:style-name="Standard"><text:s text:c="12"/>"longitude": 4.783549,</text:p>
      <text:p text:style-name="Standard"><text:s text:c="12"/>"latitude": 52.026561,</text:p>
      <text:p text:style-name="Standard"><text:s text:c="12"/>"is_premium": false,</text:p>
      <text:p text:style-name="Standard"><text:s text:c="12"/>"created_at": "2024-03-04T22:38:02.394277",</text:p>
      <text:p text:style-name="Standard"><text:s text:c="12"/>"lastvisited": null</text:p>
      <text:p text:style-name="Standard"><text:s text:c="8"/>},</text:p>
      <text:p text:style-name="Standard"><text:s text:c="8"/>"photos": [</text:p>
      <text:p text:style-name="Standard"><text:soft-page-break/><text:s text:c="12"/>{</text:p>
      <text:p text:style-name="Standard"><text:s text:c="16"/>"id": 1187,</text:p>
      <text:p text:style-name="Standard"><text:s text:c="16"/>"url": "/photo/1187"</text:p>
      <text:p text:style-name="Standard"><text:s text:c="12"/>}</text:p>
      <text:p text:style-name="Standard"><text:s text:c="8"/>]</text:p>
      <text:p text:style-name="Standard"><text:s text:c="4"/>},</text:p>
      <text:p text:style-name="Standard"><text:s text:c="4"/>{</text:p>
      <text:p text:style-name="Standard"><text:s text:c="8"/>"id": 1766,</text:p>
      <text:p text:style-name="Standard"><text:s text:c="8"/>"user_id": 876,</text:p>
      <text:p text:style-name="Standard"><text:s text:c="8"/>"title": "Équerres en acier noir pour étagère",</text:p>
      <text:p text:style-name="Standard"><text:s text:c="8"/>"description": "Lot de 4 équerres en acier noir, idéales pour fixer des étagères. Solides et durables, parfaites pour une utilisation dans diverses pièces de la maison.",</text:p>
      <text:p text:style-name="Standard"><text:s text:c="8"/>"category": "Interior Decoration",</text:p>
      <text:p text:style-name="Standard"><text:s text:c="8"/>"condition": "VeryGood",</text:p>
      <text:p text:style-name="Standard"><text:s text:c="8"/>"price": 25.0,</text:p>
      <text:p text:style-name="Standard"><text:s text:c="8"/>"longitude": -1.360898,</text:p>
      <text:p text:style-name="Standard"><text:s text:c="8"/>"latitude": 47.243695,</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7-11T11:56:07.605604",</text:p>
      <text:p text:style-name="Standard"><text:s text:c="8"/>"updated_at": "2024-07-11T11:56:24.064542",</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667,</text:p>
      <text:p text:style-name="Standard"><text:s text:c="16"/>"url": "/photo/1667"</text:p>
      <text:p text:style-name="Standard"><text:s text:c="12"/>},</text:p>
      <text:p text:style-name="Standard"><text:s text:c="12"/>{</text:p>
      <text:p text:style-name="Standard"><text:s text:c="16"/>"id": 1668,</text:p>
      <text:p text:style-name="Standard"><text:s text:c="16"/>"url": "/photo/1668"</text:p>
      <text:p text:style-name="Standard"><text:s text:c="12"/>}</text:p>
      <text:p text:style-name="Standard"><text:s text:c="8"/>]</text:p>
      <text:p text:style-name="Standard"><text:s text:c="4"/>},</text:p>
      <text:p text:style-name="Standard"><text:s text:c="4"/>{</text:p>
      <text:p text:style-name="Standard"><text:s text:c="8"/>"id": 1768,</text:p>
      <text:p text:style-name="Standard"><text:s text:c="8"/>"user_id": 876,</text:p>
      <text:p text:style-name="Standard"><text:soft-page-break/><text:s text:c="8"/>"title": "Clavier et souris USB",</text:p>
      <text:p text:style-name="Standard"><text:s text:c="8"/>"description": "Clavier et souris USB en bon état, parfaits pour une utilisation quotidienne ou de bureau.",</text:p>
      <text:p text:style-name="Standard"><text:s text:c="8"/>"category": "Computing",</text:p>
      <text:p text:style-name="Standard"><text:s text:c="8"/>"condition": "Good",</text:p>
      <text:p text:style-name="Standard"><text:s text:c="8"/>"price": 15.0,</text:p>
      <text:p text:style-name="Standard"><text:s text:c="8"/>"longitude": -1.360898,</text:p>
      <text:p text:style-name="Standard"><text:s text:c="8"/>"latitude": 47.243695,</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7-11T11:57:21.454564",</text:p>
      <text:p text:style-name="Standard"><text:s text:c="8"/>"updated_at": "2024-07-11T11:57:33.509582",</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670,</text:p>
      <text:p text:style-name="Standard"><text:s text:c="16"/>"url": "/photo/1670"</text:p>
      <text:p text:style-name="Standard"><text:s text:c="12"/>}</text:p>
      <text:p text:style-name="Standard"><text:s text:c="8"/>]</text:p>
      <text:p text:style-name="Standard"><text:s text:c="4"/>},</text:p>
      <text:p text:style-name="Standard"><text:s text:c="4"/>{</text:p>
      <text:p text:style-name="Standard"><text:s text:c="8"/>"id": 1769,</text:p>
      <text:p text:style-name="Standard"><text:s text:c="8"/>"user_id": 876,</text:p>
      <text:p text:style-name="Standard"><text:s text:c="8"/>"title": "Patère murale en bois blanc",</text:p>
      <text:p text:style-name="Standard"><text:s text:c="8"/>"description": "Patère murale en bois blanc avec deux crochets en métal noir. Parfait pour suspendre vêtements ou accessoires.",</text:p>
      <text:p text:style-name="Standard"><text:s text:c="8"/>"category": "Interior Decoration",</text:p>
      <text:p text:style-name="Standard"><text:s text:c="8"/>"condition": "VeryGood",</text:p>
      <text:p text:style-name="Standard"><text:s text:c="8"/>"price": 15.0,</text:p>
      <text:p text:style-name="Standard"><text:s text:c="8"/>"longitude": -1.360898,</text:p>
      <text:p text:style-name="Standard"><text:s text:c="8"/>"latitude": 47.243695,</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7-11T11:58:02.479494",</text:p>
      <text:p text:style-name="Standard"><text:soft-page-break/><text:s text:c="8"/>"updated_at": "2024-07-11T11:58:20.336888",</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671,</text:p>
      <text:p text:style-name="Standard"><text:s text:c="16"/>"url": "/photo/1671"</text:p>
      <text:p text:style-name="Standard"><text:s text:c="12"/>},</text:p>
      <text:p text:style-name="Standard"><text:s text:c="12"/>{</text:p>
      <text:p text:style-name="Standard"><text:s text:c="16"/>"id": 1672,</text:p>
      <text:p text:style-name="Standard"><text:s text:c="16"/>"url": "/photo/1672"</text:p>
      <text:p text:style-name="Standard"><text:s text:c="12"/>}</text:p>
      <text:p text:style-name="Standard"><text:s text:c="8"/>]</text:p>
      <text:p text:style-name="Standard"><text:s text:c="4"/>},</text:p>
      <text:p text:style-name="Standard"><text:s text:c="4"/>{</text:p>
      <text:p text:style-name="Standard"><text:s text:c="8"/>"id": 1779,</text:p>
      <text:p text:style-name="Standard"><text:s text:c="8"/>"user_id": 876,</text:p>
      <text:p text:style-name="Standard"><text:s text:c="8"/>"title": "Montre connectée Echo Rainbow",</text:p>
      <text:p text:style-name="Standard"><text:s text:c="8"/>"description": "Montre connectée Echo Rainbow en très bon état. Comprend toutes les fonctionnalités essentielles : capteurs de santé, surveillance du sommeil, contrôle audio/vidéo et réception de messages. Boîte et manuel inclus.",</text:p>
      <text:p text:style-name="Standard"><text:s text:c="8"/>"category": "Electronics and Multimedia",</text:p>
      <text:p text:style-name="Standard"><text:s text:c="8"/>"condition": "VeryGood",</text:p>
      <text:p text:style-name="Standard"><text:s text:c="8"/>"price": 45.0,</text:p>
      <text:p text:style-name="Standard"><text:s text:c="8"/>"longitude": -1.360898,</text:p>
      <text:p text:style-name="Standard"><text:s text:c="8"/>"latitude": 47.243695,</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7-11T13:56:53.767227",</text:p>
      <text:p text:style-name="Standard"><text:s text:c="8"/>"updated_at": "2024-07-11T13:57:07.032582",</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oft-page-break/><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692,</text:p>
      <text:p text:style-name="Standard"><text:s text:c="16"/>"url": "/photo/1692"</text:p>
      <text:p text:style-name="Standard"><text:s text:c="12"/>},</text:p>
      <text:p text:style-name="Standard"><text:s text:c="12"/>{</text:p>
      <text:p text:style-name="Standard"><text:s text:c="16"/>"id": 1693,</text:p>
      <text:p text:style-name="Standard"><text:s text:c="16"/>"url": "/photo/1693"</text:p>
      <text:p text:style-name="Standard"><text:s text:c="12"/>},</text:p>
      <text:p text:style-name="Standard"><text:s text:c="12"/>{</text:p>
      <text:p text:style-name="Standard"><text:s text:c="16"/>"id": 1694,</text:p>
      <text:p text:style-name="Standard"><text:s text:c="16"/>"url": "/photo/1694"</text:p>
      <text:p text:style-name="Standard"><text:s text:c="12"/>},</text:p>
      <text:p text:style-name="Standard"><text:s text:c="12"/>{</text:p>
      <text:p text:style-name="Standard"><text:s text:c="16"/>"id": 1695,</text:p>
      <text:p text:style-name="Standard"><text:s text:c="16"/>"url": "/photo/1695"</text:p>
      <text:p text:style-name="Standard"><text:s text:c="12"/>},</text:p>
      <text:p text:style-name="Standard"><text:s text:c="12"/>{</text:p>
      <text:p text:style-name="Standard"><text:s text:c="16"/>"id": 1696,</text:p>
      <text:p text:style-name="Standard"><text:s text:c="16"/>"url": "/photo/1696"</text:p>
      <text:p text:style-name="Standard"><text:s text:c="12"/>},</text:p>
      <text:p text:style-name="Standard"><text:s text:c="12"/>{</text:p>
      <text:p text:style-name="Standard"><text:s text:c="16"/>"id": 1697,</text:p>
      <text:p text:style-name="Standard"><text:s text:c="16"/>"url": "/photo/1697"</text:p>
      <text:p text:style-name="Standard"><text:s text:c="12"/>},</text:p>
      <text:p text:style-name="Standard"><text:s text:c="12"/>{</text:p>
      <text:p text:style-name="Standard"><text:s text:c="16"/>"id": 1698,</text:p>
      <text:p text:style-name="Standard"><text:s text:c="16"/>"url": "/photo/1698"</text:p>
      <text:p text:style-name="Standard"><text:s text:c="12"/>}</text:p>
      <text:p text:style-name="Standard"><text:s text:c="8"/>]</text:p>
      <text:p text:style-name="Standard"><text:s text:c="4"/>},</text:p>
      <text:p text:style-name="Standard"><text:s text:c="4"/>{</text:p>
      <text:p text:style-name="Standard"><text:s text:c="8"/>"id": 1771,</text:p>
      <text:p text:style-name="Standard"><text:s text:c="8"/>"user_id": 876,</text:p>
      <text:p text:style-name="Standard"><text:s text:c="8"/>"title": "Sac à main en cuir jaune",</text:p>
      <text:p text:style-name="Standard"><text:s text:c="8"/>"description": "Un élégant sac à main en cuir jaune avec une bandoulière réglable. Parfait pour une sortie élégante. Excellent état.",</text:p>
      <text:p text:style-name="Standard"><text:s text:c="8"/>"category": "Fashion Accessories",</text:p>
      <text:p text:style-name="Standard"><text:s text:c="8"/>"condition": "VeryGood",</text:p>
      <text:p text:style-name="Standard"><text:s text:c="8"/>"price": 15.0,</text:p>
      <text:p text:style-name="Standard"><text:s text:c="8"/>"longitude": -1.360898,</text:p>
      <text:p text:style-name="Standard"><text:s text:c="8"/>"latitude": 47.243695,</text:p>
      <text:p text:style-name="Standard"><text:s text:c="8"/>"currency": null,</text:p>
      <text:p text:style-name="Standard"><text:s text:c="8"/>"brand": null,</text:p>
      <text:p text:style-name="Standard"><text:soft-page-break/><text:s text:c="8"/>"size": null,</text:p>
      <text:p text:style-name="Standard"><text:s text:c="8"/>"state": "active",</text:p>
      <text:p text:style-name="Standard"><text:s text:c="8"/>"created_at": "2024-07-11T11:59:07.378483",</text:p>
      <text:p text:style-name="Standard"><text:s text:c="8"/>"updated_at": "2024-07-11T14:14:59.624295",</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677,</text:p>
      <text:p text:style-name="Standard"><text:s text:c="16"/>"url": "/photo/1677"</text:p>
      <text:p text:style-name="Standard"><text:s text:c="12"/>},</text:p>
      <text:p text:style-name="Standard"><text:s text:c="12"/>{</text:p>
      <text:p text:style-name="Standard"><text:s text:c="16"/>"id": 1678,</text:p>
      <text:p text:style-name="Standard"><text:s text:c="16"/>"url": "/photo/1678"</text:p>
      <text:p text:style-name="Standard"><text:s text:c="12"/>},</text:p>
      <text:p text:style-name="Standard"><text:s text:c="12"/>{</text:p>
      <text:p text:style-name="Standard"><text:s text:c="16"/>"id": 1679,</text:p>
      <text:p text:style-name="Standard"><text:s text:c="16"/>"url": "/photo/1679"</text:p>
      <text:p text:style-name="Standard"><text:s text:c="12"/>},</text:p>
      <text:p text:style-name="Standard"><text:s text:c="12"/>{</text:p>
      <text:p text:style-name="Standard"><text:s text:c="16"/>"id": 1680,</text:p>
      <text:p text:style-name="Standard"><text:s text:c="16"/>"url": "/photo/1680"</text:p>
      <text:p text:style-name="Standard"><text:s text:c="12"/>}</text:p>
      <text:p text:style-name="Standard"><text:s text:c="8"/>]</text:p>
      <text:p text:style-name="Standard"><text:s text:c="4"/>},</text:p>
      <text:p text:style-name="Standard"><text:s text:c="4"/>{</text:p>
      <text:p text:style-name="Standard"><text:s text:c="8"/>"id": 1782,</text:p>
      <text:p text:style-name="Standard"><text:s text:c="8"/>"user_id": 876,</text:p>
      <text:p text:style-name="Standard"><text:s text:c="8"/>"title": "Bande LED lumineuse pour voiture",</text:p>
      <text:p text:style-name="Standard"><text:s text:c="8"/>"description": "Bande LED lumineuse pour voiture de la marque nor-tec. RGB avec 16 couleurs et télécommande incluse. Facile à couper et installer.\nNeuf, pas déballé ",</text:p>
      <text:p text:style-name="Standard"><text:s text:c="8"/>"category": "Automobile and Car Accessories",</text:p>
      <text:p text:style-name="Standard"><text:s text:c="8"/>"condition": "New",</text:p>
      <text:p text:style-name="Standard"><text:s text:c="8"/>"price": 12.0,</text:p>
      <text:p text:style-name="Standard"><text:s text:c="8"/>"longitude": -1.360898,</text:p>
      <text:p text:style-name="Standard"><text:s text:c="8"/>"latitude": 47.243695,</text:p>
      <text:p text:style-name="Standard"><text:s text:c="8"/>"currency": null,</text:p>
      <text:p text:style-name="Standard"><text:s text:c="8"/>"brand": null,</text:p>
      <text:p text:style-name="Standard"><text:s text:c="8"/>"size": null,</text:p>
      <text:p text:style-name="Standard"><text:soft-page-break/><text:s text:c="8"/>"state": "active",</text:p>
      <text:p text:style-name="Standard"><text:s text:c="8"/>"created_at": "2024-07-11T13:58:23.475304",</text:p>
      <text:p text:style-name="Standard"><text:s text:c="8"/>"updated_at": "2024-07-11T13:58:57.596036",</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713,</text:p>
      <text:p text:style-name="Standard"><text:s text:c="16"/>"url": "/photo/1713"</text:p>
      <text:p text:style-name="Standard"><text:s text:c="12"/>},</text:p>
      <text:p text:style-name="Standard"><text:s text:c="12"/>{</text:p>
      <text:p text:style-name="Standard"><text:s text:c="16"/>"id": 1714,</text:p>
      <text:p text:style-name="Standard"><text:s text:c="16"/>"url": "/photo/1714"</text:p>
      <text:p text:style-name="Standard"><text:s text:c="12"/>}</text:p>
      <text:p text:style-name="Standard"><text:s text:c="8"/>]</text:p>
      <text:p text:style-name="Standard"><text:s text:c="4"/>},</text:p>
      <text:p text:style-name="Standard"><text:s text:c="4"/>{</text:p>
      <text:p text:style-name="Standard"><text:s text:c="8"/>"id": 1785,</text:p>
      <text:p text:style-name="Standard"><text:s text:c="8"/>"user_id": 882,</text:p>
      <text:p text:style-name="Standard"><text:s text:c="8"/>"title": "Cylindre de sécurité IFAM F6S 30/30",</text:p>
      <text:p text:style-name="Standard"><text:s text:c="8"/>"description": "Vends cylindre de sécurité IFAM F6S 30/30. Profil euro, état neuf, jamais utilisé. Livré avec ses clés. Boîte légèrement endommagée.",</text:p>
      <text:p text:style-name="Standard"><text:s text:c="8"/>"category": "DIY",</text:p>
      <text:p text:style-name="Standard"><text:s text:c="8"/>"condition": "New",</text:p>
      <text:p text:style-name="Standard"><text:s text:c="8"/>"price": 25.0,</text:p>
      <text:p text:style-name="Standard"><text:s text:c="8"/>"longitude": 5.401978,</text:p>
      <text:p text:style-name="Standard"><text:s text:c="8"/>"latitude": 43.303054,</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7-14T14:11:18.522642",</text:p>
      <text:p text:style-name="Standard"><text:s text:c="8"/>"updated_at": "2024-07-14T14:13:14.155783",</text:p>
      <text:p text:style-name="Standard"><text:s text:c="8"/>"distance": 7091.477849740151,</text:p>
      <text:p text:style-name="Standard"><text:s text:c="8"/>"user": {</text:p>
      <text:p text:style-name="Standard"><text:s text:c="12"/>"id": 882,</text:p>
      <text:p text:style-name="Standard"><text:s text:c="12"/>"email": "w4dmkc6nxj@privaterelay.appleid.com",</text:p>
      <text:p text:style-name="Standard"><text:s text:c="12"/>"username": "Brahim ",</text:p>
      <text:p text:style-name="Standard"><text:s text:c="12"/>"mobile": "+33767759244",</text:p>
      <text:p text:style-name="Standard"><text:soft-page-break/><text:s text:c="12"/>"address": " Boulevard de La Blancarde ",</text:p>
      <text:p text:style-name="Standard"><text:s text:c="12"/>"postal_code": "13004",</text:p>
      <text:p text:style-name="Standard"><text:s text:c="12"/>"city": "Marseille ",</text:p>
      <text:p text:style-name="Standard"><text:s text:c="12"/>"longitude": 5.401978,</text:p>
      <text:p text:style-name="Standard"><text:s text:c="12"/>"latitude": 43.303054,</text:p>
      <text:p text:style-name="Standard"><text:s text:c="12"/>"is_premium": false,</text:p>
      <text:p text:style-name="Standard"><text:s text:c="12"/>"created_at": "2024-07-14T14:08:29.841736",</text:p>
      <text:p text:style-name="Standard"><text:s text:c="12"/>"lastvisited": null</text:p>
      <text:p text:style-name="Standard"><text:s text:c="8"/>},</text:p>
      <text:p text:style-name="Standard"><text:s text:c="8"/>"photos": [</text:p>
      <text:p text:style-name="Standard"><text:s text:c="12"/>{</text:p>
      <text:p text:style-name="Standard"><text:s text:c="16"/>"id": 1719,</text:p>
      <text:p text:style-name="Standard"><text:s text:c="16"/>"url": "/photo/1719"</text:p>
      <text:p text:style-name="Standard"><text:s text:c="12"/>},</text:p>
      <text:p text:style-name="Standard"><text:s text:c="12"/>{</text:p>
      <text:p text:style-name="Standard"><text:s text:c="16"/>"id": 1720,</text:p>
      <text:p text:style-name="Standard"><text:s text:c="16"/>"url": "/photo/1720"</text:p>
      <text:p text:style-name="Standard"><text:s text:c="12"/>},</text:p>
      <text:p text:style-name="Standard"><text:s text:c="12"/>{</text:p>
      <text:p text:style-name="Standard"><text:s text:c="16"/>"id": 1721,</text:p>
      <text:p text:style-name="Standard"><text:s text:c="16"/>"url": "/photo/1721"</text:p>
      <text:p text:style-name="Standard"><text:s text:c="12"/>},</text:p>
      <text:p text:style-name="Standard"><text:s text:c="12"/>{</text:p>
      <text:p text:style-name="Standard"><text:s text:c="16"/>"id": 1722,</text:p>
      <text:p text:style-name="Standard"><text:s text:c="16"/>"url": "/photo/1722"</text:p>
      <text:p text:style-name="Standard"><text:s text:c="12"/>},</text:p>
      <text:p text:style-name="Standard"><text:s text:c="12"/>{</text:p>
      <text:p text:style-name="Standard"><text:s text:c="16"/>"id": 1723,</text:p>
      <text:p text:style-name="Standard"><text:s text:c="16"/>"url": "/photo/1723"</text:p>
      <text:p text:style-name="Standard"><text:s text:c="12"/>},</text:p>
      <text:p text:style-name="Standard"><text:s text:c="12"/>{</text:p>
      <text:p text:style-name="Standard"><text:s text:c="16"/>"id": 1724,</text:p>
      <text:p text:style-name="Standard"><text:s text:c="16"/>"url": "/photo/1724"</text:p>
      <text:p text:style-name="Standard"><text:s text:c="12"/>},</text:p>
      <text:p text:style-name="Standard"><text:s text:c="12"/>{</text:p>
      <text:p text:style-name="Standard"><text:s text:c="16"/>"id": 1725,</text:p>
      <text:p text:style-name="Standard"><text:s text:c="16"/>"url": "/photo/1725"</text:p>
      <text:p text:style-name="Standard"><text:s text:c="12"/>}</text:p>
      <text:p text:style-name="Standard"><text:s text:c="8"/>]</text:p>
      <text:p text:style-name="Standard"><text:s text:c="4"/>},</text:p>
      <text:p text:style-name="Standard"><text:s text:c="4"/>{</text:p>
      <text:p text:style-name="Standard"><text:s text:c="8"/>"id": 2393,</text:p>
      <text:p text:style-name="Standard"><text:s text:c="8"/>"user_id": 1183,</text:p>
      <text:p text:style-name="Standard"><text:s text:c="8"/>"title": "Combinaison hiver bébé",</text:p>
      <text:p text:style-name="Standard"><text:s text:c="8"/>"description": "Adorable combinaison d'hiver pour bébé, taille 9-12 mois, avec capuche. Chaude et confortable.",</text:p>
      <text:p text:style-name="Standard"><text:s text:c="8"/>"category": "Clothing",</text:p>
      <text:p text:style-name="Standard"><text:s text:c="8"/>"condition": "VeryGood",</text:p>
      <text:p text:style-name="Standard"><text:s text:c="8"/>"price": 5.0,</text:p>
      <text:p text:style-name="Standard"><text:s text:c="8"/>"longitude": 2.470374,</text:p>
      <text:p text:style-name="Standard"><text:s text:c="8"/>"latitude": 48.860765,</text:p>
      <text:p text:style-name="Standard"><text:s text:c="8"/>"currency": null,</text:p>
      <text:p text:style-name="Standard"><text:soft-page-break/><text:s text:c="8"/>"brand": null,</text:p>
      <text:p text:style-name="Standard"><text:s text:c="8"/>"size": "9m",</text:p>
      <text:p text:style-name="Standard"><text:s text:c="8"/>"state": "active",</text:p>
      <text:p text:style-name="Standard"><text:s text:c="8"/>"created_at": "2024-11-03T12:17:25.642396",</text:p>
      <text:p text:style-name="Standard"><text:s text:c="8"/>"updated_at": "2024-11-03T12:18:03.369629",</text:p>
      <text:p text:style-name="Standard"><text:s text:c="8"/>"distance": 7306.613351670794,</text:p>
      <text:p text:style-name="Standard"><text:s text:c="8"/>"user": {</text:p>
      <text:p text:style-name="Standard"><text:s text:c="12"/>"id": 1183,</text:p>
      <text:p text:style-name="Standard"><text:s text:c="12"/>"email": "linda.sebille@icloud.com",</text:p>
      <text:p text:style-name="Standard"><text:s text:c="12"/>"username": "Linda",</text:p>
      <text:p text:style-name="Standard"><text:s text:c="12"/>"mobile": "+33643601796",</text:p>
      <text:p text:style-name="Standard"><text:s text:c="12"/>"address": "44 rue Pierre Curie",</text:p>
      <text:p text:style-name="Standard"><text:s text:c="12"/>"postal_code": "93100",</text:p>
      <text:p text:style-name="Standard"><text:s text:c="12"/>"city": "Montreuil",</text:p>
      <text:p text:style-name="Standard"><text:s text:c="12"/>"longitude": 2.470374,</text:p>
      <text:p text:style-name="Standard"><text:s text:c="12"/>"latitude": 48.860765,</text:p>
      <text:p text:style-name="Standard"><text:s text:c="12"/>"is_premium": false,</text:p>
      <text:p text:style-name="Standard"><text:s text:c="12"/>"created_at": "2024-11-03T12:06:27.546968",</text:p>
      <text:p text:style-name="Standard"><text:s text:c="12"/>"lastvisited": null</text:p>
      <text:p text:style-name="Standard"><text:s text:c="8"/>},</text:p>
      <text:p text:style-name="Standard"><text:s text:c="8"/>"photos": [</text:p>
      <text:p text:style-name="Standard"><text:s text:c="12"/>{</text:p>
      <text:p text:style-name="Standard"><text:s text:c="16"/>"id": 3298,</text:p>
      <text:p text:style-name="Standard"><text:s text:c="16"/>"url": "/photo/3298"</text:p>
      <text:p text:style-name="Standard"><text:s text:c="12"/>},</text:p>
      <text:p text:style-name="Standard"><text:s text:c="12"/>{</text:p>
      <text:p text:style-name="Standard"><text:s text:c="16"/>"id": 3299,</text:p>
      <text:p text:style-name="Standard"><text:s text:c="16"/>"url": "/photo/3299"</text:p>
      <text:p text:style-name="Standard"><text:s text:c="12"/>},</text:p>
      <text:p text:style-name="Standard"><text:s text:c="12"/>{</text:p>
      <text:p text:style-name="Standard"><text:s text:c="16"/>"id": 3300,</text:p>
      <text:p text:style-name="Standard"><text:s text:c="16"/>"url": "/photo/3300"</text:p>
      <text:p text:style-name="Standard"><text:s text:c="12"/>}</text:p>
      <text:p text:style-name="Standard"><text:s text:c="8"/>]</text:p>
      <text:p text:style-name="Standard"><text:s text:c="4"/>},</text:p>
      <text:p text:style-name="Standard"><text:s text:c="4"/>{</text:p>
      <text:p text:style-name="Standard"><text:s text:c="8"/>"id": 2394,</text:p>
      <text:p text:style-name="Standard"><text:s text:c="8"/>"user_id": 1183,</text:p>
      <text:p text:style-name="Standard"><text:s text:c="8"/>"title": "Sweat-shirt Enfant Hello",</text:p>
      <text:p text:style-name="Standard"><text:s text:c="8"/>"description": "Joli sweat-shirt pour enfant avec motif 'Hello'. Couleur kaki, matière douce et confortable. Taille 12 mois.",</text:p>
      <text:p text:style-name="Standard"><text:s text:c="8"/>"category": "Clothing",</text:p>
      <text:p text:style-name="Standard"><text:s text:c="8"/>"condition": "VeryGood",</text:p>
      <text:p text:style-name="Standard"><text:s text:c="8"/>"price": 3.0,</text:p>
      <text:p text:style-name="Standard"><text:s text:c="8"/>"longitude": 2.470374,</text:p>
      <text:p text:style-name="Standard"><text:s text:c="8"/>"latitude": 48.860765,</text:p>
      <text:p text:style-name="Standard"><text:s text:c="8"/>"currency": null,</text:p>
      <text:p text:style-name="Standard"><text:s text:c="8"/>"brand": "Okaïdi",</text:p>
      <text:p text:style-name="Standard"><text:s text:c="8"/>"size": "12m",</text:p>
      <text:p text:style-name="Standard"><text:s text:c="8"/>"state": "active",</text:p>
      <text:p text:style-name="Standard"><text:s text:c="8"/>"created_at": "2024-11-03T12:18:51.270372",</text:p>
      <text:p text:style-name="Standard"><text:s text:c="8"/>"updated_at": "2024-11-03T12:19:16.239017",</text:p>
      <text:p text:style-name="Standard"><text:soft-page-break/><text:s text:c="8"/>"distance": 7306.613351670794,</text:p>
      <text:p text:style-name="Standard"><text:s text:c="8"/>"user": {</text:p>
      <text:p text:style-name="Standard"><text:s text:c="12"/>"id": 1183,</text:p>
      <text:p text:style-name="Standard"><text:s text:c="12"/>"email": "linda.sebille@icloud.com",</text:p>
      <text:p text:style-name="Standard"><text:s text:c="12"/>"username": "Linda",</text:p>
      <text:p text:style-name="Standard"><text:s text:c="12"/>"mobile": "+33643601796",</text:p>
      <text:p text:style-name="Standard"><text:s text:c="12"/>"address": "44 rue Pierre Curie",</text:p>
      <text:p text:style-name="Standard"><text:s text:c="12"/>"postal_code": "93100",</text:p>
      <text:p text:style-name="Standard"><text:s text:c="12"/>"city": "Montreuil",</text:p>
      <text:p text:style-name="Standard"><text:s text:c="12"/>"longitude": 2.470374,</text:p>
      <text:p text:style-name="Standard"><text:s text:c="12"/>"latitude": 48.860765,</text:p>
      <text:p text:style-name="Standard"><text:s text:c="12"/>"is_premium": false,</text:p>
      <text:p text:style-name="Standard"><text:s text:c="12"/>"created_at": "2024-11-03T12:06:27.546968",</text:p>
      <text:p text:style-name="Standard"><text:s text:c="12"/>"lastvisited": null</text:p>
      <text:p text:style-name="Standard"><text:s text:c="8"/>},</text:p>
      <text:p text:style-name="Standard"><text:s text:c="8"/>"photos": [</text:p>
      <text:p text:style-name="Standard"><text:s text:c="12"/>{</text:p>
      <text:p text:style-name="Standard"><text:s text:c="16"/>"id": 3301,</text:p>
      <text:p text:style-name="Standard"><text:s text:c="16"/>"url": "/photo/3301"</text:p>
      <text:p text:style-name="Standard"><text:s text:c="12"/>},</text:p>
      <text:p text:style-name="Standard"><text:s text:c="12"/>{</text:p>
      <text:p text:style-name="Standard"><text:s text:c="16"/>"id": 3302,</text:p>
      <text:p text:style-name="Standard"><text:s text:c="16"/>"url": "/photo/3302"</text:p>
      <text:p text:style-name="Standard"><text:s text:c="12"/>},</text:p>
      <text:p text:style-name="Standard"><text:s text:c="12"/>{</text:p>
      <text:p text:style-name="Standard"><text:s text:c="16"/>"id": 3303,</text:p>
      <text:p text:style-name="Standard"><text:s text:c="16"/>"url": "/photo/3303"</text:p>
      <text:p text:style-name="Standard"><text:s text:c="12"/>}</text:p>
      <text:p text:style-name="Standard"><text:s text:c="8"/>]</text:p>
      <text:p text:style-name="Standard"><text:s text:c="4"/>},</text:p>
      <text:p text:style-name="Standard"><text:s text:c="4"/>{</text:p>
      <text:p text:style-name="Standard"><text:s text:c="8"/>"id": 1546,</text:p>
      <text:p text:style-name="Standard"><text:s text:c="8"/>"user_id": 573,</text:p>
      <text:p text:style-name="Standard"><text:s text:c="8"/>"title": "Lampe de bureau flexible moderne",</text:p>
      <text:p text:style-name="Standard"><text:s text:c="8"/>"description": "Lampe de bureau en métal avec cou flexible, idéale pour éclairer votre espace de travail avec précision. En bon état et fonctionne parfaitement. L'ampoule n'est pas incluse.",</text:p>
      <text:p text:style-name="Standard"><text:s text:c="8"/>"category": "Lighting",</text:p>
      <text:p text:style-name="Standard"><text:s text:c="8"/>"condition": "Good",</text:p>
      <text:p text:style-name="Standard"><text:s text:c="8"/>"price": 15.0,</text:p>
      <text:p text:style-name="Standard"><text:s text:c="8"/>"longitude": 139.6503,</text:p>
      <text:p text:style-name="Standard"><text:s text:c="8"/>"latitude": 35.676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4-02T13:59:05.000145",</text:p>
      <text:p text:style-name="Standard"><text:s text:c="8"/>"updated_at": "2024-04-10T08:47:24.021728",</text:p>
      <text:p text:style-name="Standard"><text:s text:c="8"/>"distance": 7319.302472093141,</text:p>
      <text:p text:style-name="Standard"><text:s text:c="8"/>"user": {</text:p>
      <text:p text:style-name="Standard"><text:s text:c="12"/>"id": 573,</text:p>
      <text:p text:style-name="Standard"><text:s text:c="12"/>"email": "xbr56gz2ht@privaterelay.appleid.com",</text:p>
      <text:p text:style-name="Standard"><text:s text:c="12"/>"username": "MarinaM",</text:p>
      <text:p text:style-name="Standard"><text:soft-page-break/><text:s text:c="12"/>"mobile": "+33643220295",</text:p>
      <text:p text:style-name="Standard"><text:s text:c="12"/>"address": "58 rue Pierre Demours ",</text:p>
      <text:p text:style-name="Standard"><text:s text:c="12"/>"postal_code": "75017",</text:p>
      <text:p text:style-name="Standard"><text:s text:c="12"/>"city": "Paris ",</text:p>
      <text:p text:style-name="Standard"><text:s text:c="12"/>"longitude": 2.296388,</text:p>
      <text:p text:style-name="Standard"><text:s text:c="12"/>"latitude": 48.882017,</text:p>
      <text:p text:style-name="Standard"><text:s text:c="12"/>"is_premium": false,</text:p>
      <text:p text:style-name="Standard"><text:s text:c="12"/>"created_at": "2024-03-19T20:16:41.853419",</text:p>
      <text:p text:style-name="Standard"><text:s text:c="12"/>"lastvisited": null</text:p>
      <text:p text:style-name="Standard"><text:s text:c="8"/>},</text:p>
      <text:p text:style-name="Standard"><text:s text:c="8"/>"photos": [</text:p>
      <text:p text:style-name="Standard"><text:s text:c="12"/>{</text:p>
      <text:p text:style-name="Standard"><text:s text:c="16"/>"id": 1412,</text:p>
      <text:p text:style-name="Standard"><text:s text:c="16"/>"url": "/photo/1412"</text:p>
      <text:p text:style-name="Standard"><text:s text:c="12"/>}</text:p>
      <text:p text:style-name="Standard"><text:s text:c="8"/>]</text:p>
      <text:p text:style-name="Standard"><text:s text:c="4"/>},</text:p>
      <text:p text:style-name="Standard"><text:s text:c="4"/>{</text:p>
      <text:p text:style-name="Standard"><text:s text:c="8"/>"id": 1547,</text:p>
      <text:p text:style-name="Standard"><text:s text:c="8"/>"user_id": 573,</text:p>
      <text:p text:style-name="Standard"><text:s text:c="8"/>"title": "Miroir Solaire Doré Style Vintage",</text:p>
      <text:p text:style-name="Standard"><text:s text:c="8"/>"description": "Ajoutez une touche d'élégance à votre intérieur avec ce miroir mural en forme de soleil. Avec ses rayons dorés finement ciselés, il apporte luminosité et style à n'importe quelle pièce. Diamètre total de 50 cm. Parfait pour le salon, l'entrée ou la chambre. Légères traces d'usage qui ajoutent au charme vintage de l'objet.",</text:p>
      <text:p text:style-name="Standard"><text:s text:c="8"/>"category": "Interior Decoration",</text:p>
      <text:p text:style-name="Standard"><text:s text:c="8"/>"condition": "Good",</text:p>
      <text:p text:style-name="Standard"><text:s text:c="8"/>"price": 12.0,</text:p>
      <text:p text:style-name="Standard"><text:s text:c="8"/>"longitude": 135.5023,</text:p>
      <text:p text:style-name="Standard"><text:s text:c="8"/>"latitude": 34.6937,</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4-02T13:59:31.740655",</text:p>
      <text:p text:style-name="Standard"><text:s text:c="8"/>"updated_at": "2024-04-10T08:47:34.825896",</text:p>
      <text:p text:style-name="Standard"><text:s text:c="8"/>"distance": 7319.302472093141,</text:p>
      <text:p text:style-name="Standard"><text:s text:c="8"/>"user": {</text:p>
      <text:p text:style-name="Standard"><text:s text:c="12"/>"id": 573,</text:p>
      <text:p text:style-name="Standard"><text:s text:c="12"/>"email": "xbr56gz2ht@privaterelay.appleid.com",</text:p>
      <text:p text:style-name="Standard"><text:s text:c="12"/>"username": "MarinaM",</text:p>
      <text:p text:style-name="Standard"><text:s text:c="12"/>"mobile": "+33643220295",</text:p>
      <text:p text:style-name="Standard"><text:s text:c="12"/>"address": "58 rue Pierre Demours ",</text:p>
      <text:p text:style-name="Standard"><text:s text:c="12"/>"postal_code": "75017",</text:p>
      <text:p text:style-name="Standard"><text:s text:c="12"/>"city": "Paris ",</text:p>
      <text:p text:style-name="Standard"><text:s text:c="12"/>"longitude": 2.296388,</text:p>
      <text:p text:style-name="Standard"><text:s text:c="12"/>"latitude": 48.882017,</text:p>
      <text:p text:style-name="Standard"><text:s text:c="12"/>"is_premium": false,</text:p>
      <text:p text:style-name="Standard"><text:s text:c="12"/>"created_at": "2024-03-19T20:16:41.853419",</text:p>
      <text:p text:style-name="Standard"><text:s text:c="12"/>"lastvisited": null</text:p>
      <text:p text:style-name="Standard"><text:s text:c="8"/>},</text:p>
      <text:p text:style-name="Standard"><text:s text:c="8"/>"photos": [</text:p>
      <text:p text:style-name="Standard"><text:soft-page-break/><text:s text:c="12"/>{</text:p>
      <text:p text:style-name="Standard"><text:s text:c="16"/>"id": 1413,</text:p>
      <text:p text:style-name="Standard"><text:s text:c="16"/>"url": "/photo/1413"</text:p>
      <text:p text:style-name="Standard"><text:s text:c="12"/>}</text:p>
      <text:p text:style-name="Standard"><text:s text:c="8"/>]</text:p>
      <text:p text:style-name="Standard"><text:s text:c="4"/>},</text:p>
      <text:p text:style-name="Standard"><text:s text:c="4"/>{</text:p>
      <text:p text:style-name="Standard"><text:s text:c="8"/>"id": 1097,</text:p>
      <text:p text:style-name="Standard"><text:s text:c="8"/>"user_id": 183,</text:p>
      <text:p text:style-name="Standard"><text:s text:c="8"/>"title": "Chaise en bois vintage à assise en paille",</text:p>
      <text:p text:style-name="Standard"><text:s text:c="8"/>"description": "Chaise rustique en bois massif avec une assise en paille tressée. Parfaite pour ajouter une touche d'authenticité à votre intérieur. Malgré quelques signes d'usure qui témoignent de son vécu, cet objet conserve tout son charme et son caractère.",</text:p>
      <text:p text:style-name="Standard"><text:s text:c="8"/>"category": "Furniture",</text:p>
      <text:p text:style-name="Standard"><text:s text:c="8"/>"condition": "Occasion",</text:p>
      <text:p text:style-name="Standard"><text:s text:c="8"/>"price": 25.0,</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07T08:45:30.574688",</text:p>
      <text:p text:style-name="Standard"><text:s text:c="8"/>"updated_at": "2024-04-10T08:56:33.799775",</text:p>
      <text:p text:style-name="Standard"><text:s text:c="8"/>"distance": 7317.855053561797,</text:p>
      <text:p text:style-name="Standard"><text:s text:c="8"/>"user": {</text:p>
      <text:p text:style-name="Standard"><text:s text:c="12"/>"id": 183,</text:p>
      <text:p text:style-name="Standard"><text:s text:c="12"/>"email": "liza.bodt@gmail.com",</text:p>
      <text:p text:style-name="Standard"><text:s text:c="12"/>"username": "lbodt",</text:p>
      <text:p text:style-name="Standard"><text:s text:c="12"/>"mobile": "+33632817441",</text:p>
      <text:p text:style-name="Standard"><text:s text:c="12"/>"address": "Salamon ",</text:p>
      <text:p text:style-name="Standard"><text:s text:c="12"/>"postal_code": "12170",</text:p>
      <text:p text:style-name="Standard"><text:s text:c="12"/>"city": "Requista",</text:p>
      <text:p text:style-name="Standard"><text:s text:c="12"/>"longitude": 2.551131,</text:p>
      <text:p text:style-name="Standard"><text:s text:c="12"/>"latitude": 43.996163,</text:p>
      <text:p text:style-name="Standard"><text:s text:c="12"/>"is_premium": false,</text:p>
      <text:p text:style-name="Standard"><text:s text:c="12"/>"created_at": "2024-02-06T17:27:23.789328",</text:p>
      <text:p text:style-name="Standard"><text:s text:c="12"/>"lastvisited": null</text:p>
      <text:p text:style-name="Standard"><text:s text:c="8"/>},</text:p>
      <text:p text:style-name="Standard"><text:s text:c="8"/>"photos": [</text:p>
      <text:p text:style-name="Standard"><text:s text:c="12"/>{</text:p>
      <text:p text:style-name="Standard"><text:s text:c="16"/>"id": 730,</text:p>
      <text:p text:style-name="Standard"><text:s text:c="16"/>"url": "/photo/730"</text:p>
      <text:p text:style-name="Standard"><text:s text:c="12"/>}</text:p>
      <text:p text:style-name="Standard"><text:s text:c="8"/>]</text:p>
      <text:p text:style-name="Standard"><text:s text:c="4"/>},</text:p>
      <text:p text:style-name="Standard"><text:s text:c="4"/>{</text:p>
      <text:p text:style-name="Standard"><text:s text:c="8"/>"id": 1466,</text:p>
      <text:p text:style-name="Standard"><text:s text:c="8"/>"user_id": 26,</text:p>
      <text:p text:style-name="Standard"><text:s text:c="8"/>"title": "Barboteuse bébé Jacadi liberty - Taille 6M",</text:p>
      <text:p text:style-name="Standard"><text:soft-page-break/><text:s text:c="8"/>"description": "Charmante barboteuse jacadi liberty pour bébé, taille 6 mois. Léger et confortable, idéal pour la saison printanière et estivale. Boutons-pression pour un habillage facile. L'article a été peu utilisé et reste en très bon état.",</text:p>
      <text:p text:style-name="Standard"><text:s text:c="8"/>"category": "Clothing",</text:p>
      <text:p text:style-name="Standard"><text:s text:c="8"/>"condition": "VeryGood",</text:p>
      <text:p text:style-name="Standard"><text:s text:c="8"/>"price": 15.0,</text:p>
      <text:p text:style-name="Standard"><text:s text:c="8"/>"longitude": 2.3574,</text:p>
      <text:p text:style-name="Standard"><text:s text:c="8"/>"latitude": 48.9364,</text:p>
      <text:p text:style-name="Standard"><text:s text:c="8"/>"currency": "EUR",</text:p>
      <text:p text:style-name="Standard"><text:s text:c="8"/>"brand": "Jacadi",</text:p>
      <text:p text:style-name="Standard"><text:s text:c="8"/>"size": "6m",</text:p>
      <text:p text:style-name="Standard"><text:s text:c="8"/>"state": "active",</text:p>
      <text:p text:style-name="Standard"><text:s text:c="8"/>"created_at": "2024-03-15T13:52:33.385866",</text:p>
      <text:p text:style-name="Standard"><text:s text:c="8"/>"updated_at": "2024-04-09T15:15:48.154884",</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1293,</text:p>
      <text:p text:style-name="Standard"><text:s text:c="16"/>"url": "/photo/1293"</text:p>
      <text:p text:style-name="Standard"><text:s text:c="12"/>},</text:p>
      <text:p text:style-name="Standard"><text:s text:c="12"/>{</text:p>
      <text:p text:style-name="Standard"><text:s text:c="16"/>"id": 1294,</text:p>
      <text:p text:style-name="Standard"><text:s text:c="16"/>"url": "/photo/1294"</text:p>
      <text:p text:style-name="Standard"><text:s text:c="12"/>},</text:p>
      <text:p text:style-name="Standard"><text:s text:c="12"/>{</text:p>
      <text:p text:style-name="Standard"><text:s text:c="16"/>"id": 1295,</text:p>
      <text:p text:style-name="Standard"><text:s text:c="16"/>"url": "/photo/1295"</text:p>
      <text:p text:style-name="Standard"><text:s text:c="12"/>},</text:p>
      <text:p text:style-name="Standard"><text:s text:c="12"/>{</text:p>
      <text:p text:style-name="Standard"><text:s text:c="16"/>"id": 1296,</text:p>
      <text:p text:style-name="Standard"><text:s text:c="16"/>"url": "/photo/1296"</text:p>
      <text:p text:style-name="Standard"><text:s text:c="12"/>}</text:p>
      <text:p text:style-name="Standard"><text:s text:c="8"/>]</text:p>
      <text:p text:style-name="Standard"><text:s text:c="4"/>},</text:p>
      <text:p text:style-name="Standard"><text:s text:c="4"/>{</text:p>
      <text:p text:style-name="Standard"><text:s text:c="8"/>"id": 1502,</text:p>
      <text:p text:style-name="Standard"><text:s text:c="8"/>"user_id": 575,</text:p>
      <text:p text:style-name="Standard"><text:s text:c="8"/>"title": "Le quai de Ouistreham par Florence Aubenas",</text:p>
      <text:p text:style-name="Standard"><text:soft-page-break/><text:s text:c="8"/>"description": "Vivez une enquête immersive dans le quotidien précaire de l'emploi à travers 'Le quai de Ouistreham', écrit par Florence Aubenas. Ce livre offre un témoignage poignant sur la crise de l'emploi en France. Très légèrement usé, mais en très bon état général, ce livre est un must pour ceux intéressés par les enjeux sociaux contemporains.",</text:p>
      <text:p text:style-name="Standard"><text:s text:c="8"/>"category": "Books and Comics",</text:p>
      <text:p text:style-name="Standard"><text:s text:c="8"/>"condition": "VeryGood",</text:p>
      <text:p text:style-name="Standard"><text:s text:c="8"/>"price": 1.5,</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3-20T13:21:49.432268",</text:p>
      <text:p text:style-name="Standard"><text:s text:c="8"/>"updated_at": "2024-04-10T08:59:21.235147",</text:p>
      <text:p text:style-name="Standard"><text:s text:c="8"/>"distance": 7317.473971939475,</text:p>
      <text:p text:style-name="Standard"><text:s text:c="8"/>"user": {</text:p>
      <text:p text:style-name="Standard"><text:s text:c="12"/>"id": 575,</text:p>
      <text:p text:style-name="Standard"><text:s text:c="12"/>"email": "dpktbt7dr2@privaterelay.appleid.com",</text:p>
      <text:p text:style-name="Standard"><text:s text:c="12"/>"username": "Lemercier ",</text:p>
      <text:p text:style-name="Standard"><text:s text:c="12"/>"mobile": "+33638689189",</text:p>
      <text:p text:style-name="Standard"><text:s text:c="12"/>"address": "70 rue Lemercier ",</text:p>
      <text:p text:style-name="Standard"><text:s text:c="12"/>"postal_code": "75017",</text:p>
      <text:p text:style-name="Standard"><text:s text:c="12"/>"city": "Paris ",</text:p>
      <text:p text:style-name="Standard"><text:s text:c="12"/>"longitude": 2.321254,</text:p>
      <text:p text:style-name="Standard"><text:s text:c="12"/>"latitude": 48.88813,</text:p>
      <text:p text:style-name="Standard"><text:s text:c="12"/>"is_premium": false,</text:p>
      <text:p text:style-name="Standard"><text:s text:c="12"/>"created_at": "2024-03-20T12:17:03.177902",</text:p>
      <text:p text:style-name="Standard"><text:s text:c="12"/>"lastvisited": null</text:p>
      <text:p text:style-name="Standard"><text:s text:c="8"/>},</text:p>
      <text:p text:style-name="Standard"><text:s text:c="8"/>"photos": [</text:p>
      <text:p text:style-name="Standard"><text:s text:c="12"/>{</text:p>
      <text:p text:style-name="Standard"><text:s text:c="16"/>"id": 1341,</text:p>
      <text:p text:style-name="Standard"><text:s text:c="16"/>"url": "/photo/1341"</text:p>
      <text:p text:style-name="Standard"><text:s text:c="12"/>},</text:p>
      <text:p text:style-name="Standard"><text:s text:c="12"/>{</text:p>
      <text:p text:style-name="Standard"><text:s text:c="16"/>"id": 1342,</text:p>
      <text:p text:style-name="Standard"><text:s text:c="16"/>"url": "/photo/1342"</text:p>
      <text:p text:style-name="Standard"><text:s text:c="12"/>}</text:p>
      <text:p text:style-name="Standard"><text:s text:c="8"/>]</text:p>
      <text:p text:style-name="Standard"><text:s text:c="4"/>},</text:p>
      <text:p text:style-name="Standard"><text:s text:c="4"/>{</text:p>
      <text:p text:style-name="Standard"><text:s text:c="8"/>"id": 1110,</text:p>
      <text:p text:style-name="Standard"><text:s text:c="8"/>"user_id": 186,</text:p>
      <text:p text:style-name="Standard"><text:s text:c="8"/>"title": "Étui à lunettes rigide Whistler Hills",</text:p>
      <text:p text:style-name="Standard"><text:s text:c="8"/>"description": "Vends étui à lunettes de la marque Whistler Hills, idéal pour protéger vos lunettes ou vos lunettes de soleil. Couleur noire avec bordure bleue, matière extérieure résistante. L'intérieur est garni d'une doublure douce pour éviter les rayures sur vos verres. Légères marques d'usure mais reste en très bon état. Compact et élégant, cet étui protègera efficacement vos lunettes lors de vos déplacements.",</text:p>
      <text:p text:style-name="Standard"><text:s text:c="8"/>"category": "Fashion Accessories",</text:p>
      <text:p text:style-name="Standard"><text:s text:c="8"/>"condition": "Bon état",</text:p>
      <text:p text:style-name="Standard"><text:soft-page-break/><text:s text:c="8"/>"price": 5.0,</text:p>
      <text:p text:style-name="Standard"><text:s text:c="8"/>"longitude": 135.5023,</text:p>
      <text:p text:style-name="Standard"><text:s text:c="8"/>"latitude": 34.6937,</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07T13:05:06.573093",</text:p>
      <text:p text:style-name="Standard"><text:s text:c="8"/>"updated_at": "2024-04-10T09:01:18.067624",</text:p>
      <text:p text:style-name="Standard"><text:s text:c="8"/>"distance": 7042.458059791982,</text:p>
      <text:p text:style-name="Standard"><text:s text:c="8"/>"user": {</text:p>
      <text:p text:style-name="Standard"><text:s text:c="12"/>"id": 186,</text:p>
      <text:p text:style-name="Standard"><text:s text:c="12"/>"email": "proustvalentin1@gmail.com",</text:p>
      <text:p text:style-name="Standard"><text:s text:c="12"/>"username": "valentin",</text:p>
      <text:p text:style-name="Standard"><text:s text:c="12"/>"mobile": "+33652559627",</text:p>
      <text:p text:style-name="Standard"><text:s text:c="12"/>"address": "5 rue Adolphe Fischer",</text:p>
      <text:p text:style-name="Standard"><text:s text:c="12"/>"postal_code": "1520",</text:p>
      <text:p text:style-name="Standard"><text:s text:c="12"/>"city": "Luxembourg",</text:p>
      <text:p text:style-name="Standard"><text:s text:c="12"/>"longitude": 6.124708,</text:p>
      <text:p text:style-name="Standard"><text:s text:c="12"/>"latitude": 49.60444,</text:p>
      <text:p text:style-name="Standard"><text:s text:c="12"/>"is_premium": false,</text:p>
      <text:p text:style-name="Standard"><text:s text:c="12"/>"created_at": "2024-02-07T11:41:42.916371",</text:p>
      <text:p text:style-name="Standard"><text:s text:c="12"/>"lastvisited": null</text:p>
      <text:p text:style-name="Standard"><text:s text:c="8"/>},</text:p>
      <text:p text:style-name="Standard"><text:s text:c="8"/>"photos": [</text:p>
      <text:p text:style-name="Standard"><text:s text:c="12"/>{</text:p>
      <text:p text:style-name="Standard"><text:s text:c="16"/>"id": 754,</text:p>
      <text:p text:style-name="Standard"><text:s text:c="16"/>"url": "/photo/754"</text:p>
      <text:p text:style-name="Standard"><text:s text:c="12"/>},</text:p>
      <text:p text:style-name="Standard"><text:s text:c="12"/>{</text:p>
      <text:p text:style-name="Standard"><text:s text:c="16"/>"id": 753,</text:p>
      <text:p text:style-name="Standard"><text:s text:c="16"/>"url": "/photo/753"</text:p>
      <text:p text:style-name="Standard"><text:s text:c="12"/>}</text:p>
      <text:p text:style-name="Standard"><text:s text:c="8"/>]</text:p>
      <text:p text:style-name="Standard"><text:s text:c="4"/>},</text:p>
      <text:p text:style-name="Standard"><text:s text:c="4"/>{</text:p>
      <text:p text:style-name="Standard"><text:s text:c="8"/>"id": 1495,</text:p>
      <text:p text:style-name="Standard"><text:s text:c="8"/>"user_id": 575,</text:p>
      <text:p text:style-name="Standard"><text:s text:c="8"/>"title": "Roman 'Mercredi au parc' d'Ayelet Waldman",</text:p>
      <text:p text:style-name="Standard"><text:s text:c="8"/>"description": "Plongez dans l'univers captivant d'Ayelet Waldman avec son roman 'Mercredi au parc'. Ce livre vous invite à suivre une histoire riche en émotions, idéale pour les amateurs de littérature contemporaine. En très bon état, il permet de découvrir une intrigue fascinante sans se ruiner.",</text:p>
      <text:p text:style-name="Standard"><text:s text:c="8"/>"category": "Books and Comics",</text:p>
      <text:p text:style-name="Standard"><text:s text:c="8"/>"condition": "Good",</text:p>
      <text:p text:style-name="Standard"><text:s text:c="8"/>"price": 2.0,</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null,</text:p>
      <text:p text:style-name="Standard"><text:s text:c="8"/>"state": "active",</text:p>
      <text:p text:style-name="Standard"><text:soft-page-break/><text:s text:c="8"/>"created_at": "2024-03-20T13:02:50.504233",</text:p>
      <text:p text:style-name="Standard"><text:s text:c="8"/>"updated_at": "2024-04-10T09:01:37.297720",</text:p>
      <text:p text:style-name="Standard"><text:s text:c="8"/>"distance": 7317.473971939475,</text:p>
      <text:p text:style-name="Standard"><text:s text:c="8"/>"user": {</text:p>
      <text:p text:style-name="Standard"><text:s text:c="12"/>"id": 575,</text:p>
      <text:p text:style-name="Standard"><text:s text:c="12"/>"email": "dpktbt7dr2@privaterelay.appleid.com",</text:p>
      <text:p text:style-name="Standard"><text:s text:c="12"/>"username": "Lemercier ",</text:p>
      <text:p text:style-name="Standard"><text:s text:c="12"/>"mobile": "+33638689189",</text:p>
      <text:p text:style-name="Standard"><text:s text:c="12"/>"address": "70 rue Lemercier ",</text:p>
      <text:p text:style-name="Standard"><text:s text:c="12"/>"postal_code": "75017",</text:p>
      <text:p text:style-name="Standard"><text:s text:c="12"/>"city": "Paris ",</text:p>
      <text:p text:style-name="Standard"><text:s text:c="12"/>"longitude": 2.321254,</text:p>
      <text:p text:style-name="Standard"><text:s text:c="12"/>"latitude": 48.88813,</text:p>
      <text:p text:style-name="Standard"><text:s text:c="12"/>"is_premium": false,</text:p>
      <text:p text:style-name="Standard"><text:s text:c="12"/>"created_at": "2024-03-20T12:17:03.177902",</text:p>
      <text:p text:style-name="Standard"><text:s text:c="12"/>"lastvisited": null</text:p>
      <text:p text:style-name="Standard"><text:s text:c="8"/>},</text:p>
      <text:p text:style-name="Standard"><text:s text:c="8"/>"photos": [</text:p>
      <text:p text:style-name="Standard"><text:s text:c="12"/>{</text:p>
      <text:p text:style-name="Standard"><text:s text:c="16"/>"id": 1327,</text:p>
      <text:p text:style-name="Standard"><text:s text:c="16"/>"url": "/photo/1327"</text:p>
      <text:p text:style-name="Standard"><text:s text:c="12"/>},</text:p>
      <text:p text:style-name="Standard"><text:s text:c="12"/>{</text:p>
      <text:p text:style-name="Standard"><text:s text:c="16"/>"id": 1328,</text:p>
      <text:p text:style-name="Standard"><text:s text:c="16"/>"url": "/photo/1328"</text:p>
      <text:p text:style-name="Standard"><text:s text:c="12"/>}</text:p>
      <text:p text:style-name="Standard"><text:s text:c="8"/>]</text:p>
      <text:p text:style-name="Standard"><text:s text:c="4"/>},</text:p>
      <text:p text:style-name="Standard"><text:s text:c="4"/>{</text:p>
      <text:p text:style-name="Standard"><text:s text:c="8"/>"id": 1500,</text:p>
      <text:p text:style-name="Standard"><text:s text:c="8"/>"user_id": 575,</text:p>
      <text:p text:style-name="Standard"><text:s text:c="8"/>"title": "Roman 'L'Affaire Margot' par Sanaë Lemoine",</text:p>
      <text:p text:style-name="Standard"><text:s text:c="8"/>"description": "Plongez dans l'univers de Margot avec le livre 'L'Affaire Margot' de Sanaë Lemoine. En très bon état, ce roman captivant vous emmène à Paris lors d'une écrasante vague de chaleur et vous fait vivre les complexités émotionnelles d'une famille. Parfait pour les amateurs de littérature contemporaine et de récits introspectifs.",</text:p>
      <text:p text:style-name="Standard"><text:s text:c="8"/>"category": "Books and Comics",</text:p>
      <text:p text:style-name="Standard"><text:s text:c="8"/>"condition": "VeryGood",</text:p>
      <text:p text:style-name="Standard"><text:s text:c="8"/>"price": 2.0,</text:p>
      <text:p text:style-name="Standard"><text:s text:c="8"/>"longitude": 139.6503,</text:p>
      <text:p text:style-name="Standard"><text:s text:c="8"/>"latitude": 35.6762,</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3-20T13:17:45.510659",</text:p>
      <text:p text:style-name="Standard"><text:s text:c="8"/>"updated_at": "2024-04-10T09:01:45.132145",</text:p>
      <text:p text:style-name="Standard"><text:s text:c="8"/>"distance": 7317.473971939475,</text:p>
      <text:p text:style-name="Standard"><text:s text:c="8"/>"user": {</text:p>
      <text:p text:style-name="Standard"><text:s text:c="12"/>"id": 575,</text:p>
      <text:p text:style-name="Standard"><text:s text:c="12"/>"email": "dpktbt7dr2@privaterelay.appleid.com",</text:p>
      <text:p text:style-name="Standard"><text:s text:c="12"/>"username": "Lemercier ",</text:p>
      <text:p text:style-name="Standard"><text:soft-page-break/><text:s text:c="12"/>"mobile": "+33638689189",</text:p>
      <text:p text:style-name="Standard"><text:s text:c="12"/>"address": "70 rue Lemercier ",</text:p>
      <text:p text:style-name="Standard"><text:s text:c="12"/>"postal_code": "75017",</text:p>
      <text:p text:style-name="Standard"><text:s text:c="12"/>"city": "Paris ",</text:p>
      <text:p text:style-name="Standard"><text:s text:c="12"/>"longitude": 2.321254,</text:p>
      <text:p text:style-name="Standard"><text:s text:c="12"/>"latitude": 48.88813,</text:p>
      <text:p text:style-name="Standard"><text:s text:c="12"/>"is_premium": false,</text:p>
      <text:p text:style-name="Standard"><text:s text:c="12"/>"created_at": "2024-03-20T12:17:03.177902",</text:p>
      <text:p text:style-name="Standard"><text:s text:c="12"/>"lastvisited": null</text:p>
      <text:p text:style-name="Standard"><text:s text:c="8"/>},</text:p>
      <text:p text:style-name="Standard"><text:s text:c="8"/>"photos": [</text:p>
      <text:p text:style-name="Standard"><text:s text:c="12"/>{</text:p>
      <text:p text:style-name="Standard"><text:s text:c="16"/>"id": 1337,</text:p>
      <text:p text:style-name="Standard"><text:s text:c="16"/>"url": "/photo/1337"</text:p>
      <text:p text:style-name="Standard"><text:s text:c="12"/>},</text:p>
      <text:p text:style-name="Standard"><text:s text:c="12"/>{</text:p>
      <text:p text:style-name="Standard"><text:s text:c="16"/>"id": 1338,</text:p>
      <text:p text:style-name="Standard"><text:s text:c="16"/>"url": "/photo/1338"</text:p>
      <text:p text:style-name="Standard"><text:s text:c="12"/>}</text:p>
      <text:p text:style-name="Standard"><text:s text:c="8"/>]</text:p>
      <text:p text:style-name="Standard"><text:s text:c="4"/>},</text:p>
      <text:p text:style-name="Standard"><text:s text:c="4"/>{</text:p>
      <text:p text:style-name="Standard"><text:s text:c="8"/>"id": 1765,</text:p>
      <text:p text:style-name="Standard"><text:s text:c="8"/>"user_id": 876,</text:p>
      <text:p text:style-name="Standard"><text:s text:c="8"/>"title": "Support mural industriel en métal",</text:p>
      <text:p text:style-name="Standard"><text:s text:c="8"/>"description": "Support mural industriel en métal noir, idéal pour une décoration loft ou industrielle.",</text:p>
      <text:p text:style-name="Standard"><text:s text:c="8"/>"category": "Interior Decoration",</text:p>
      <text:p text:style-name="Standard"><text:s text:c="8"/>"condition": "VeryGood",</text:p>
      <text:p text:style-name="Standard"><text:s text:c="8"/>"price": 15.0,</text:p>
      <text:p text:style-name="Standard"><text:s text:c="8"/>"longitude": 139.6503,</text:p>
      <text:p text:style-name="Standard"><text:s text:c="8"/>"latitude": 35.676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7-11T11:55:27.491342",</text:p>
      <text:p text:style-name="Standard"><text:s text:c="8"/>"updated_at": "2024-07-11T11:55:42.403965",</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oft-page-break/><text:s text:c="8"/>},</text:p>
      <text:p text:style-name="Standard"><text:s text:c="8"/>"photos": [</text:p>
      <text:p text:style-name="Standard"><text:s text:c="12"/>{</text:p>
      <text:p text:style-name="Standard"><text:s text:c="16"/>"id": 1666,</text:p>
      <text:p text:style-name="Standard"><text:s text:c="16"/>"url": "/photo/1666"</text:p>
      <text:p text:style-name="Standard"><text:s text:c="12"/>}</text:p>
      <text:p text:style-name="Standard"><text:s text:c="8"/>]</text:p>
      <text:p text:style-name="Standard"><text:s text:c="4"/>},</text:p>
      <text:p text:style-name="Standard"><text:s text:c="4"/>{</text:p>
      <text:p text:style-name="Standard"><text:s text:c="8"/>"id": 1526,</text:p>
      <text:p text:style-name="Standard"><text:s text:c="8"/>"user_id": 26,</text:p>
      <text:p text:style-name="Standard"><text:s text:c="8"/>"title": "Barboteuse bébé imprimée motifs floraux - Jacadi 6 mois",</text:p>
      <text:p text:style-name="Standard"><text:s text:c="8"/>"description": "Adorable barboteuse de marque Jacadi pour bébé, taille 6 mois. Design élégant avec motifs floraux et col claudine blanc. Très bon état, idéale pour la saison estivale. Facile à enfiler avec boutons pression au dos et entrejambe.",</text:p>
      <text:p text:style-name="Standard"><text:s text:c="8"/>"category": "Clothing",</text:p>
      <text:p text:style-name="Standard"><text:s text:c="8"/>"condition": "VeryGood",</text:p>
      <text:p text:style-name="Standard"><text:s text:c="8"/>"price": 10.0,</text:p>
      <text:p text:style-name="Standard"><text:s text:c="8"/>"longitude": 135.5023,</text:p>
      <text:p text:style-name="Standard"><text:s text:c="8"/>"latitude": 34.6937,</text:p>
      <text:p text:style-name="Standard"><text:s text:c="8"/>"currency": "EUR",</text:p>
      <text:p text:style-name="Standard"><text:s text:c="8"/>"brand": "Jacadi",</text:p>
      <text:p text:style-name="Standard"><text:s text:c="8"/>"size": "6m",</text:p>
      <text:p text:style-name="Standard"><text:s text:c="8"/>"state": "active",</text:p>
      <text:p text:style-name="Standard"><text:s text:c="8"/>"created_at": "2024-03-21T14:16:47.058919",</text:p>
      <text:p text:style-name="Standard"><text:s text:c="8"/>"updated_at": "2024-04-10T09:10:49.701571",</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1387,</text:p>
      <text:p text:style-name="Standard"><text:s text:c="16"/>"url": "/photo/1387"</text:p>
      <text:p text:style-name="Standard"><text:s text:c="12"/>},</text:p>
      <text:p text:style-name="Standard"><text:s text:c="12"/>{</text:p>
      <text:p text:style-name="Standard"><text:s text:c="16"/>"id": 1388,</text:p>
      <text:p text:style-name="Standard"><text:s text:c="16"/>"url": "/photo/1388"</text:p>
      <text:p text:style-name="Standard"><text:s text:c="12"/>}</text:p>
      <text:p text:style-name="Standard"><text:s text:c="8"/>]</text:p>
      <text:p text:style-name="Standard"><text:s text:c="4"/>},</text:p>
      <text:p text:style-name="Standard"><text:soft-page-break/><text:s text:c="4"/>{</text:p>
      <text:p text:style-name="Standard"><text:s text:c="8"/>"id": 1516,</text:p>
      <text:p text:style-name="Standard"><text:s text:c="8"/>"user_id": 26,</text:p>
      <text:p text:style-name="Standard"><text:s text:c="8"/>"title": "Barboteuse rouge pour bébé - 6 mois",</text:p>
      <text:p text:style-name="Standard"><text:s text:c="8"/>"description": "Adorable barboteuse rouge en tissu doux pour bébé de 6 mois. Parfait pour la saison estivale, cette tenue est à la fois confortable et élégante, avec des boutons pour faciliter l'habillage. Peu portée et en très bon état. L'étiquette BB&amp;Co témoigne de la qualité de l'article.",</text:p>
      <text:p text:style-name="Standard"><text:s text:c="8"/>"category": "Clothing",</text:p>
      <text:p text:style-name="Standard"><text:s text:c="8"/>"condition": "VeryGood",</text:p>
      <text:p text:style-name="Standard"><text:s text:c="8"/>"price": 3.0,</text:p>
      <text:p text:style-name="Standard"><text:s text:c="8"/>"longitude": 2.3574,</text:p>
      <text:p text:style-name="Standard"><text:s text:c="8"/>"latitude": 48.9364,</text:p>
      <text:p text:style-name="Standard"><text:s text:c="8"/>"currency": "EUR",</text:p>
      <text:p text:style-name="Standard"><text:s text:c="8"/>"brand": "BB&amp;Co",</text:p>
      <text:p text:style-name="Standard"><text:s text:c="8"/>"size": "6m",</text:p>
      <text:p text:style-name="Standard"><text:s text:c="8"/>"state": "active",</text:p>
      <text:p text:style-name="Standard"><text:s text:c="8"/>"created_at": "2024-03-21T13:36:30.505046",</text:p>
      <text:p text:style-name="Standard"><text:s text:c="8"/>"updated_at": "2024-04-10T09:11:10.954480",</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1366,</text:p>
      <text:p text:style-name="Standard"><text:s text:c="16"/>"url": "/photo/1366"</text:p>
      <text:p text:style-name="Standard"><text:s text:c="12"/>},</text:p>
      <text:p text:style-name="Standard"><text:s text:c="12"/>{</text:p>
      <text:p text:style-name="Standard"><text:s text:c="16"/>"id": 1367,</text:p>
      <text:p text:style-name="Standard"><text:s text:c="16"/>"url": "/photo/1367"</text:p>
      <text:p text:style-name="Standard"><text:s text:c="12"/>}</text:p>
      <text:p text:style-name="Standard"><text:s text:c="8"/>]</text:p>
      <text:p text:style-name="Standard"><text:s text:c="4"/>},</text:p>
      <text:p text:style-name="Standard"><text:s text:c="4"/>{</text:p>
      <text:p text:style-name="Standard"><text:s text:c="8"/>"id": 1522,</text:p>
      <text:p text:style-name="Standard"><text:s text:c="8"/>"user_id": 26,</text:p>
      <text:p text:style-name="Standard"><text:s text:c="8"/>"title": "Blouse liberty Cyrillus pour bébé 3 mois",</text:p>
      <text:p text:style-name="Standard"><text:s text:c="8"/>"description": "Blouse liberty de marque Cyrillus pour bébé de 3 mois. En tissu doux et en très bon état, elle sera parfaite pour les belles journées d'été. Facile à enfiler, elle offre confort et style à votre petite princesse.",</text:p>
      <text:p text:style-name="Standard"><text:s text:c="8"/>"category": "Clothing",</text:p>
      <text:p text:style-name="Standard"><text:soft-page-break/><text:s text:c="8"/>"condition": "VeryGood",</text:p>
      <text:p text:style-name="Standard"><text:s text:c="8"/>"price": 10.0,</text:p>
      <text:p text:style-name="Standard"><text:s text:c="8"/>"longitude": 139.6503,</text:p>
      <text:p text:style-name="Standard"><text:s text:c="8"/>"latitude": 35.6762,</text:p>
      <text:p text:style-name="Standard"><text:s text:c="8"/>"currency": "EUR",</text:p>
      <text:p text:style-name="Standard"><text:s text:c="8"/>"brand": "Cyrillus",</text:p>
      <text:p text:style-name="Standard"><text:s text:c="8"/>"size": "3m",</text:p>
      <text:p text:style-name="Standard"><text:s text:c="8"/>"state": "active",</text:p>
      <text:p text:style-name="Standard"><text:s text:c="8"/>"created_at": "2024-03-21T13:44:32.874521",</text:p>
      <text:p text:style-name="Standard"><text:s text:c="8"/>"updated_at": "2024-04-10T09:11:17.686550",</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1379,</text:p>
      <text:p text:style-name="Standard"><text:s text:c="16"/>"url": "/photo/1379"</text:p>
      <text:p text:style-name="Standard"><text:s text:c="12"/>},</text:p>
      <text:p text:style-name="Standard"><text:s text:c="12"/>{</text:p>
      <text:p text:style-name="Standard"><text:s text:c="16"/>"id": 1380,</text:p>
      <text:p text:style-name="Standard"><text:s text:c="16"/>"url": "/photo/1380"</text:p>
      <text:p text:style-name="Standard"><text:s text:c="12"/>}</text:p>
      <text:p text:style-name="Standard"><text:s text:c="8"/>]</text:p>
      <text:p text:style-name="Standard"><text:s text:c="4"/>},</text:p>
      <text:p text:style-name="Standard"><text:s text:c="4"/>{</text:p>
      <text:p text:style-name="Standard"><text:s text:c="8"/>"id": 1501,</text:p>
      <text:p text:style-name="Standard"><text:s text:c="8"/>"user_id": 575,</text:p>
      <text:p text:style-name="Standard"><text:s text:c="8"/>"title": "Livre 'Richie' par Raphaëlle Bacqué",</text:p>
      <text:p text:style-name="Standard"><text:s text:c="8"/>"description": "À vendre, livre 'Richie' de Raphaëlle Bacqué. Une enquête prenante et détaillée sur une figure emblématique. Couverture souple, en bon état général avec quelques signes d'utilisation mineurs.",</text:p>
      <text:p text:style-name="Standard"><text:s text:c="8"/>"category": "Books and Comics",</text:p>
      <text:p text:style-name="Standard"><text:s text:c="8"/>"condition": "Good",</text:p>
      <text:p text:style-name="Standard"><text:s text:c="8"/>"price": 3.0,</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null,</text:p>
      <text:p text:style-name="Standard"><text:s text:c="8"/>"state": "active",</text:p>
      <text:p text:style-name="Standard"><text:soft-page-break/><text:s text:c="8"/>"created_at": "2024-03-20T13:19:44.885002",</text:p>
      <text:p text:style-name="Standard"><text:s text:c="8"/>"updated_at": "2024-04-10T09:02:10.282313",</text:p>
      <text:p text:style-name="Standard"><text:s text:c="8"/>"distance": 7317.473971939475,</text:p>
      <text:p text:style-name="Standard"><text:s text:c="8"/>"user": {</text:p>
      <text:p text:style-name="Standard"><text:s text:c="12"/>"id": 575,</text:p>
      <text:p text:style-name="Standard"><text:s text:c="12"/>"email": "dpktbt7dr2@privaterelay.appleid.com",</text:p>
      <text:p text:style-name="Standard"><text:s text:c="12"/>"username": "Lemercier ",</text:p>
      <text:p text:style-name="Standard"><text:s text:c="12"/>"mobile": "+33638689189",</text:p>
      <text:p text:style-name="Standard"><text:s text:c="12"/>"address": "70 rue Lemercier ",</text:p>
      <text:p text:style-name="Standard"><text:s text:c="12"/>"postal_code": "75017",</text:p>
      <text:p text:style-name="Standard"><text:s text:c="12"/>"city": "Paris ",</text:p>
      <text:p text:style-name="Standard"><text:s text:c="12"/>"longitude": 2.321254,</text:p>
      <text:p text:style-name="Standard"><text:s text:c="12"/>"latitude": 48.88813,</text:p>
      <text:p text:style-name="Standard"><text:s text:c="12"/>"is_premium": false,</text:p>
      <text:p text:style-name="Standard"><text:s text:c="12"/>"created_at": "2024-03-20T12:17:03.177902",</text:p>
      <text:p text:style-name="Standard"><text:s text:c="12"/>"lastvisited": null</text:p>
      <text:p text:style-name="Standard"><text:s text:c="8"/>},</text:p>
      <text:p text:style-name="Standard"><text:s text:c="8"/>"photos": [</text:p>
      <text:p text:style-name="Standard"><text:s text:c="12"/>{</text:p>
      <text:p text:style-name="Standard"><text:s text:c="16"/>"id": 1339,</text:p>
      <text:p text:style-name="Standard"><text:s text:c="16"/>"url": "/photo/1339"</text:p>
      <text:p text:style-name="Standard"><text:s text:c="12"/>},</text:p>
      <text:p text:style-name="Standard"><text:s text:c="12"/>{</text:p>
      <text:p text:style-name="Standard"><text:s text:c="16"/>"id": 1340,</text:p>
      <text:p text:style-name="Standard"><text:s text:c="16"/>"url": "/photo/1340"</text:p>
      <text:p text:style-name="Standard"><text:s text:c="12"/>}</text:p>
      <text:p text:style-name="Standard"><text:s text:c="8"/>]</text:p>
      <text:p text:style-name="Standard"><text:s text:c="4"/>},</text:p>
      <text:p text:style-name="Standard"><text:s text:c="4"/>{</text:p>
      <text:p text:style-name="Standard"><text:s text:c="8"/>"id": 1498,</text:p>
      <text:p text:style-name="Standard"><text:s text:c="8"/>"user_id": 575,</text:p>
      <text:p text:style-name="Standard"><text:s text:c="8"/>"title": "Livre 'JTM' par Yann Dall'Aglio - Comme Neuf",</text:p>
      <text:p text:style-name="Standard"><text:s text:c="8"/>"description": "Découvrez une réflexion contemporaine sur l'amour avec 'JTM, L'amour est-il has been?' par Yann Dall'Aglio, en très bon état. Une lecture incontournable pour questionner les idéaux amoureux modernes. Prix de vente initial: 8 EUR.",</text:p>
      <text:p text:style-name="Standard"><text:s text:c="8"/>"category": "Books and Comics",</text:p>
      <text:p text:style-name="Standard"><text:s text:c="8"/>"condition": "VeryGood",</text:p>
      <text:p text:style-name="Standard"><text:s text:c="8"/>"price": 0.5,</text:p>
      <text:p text:style-name="Standard"><text:s text:c="8"/>"longitude": 139.6503,</text:p>
      <text:p text:style-name="Standard"><text:s text:c="8"/>"latitude": 35.6762,</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3-20T13:08:41.066650",</text:p>
      <text:p text:style-name="Standard"><text:s text:c="8"/>"updated_at": "2024-04-10T09:02:18.937770",</text:p>
      <text:p text:style-name="Standard"><text:s text:c="8"/>"distance": 7317.473971939475,</text:p>
      <text:p text:style-name="Standard"><text:s text:c="8"/>"user": {</text:p>
      <text:p text:style-name="Standard"><text:s text:c="12"/>"id": 575,</text:p>
      <text:p text:style-name="Standard"><text:s text:c="12"/>"email": "dpktbt7dr2@privaterelay.appleid.com",</text:p>
      <text:p text:style-name="Standard"><text:s text:c="12"/>"username": "Lemercier ",</text:p>
      <text:p text:style-name="Standard"><text:s text:c="12"/>"mobile": "+33638689189",</text:p>
      <text:p text:style-name="Standard"><text:soft-page-break/><text:s text:c="12"/>"address": "70 rue Lemercier ",</text:p>
      <text:p text:style-name="Standard"><text:s text:c="12"/>"postal_code": "75017",</text:p>
      <text:p text:style-name="Standard"><text:s text:c="12"/>"city": "Paris ",</text:p>
      <text:p text:style-name="Standard"><text:s text:c="12"/>"longitude": 2.321254,</text:p>
      <text:p text:style-name="Standard"><text:s text:c="12"/>"latitude": 48.88813,</text:p>
      <text:p text:style-name="Standard"><text:s text:c="12"/>"is_premium": false,</text:p>
      <text:p text:style-name="Standard"><text:s text:c="12"/>"created_at": "2024-03-20T12:17:03.177902",</text:p>
      <text:p text:style-name="Standard"><text:s text:c="12"/>"lastvisited": null</text:p>
      <text:p text:style-name="Standard"><text:s text:c="8"/>},</text:p>
      <text:p text:style-name="Standard"><text:s text:c="8"/>"photos": [</text:p>
      <text:p text:style-name="Standard"><text:s text:c="12"/>{</text:p>
      <text:p text:style-name="Standard"><text:s text:c="16"/>"id": 1333,</text:p>
      <text:p text:style-name="Standard"><text:s text:c="16"/>"url": "/photo/1333"</text:p>
      <text:p text:style-name="Standard"><text:s text:c="12"/>},</text:p>
      <text:p text:style-name="Standard"><text:s text:c="12"/>{</text:p>
      <text:p text:style-name="Standard"><text:s text:c="16"/>"id": 1334,</text:p>
      <text:p text:style-name="Standard"><text:s text:c="16"/>"url": "/photo/1334"</text:p>
      <text:p text:style-name="Standard"><text:s text:c="12"/>}</text:p>
      <text:p text:style-name="Standard"><text:s text:c="8"/>]</text:p>
      <text:p text:style-name="Standard"><text:s text:c="4"/>},</text:p>
      <text:p text:style-name="Standard"><text:s text:c="4"/>{</text:p>
      <text:p text:style-name="Standard"><text:s text:c="8"/>"id": 1499,</text:p>
      <text:p text:style-name="Standard"><text:s text:c="8"/>"user_id": 575,</text:p>
      <text:p text:style-name="Standard"><text:s text:c="8"/>"title": "Livre 'Surprise en duo' par Aude de Galard &amp; Leslie Gogois",</text:p>
      <text:p text:style-name="Standard"><text:s text:c="8"/>"description": " 'Surprise en duo', écrit par Aude de Galard et Leslie Gogois, en trés bon état. Une lecture divertissante qui explore les péripéties d'une aventure à deux. ",</text:p>
      <text:p text:style-name="Standard"><text:s text:c="8"/>"category": "Books and Comics",</text:p>
      <text:p text:style-name="Standard"><text:s text:c="8"/>"condition": "VeryGood",</text:p>
      <text:p text:style-name="Standard"><text:s text:c="8"/>"price": 0.5,</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3-20T13:09:19.935734",</text:p>
      <text:p text:style-name="Standard"><text:s text:c="8"/>"updated_at": "2024-04-10T09:02:28.945722",</text:p>
      <text:p text:style-name="Standard"><text:s text:c="8"/>"distance": 7317.473971939475,</text:p>
      <text:p text:style-name="Standard"><text:s text:c="8"/>"user": {</text:p>
      <text:p text:style-name="Standard"><text:s text:c="12"/>"id": 575,</text:p>
      <text:p text:style-name="Standard"><text:s text:c="12"/>"email": "dpktbt7dr2@privaterelay.appleid.com",</text:p>
      <text:p text:style-name="Standard"><text:s text:c="12"/>"username": "Lemercier ",</text:p>
      <text:p text:style-name="Standard"><text:s text:c="12"/>"mobile": "+33638689189",</text:p>
      <text:p text:style-name="Standard"><text:s text:c="12"/>"address": "70 rue Lemercier ",</text:p>
      <text:p text:style-name="Standard"><text:s text:c="12"/>"postal_code": "75017",</text:p>
      <text:p text:style-name="Standard"><text:s text:c="12"/>"city": "Paris ",</text:p>
      <text:p text:style-name="Standard"><text:s text:c="12"/>"longitude": 2.321254,</text:p>
      <text:p text:style-name="Standard"><text:s text:c="12"/>"latitude": 48.88813,</text:p>
      <text:p text:style-name="Standard"><text:s text:c="12"/>"is_premium": false,</text:p>
      <text:p text:style-name="Standard"><text:s text:c="12"/>"created_at": "2024-03-20T12:17:03.177902",</text:p>
      <text:p text:style-name="Standard"><text:s text:c="12"/>"lastvisited": null</text:p>
      <text:p text:style-name="Standard"><text:s text:c="8"/>},</text:p>
      <text:p text:style-name="Standard"><text:soft-page-break/><text:s text:c="8"/>"photos": [</text:p>
      <text:p text:style-name="Standard"><text:s text:c="12"/>{</text:p>
      <text:p text:style-name="Standard"><text:s text:c="16"/>"id": 1335,</text:p>
      <text:p text:style-name="Standard"><text:s text:c="16"/>"url": "/photo/1335"</text:p>
      <text:p text:style-name="Standard"><text:s text:c="12"/>},</text:p>
      <text:p text:style-name="Standard"><text:s text:c="12"/>{</text:p>
      <text:p text:style-name="Standard"><text:s text:c="16"/>"id": 1336,</text:p>
      <text:p text:style-name="Standard"><text:s text:c="16"/>"url": "/photo/1336"</text:p>
      <text:p text:style-name="Standard"><text:s text:c="12"/>}</text:p>
      <text:p text:style-name="Standard"><text:s text:c="8"/>]</text:p>
      <text:p text:style-name="Standard"><text:s text:c="4"/>},</text:p>
      <text:p text:style-name="Standard"><text:s text:c="4"/>{</text:p>
      <text:p text:style-name="Standard"><text:s text:c="8"/>"id": 1503,</text:p>
      <text:p text:style-name="Standard"><text:s text:c="8"/>"user_id": 575,</text:p>
      <text:p text:style-name="Standard"><text:s text:c="8"/>"title": "Roman 'L'amour dure trois ans' de Frédéric Beigbeder",</text:p>
      <text:p text:style-name="Standard"><text:s text:c="8"/>"description": "Plongez dans la réalité amère et humoristique du roman 'L'amour dure trois ans' de Frédéric Beigbeder. Ce livre d'occasion est en très bon état et vous invite à réfléchir sur l'amour et ses idéologies modernes à travers une prose incisive et captivante. ",</text:p>
      <text:p text:style-name="Standard"><text:s text:c="8"/>"category": "Books and Comics",</text:p>
      <text:p text:style-name="Standard"><text:s text:c="8"/>"condition": "VeryGood",</text:p>
      <text:p text:style-name="Standard"><text:s text:c="8"/>"price": 1.0,</text:p>
      <text:p text:style-name="Standard"><text:s text:c="8"/>"longitude": 139.6503,</text:p>
      <text:p text:style-name="Standard"><text:s text:c="8"/>"latitude": 35.6762,</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3-20T13:22:54.036801",</text:p>
      <text:p text:style-name="Standard"><text:s text:c="8"/>"updated_at": "2024-04-10T09:04:14.435140",</text:p>
      <text:p text:style-name="Standard"><text:s text:c="8"/>"distance": 7317.473971939475,</text:p>
      <text:p text:style-name="Standard"><text:s text:c="8"/>"user": {</text:p>
      <text:p text:style-name="Standard"><text:s text:c="12"/>"id": 575,</text:p>
      <text:p text:style-name="Standard"><text:s text:c="12"/>"email": "dpktbt7dr2@privaterelay.appleid.com",</text:p>
      <text:p text:style-name="Standard"><text:s text:c="12"/>"username": "Lemercier ",</text:p>
      <text:p text:style-name="Standard"><text:s text:c="12"/>"mobile": "+33638689189",</text:p>
      <text:p text:style-name="Standard"><text:s text:c="12"/>"address": "70 rue Lemercier ",</text:p>
      <text:p text:style-name="Standard"><text:s text:c="12"/>"postal_code": "75017",</text:p>
      <text:p text:style-name="Standard"><text:s text:c="12"/>"city": "Paris ",</text:p>
      <text:p text:style-name="Standard"><text:s text:c="12"/>"longitude": 2.321254,</text:p>
      <text:p text:style-name="Standard"><text:s text:c="12"/>"latitude": 48.88813,</text:p>
      <text:p text:style-name="Standard"><text:s text:c="12"/>"is_premium": false,</text:p>
      <text:p text:style-name="Standard"><text:s text:c="12"/>"created_at": "2024-03-20T12:17:03.177902",</text:p>
      <text:p text:style-name="Standard"><text:s text:c="12"/>"lastvisited": null</text:p>
      <text:p text:style-name="Standard"><text:s text:c="8"/>},</text:p>
      <text:p text:style-name="Standard"><text:s text:c="8"/>"photos": [</text:p>
      <text:p text:style-name="Standard"><text:s text:c="12"/>{</text:p>
      <text:p text:style-name="Standard"><text:s text:c="16"/>"id": 1343,</text:p>
      <text:p text:style-name="Standard"><text:s text:c="16"/>"url": "/photo/1343"</text:p>
      <text:p text:style-name="Standard"><text:s text:c="12"/>},</text:p>
      <text:p text:style-name="Standard"><text:s text:c="12"/>{</text:p>
      <text:p text:style-name="Standard"><text:s text:c="16"/>"id": 1344,</text:p>
      <text:p text:style-name="Standard"><text:s text:c="16"/>"url": "/photo/1344"</text:p>
      <text:p text:style-name="Standard"><text:soft-page-break/><text:s text:c="12"/>}</text:p>
      <text:p text:style-name="Standard"><text:s text:c="8"/>]</text:p>
      <text:p text:style-name="Standard"><text:s text:c="4"/>},</text:p>
      <text:p text:style-name="Standard"><text:s text:c="4"/>{</text:p>
      <text:p text:style-name="Standard"><text:s text:c="8"/>"id": 1528,</text:p>
      <text:p text:style-name="Standard"><text:s text:c="8"/>"user_id": 26,</text:p>
      <text:p text:style-name="Standard"><text:s text:c="8"/>"title": "Marinière tendance avec col liberty - Taille 12 mois ",</text:p>
      <text:p text:style-name="Standard"><text:s text:c="8"/>"description": "Jolie marinière pour enfant, style classique avec une touche moderne grâce au détail floral au col et aux poignets. Parfait pour une tenue décontractée et stylée. Taille 12 mois en bon état.",</text:p>
      <text:p text:style-name="Standard"><text:s text:c="8"/>"category": "Clothing",</text:p>
      <text:p text:style-name="Standard"><text:s text:c="8"/>"condition": "Good",</text:p>
      <text:p text:style-name="Standard"><text:s text:c="8"/>"price": 5.0,</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12y",</text:p>
      <text:p text:style-name="Standard"><text:s text:c="8"/>"state": "active",</text:p>
      <text:p text:style-name="Standard"><text:s text:c="8"/>"created_at": "2024-03-21T14:19:51.806685",</text:p>
      <text:p text:style-name="Standard"><text:s text:c="8"/>"updated_at": "2024-04-10T09:14:20.191431",</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1391,</text:p>
      <text:p text:style-name="Standard"><text:s text:c="16"/>"url": "/photo/1391"</text:p>
      <text:p text:style-name="Standard"><text:s text:c="12"/>},</text:p>
      <text:p text:style-name="Standard"><text:s text:c="12"/>{</text:p>
      <text:p text:style-name="Standard"><text:s text:c="16"/>"id": 1392,</text:p>
      <text:p text:style-name="Standard"><text:s text:c="16"/>"url": "/photo/1392"</text:p>
      <text:p text:style-name="Standard"><text:s text:c="12"/>},</text:p>
      <text:p text:style-name="Standard"><text:s text:c="12"/>{</text:p>
      <text:p text:style-name="Standard"><text:s text:c="16"/>"id": 1393,</text:p>
      <text:p text:style-name="Standard"><text:s text:c="16"/>"url": "/photo/1393"</text:p>
      <text:p text:style-name="Standard"><text:s text:c="12"/>}</text:p>
      <text:p text:style-name="Standard"><text:s text:c="8"/>]</text:p>
      <text:p text:style-name="Standard"><text:s text:c="4"/>},</text:p>
      <text:p text:style-name="Standard"><text:s text:c="4"/>{</text:p>
      <text:p text:style-name="Standard"><text:soft-page-break/><text:s text:c="8"/>"id": 1521,</text:p>
      <text:p text:style-name="Standard"><text:s text:c="8"/>"user_id": 26,</text:p>
      <text:p text:style-name="Standard"><text:s text:c="8"/>"title": "Robe body Bébé 6mois jacadi ",</text:p>
      <text:p text:style-name="Standard"><text:s text:c="8"/>"description": "Adorable robe pour bébé de taille 6mois, parfaite pour les premiers mois. Design rayé avec un joli col liberty pour ajouter une touche élégante. En tissu doux et confortable, idéal pour la peau sensible de bébé. Légèrement utilisée mais en très bon état, sans taches ni défauts.",</text:p>
      <text:p text:style-name="Standard"><text:s text:c="8"/>"category": "Clothing",</text:p>
      <text:p text:style-name="Standard"><text:s text:c="8"/>"condition": "VeryGood",</text:p>
      <text:p text:style-name="Standard"><text:s text:c="8"/>"price": 8.0,</text:p>
      <text:p text:style-name="Standard"><text:s text:c="8"/>"longitude": 2.3574,</text:p>
      <text:p text:style-name="Standard"><text:s text:c="8"/>"latitude": 48.9364,</text:p>
      <text:p text:style-name="Standard"><text:s text:c="8"/>"currency": "EUR",</text:p>
      <text:p text:style-name="Standard"><text:s text:c="8"/>"brand": "Jacadi",</text:p>
      <text:p text:style-name="Standard"><text:s text:c="8"/>"size": "6m",</text:p>
      <text:p text:style-name="Standard"><text:s text:c="8"/>"state": "active",</text:p>
      <text:p text:style-name="Standard"><text:s text:c="8"/>"created_at": "2024-03-21T13:42:46.584814",</text:p>
      <text:p text:style-name="Standard"><text:s text:c="8"/>"updated_at": "2024-04-10T09:14:27.728148",</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1377,</text:p>
      <text:p text:style-name="Standard"><text:s text:c="16"/>"url": "/photo/1377"</text:p>
      <text:p text:style-name="Standard"><text:s text:c="12"/>},</text:p>
      <text:p text:style-name="Standard"><text:s text:c="12"/>{</text:p>
      <text:p text:style-name="Standard"><text:s text:c="16"/>"id": 1378,</text:p>
      <text:p text:style-name="Standard"><text:s text:c="16"/>"url": "/photo/1378"</text:p>
      <text:p text:style-name="Standard"><text:s text:c="12"/>}</text:p>
      <text:p text:style-name="Standard"><text:s text:c="8"/>]</text:p>
      <text:p text:style-name="Standard"><text:s text:c="4"/>},</text:p>
      <text:p text:style-name="Standard"><text:s text:c="4"/>{</text:p>
      <text:p text:style-name="Standard"><text:s text:c="8"/>"id": 1525,</text:p>
      <text:p text:style-name="Standard"><text:s text:c="8"/>"user_id": 26,</text:p>
      <text:p text:style-name="Standard"><text:s text:c="8"/>"title": "Cardigan bébé Jacadi 3 mois",</text:p>
      <text:p text:style-name="Standard"><text:s text:c="8"/>"description": "Charmant cardigan Jacadi rose pâle, taille 3 mois (60cm), parfait pour tenir votre bout de chou au chaud. Très bon état, peu porté, idéal pour une petite fille. Pièce élégante à ajouter à la garde-robe de votre enfant.",</text:p>
      <text:p text:style-name="Standard"><text:s text:c="8"/>"category": "Clothing",</text:p>
      <text:p text:style-name="Standard"><text:soft-page-break/><text:s text:c="8"/>"condition": "VeryGood",</text:p>
      <text:p text:style-name="Standard"><text:s text:c="8"/>"price": 10.0,</text:p>
      <text:p text:style-name="Standard"><text:s text:c="8"/>"longitude": 139.6503,</text:p>
      <text:p text:style-name="Standard"><text:s text:c="8"/>"latitude": 35.6762,</text:p>
      <text:p text:style-name="Standard"><text:s text:c="8"/>"currency": "EUR",</text:p>
      <text:p text:style-name="Standard"><text:s text:c="8"/>"brand": "Jacadi",</text:p>
      <text:p text:style-name="Standard"><text:s text:c="8"/>"size": "3m",</text:p>
      <text:p text:style-name="Standard"><text:s text:c="8"/>"state": "active",</text:p>
      <text:p text:style-name="Standard"><text:s text:c="8"/>"created_at": "2024-03-21T13:48:32.462015",</text:p>
      <text:p text:style-name="Standard"><text:s text:c="8"/>"updated_at": "2024-04-10T09:14:44.293750",</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1386,</text:p>
      <text:p text:style-name="Standard"><text:s text:c="16"/>"url": "/photo/1386"</text:p>
      <text:p text:style-name="Standard"><text:s text:c="12"/>},</text:p>
      <text:p text:style-name="Standard"><text:s text:c="12"/>{</text:p>
      <text:p text:style-name="Standard"><text:s text:c="16"/>"id": 1385,</text:p>
      <text:p text:style-name="Standard"><text:s text:c="16"/>"url": "/photo/1385"</text:p>
      <text:p text:style-name="Standard"><text:s text:c="12"/>}</text:p>
      <text:p text:style-name="Standard"><text:s text:c="8"/>]</text:p>
      <text:p text:style-name="Standard"><text:s text:c="4"/>},</text:p>
      <text:p text:style-name="Standard"><text:s text:c="4"/>{</text:p>
      <text:p text:style-name="Standard"><text:s text:c="8"/>"id": 1200,</text:p>
      <text:p text:style-name="Standard"><text:s text:c="8"/>"user_id": 189,</text:p>
      <text:p text:style-name="Standard"><text:s text:c="8"/>"title": "ttat",</text:p>
      <text:p text:style-name="Standard"><text:s text:c="8"/>"description": "Vends e-cigarette noire rechargeable avec embout en acier. Légèrement utilisée maishhhhh",</text:p>
      <text:p text:style-name="Standard"><text:s text:c="8"/>"category": "Electronics and Multimedia",</text:p>
      <text:p text:style-name="Standard"><text:s text:c="8"/>"condition": "",</text:p>
      <text:p text:style-name="Standard"><text:s text:c="8"/>"price": 25.0,</text:p>
      <text:p text:style-name="Standard"><text:s text:c="8"/>"longitude": 135.5023,</text:p>
      <text:p text:style-name="Standard"><text:s text:c="8"/>"latitude": 34.6937,</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08T15:51:36.693976",</text:p>
      <text:p text:style-name="Standard"><text:soft-page-break/><text:s text:c="8"/>"updated_at": "2024-04-10T09:12:57.024751",</text:p>
      <text:p text:style-name="Standard"><text:s text:c="8"/>"distance": 7408.862088289463,</text:p>
      <text:p text:style-name="Standard"><text:s text:c="8"/>"user": {</text:p>
      <text:p text:style-name="Standard"><text:s text:c="12"/>"id": 189,</text:p>
      <text:p text:style-name="Standard"><text:s text:c="12"/>"email": "vanessa.chaubet@gmail.com",</text:p>
      <text:p text:style-name="Standard"><text:s text:c="12"/>"username": "Fleur ",</text:p>
      <text:p text:style-name="Standard"><text:s text:c="12"/>"mobile": "+33600000000",</text:p>
      <text:p text:style-name="Standard"><text:s text:c="12"/>"address": "Victor Hugo",</text:p>
      <text:p text:style-name="Standard"><text:s text:c="12"/>"postal_code": "31000",</text:p>
      <text:p text:style-name="Standard"><text:s text:c="12"/>"city": "Toulouse ",</text:p>
      <text:p text:style-name="Standard"><text:s text:c="12"/>"longitude": 1.447017,</text:p>
      <text:p text:style-name="Standard"><text:s text:c="12"/>"latitude": 43.605988,</text:p>
      <text:p text:style-name="Standard"><text:s text:c="12"/>"is_premium": false,</text:p>
      <text:p text:style-name="Standard"><text:s text:c="12"/>"created_at": "2024-02-07T21:26:12.472235",</text:p>
      <text:p text:style-name="Standard"><text:s text:c="12"/>"lastvisited": null</text:p>
      <text:p text:style-name="Standard"><text:s text:c="8"/>},</text:p>
      <text:p text:style-name="Standard"><text:s text:c="8"/>"photos": [</text:p>
      <text:p text:style-name="Standard"><text:s text:c="12"/>{</text:p>
      <text:p text:style-name="Standard"><text:s text:c="16"/>"id": 886,</text:p>
      <text:p text:style-name="Standard"><text:s text:c="16"/>"url": "/photo/886"</text:p>
      <text:p text:style-name="Standard"><text:s text:c="12"/>}</text:p>
      <text:p text:style-name="Standard"><text:s text:c="8"/>]</text:p>
      <text:p text:style-name="Standard"><text:s text:c="4"/>},</text:p>
      <text:p text:style-name="Standard"><text:s text:c="4"/>{</text:p>
      <text:p text:style-name="Standard"><text:s text:c="8"/>"id": 1201,</text:p>
      <text:p text:style-name="Standard"><text:s text:c="8"/>"user_id": 189,</text:p>
      <text:p text:style-name="Standard"><text:s text:c="8"/>"title": "Jeu de Scrabble Vintage",</text:p>
      <text:p text:style-name="Standard"><text:s text:c="8"/>"description": "Découvrez le plaisir des mots avec ce jeu de Scrabble classique. Idéal pour passer des soirées en famille ou entre amis. Tous les accessoires sont inclus et en bon état. Quelques signes d'usage qui ajoutent à son charme vintage.",</text:p>
      <text:p text:style-name="Standard"><text:s text:c="8"/>"category": "Games and Toys",</text:p>
      <text:p text:style-name="Standard"><text:s text:c="8"/>"condition": "Utilisé",</text:p>
      <text:p text:style-name="Standard"><text:s text:c="8"/>"price": 15.0,</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08T15:55:41.856485",</text:p>
      <text:p text:style-name="Standard"><text:s text:c="8"/>"updated_at": "2024-04-10T09:13:01.985136",</text:p>
      <text:p text:style-name="Standard"><text:s text:c="8"/>"distance": 7408.862088289463,</text:p>
      <text:p text:style-name="Standard"><text:s text:c="8"/>"user": {</text:p>
      <text:p text:style-name="Standard"><text:s text:c="12"/>"id": 189,</text:p>
      <text:p text:style-name="Standard"><text:s text:c="12"/>"email": "vanessa.chaubet@gmail.com",</text:p>
      <text:p text:style-name="Standard"><text:s text:c="12"/>"username": "Fleur ",</text:p>
      <text:p text:style-name="Standard"><text:s text:c="12"/>"mobile": "+33600000000",</text:p>
      <text:p text:style-name="Standard"><text:s text:c="12"/>"address": "Victor Hugo",</text:p>
      <text:p text:style-name="Standard"><text:s text:c="12"/>"postal_code": "31000",</text:p>
      <text:p text:style-name="Standard"><text:s text:c="12"/>"city": "Toulouse ",</text:p>
      <text:p text:style-name="Standard"><text:s text:c="12"/>"longitude": 1.447017,</text:p>
      <text:p text:style-name="Standard"><text:s text:c="12"/>"latitude": 43.605988,</text:p>
      <text:p text:style-name="Standard"><text:soft-page-break/><text:s text:c="12"/>"is_premium": false,</text:p>
      <text:p text:style-name="Standard"><text:s text:c="12"/>"created_at": "2024-02-07T21:26:12.472235",</text:p>
      <text:p text:style-name="Standard"><text:s text:c="12"/>"lastvisited": null</text:p>
      <text:p text:style-name="Standard"><text:s text:c="8"/>},</text:p>
      <text:p text:style-name="Standard"><text:s text:c="8"/>"photos": [</text:p>
      <text:p text:style-name="Standard"><text:s text:c="12"/>{</text:p>
      <text:p text:style-name="Standard"><text:s text:c="16"/>"id": 887,</text:p>
      <text:p text:style-name="Standard"><text:s text:c="16"/>"url": "/photo/887"</text:p>
      <text:p text:style-name="Standard"><text:s text:c="12"/>}</text:p>
      <text:p text:style-name="Standard"><text:s text:c="8"/>]</text:p>
      <text:p text:style-name="Standard"><text:s text:c="4"/>},</text:p>
      <text:p text:style-name="Standard"><text:s text:c="4"/>{</text:p>
      <text:p text:style-name="Standard"><text:s text:c="8"/>"id": 1218,</text:p>
      <text:p text:style-name="Standard"><text:s text:c="8"/>"user_id": 189,</text:p>
      <text:p text:style-name="Standard"><text:s text:c="8"/>"title": "Lunettes de soleil Polaroid pour femme",</text:p>
      <text:p text:style-name="Standard"><text:s text:c="8"/>"description": "Élégantes lunettes de soleil Polaroid pour femme avec monture marron et petits détails strass. Verres teintés pour un confort optimal par temps ensoleillé. Idéales pour un look chic et protégé cet été.",</text:p>
      <text:p text:style-name="Standard"><text:s text:c="8"/>"category": "Fashion Accessories",</text:p>
      <text:p text:style-name="Standard"><text:s text:c="8"/>"condition": "bon état",</text:p>
      <text:p text:style-name="Standard"><text:s text:c="8"/>"price": 20.0,</text:p>
      <text:p text:style-name="Standard"><text:s text:c="8"/>"longitude": 139.6503,</text:p>
      <text:p text:style-name="Standard"><text:s text:c="8"/>"latitude": 35.6762,</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08T20:58:09.869403",</text:p>
      <text:p text:style-name="Standard"><text:s text:c="8"/>"updated_at": "2024-04-10T09:13:42.691702",</text:p>
      <text:p text:style-name="Standard"><text:s text:c="8"/>"distance": 7408.862088289463,</text:p>
      <text:p text:style-name="Standard"><text:s text:c="8"/>"user": {</text:p>
      <text:p text:style-name="Standard"><text:s text:c="12"/>"id": 189,</text:p>
      <text:p text:style-name="Standard"><text:s text:c="12"/>"email": "vanessa.chaubet@gmail.com",</text:p>
      <text:p text:style-name="Standard"><text:s text:c="12"/>"username": "Fleur ",</text:p>
      <text:p text:style-name="Standard"><text:s text:c="12"/>"mobile": "+33600000000",</text:p>
      <text:p text:style-name="Standard"><text:s text:c="12"/>"address": "Victor Hugo",</text:p>
      <text:p text:style-name="Standard"><text:s text:c="12"/>"postal_code": "31000",</text:p>
      <text:p text:style-name="Standard"><text:s text:c="12"/>"city": "Toulouse ",</text:p>
      <text:p text:style-name="Standard"><text:s text:c="12"/>"longitude": 1.447017,</text:p>
      <text:p text:style-name="Standard"><text:s text:c="12"/>"latitude": 43.605988,</text:p>
      <text:p text:style-name="Standard"><text:s text:c="12"/>"is_premium": false,</text:p>
      <text:p text:style-name="Standard"><text:s text:c="12"/>"created_at": "2024-02-07T21:26:12.472235",</text:p>
      <text:p text:style-name="Standard"><text:s text:c="12"/>"lastvisited": null</text:p>
      <text:p text:style-name="Standard"><text:s text:c="8"/>},</text:p>
      <text:p text:style-name="Standard"><text:s text:c="8"/>"photos": [</text:p>
      <text:p text:style-name="Standard"><text:s text:c="12"/>{</text:p>
      <text:p text:style-name="Standard"><text:s text:c="16"/>"id": 905,</text:p>
      <text:p text:style-name="Standard"><text:s text:c="16"/>"url": "/photo/905"</text:p>
      <text:p text:style-name="Standard"><text:s text:c="12"/>},</text:p>
      <text:p text:style-name="Standard"><text:s text:c="12"/>{</text:p>
      <text:p text:style-name="Standard"><text:s text:c="16"/>"id": 906,</text:p>
      <text:p text:style-name="Standard"><text:s text:c="16"/>"url": "/photo/906"</text:p>
      <text:p text:style-name="Standard"><text:soft-page-break/><text:s text:c="12"/>}</text:p>
      <text:p text:style-name="Standard"><text:s text:c="8"/>]</text:p>
      <text:p text:style-name="Standard"><text:s text:c="4"/>},</text:p>
      <text:p text:style-name="Standard"><text:s text:c="4"/>{</text:p>
      <text:p text:style-name="Standard"><text:s text:c="8"/>"id": 1337,</text:p>
      <text:p text:style-name="Standard"><text:s text:c="8"/>"user_id": 183,</text:p>
      <text:p text:style-name="Standard"><text:s text:c="8"/>"title": "Panier en osier traditionnel",</text:p>
      <text:p text:style-name="Standard"><text:s text:c="8"/>"description": "Charmant panier en osier tressé à la main, idéal pour pique-niques ou comme élément décoratif. Robuste et en très bon état.",</text:p>
      <text:p text:style-name="Standard"><text:s text:c="8"/>"category": "Everyday Products",</text:p>
      <text:p text:style-name="Standard"><text:s text:c="8"/>"condition": "occasion",</text:p>
      <text:p text:style-name="Standard"><text:s text:c="8"/>"price": 15.0,</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14T10:22:03.512845",</text:p>
      <text:p text:style-name="Standard"><text:s text:c="8"/>"updated_at": "2024-03-17T09:54:52.295332",</text:p>
      <text:p text:style-name="Standard"><text:s text:c="8"/>"distance": 7317.855053561797,</text:p>
      <text:p text:style-name="Standard"><text:s text:c="8"/>"user": {</text:p>
      <text:p text:style-name="Standard"><text:s text:c="12"/>"id": 183,</text:p>
      <text:p text:style-name="Standard"><text:s text:c="12"/>"email": "liza.bodt@gmail.com",</text:p>
      <text:p text:style-name="Standard"><text:s text:c="12"/>"username": "lbodt",</text:p>
      <text:p text:style-name="Standard"><text:s text:c="12"/>"mobile": "+33632817441",</text:p>
      <text:p text:style-name="Standard"><text:s text:c="12"/>"address": "Salamon ",</text:p>
      <text:p text:style-name="Standard"><text:s text:c="12"/>"postal_code": "12170",</text:p>
      <text:p text:style-name="Standard"><text:s text:c="12"/>"city": "Requista",</text:p>
      <text:p text:style-name="Standard"><text:s text:c="12"/>"longitude": 2.551131,</text:p>
      <text:p text:style-name="Standard"><text:s text:c="12"/>"latitude": 43.996163,</text:p>
      <text:p text:style-name="Standard"><text:s text:c="12"/>"is_premium": false,</text:p>
      <text:p text:style-name="Standard"><text:s text:c="12"/>"created_at": "2024-02-06T17:27:23.789328",</text:p>
      <text:p text:style-name="Standard"><text:s text:c="12"/>"lastvisited": null</text:p>
      <text:p text:style-name="Standard"><text:s text:c="8"/>},</text:p>
      <text:p text:style-name="Standard"><text:s text:c="8"/>"photos": [</text:p>
      <text:p text:style-name="Standard"><text:s text:c="12"/>{</text:p>
      <text:p text:style-name="Standard"><text:s text:c="16"/>"id": 1108,</text:p>
      <text:p text:style-name="Standard"><text:s text:c="16"/>"url": "/photo/1108"</text:p>
      <text:p text:style-name="Standard"><text:s text:c="12"/>}</text:p>
      <text:p text:style-name="Standard"><text:s text:c="8"/>]</text:p>
      <text:p text:style-name="Standard"><text:s text:c="4"/>},</text:p>
      <text:p text:style-name="Standard"><text:s text:c="4"/>{</text:p>
      <text:p text:style-name="Standard"><text:s text:c="8"/>"id": 1162,</text:p>
      <text:p text:style-name="Standard"><text:s text:c="8"/>"user_id": 189,</text:p>
      <text:p text:style-name="Standard"><text:s text:c="8"/>"title": "Lot de 3 Aimants de Réfrigérateur Souvenirs de Voyage – Thaïlande, Maroc, Jordanie",</text:p>
      <text:p text:style-name="Standard"><text:s text:c="8"/>"description": "Collectionnez les souvenirs de vos voyages ? Voici une offre parfaite pour vous. À vendre, un charmant lot de trois aimants de réfrigérateur représentant des destinations touristiques emblématiques : Maya Bay à Phi Phi Islands (Thaïlande), l'architecture traditionnelle de Marrakech (Maroc) et le site historique de Petra (Jordanie). Chaque aimant est un souvenir unique reflétant l'esthétique et l'esprit des lieux qu'il représente. Ils sont en bon état et apporteront <text:soft-page-break/>une touche d'évasion à votre cuisine ou à votre espace de travail. Parfait pour les collectionneurs ou pour offrir en cadeau à un amateur de voyages. Les aimants sont vendus en tant que lot.",</text:p>
      <text:p text:style-name="Standard"><text:s text:c="8"/>"category": "Collectibles",</text:p>
      <text:p text:style-name="Standard"><text:s text:c="8"/>"condition": "Bon état",</text:p>
      <text:p text:style-name="Standard"><text:s text:c="8"/>"price": 15.0,</text:p>
      <text:p text:style-name="Standard"><text:s text:c="8"/>"longitude": 139.6503,</text:p>
      <text:p text:style-name="Standard"><text:s text:c="8"/>"latitude": 35.6762,</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07T23:19:17.520585",</text:p>
      <text:p text:style-name="Standard"><text:s text:c="8"/>"updated_at": "2024-04-10T09:15:41.717394",</text:p>
      <text:p text:style-name="Standard"><text:s text:c="8"/>"distance": 7408.862088289463,</text:p>
      <text:p text:style-name="Standard"><text:s text:c="8"/>"user": {</text:p>
      <text:p text:style-name="Standard"><text:s text:c="12"/>"id": 189,</text:p>
      <text:p text:style-name="Standard"><text:s text:c="12"/>"email": "vanessa.chaubet@gmail.com",</text:p>
      <text:p text:style-name="Standard"><text:s text:c="12"/>"username": "Fleur ",</text:p>
      <text:p text:style-name="Standard"><text:s text:c="12"/>"mobile": "+33600000000",</text:p>
      <text:p text:style-name="Standard"><text:s text:c="12"/>"address": "Victor Hugo",</text:p>
      <text:p text:style-name="Standard"><text:s text:c="12"/>"postal_code": "31000",</text:p>
      <text:p text:style-name="Standard"><text:s text:c="12"/>"city": "Toulouse ",</text:p>
      <text:p text:style-name="Standard"><text:s text:c="12"/>"longitude": 1.447017,</text:p>
      <text:p text:style-name="Standard"><text:s text:c="12"/>"latitude": 43.605988,</text:p>
      <text:p text:style-name="Standard"><text:s text:c="12"/>"is_premium": false,</text:p>
      <text:p text:style-name="Standard"><text:s text:c="12"/>"created_at": "2024-02-07T21:26:12.472235",</text:p>
      <text:p text:style-name="Standard"><text:s text:c="12"/>"lastvisited": null</text:p>
      <text:p text:style-name="Standard"><text:s text:c="8"/>},</text:p>
      <text:p text:style-name="Standard"><text:s text:c="8"/>"photos": [</text:p>
      <text:p text:style-name="Standard"><text:s text:c="12"/>{</text:p>
      <text:p text:style-name="Standard"><text:s text:c="16"/>"id": 841,</text:p>
      <text:p text:style-name="Standard"><text:s text:c="16"/>"url": "/photo/841"</text:p>
      <text:p text:style-name="Standard"><text:s text:c="12"/>},</text:p>
      <text:p text:style-name="Standard"><text:s text:c="12"/>{</text:p>
      <text:p text:style-name="Standard"><text:s text:c="16"/>"id": 842,</text:p>
      <text:p text:style-name="Standard"><text:s text:c="16"/>"url": "/photo/842"</text:p>
      <text:p text:style-name="Standard"><text:s text:c="12"/>},</text:p>
      <text:p text:style-name="Standard"><text:s text:c="12"/>{</text:p>
      <text:p text:style-name="Standard"><text:s text:c="16"/>"id": 843,</text:p>
      <text:p text:style-name="Standard"><text:s text:c="16"/>"url": "/photo/843"</text:p>
      <text:p text:style-name="Standard"><text:s text:c="12"/>}</text:p>
      <text:p text:style-name="Standard"><text:s text:c="8"/>]</text:p>
      <text:p text:style-name="Standard"><text:s text:c="4"/>},</text:p>
      <text:p text:style-name="Standard"><text:s text:c="4"/>{</text:p>
      <text:p text:style-name="Standard"><text:s text:c="8"/>"id": 1161,</text:p>
      <text:p text:style-name="Standard"><text:s text:c="8"/>"user_id": 189,</text:p>
      <text:p text:style-name="Standard"><text:s text:c="8"/>"title": "Ensemble d'accessoires vintage - collier et peigne",</text:p>
      <text:p text:style-name="Standard"><text:s text:c="8"/>"description": "Magnifique parure composée d'un collier de perles noires et cuivrées ainsi qu'un peigne assorti. Parfait pour accessoiriser une tenue élégante ou pour ajouter une touche rétro à votre style. Légers signes d'usage qui ajoutent au charme vintage de ce set.",</text:p>
      <text:p text:style-name="Standard"><text:s text:c="8"/>"category": "Fashion Accessories",</text:p>
      <text:p text:style-name="Standard"><text:s text:c="8"/>"condition": "Bon état",</text:p>
      <text:p text:style-name="Standard"><text:soft-page-break/><text:s text:c="8"/>"price": 15.0,</text:p>
      <text:p text:style-name="Standard"><text:s text:c="8"/>"longitude": 139.6503,</text:p>
      <text:p text:style-name="Standard"><text:s text:c="8"/>"latitude": 35.6762,</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07T23:11:28.813475",</text:p>
      <text:p text:style-name="Standard"><text:s text:c="8"/>"updated_at": "2024-04-10T09:15:54.000268",</text:p>
      <text:p text:style-name="Standard"><text:s text:c="8"/>"distance": 7408.862088289463,</text:p>
      <text:p text:style-name="Standard"><text:s text:c="8"/>"user": {</text:p>
      <text:p text:style-name="Standard"><text:s text:c="12"/>"id": 189,</text:p>
      <text:p text:style-name="Standard"><text:s text:c="12"/>"email": "vanessa.chaubet@gmail.com",</text:p>
      <text:p text:style-name="Standard"><text:s text:c="12"/>"username": "Fleur ",</text:p>
      <text:p text:style-name="Standard"><text:s text:c="12"/>"mobile": "+33600000000",</text:p>
      <text:p text:style-name="Standard"><text:s text:c="12"/>"address": "Victor Hugo",</text:p>
      <text:p text:style-name="Standard"><text:s text:c="12"/>"postal_code": "31000",</text:p>
      <text:p text:style-name="Standard"><text:s text:c="12"/>"city": "Toulouse ",</text:p>
      <text:p text:style-name="Standard"><text:s text:c="12"/>"longitude": 1.447017,</text:p>
      <text:p text:style-name="Standard"><text:s text:c="12"/>"latitude": 43.605988,</text:p>
      <text:p text:style-name="Standard"><text:s text:c="12"/>"is_premium": false,</text:p>
      <text:p text:style-name="Standard"><text:s text:c="12"/>"created_at": "2024-02-07T21:26:12.472235",</text:p>
      <text:p text:style-name="Standard"><text:s text:c="12"/>"lastvisited": null</text:p>
      <text:p text:style-name="Standard"><text:s text:c="8"/>},</text:p>
      <text:p text:style-name="Standard"><text:s text:c="8"/>"photos": [</text:p>
      <text:p text:style-name="Standard"><text:s text:c="12"/>{</text:p>
      <text:p text:style-name="Standard"><text:s text:c="16"/>"id": 840,</text:p>
      <text:p text:style-name="Standard"><text:s text:c="16"/>"url": "/photo/840"</text:p>
      <text:p text:style-name="Standard"><text:s text:c="12"/>}</text:p>
      <text:p text:style-name="Standard"><text:s text:c="8"/>]</text:p>
      <text:p text:style-name="Standard"><text:s text:c="4"/>},</text:p>
      <text:p text:style-name="Standard"><text:s text:c="4"/>{</text:p>
      <text:p text:style-name="Standard"><text:s text:c="8"/>"id": 1137,</text:p>
      <text:p text:style-name="Standard"><text:s text:c="8"/>"user_id": 189,</text:p>
      <text:p text:style-name="Standard"><text:s text:c="8"/>"title": "Assiette Design Motif Floral Noir et Blanc",</text:p>
      <text:p text:style-name="Standard"><text:s text:c="8"/>"description": "Magnifique assiette présentant un motif floral raffiné en noir et blanc. Parfaite pour compléter votre service ou ajouter une touche élégante à votre table. En excellent état, sans ébréchures ni rayures. Diamètre de l'assiette : environ 25 cm.",</text:p>
      <text:p text:style-name="Standard"><text:s text:c="8"/>"category": "Tableware",</text:p>
      <text:p text:style-name="Standard"><text:s text:c="8"/>"condition": "Comme neuf",</text:p>
      <text:p text:style-name="Standard"><text:s text:c="8"/>"price": 15.0,</text:p>
      <text:p text:style-name="Standard"><text:s text:c="8"/>"longitude": 135.5023,</text:p>
      <text:p text:style-name="Standard"><text:s text:c="8"/>"latitude": 34.6937,</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07T21:34:44.448922",</text:p>
      <text:p text:style-name="Standard"><text:s text:c="8"/>"updated_at": "2024-04-10T09:16:29.707349",</text:p>
      <text:p text:style-name="Standard"><text:s text:c="8"/>"distance": 7408.862088289463,</text:p>
      <text:p text:style-name="Standard"><text:s text:c="8"/>"user": {</text:p>
      <text:p text:style-name="Standard"><text:s text:c="12"/>"id": 189,</text:p>
      <text:p text:style-name="Standard"><text:soft-page-break/><text:s text:c="12"/>"email": "vanessa.chaubet@gmail.com",</text:p>
      <text:p text:style-name="Standard"><text:s text:c="12"/>"username": "Fleur ",</text:p>
      <text:p text:style-name="Standard"><text:s text:c="12"/>"mobile": "+33600000000",</text:p>
      <text:p text:style-name="Standard"><text:s text:c="12"/>"address": "Victor Hugo",</text:p>
      <text:p text:style-name="Standard"><text:s text:c="12"/>"postal_code": "31000",</text:p>
      <text:p text:style-name="Standard"><text:s text:c="12"/>"city": "Toulouse ",</text:p>
      <text:p text:style-name="Standard"><text:s text:c="12"/>"longitude": 1.447017,</text:p>
      <text:p text:style-name="Standard"><text:s text:c="12"/>"latitude": 43.605988,</text:p>
      <text:p text:style-name="Standard"><text:s text:c="12"/>"is_premium": false,</text:p>
      <text:p text:style-name="Standard"><text:s text:c="12"/>"created_at": "2024-02-07T21:26:12.472235",</text:p>
      <text:p text:style-name="Standard"><text:s text:c="12"/>"lastvisited": null</text:p>
      <text:p text:style-name="Standard"><text:s text:c="8"/>},</text:p>
      <text:p text:style-name="Standard"><text:s text:c="8"/>"photos": [</text:p>
      <text:p text:style-name="Standard"><text:s text:c="12"/>{</text:p>
      <text:p text:style-name="Standard"><text:s text:c="16"/>"id": 795,</text:p>
      <text:p text:style-name="Standard"><text:s text:c="16"/>"url": "/photo/795"</text:p>
      <text:p text:style-name="Standard"><text:s text:c="12"/>}</text:p>
      <text:p text:style-name="Standard"><text:s text:c="8"/>]</text:p>
      <text:p text:style-name="Standard"><text:s text:c="4"/>},</text:p>
      <text:p text:style-name="Standard"><text:s text:c="4"/>{</text:p>
      <text:p text:style-name="Standard"><text:s text:c="8"/>"id": 1171,</text:p>
      <text:p text:style-name="Standard"><text:s text:c="8"/>"user_id": 189,</text:p>
      <text:p text:style-name="Standard"><text:s text:c="8"/>"title": "Casquette San Antonio Spurs – État impeccable",</text:p>
      <text:p text:style-name="Standard"><text:s text:c="8"/>"description": "Vends une casquette de l'équipe de basket des San Antonio Spurs, peu portée et en très bon état. Taille ajustable, couleur noire. Idéal pour les fans de basket ou pour ajouter une touche sportive à votre style quotidien.",</text:p>
      <text:p text:style-name="Standard"><text:s text:c="8"/>"category": "Sports Equipment",</text:p>
      <text:p text:style-name="Standard"><text:s text:c="8"/>"condition": "occasion",</text:p>
      <text:p text:style-name="Standard"><text:s text:c="8"/>"price": 50.1,</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6y",</text:p>
      <text:p text:style-name="Standard"><text:s text:c="8"/>"state": "active",</text:p>
      <text:p text:style-name="Standard"><text:s text:c="8"/>"created_at": "2024-02-07T23:43:43.618257",</text:p>
      <text:p text:style-name="Standard"><text:s text:c="8"/>"updated_at": "2024-04-10T09:16:39.250948",</text:p>
      <text:p text:style-name="Standard"><text:s text:c="8"/>"distance": 7408.862088289463,</text:p>
      <text:p text:style-name="Standard"><text:s text:c="8"/>"user": {</text:p>
      <text:p text:style-name="Standard"><text:s text:c="12"/>"id": 189,</text:p>
      <text:p text:style-name="Standard"><text:s text:c="12"/>"email": "vanessa.chaubet@gmail.com",</text:p>
      <text:p text:style-name="Standard"><text:s text:c="12"/>"username": "Fleur ",</text:p>
      <text:p text:style-name="Standard"><text:s text:c="12"/>"mobile": "+33600000000",</text:p>
      <text:p text:style-name="Standard"><text:s text:c="12"/>"address": "Victor Hugo",</text:p>
      <text:p text:style-name="Standard"><text:s text:c="12"/>"postal_code": "31000",</text:p>
      <text:p text:style-name="Standard"><text:s text:c="12"/>"city": "Toulouse ",</text:p>
      <text:p text:style-name="Standard"><text:s text:c="12"/>"longitude": 1.447017,</text:p>
      <text:p text:style-name="Standard"><text:s text:c="12"/>"latitude": 43.605988,</text:p>
      <text:p text:style-name="Standard"><text:s text:c="12"/>"is_premium": false,</text:p>
      <text:p text:style-name="Standard"><text:s text:c="12"/>"created_at": "2024-02-07T21:26:12.472235",</text:p>
      <text:p text:style-name="Standard"><text:s text:c="12"/>"lastvisited": null</text:p>
      <text:p text:style-name="Standard"><text:s text:c="8"/>},</text:p>
      <text:p text:style-name="Standard"><text:soft-page-break/><text:s text:c="8"/>"photos": [</text:p>
      <text:p text:style-name="Standard"><text:s text:c="12"/>{</text:p>
      <text:p text:style-name="Standard"><text:s text:c="16"/>"id": 853,</text:p>
      <text:p text:style-name="Standard"><text:s text:c="16"/>"url": "/photo/853"</text:p>
      <text:p text:style-name="Standard"><text:s text:c="12"/>}</text:p>
      <text:p text:style-name="Standard"><text:s text:c="8"/>]</text:p>
      <text:p text:style-name="Standard"><text:s text:c="4"/>},</text:p>
      <text:p text:style-name="Standard"><text:s text:c="4"/>{</text:p>
      <text:p text:style-name="Standard"><text:s text:c="8"/>"id": 57,</text:p>
      <text:p text:style-name="Standard"><text:s text:c="8"/>"user_id": 26,</text:p>
      <text:p text:style-name="Standard"><text:s text:c="8"/>"title": "Coffret Éducatif Montessori - Lettres Rugueuses",</text:p>
      <text:p text:style-name="Standard"><text:s text:c="8"/>"description": "À vendre, un coffret Montessori pour l'apprentissage de l'alphabet avec des lettres rugueuses. Idéal pour les enfants de 3 à 6 ans. Contient 104 lettres rugueuses, 26 cartes images et 10 cartes chiffres pour une multitude d'activités éducatives amusantes. Produit Larousse, en bon état, parfait pour initier les petits à la lecture et à l'écriture avec une approche sensorielle et interactive.",</text:p>
      <text:p text:style-name="Standard"><text:s text:c="8"/>"category": "Games and Toys",</text:p>
      <text:p text:style-name="Standard"><text:s text:c="8"/>"condition": "Très bon état",</text:p>
      <text:p text:style-name="Standard"><text:s text:c="8"/>"price": 15.0,</text:p>
      <text:p text:style-name="Standard"><text:s text:c="8"/>"longitude": 139.6503,</text:p>
      <text:p text:style-name="Standard"><text:s text:c="8"/>"latitude": 35.6762,</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1-30T12:34:13.875762",</text:p>
      <text:p text:style-name="Standard"><text:s text:c="8"/>"updated_at": "2024-04-10T09:21:08.668354",</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4"/>},</text:p>
      <text:p text:style-name="Standard"><text:s text:c="4"/>{</text:p>
      <text:p text:style-name="Standard"><text:s text:c="8"/>"id": 1708,</text:p>
      <text:p text:style-name="Standard"><text:s text:c="8"/>"user_id": 747,</text:p>
      <text:p text:style-name="Standard"><text:s text:c="8"/>"title": "Verre à boisson en verre vert",</text:p>
      <text:p text:style-name="Standard"><text:s text:c="8"/>"description": "Un joli verre à boisson en verre vert, parfait pour toutes les occasions.",</text:p>
      <text:p text:style-name="Standard"><text:s text:c="8"/>"category": "Tableware",</text:p>
      <text:p text:style-name="Standard"><text:s text:c="8"/>"condition": "Good",</text:p>
      <text:p text:style-name="Standard"><text:s text:c="8"/>"price": 2.0,</text:p>
      <text:p text:style-name="Standard"><text:soft-page-break/><text:s text:c="8"/>"longitude": 130.4017,</text:p>
      <text:p text:style-name="Standard"><text:s text:c="8"/>"latitude": 33.590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6-23T19:50:10.251230",</text:p>
      <text:p text:style-name="Standard"><text:s text:c="8"/>"updated_at": "2024-06-23T19:51:14.563202",</text:p>
      <text:p text:style-name="Standard"><text:s text:c="8"/>"distance": 7317.320403446616,</text:p>
      <text:p text:style-name="Standard"><text:s text:c="8"/>"user": {</text:p>
      <text:p text:style-name="Standard"><text:s text:c="12"/>"id": 747,</text:p>
      <text:p text:style-name="Standard"><text:s text:c="12"/>"email": "sirk390old2@gmail.com",</text:p>
      <text:p text:style-name="Standard"><text:s text:c="12"/>"username": "cbodt",</text:p>
      <text:p text:style-name="Standard"><text:s text:c="12"/>"mobile": "+352661482121",</text:p>
      <text:p text:style-name="Standard"><text:s text:c="12"/>"address": "3 rue de bizerte",</text:p>
      <text:p text:style-name="Standard"><text:s text:c="12"/>"postal_code": "75017",</text:p>
      <text:p text:style-name="Standard"><text:s text:c="12"/>"city": "paris",</text:p>
      <text:p text:style-name="Standard"><text:s text:c="12"/>"longitude": 2.323428,</text:p>
      <text:p text:style-name="Standard"><text:s text:c="12"/>"latitude": 48.884981,</text:p>
      <text:p text:style-name="Standard"><text:s text:c="12"/>"is_premium": false,</text:p>
      <text:p text:style-name="Standard"><text:s text:c="12"/>"created_at": "2024-06-23T19:48:53.807288",</text:p>
      <text:p text:style-name="Standard"><text:s text:c="12"/>"lastvisited": null</text:p>
      <text:p text:style-name="Standard"><text:s text:c="8"/>},</text:p>
      <text:p text:style-name="Standard"><text:s text:c="8"/>"photos": [</text:p>
      <text:p text:style-name="Standard"><text:s text:c="12"/>{</text:p>
      <text:p text:style-name="Standard"><text:s text:c="16"/>"id": 1605,</text:p>
      <text:p text:style-name="Standard"><text:s text:c="16"/>"url": "/photo/1605"</text:p>
      <text:p text:style-name="Standard"><text:s text:c="12"/>}</text:p>
      <text:p text:style-name="Standard"><text:s text:c="8"/>]</text:p>
      <text:p text:style-name="Standard"><text:s text:c="4"/>},</text:p>
      <text:p text:style-name="Standard"><text:s text:c="4"/>{</text:p>
      <text:p text:style-name="Standard"><text:s text:c="8"/>"id": 2360,</text:p>
      <text:p text:style-name="Standard"><text:s text:c="8"/>"user_id": 1173,</text:p>
      <text:p text:style-name="Standard"><text:s text:c="8"/>"title": "Lot de vêtements variés",</text:p>
      <text:p text:style-name="Standard"><text:s text:c="8"/>"description": "Grand lot de vêtements pour toutes saisons, en bon état. Idéal pour renouveler votre garde-robe.\ntoutes tailles \nhomme femme et enfants ",</text:p>
      <text:p text:style-name="Standard"><text:s text:c="8"/>"category": "Clothing",</text:p>
      <text:p text:style-name="Standard"><text:s text:c="8"/>"condition": "Good",</text:p>
      <text:p text:style-name="Standard"><text:s text:c="8"/>"price": 1.0,</text:p>
      <text:p text:style-name="Standard"><text:s text:c="8"/>"longitude": 0.151686,</text:p>
      <text:p text:style-name="Standard"><text:s text:c="8"/>"latitude": 44.3777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0-29T18:19:04.354123",</text:p>
      <text:p text:style-name="Standard"><text:s text:c="8"/>"updated_at": "2024-10-29T18:20:33.938301",</text:p>
      <text:p text:style-name="Standard"><text:s text:c="8"/>"distance": 7506.087398133054,</text:p>
      <text:p text:style-name="Standard"><text:s text:c="8"/>"user": {</text:p>
      <text:p text:style-name="Standard"><text:s text:c="12"/>"id": 1173,</text:p>
      <text:p text:style-name="Standard"><text:s text:c="12"/>"email": "sandrakelly47250@gmail.com",</text:p>
      <text:p text:style-name="Standard"><text:s text:c="12"/>"username": "sandra47",</text:p>
      <text:p text:style-name="Standard"><text:soft-page-break/><text:s text:c="12"/>"mobile": "+33638309630",</text:p>
      <text:p text:style-name="Standard"><text:s text:c="12"/>"address": "chemin de massonau ",</text:p>
      <text:p text:style-name="Standard"><text:s text:c="12"/>"postal_code": "47250",</text:p>
      <text:p text:style-name="Standard"><text:s text:c="12"/>"city": "sainte gemme martaillac",</text:p>
      <text:p text:style-name="Standard"><text:s text:c="12"/>"longitude": 0.151686,</text:p>
      <text:p text:style-name="Standard"><text:s text:c="12"/>"latitude": 44.37772,</text:p>
      <text:p text:style-name="Standard"><text:s text:c="12"/>"is_premium": false,</text:p>
      <text:p text:style-name="Standard"><text:s text:c="12"/>"created_at": "2024-10-29T18:18:15.576680",</text:p>
      <text:p text:style-name="Standard"><text:s text:c="12"/>"lastvisited": null</text:p>
      <text:p text:style-name="Standard"><text:s text:c="8"/>},</text:p>
      <text:p text:style-name="Standard"><text:s text:c="8"/>"photos": [</text:p>
      <text:p text:style-name="Standard"><text:s text:c="12"/>{</text:p>
      <text:p text:style-name="Standard"><text:s text:c="16"/>"id": 3213,</text:p>
      <text:p text:style-name="Standard"><text:s text:c="16"/>"url": "/photo/3213"</text:p>
      <text:p text:style-name="Standard"><text:s text:c="12"/>},</text:p>
      <text:p text:style-name="Standard"><text:s text:c="12"/>{</text:p>
      <text:p text:style-name="Standard"><text:s text:c="16"/>"id": 3214,</text:p>
      <text:p text:style-name="Standard"><text:s text:c="16"/>"url": "/photo/3214"</text:p>
      <text:p text:style-name="Standard"><text:s text:c="12"/>}</text:p>
      <text:p text:style-name="Standard"><text:s text:c="8"/>]</text:p>
      <text:p text:style-name="Standard"><text:s text:c="4"/>},</text:p>
      <text:p text:style-name="Standard"><text:s text:c="4"/>{</text:p>
      <text:p text:style-name="Standard"><text:s text:c="8"/>"id": 18,</text:p>
      <text:p text:style-name="Standard"><text:s text:c="8"/>"user_id": 84,</text:p>
      <text:p text:style-name="Standard"><text:s text:c="8"/>"title": "Jeu de société Docteur Maboul",</text:p>
      <text:p text:style-name="Standard"><text:s text:c="8"/>"description": "Vends jeu de société Docteur Maboul, parfait pour des heures de divertissement en famille ou entre amis. Recommandé pour les enfants de 6 ans et plus. Le jeu est complet et en bon état. Idéal pour développer la dextérité et la patience des plus jeunes.",</text:p>
      <text:p text:style-name="Standard"><text:s text:c="8"/>"category": "Games and Toys",</text:p>
      <text:p text:style-name="Standard"><text:s text:c="8"/>"condition": "Bon état",</text:p>
      <text:p text:style-name="Standard"><text:s text:c="8"/>"price": 15.0,</text:p>
      <text:p text:style-name="Standard"><text:s text:c="8"/>"longitude": 135.5023,</text:p>
      <text:p text:style-name="Standard"><text:s text:c="8"/>"latitude": 34.6937,</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1-28T21:51:50.621796",</text:p>
      <text:p text:style-name="Standard"><text:s text:c="8"/>"updated_at": "2024-04-10T08:43:08.901557",</text:p>
      <text:p text:style-name="Standard"><text:s text:c="8"/>"distance": 7092.841114191886,</text:p>
      <text:p text:style-name="Standard"><text:s text:c="8"/>"user": {</text:p>
      <text:p text:style-name="Standard"><text:s text:c="12"/>"id": 84,</text:p>
      <text:p text:style-name="Standard"><text:s text:c="12"/>"email": "yveslaurentkayan@gmail.com",</text:p>
      <text:p text:style-name="Standard"><text:s text:c="12"/>"username": "ykayan",</text:p>
      <text:p text:style-name="Standard"><text:s text:c="12"/>"mobile": "+352671299999",</text:p>
      <text:p text:style-name="Standard"><text:s text:c="12"/>"address": "411 avenue du Prado ",</text:p>
      <text:p text:style-name="Standard"><text:s text:c="12"/>"postal_code": "13008",</text:p>
      <text:p text:style-name="Standard"><text:s text:c="12"/>"city": "Marseille ",</text:p>
      <text:p text:style-name="Standard"><text:s text:c="12"/>"longitude": 5.38626,</text:p>
      <text:p text:style-name="Standard"><text:s text:c="12"/>"latitude": 43.267399,</text:p>
      <text:p text:style-name="Standard"><text:s text:c="12"/>"is_premium": false,</text:p>
      <text:p text:style-name="Standard"><text:s text:c="12"/>"created_at": "2024-01-28T21:49:41.936910",</text:p>
      <text:p text:style-name="Standard"><text:soft-page-break/><text:s text:c="12"/>"lastvisited": null</text:p>
      <text:p text:style-name="Standard"><text:s text:c="8"/>},</text:p>
      <text:p text:style-name="Standard"><text:s text:c="8"/>"photos": [</text:p>
      <text:p text:style-name="Standard"><text:s text:c="12"/>{</text:p>
      <text:p text:style-name="Standard"><text:s text:c="16"/>"id": 354,</text:p>
      <text:p text:style-name="Standard"><text:s text:c="16"/>"url": "/photo/354"</text:p>
      <text:p text:style-name="Standard"><text:s text:c="12"/>}</text:p>
      <text:p text:style-name="Standard"><text:s text:c="8"/>]</text:p>
      <text:p text:style-name="Standard"><text:s text:c="4"/>},</text:p>
      <text:p text:style-name="Standard"><text:s text:c="4"/>{</text:p>
      <text:p text:style-name="Standard"><text:s text:c="8"/>"id": 60,</text:p>
      <text:p text:style-name="Standard"><text:s text:c="8"/>"user_id": 26,</text:p>
      <text:p text:style-name="Standard"><text:s text:c="8"/>"title": "Jouet à tirer en bois en forme de hérisson de marque Hape",</text:p>
      <text:p text:style-name="Standard"><text:s text:c="8"/>"description": "Vends adorable jouet à tirer en forme de hérisson, de marque Hape, en bois avec des éléments orange vif. Parfait pour stimuler la motricité des tout-petits lors de leurs premières explorations. Léger usage mais en très bon état. La cordelette permet à votre enfant de promener son compagnon à travers la maison, encourageant ainsi le jeu actif.",</text:p>
      <text:p text:style-name="Standard"><text:s text:c="8"/>"category": "Games and Toys",</text:p>
      <text:p text:style-name="Standard"><text:s text:c="8"/>"condition": "Très bon état",</text:p>
      <text:p text:style-name="Standard"><text:s text:c="8"/>"price": 10.0,</text:p>
      <text:p text:style-name="Standard"><text:s text:c="8"/>"longitude": 135.5023,</text:p>
      <text:p text:style-name="Standard"><text:s text:c="8"/>"latitude": 34.6937,</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1-30T12:43:20.581374",</text:p>
      <text:p text:style-name="Standard"><text:s text:c="8"/>"updated_at": "2024-04-10T08:35:27.794974",</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417,</text:p>
      <text:p text:style-name="Standard"><text:s text:c="16"/>"url": "/photo/417"</text:p>
      <text:p text:style-name="Standard"><text:s text:c="12"/>},</text:p>
      <text:p text:style-name="Standard"><text:s text:c="12"/>{</text:p>
      <text:p text:style-name="Standard"><text:s text:c="16"/>"id": 418,</text:p>
      <text:p text:style-name="Standard"><text:s text:c="16"/>"url": "/photo/418"</text:p>
      <text:p text:style-name="Standard"><text:s text:c="12"/>},</text:p>
      <text:p text:style-name="Standard"><text:soft-page-break/><text:s text:c="12"/>{</text:p>
      <text:p text:style-name="Standard"><text:s text:c="16"/>"id": 416,</text:p>
      <text:p text:style-name="Standard"><text:s text:c="16"/>"url": "/photo/416"</text:p>
      <text:p text:style-name="Standard"><text:s text:c="12"/>},</text:p>
      <text:p text:style-name="Standard"><text:s text:c="12"/>{</text:p>
      <text:p text:style-name="Standard"><text:s text:c="16"/>"id": 419,</text:p>
      <text:p text:style-name="Standard"><text:s text:c="16"/>"url": "/photo/419"</text:p>
      <text:p text:style-name="Standard"><text:s text:c="12"/>}</text:p>
      <text:p text:style-name="Standard"><text:s text:c="8"/>]</text:p>
      <text:p text:style-name="Standard"><text:s text:c="4"/>},</text:p>
      <text:p text:style-name="Standard"><text:s text:c="4"/>{</text:p>
      <text:p text:style-name="Standard"><text:s text:c="8"/>"id": 1485,</text:p>
      <text:p text:style-name="Standard"><text:s text:c="8"/>"user_id": 547,</text:p>
      <text:p text:style-name="Standard"><text:s text:c="8"/>"title": "Barboteuse",</text:p>
      <text:p text:style-name="Standard"><text:s text:c="8"/>"description": "Barboteuse en coton marque Polo Plume",</text:p>
      <text:p text:style-name="Standard"><text:s text:c="8"/>"category": "Everyday Products",</text:p>
      <text:p text:style-name="Standard"><text:s text:c="8"/>"condition": "Good",</text:p>
      <text:p text:style-name="Standard"><text:s text:c="8"/>"price": 5.0,</text:p>
      <text:p text:style-name="Standard"><text:s text:c="8"/>"longitude": 2.3574,</text:p>
      <text:p text:style-name="Standard"><text:s text:c="8"/>"latitude": 48.9364,</text:p>
      <text:p text:style-name="Standard"><text:s text:c="8"/>"currency": "EUR",</text:p>
      <text:p text:style-name="Standard"><text:s text:c="8"/>"brand": "Petit Bateau",</text:p>
      <text:p text:style-name="Standard"><text:s text:c="8"/>"size": "24m",</text:p>
      <text:p text:style-name="Standard"><text:s text:c="8"/>"state": "active",</text:p>
      <text:p text:style-name="Standard"><text:s text:c="8"/>"created_at": "2024-03-19T07:32:19.017260",</text:p>
      <text:p text:style-name="Standard"><text:s text:c="8"/>"updated_at": "2024-04-10T08:37:45.094324",</text:p>
      <text:p text:style-name="Standard"><text:s text:c="8"/>"distance": 7317.748777906333,</text:p>
      <text:p text:style-name="Standard"><text:s text:c="8"/>"user": {</text:p>
      <text:p text:style-name="Standard"><text:s text:c="12"/>"id": 547,</text:p>
      <text:p text:style-name="Standard"><text:s text:c="12"/>"email": "gpapadopo.x@gmail.com",</text:p>
      <text:p text:style-name="Standard"><text:s text:c="12"/>"username": "Georges Papadopoulo",</text:p>
      <text:p text:style-name="Standard"><text:s text:c="12"/>"mobile": "+33679506234",</text:p>
      <text:p text:style-name="Standard"><text:s text:c="12"/>"address": "13 rue Dulong",</text:p>
      <text:p text:style-name="Standard"><text:s text:c="12"/>"postal_code": "75017",</text:p>
      <text:p text:style-name="Standard"><text:s text:c="12"/>"city": "Paris",</text:p>
      <text:p text:style-name="Standard"><text:s text:c="12"/>"longitude": 2.317595,</text:p>
      <text:p text:style-name="Standard"><text:s text:c="12"/>"latitude": 48.883859,</text:p>
      <text:p text:style-name="Standard"><text:s text:c="12"/>"is_premium": false,</text:p>
      <text:p text:style-name="Standard"><text:s text:c="12"/>"created_at": "2024-03-16T09:00:47.493524",</text:p>
      <text:p text:style-name="Standard"><text:s text:c="12"/>"lastvisited": null</text:p>
      <text:p text:style-name="Standard"><text:s text:c="8"/>},</text:p>
      <text:p text:style-name="Standard"><text:s text:c="8"/>"photos": [</text:p>
      <text:p text:style-name="Standard"><text:s text:c="12"/>{</text:p>
      <text:p text:style-name="Standard"><text:s text:c="16"/>"id": 1318,</text:p>
      <text:p text:style-name="Standard"><text:s text:c="16"/>"url": "/photo/1318"</text:p>
      <text:p text:style-name="Standard"><text:s text:c="12"/>},</text:p>
      <text:p text:style-name="Standard"><text:s text:c="12"/>{</text:p>
      <text:p text:style-name="Standard"><text:s text:c="16"/>"id": 1319,</text:p>
      <text:p text:style-name="Standard"><text:s text:c="16"/>"url": "/photo/1319"</text:p>
      <text:p text:style-name="Standard"><text:s text:c="12"/>},</text:p>
      <text:p text:style-name="Standard"><text:s text:c="12"/>{</text:p>
      <text:p text:style-name="Standard"><text:s text:c="16"/>"id": 1320,</text:p>
      <text:p text:style-name="Standard"><text:soft-page-break/><text:s text:c="16"/>"url": "/photo/1320"</text:p>
      <text:p text:style-name="Standard"><text:s text:c="12"/>}</text:p>
      <text:p text:style-name="Standard"><text:s text:c="8"/>]</text:p>
      <text:p text:style-name="Standard"><text:s text:c="4"/>},</text:p>
      <text:p text:style-name="Standard"><text:s text:c="4"/>{</text:p>
      <text:p text:style-name="Standard"><text:s text:c="8"/>"id": 2452,</text:p>
      <text:p text:style-name="Standard"><text:s text:c="8"/>"user_id": 1226,</text:p>
      <text:p text:style-name="Standard"><text:s text:c="8"/>"title": "Laptop Keyboard in Excellent Condition",</text:p>
      <text:p text:style-name="Standard"><text:s text:c="8"/>"description": "Sleek and responsive keyboard suitable for laptop users. Lightly used, still in excellent condition.",</text:p>
      <text:p text:style-name="Standard"><text:s text:c="8"/>"category": "Computing",</text:p>
      <text:p text:style-name="Standard"><text:s text:c="8"/>"condition": "VeryGood",</text:p>
      <text:p text:style-name="Standard"><text:s text:c="8"/>"price": 250.0,</text:p>
      <text:p text:style-name="Standard"><text:s text:c="8"/>"longitude": 73.98403,</text:p>
      <text:p text:style-name="Standard"><text:s text:c="8"/>"latitude": 31.706179,</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0T08:00:18.140379",</text:p>
      <text:p text:style-name="Standard"><text:s text:c="8"/>"updated_at": "2025-03-20T08:00:27.207514",</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34,</text:p>
      <text:p text:style-name="Standard"><text:s text:c="16"/>"url": "/photo/3434"</text:p>
      <text:p text:style-name="Standard"><text:s text:c="12"/>}</text:p>
      <text:p text:style-name="Standard"><text:s text:c="8"/>]</text:p>
      <text:p text:style-name="Standard"><text:s text:c="4"/>},</text:p>
      <text:p text:style-name="Standard"><text:s text:c="4"/>{</text:p>
      <text:p text:style-name="Standard"><text:s text:c="8"/>"id": 1267,</text:p>
      <text:p text:style-name="Standard"><text:s text:c="8"/>"user_id": 202,</text:p>
      <text:p text:style-name="Standard"><text:s text:c="8"/>"title": "Lunettes de Ski Pro-Sport-Optic",</text:p>
      <text:p text:style-name="Standard"><text:s text:c="8"/>"description": "Protégez vos yeux sur les pistes avec ces lunettes de ski Focus Pro-Sport-Optic. Confortables et ajustables grâce à une bande élastique résistante avec grip antidérapant, elles sont fournies avec un sac de protection Salomon pour un transport facile et sécurisé. Parfaites pour les skieurs de tous niveaux cherchant à combiner performance et confort.",</text:p>
      <text:p text:style-name="Standard"><text:s text:c="8"/>"category": "Sports Equipment",</text:p>
      <text:p text:style-name="Standard"><text:soft-page-break/><text:s text:c="8"/>"condition": "Bon état",</text:p>
      <text:p text:style-name="Standard"><text:s text:c="8"/>"price": 25.0,</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10T07:57:09.901166",</text:p>
      <text:p text:style-name="Standard"><text:s text:c="8"/>"updated_at": "2024-03-17T09:53:23.770945",</text:p>
      <text:p text:style-name="Standard"><text:s text:c="8"/>"distance": 7043.970015342064,</text:p>
      <text:p text:style-name="Standard"><text:s text:c="8"/>"user": {</text:p>
      <text:p text:style-name="Standard"><text:s text:c="12"/>"id": 202,</text:p>
      <text:p text:style-name="Standard"><text:s text:c="12"/>"email": "quentin.mcgaw@gmail.com",</text:p>
      <text:p text:style-name="Standard"><text:s text:c="12"/>"username": "qqq",</text:p>
      <text:p text:style-name="Standard"><text:s text:c="12"/>"mobile": "+13474502562",</text:p>
      <text:p text:style-name="Standard"><text:s text:c="12"/>"address": "33 Rue Wurth-Paquet",</text:p>
      <text:p text:style-name="Standard"><text:s text:c="12"/>"postal_code": "2733",</text:p>
      <text:p text:style-name="Standard"><text:s text:c="12"/>"city": "Luxembourg",</text:p>
      <text:p text:style-name="Standard"><text:s text:c="12"/>"longitude": 6.103895,</text:p>
      <text:p text:style-name="Standard"><text:s text:c="12"/>"latitude": 49.607389,</text:p>
      <text:p text:style-name="Standard"><text:s text:c="12"/>"is_premium": false,</text:p>
      <text:p text:style-name="Standard"><text:s text:c="12"/>"created_at": "2024-02-09T17:41:35.653419",</text:p>
      <text:p text:style-name="Standard"><text:s text:c="12"/>"lastvisited": null</text:p>
      <text:p text:style-name="Standard"><text:s text:c="8"/>},</text:p>
      <text:p text:style-name="Standard"><text:s text:c="8"/>"photos": [</text:p>
      <text:p text:style-name="Standard"><text:s text:c="12"/>{</text:p>
      <text:p text:style-name="Standard"><text:s text:c="16"/>"id": 967,</text:p>
      <text:p text:style-name="Standard"><text:s text:c="16"/>"url": "/photo/967"</text:p>
      <text:p text:style-name="Standard"><text:s text:c="12"/>},</text:p>
      <text:p text:style-name="Standard"><text:s text:c="12"/>{</text:p>
      <text:p text:style-name="Standard"><text:s text:c="16"/>"id": 968,</text:p>
      <text:p text:style-name="Standard"><text:s text:c="16"/>"url": "/photo/968"</text:p>
      <text:p text:style-name="Standard"><text:s text:c="12"/>},</text:p>
      <text:p text:style-name="Standard"><text:s text:c="12"/>{</text:p>
      <text:p text:style-name="Standard"><text:s text:c="16"/>"id": 969,</text:p>
      <text:p text:style-name="Standard"><text:s text:c="16"/>"url": "/photo/969"</text:p>
      <text:p text:style-name="Standard"><text:s text:c="12"/>},</text:p>
      <text:p text:style-name="Standard"><text:s text:c="12"/>{</text:p>
      <text:p text:style-name="Standard"><text:s text:c="16"/>"id": 970,</text:p>
      <text:p text:style-name="Standard"><text:s text:c="16"/>"url": "/photo/970"</text:p>
      <text:p text:style-name="Standard"><text:s text:c="12"/>},</text:p>
      <text:p text:style-name="Standard"><text:s text:c="12"/>{</text:p>
      <text:p text:style-name="Standard"><text:s text:c="16"/>"id": 966,</text:p>
      <text:p text:style-name="Standard"><text:s text:c="16"/>"url": "/photo/966"</text:p>
      <text:p text:style-name="Standard"><text:s text:c="12"/>}</text:p>
      <text:p text:style-name="Standard"><text:s text:c="8"/>]</text:p>
      <text:p text:style-name="Standard"><text:s text:c="4"/>},</text:p>
      <text:p text:style-name="Standard"><text:s text:c="4"/>{</text:p>
      <text:p text:style-name="Standard"><text:s text:c="8"/>"id": 1266,</text:p>
      <text:p text:style-name="Standard"><text:s text:c="8"/>"user_id": 200,</text:p>
      <text:p text:style-name="Standard"><text:s text:c="8"/>"title": "DVD 'Tu peux garder un secret?' - Comédie Française",</text:p>
      <text:p text:style-name="Standard"><text:soft-page-break/><text:s text:c="8"/>"description": "DVD du film 'Tu peux garder un secret?' - Une comédie romantique hilarante avec Pierre Arditi et Juliette Arnaud, en très bon état. Parfait pour une soirée ciné à la maison.",</text:p>
      <text:p text:style-name="Standard"><text:s text:c="8"/>"category": "Movies",</text:p>
      <text:p text:style-name="Standard"><text:s text:c="8"/>"condition": "Occasion",</text:p>
      <text:p text:style-name="Standard"><text:s text:c="8"/>"price": 4.0,</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10T07:29:08.694691",</text:p>
      <text:p text:style-name="Standard"><text:s text:c="8"/>"updated_at": "2024-03-17T09:53:31.397552",</text:p>
      <text:p text:style-name="Standard"><text:s text:c="8"/>"distance": 7318.871526341763,</text:p>
      <text:p text:style-name="Standard"><text:s text:c="8"/>"user": {</text:p>
      <text:p text:style-name="Standard"><text:s text:c="12"/>"id": 200,</text:p>
      <text:p text:style-name="Standard"><text:s text:c="12"/>"email": "matthieu.pardessus@gmail.com",</text:p>
      <text:p text:style-name="Standard"><text:s text:c="12"/>"username": "matthieu P",</text:p>
      <text:p text:style-name="Standard"><text:s text:c="12"/>"mobile": "+33672842801",</text:p>
      <text:p text:style-name="Standard"><text:s text:c="12"/>"address": "29 rue Castérès ",</text:p>
      <text:p text:style-name="Standard"><text:s text:c="12"/>"postal_code": "92110",</text:p>
      <text:p text:style-name="Standard"><text:s text:c="12"/>"city": "clichy",</text:p>
      <text:p text:style-name="Standard"><text:s text:c="12"/>"longitude": 2.301848,</text:p>
      <text:p text:style-name="Standard"><text:s text:c="12"/>"latitude": 48.90036,</text:p>
      <text:p text:style-name="Standard"><text:s text:c="12"/>"is_premium": false,</text:p>
      <text:p text:style-name="Standard"><text:s text:c="12"/>"created_at": "2024-02-09T11:18:43.867996",</text:p>
      <text:p text:style-name="Standard"><text:s text:c="12"/>"lastvisited": null</text:p>
      <text:p text:style-name="Standard"><text:s text:c="8"/>},</text:p>
      <text:p text:style-name="Standard"><text:s text:c="8"/>"photos": [</text:p>
      <text:p text:style-name="Standard"><text:s text:c="12"/>{</text:p>
      <text:p text:style-name="Standard"><text:s text:c="16"/>"id": 965,</text:p>
      <text:p text:style-name="Standard"><text:s text:c="16"/>"url": "/photo/965"</text:p>
      <text:p text:style-name="Standard"><text:s text:c="12"/>}</text:p>
      <text:p text:style-name="Standard"><text:s text:c="8"/>]</text:p>
      <text:p text:style-name="Standard"><text:s text:c="4"/>},</text:p>
      <text:p text:style-name="Standard"><text:s text:c="4"/>{</text:p>
      <text:p text:style-name="Standard"><text:s text:c="8"/>"id": 1268,</text:p>
      <text:p text:style-name="Standard"><text:s text:c="8"/>"user_id": 206,</text:p>
      <text:p text:style-name="Standard"><text:s text:c="8"/>"title": "Casse-tête labyrinthe en boule 3D",</text:p>
      <text:p text:style-name="Standard"><text:s text:c="8"/>"description": "Mettez à l'épreuve votre patience et votre dextérité avec ce casse-tête labyrinthe en boule 3D. Parfait pour les enfants et les adultes qui aiment les challenges. Quelques signes d'utilisation mais en très bon état général.",</text:p>
      <text:p text:style-name="Standard"><text:s text:c="8"/>"category": "Games and Toys",</text:p>
      <text:p text:style-name="Standard"><text:s text:c="8"/>"condition": "used",</text:p>
      <text:p text:style-name="Standard"><text:s text:c="8"/>"price": 10.0,</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10T08:49:59.077440",</text:p>
      <text:p text:style-name="Standard"><text:soft-page-break/><text:s text:c="8"/>"updated_at": "2024-03-17T09:53:36.319335",</text:p>
      <text:p text:style-name="Standard"><text:s text:c="8"/>"distance": 7321.332276889336,</text:p>
      <text:p text:style-name="Standard"><text:s text:c="8"/>"user": {</text:p>
      <text:p text:style-name="Standard"><text:s text:c="12"/>"id": 206,</text:p>
      <text:p text:style-name="Standard"><text:s text:c="12"/>"email": "mathieu.fabisiak@gmail.com",</text:p>
      <text:p text:style-name="Standard"><text:s text:c="12"/>"username": "mamat",</text:p>
      <text:p text:style-name="Standard"><text:s text:c="12"/>"mobile": "+33600000000",</text:p>
      <text:p text:style-name="Standard"><text:s text:c="12"/>"address": "26 rue du général Leclerc ",</text:p>
      <text:p text:style-name="Standard"><text:s text:c="12"/>"postal_code": "92270",</text:p>
      <text:p text:style-name="Standard"><text:s text:c="12"/>"city": "Bois colombes ",</text:p>
      <text:p text:style-name="Standard"><text:s text:c="12"/>"longitude": 2.267788,</text:p>
      <text:p text:style-name="Standard"><text:s text:c="12"/>"latitude": 48.916567,</text:p>
      <text:p text:style-name="Standard"><text:s text:c="12"/>"is_premium": false,</text:p>
      <text:p text:style-name="Standard"><text:s text:c="12"/>"created_at": "2024-02-10T08:47:27.309703",</text:p>
      <text:p text:style-name="Standard"><text:s text:c="12"/>"lastvisited": null</text:p>
      <text:p text:style-name="Standard"><text:s text:c="8"/>},</text:p>
      <text:p text:style-name="Standard"><text:s text:c="8"/>"photos": [</text:p>
      <text:p text:style-name="Standard"><text:s text:c="12"/>{</text:p>
      <text:p text:style-name="Standard"><text:s text:c="16"/>"id": 971,</text:p>
      <text:p text:style-name="Standard"><text:s text:c="16"/>"url": "/photo/971"</text:p>
      <text:p text:style-name="Standard"><text:s text:c="12"/>}</text:p>
      <text:p text:style-name="Standard"><text:s text:c="8"/>]</text:p>
      <text:p text:style-name="Standard"><text:s text:c="4"/>},</text:p>
      <text:p text:style-name="Standard"><text:s text:c="4"/>{</text:p>
      <text:p text:style-name="Standard"><text:s text:c="8"/>"id": 1338,</text:p>
      <text:p text:style-name="Standard"><text:s text:c="8"/>"user_id": 183,</text:p>
      <text:p text:style-name="Standard"><text:s text:c="8"/>"title": "Cruche en céramique peinte à la main",</text:p>
      <text:p text:style-name="Standard"><text:s text:c="8"/>"description": "Magnifique cruche en céramique aux couleurs vives et au motif floral. Un objet de décoration unique et pratique, idéal pour servir vos boissons ou embellir votre intérieur.",</text:p>
      <text:p text:style-name="Standard"><text:s text:c="8"/>"category": "Tableware",</text:p>
      <text:p text:style-name="Standard"><text:s text:c="8"/>"condition": "Occasion - Très bon état",</text:p>
      <text:p text:style-name="Standard"><text:s text:c="8"/>"price": 25.0,</text:p>
      <text:p text:style-name="Standard"><text:s text:c="8"/>"longitude": 130.4017,</text:p>
      <text:p text:style-name="Standard"><text:s text:c="8"/>"latitude": 33.5902,</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14T10:22:59.030791",</text:p>
      <text:p text:style-name="Standard"><text:s text:c="8"/>"updated_at": "2024-03-17T09:55:03.450716",</text:p>
      <text:p text:style-name="Standard"><text:s text:c="8"/>"distance": 7317.855053561797,</text:p>
      <text:p text:style-name="Standard"><text:s text:c="8"/>"user": {</text:p>
      <text:p text:style-name="Standard"><text:s text:c="12"/>"id": 183,</text:p>
      <text:p text:style-name="Standard"><text:s text:c="12"/>"email": "liza.bodt@gmail.com",</text:p>
      <text:p text:style-name="Standard"><text:s text:c="12"/>"username": "lbodt",</text:p>
      <text:p text:style-name="Standard"><text:s text:c="12"/>"mobile": "+33632817441",</text:p>
      <text:p text:style-name="Standard"><text:s text:c="12"/>"address": "Salamon ",</text:p>
      <text:p text:style-name="Standard"><text:s text:c="12"/>"postal_code": "12170",</text:p>
      <text:p text:style-name="Standard"><text:s text:c="12"/>"city": "Requista",</text:p>
      <text:p text:style-name="Standard"><text:s text:c="12"/>"longitude": 2.551131,</text:p>
      <text:p text:style-name="Standard"><text:s text:c="12"/>"latitude": 43.996163,</text:p>
      <text:p text:style-name="Standard"><text:s text:c="12"/>"is_premium": false,</text:p>
      <text:p text:style-name="Standard"><text:soft-page-break/><text:s text:c="12"/>"created_at": "2024-02-06T17:27:23.789328",</text:p>
      <text:p text:style-name="Standard"><text:s text:c="12"/>"lastvisited": null</text:p>
      <text:p text:style-name="Standard"><text:s text:c="8"/>},</text:p>
      <text:p text:style-name="Standard"><text:s text:c="8"/>"photos": [</text:p>
      <text:p text:style-name="Standard"><text:s text:c="12"/>{</text:p>
      <text:p text:style-name="Standard"><text:s text:c="16"/>"id": 1110,</text:p>
      <text:p text:style-name="Standard"><text:s text:c="16"/>"url": "/photo/1110"</text:p>
      <text:p text:style-name="Standard"><text:s text:c="12"/>},</text:p>
      <text:p text:style-name="Standard"><text:s text:c="12"/>{</text:p>
      <text:p text:style-name="Standard"><text:s text:c="16"/>"id": 1109,</text:p>
      <text:p text:style-name="Standard"><text:s text:c="16"/>"url": "/photo/1109"</text:p>
      <text:p text:style-name="Standard"><text:s text:c="12"/>}</text:p>
      <text:p text:style-name="Standard"><text:s text:c="8"/>]</text:p>
      <text:p text:style-name="Standard"><text:s text:c="4"/>},</text:p>
      <text:p text:style-name="Standard"><text:s text:c="4"/>{</text:p>
      <text:p text:style-name="Standard"><text:s text:c="8"/>"id": 1400,</text:p>
      <text:p text:style-name="Standard"><text:s text:c="8"/>"user_id": 479,</text:p>
      <text:p text:style-name="Standard"><text:s text:c="8"/>"title": "Jeu Minecraft pour console - Comme neuf!",</text:p>
      <text:p text:style-name="Standard"><text:s text:c="8"/>"description": "Plongez dans le monde de la créativité avec Minecraft! Idéal pour les enfants et les adultes, ce jeu offre une expérience où les seules limites sont votre imagination. Boîtier original inclus. Parfait pour un cadeau ou des heures d'amusement.",</text:p>
      <text:p text:style-name="Standard"><text:s text:c="8"/>"category": "Video Games and Consoles",</text:p>
      <text:p text:style-name="Standard"><text:s text:c="8"/>"condition": "Used",</text:p>
      <text:p text:style-name="Standard"><text:s text:c="8"/>"price": 20.0,</text:p>
      <text:p text:style-name="Standard"><text:s text:c="8"/>"longitude": 2.3574,</text:p>
      <text:p text:style-name="Standard"><text:s text:c="8"/>"latitude": 48.9364,</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3-05T08:27:22.550059",</text:p>
      <text:p text:style-name="Standard"><text:s text:c="8"/>"updated_at": "2024-03-17T09:56:06.809102",</text:p>
      <text:p text:style-name="Standard"><text:s text:c="8"/>"distance": 7317.19412683618,</text:p>
      <text:p text:style-name="Standard"><text:s text:c="8"/>"user": {</text:p>
      <text:p text:style-name="Standard"><text:s text:c="12"/>"id": 479,</text:p>
      <text:p text:style-name="Standard"><text:s text:c="12"/>"email": "795qt5b68m@privaterelay.appleid.com",</text:p>
      <text:p text:style-name="Standard"><text:s text:c="12"/>"username": "Sebby",</text:p>
      <text:p text:style-name="Standard"><text:s text:c="12"/>"mobile": "+33068561584",</text:p>
      <text:p text:style-name="Standard"><text:s text:c="12"/>"address": "26 rue lecluse",</text:p>
      <text:p text:style-name="Standard"><text:s text:c="12"/>"postal_code": "75017",</text:p>
      <text:p text:style-name="Standard"><text:s text:c="12"/>"city": "paris",</text:p>
      <text:p text:style-name="Standard"><text:s text:c="12"/>"longitude": 2.325157,</text:p>
      <text:p text:style-name="Standard"><text:s text:c="12"/>"latitude": 48.884904,</text:p>
      <text:p text:style-name="Standard"><text:s text:c="12"/>"is_premium": false,</text:p>
      <text:p text:style-name="Standard"><text:s text:c="12"/>"created_at": "2024-03-04T22:31:27.077379",</text:p>
      <text:p text:style-name="Standard"><text:s text:c="12"/>"lastvisited": null</text:p>
      <text:p text:style-name="Standard"><text:s text:c="8"/>},</text:p>
      <text:p text:style-name="Standard"><text:s text:c="8"/>"photos": [</text:p>
      <text:p text:style-name="Standard"><text:s text:c="12"/>{</text:p>
      <text:p text:style-name="Standard"><text:s text:c="16"/>"id": 1184,</text:p>
      <text:p text:style-name="Standard"><text:s text:c="16"/>"url": "/photo/1184"</text:p>
      <text:p text:style-name="Standard"><text:s text:c="12"/>}</text:p>
      <text:p text:style-name="Standard"><text:soft-page-break/><text:s text:c="8"/>]</text:p>
      <text:p text:style-name="Standard"><text:s text:c="4"/>},</text:p>
      <text:p text:style-name="Standard"><text:s text:c="4"/>{</text:p>
      <text:p text:style-name="Standard"><text:s text:c="8"/>"id": 1401,</text:p>
      <text:p text:style-name="Standard"><text:s text:c="8"/>"user_id": 479,</text:p>
      <text:p text:style-name="Standard"><text:s text:c="8"/>"title": "Splatoon 2 pour Nintendo Switch - Neuf sous blister",</text:p>
      <text:p text:style-name="Standard"><text:s text:c="8"/>"description": "Plongez dans des batailles colorées et dynamiques avec Splatoon 2 pour Nintendo Switch. Jeu neuf, encore sous son emballage d'origine, jamais ouvert. Découvrez de nouveaux niveaux, armes et modes de jeu pour une expérience multijoueur inoubliable. Compatible avec le mode portable et sur TV. Parfait pour les fans de jeux d'action et de tir!",</text:p>
      <text:p text:style-name="Standard"><text:s text:c="8"/>"category": "Video Games and Consoles",</text:p>
      <text:p text:style-name="Standard"><text:s text:c="8"/>"condition": "New",</text:p>
      <text:p text:style-name="Standard"><text:s text:c="8"/>"price": 45.0,</text:p>
      <text:p text:style-name="Standard"><text:s text:c="8"/>"longitude": 135.5023,</text:p>
      <text:p text:style-name="Standard"><text:s text:c="8"/>"latitude": 34.6937,</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3-05T08:28:42.803274",</text:p>
      <text:p text:style-name="Standard"><text:s text:c="8"/>"updated_at": "2024-03-17T09:56:14.106785",</text:p>
      <text:p text:style-name="Standard"><text:s text:c="8"/>"distance": 7317.19412683618,</text:p>
      <text:p text:style-name="Standard"><text:s text:c="8"/>"user": {</text:p>
      <text:p text:style-name="Standard"><text:s text:c="12"/>"id": 479,</text:p>
      <text:p text:style-name="Standard"><text:s text:c="12"/>"email": "795qt5b68m@privaterelay.appleid.com",</text:p>
      <text:p text:style-name="Standard"><text:s text:c="12"/>"username": "Sebby",</text:p>
      <text:p text:style-name="Standard"><text:s text:c="12"/>"mobile": "+33068561584",</text:p>
      <text:p text:style-name="Standard"><text:s text:c="12"/>"address": "26 rue lecluse",</text:p>
      <text:p text:style-name="Standard"><text:s text:c="12"/>"postal_code": "75017",</text:p>
      <text:p text:style-name="Standard"><text:s text:c="12"/>"city": "paris",</text:p>
      <text:p text:style-name="Standard"><text:s text:c="12"/>"longitude": 2.325157,</text:p>
      <text:p text:style-name="Standard"><text:s text:c="12"/>"latitude": 48.884904,</text:p>
      <text:p text:style-name="Standard"><text:s text:c="12"/>"is_premium": false,</text:p>
      <text:p text:style-name="Standard"><text:s text:c="12"/>"created_at": "2024-03-04T22:31:27.077379",</text:p>
      <text:p text:style-name="Standard"><text:s text:c="12"/>"lastvisited": null</text:p>
      <text:p text:style-name="Standard"><text:s text:c="8"/>},</text:p>
      <text:p text:style-name="Standard"><text:s text:c="8"/>"photos": [</text:p>
      <text:p text:style-name="Standard"><text:s text:c="12"/>{</text:p>
      <text:p text:style-name="Standard"><text:s text:c="16"/>"id": 1185,</text:p>
      <text:p text:style-name="Standard"><text:s text:c="16"/>"url": "/photo/1185"</text:p>
      <text:p text:style-name="Standard"><text:s text:c="12"/>}</text:p>
      <text:p text:style-name="Standard"><text:s text:c="8"/>]</text:p>
      <text:p text:style-name="Standard"><text:s text:c="4"/>},</text:p>
      <text:p text:style-name="Standard"><text:s text:c="4"/>{</text:p>
      <text:p text:style-name="Standard"><text:s text:c="8"/>"id": 1776,</text:p>
      <text:p text:style-name="Standard"><text:s text:c="8"/>"user_id": 876,</text:p>
      <text:p text:style-name="Standard"><text:s text:c="8"/>"title": "Table pour Enfants avec Panneaux Amovibles",</text:p>
      <text:p text:style-name="Standard"><text:s text:c="8"/>"description": "Table colorée pour enfants, idéale pour jouer et apprendre. Les panneaux amovibles peuvent être retirés pour accéder à un compartiment de rangement. En bon état.",</text:p>
      <text:p text:style-name="Standard"><text:s text:c="8"/>"category": "Games and Toys",</text:p>
      <text:p text:style-name="Standard"><text:s text:c="8"/>"condition": "Good",</text:p>
      <text:p text:style-name="Standard"><text:s text:c="8"/>"price": 25.0,</text:p>
      <text:p text:style-name="Standard"><text:soft-page-break/><text:s text:c="8"/>"longitude": 2.3574,</text:p>
      <text:p text:style-name="Standard"><text:s text:c="8"/>"latitude": 48.9364,</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7-11T13:55:23.101047",</text:p>
      <text:p text:style-name="Standard"><text:s text:c="8"/>"updated_at": "2024-07-11T13:55:35.968584",</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686,</text:p>
      <text:p text:style-name="Standard"><text:s text:c="16"/>"url": "/photo/1686"</text:p>
      <text:p text:style-name="Standard"><text:s text:c="12"/>},</text:p>
      <text:p text:style-name="Standard"><text:s text:c="12"/>{</text:p>
      <text:p text:style-name="Standard"><text:s text:c="16"/>"id": 1687,</text:p>
      <text:p text:style-name="Standard"><text:s text:c="16"/>"url": "/photo/1687"</text:p>
      <text:p text:style-name="Standard"><text:s text:c="12"/>},</text:p>
      <text:p text:style-name="Standard"><text:s text:c="12"/>{</text:p>
      <text:p text:style-name="Standard"><text:s text:c="16"/>"id": 1688,</text:p>
      <text:p text:style-name="Standard"><text:s text:c="16"/>"url": "/photo/1688"</text:p>
      <text:p text:style-name="Standard"><text:s text:c="12"/>}</text:p>
      <text:p text:style-name="Standard"><text:s text:c="8"/>]</text:p>
      <text:p text:style-name="Standard"><text:s text:c="4"/>},</text:p>
      <text:p text:style-name="Standard"><text:s text:c="4"/>{</text:p>
      <text:p text:style-name="Standard"><text:s text:c="8"/>"id": 1554,</text:p>
      <text:p text:style-name="Standard"><text:s text:c="8"/>"user_id": 615,</text:p>
      <text:p text:style-name="Standard"><text:s text:c="8"/>"title": "Casque Audio Sans Fil Sennheiser avec Station de Charge",</text:p>
      <text:p text:style-name="Standard"><text:s text:c="8"/>"description": "Profitez d'une expérience audio de qualité avec ce casque sans fil Sennheiser. Léger et confortable, il vient avec une station de charge pratique pour une autonomie prolongée. Parfait pour vos sessions d'écoute à la maison ou au bureau. Il présente des signes d'utilisation mais fonctionne parfaitement.",</text:p>
      <text:p text:style-name="Standard"><text:s text:c="8"/>"category": "Electronics and Multimedia",</text:p>
      <text:p text:style-name="Standard"><text:s text:c="8"/>"condition": "Good",</text:p>
      <text:p text:style-name="Standard"><text:s text:c="8"/>"price": 50.0,</text:p>
      <text:p text:style-name="Standard"><text:s text:c="8"/>"longitude": 2.3574,</text:p>
      <text:p text:style-name="Standard"><text:s text:c="8"/>"latitude": 48.9364,</text:p>
      <text:p text:style-name="Standard"><text:s text:c="8"/>"currency": null,</text:p>
      <text:p text:style-name="Standard"><text:soft-page-break/><text:s text:c="8"/>"brand": null,</text:p>
      <text:p text:style-name="Standard"><text:s text:c="8"/>"size": null,</text:p>
      <text:p text:style-name="Standard"><text:s text:c="8"/>"state": "active",</text:p>
      <text:p text:style-name="Standard"><text:s text:c="8"/>"created_at": "2024-04-07T08:54:08.145453",</text:p>
      <text:p text:style-name="Standard"><text:s text:c="8"/>"updated_at": "2024-04-07T08:54:59.636883",</text:p>
      <text:p text:style-name="Standard"><text:s text:c="8"/>"distance": 7319.388849522169,</text:p>
      <text:p text:style-name="Standard"><text:s text:c="8"/>"user": {</text:p>
      <text:p text:style-name="Standard"><text:s text:c="12"/>"id": 615,</text:p>
      <text:p text:style-name="Standard"><text:s text:c="12"/>"email": "thomas.landais78@gmail.com",</text:p>
      <text:p text:style-name="Standard"><text:s text:c="12"/>"username": "thlds",</text:p>
      <text:p text:style-name="Standard"><text:s text:c="12"/>"mobile": "+33618995571",</text:p>
      <text:p text:style-name="Standard"><text:s text:c="12"/>"address": "47 rue pierre brossolette",</text:p>
      <text:p text:style-name="Standard"><text:s text:c="12"/>"postal_code": "92300",</text:p>
      <text:p text:style-name="Standard"><text:s text:c="12"/>"city": "Levallois Perret ",</text:p>
      <text:p text:style-name="Standard"><text:s text:c="12"/>"longitude": 2.294857,</text:p>
      <text:p text:style-name="Standard"><text:s text:c="12"/>"latitude": 48.896688,</text:p>
      <text:p text:style-name="Standard"><text:s text:c="12"/>"is_premium": false,</text:p>
      <text:p text:style-name="Standard"><text:s text:c="12"/>"created_at": "2024-04-06T13:06:17.516259",</text:p>
      <text:p text:style-name="Standard"><text:s text:c="12"/>"lastvisited": null</text:p>
      <text:p text:style-name="Standard"><text:s text:c="8"/>},</text:p>
      <text:p text:style-name="Standard"><text:s text:c="8"/>"photos": [</text:p>
      <text:p text:style-name="Standard"><text:s text:c="12"/>{</text:p>
      <text:p text:style-name="Standard"><text:s text:c="16"/>"id": 1421,</text:p>
      <text:p text:style-name="Standard"><text:s text:c="16"/>"url": "/photo/1421"</text:p>
      <text:p text:style-name="Standard"><text:s text:c="12"/>}</text:p>
      <text:p text:style-name="Standard"><text:s text:c="8"/>]</text:p>
      <text:p text:style-name="Standard"><text:s text:c="4"/>},</text:p>
      <text:p text:style-name="Standard"><text:s text:c="4"/>{</text:p>
      <text:p text:style-name="Standard"><text:s text:c="8"/>"id": 1520,</text:p>
      <text:p text:style-name="Standard"><text:s text:c="8"/>"user_id": 26,</text:p>
      <text:p text:style-name="Standard"><text:s text:c="8"/>"title": "Combishort élégant pour bébé 3 mois Petit Bateau",</text:p>
      <text:p text:style-name="Standard"><text:s text:c="8"/>"description": "Charmant combishort pour bébé de la marque renommée Petit Bateau. Taille 3 mois / 60 cm, de couleur bleue avec de délicats motifs brodés. Parfait pour la saison estivale. Fermeture pratique par boutons pression pour faciliter le changement. Très bon état, idéal pour un cadeau ou pour agrandir la garde-robe de votre tout-petit.",</text:p>
      <text:p text:style-name="Standard"><text:s text:c="8"/>"category": "Clothing",</text:p>
      <text:p text:style-name="Standard"><text:s text:c="8"/>"condition": "VeryGood",</text:p>
      <text:p text:style-name="Standard"><text:s text:c="8"/>"price": 8.0,</text:p>
      <text:p text:style-name="Standard"><text:s text:c="8"/>"longitude": 2.3574,</text:p>
      <text:p text:style-name="Standard"><text:s text:c="8"/>"latitude": 48.9364,</text:p>
      <text:p text:style-name="Standard"><text:s text:c="8"/>"currency": "EUR",</text:p>
      <text:p text:style-name="Standard"><text:s text:c="8"/>"brand": "Petit Bateau",</text:p>
      <text:p text:style-name="Standard"><text:s text:c="8"/>"size": "3m",</text:p>
      <text:p text:style-name="Standard"><text:s text:c="8"/>"state": "active",</text:p>
      <text:p text:style-name="Standard"><text:s text:c="8"/>"created_at": "2024-03-21T13:41:44.300249",</text:p>
      <text:p text:style-name="Standard"><text:s text:c="8"/>"updated_at": "2024-04-09T15:16:23.031021",</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oft-page-break/><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1375,</text:p>
      <text:p text:style-name="Standard"><text:s text:c="16"/>"url": "/photo/1375"</text:p>
      <text:p text:style-name="Standard"><text:s text:c="12"/>},</text:p>
      <text:p text:style-name="Standard"><text:s text:c="12"/>{</text:p>
      <text:p text:style-name="Standard"><text:s text:c="16"/>"id": 1376,</text:p>
      <text:p text:style-name="Standard"><text:s text:c="16"/>"url": "/photo/1376"</text:p>
      <text:p text:style-name="Standard"><text:s text:c="12"/>},</text:p>
      <text:p text:style-name="Standard"><text:s text:c="12"/>{</text:p>
      <text:p text:style-name="Standard"><text:s text:c="16"/>"id": 1374,</text:p>
      <text:p text:style-name="Standard"><text:s text:c="16"/>"url": "/photo/1374"</text:p>
      <text:p text:style-name="Standard"><text:s text:c="12"/>}</text:p>
      <text:p text:style-name="Standard"><text:s text:c="8"/>]</text:p>
      <text:p text:style-name="Standard"><text:s text:c="4"/>},</text:p>
      <text:p text:style-name="Standard"><text:s text:c="4"/>{</text:p>
      <text:p text:style-name="Standard"><text:s text:c="8"/>"id": 1517,</text:p>
      <text:p text:style-name="Standard"><text:s text:c="8"/>"user_id": 26,</text:p>
      <text:p text:style-name="Standard"><text:s text:c="8"/>"title": "Ensemble Bébé T-shirt et Short - Obaïbi 3 mois",</text:p>
      <text:p text:style-name="Standard"><text:s text:c="8"/>"description": "Adorable ensemble pour bébé de la marque Obaïbi, taille 3 mois. T-shirt blanc avec motif 'Porte Bonheur' et short jaune vif avec détails floraux. Parfait pour l'été, en très bon état, lavé et prêt à porter.",</text:p>
      <text:p text:style-name="Standard"><text:s text:c="8"/>"category": "Clothing",</text:p>
      <text:p text:style-name="Standard"><text:s text:c="8"/>"condition": "VeryGood",</text:p>
      <text:p text:style-name="Standard"><text:s text:c="8"/>"price": 4.0,</text:p>
      <text:p text:style-name="Standard"><text:s text:c="8"/>"longitude": 130.4017,</text:p>
      <text:p text:style-name="Standard"><text:s text:c="8"/>"latitude": 33.5902,</text:p>
      <text:p text:style-name="Standard"><text:s text:c="8"/>"currency": "EUR",</text:p>
      <text:p text:style-name="Standard"><text:s text:c="8"/>"brand": "Obaïbi",</text:p>
      <text:p text:style-name="Standard"><text:s text:c="8"/>"size": "3m",</text:p>
      <text:p text:style-name="Standard"><text:s text:c="8"/>"state": "active",</text:p>
      <text:p text:style-name="Standard"><text:s text:c="8"/>"created_at": "2024-03-21T13:38:12.781352",</text:p>
      <text:p text:style-name="Standard"><text:s text:c="8"/>"updated_at": "2024-04-09T15:16:33.127180",</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oft-page-break/><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1368,</text:p>
      <text:p text:style-name="Standard"><text:s text:c="16"/>"url": "/photo/1368"</text:p>
      <text:p text:style-name="Standard"><text:s text:c="12"/>},</text:p>
      <text:p text:style-name="Standard"><text:s text:c="12"/>{</text:p>
      <text:p text:style-name="Standard"><text:s text:c="16"/>"id": 1369,</text:p>
      <text:p text:style-name="Standard"><text:s text:c="16"/>"url": "/photo/1369"</text:p>
      <text:p text:style-name="Standard"><text:s text:c="12"/>}</text:p>
      <text:p text:style-name="Standard"><text:s text:c="8"/>]</text:p>
      <text:p text:style-name="Standard"><text:s text:c="4"/>},</text:p>
      <text:p text:style-name="Standard"><text:s text:c="4"/>{</text:p>
      <text:p text:style-name="Standard"><text:s text:c="8"/>"id": 1456,</text:p>
      <text:p text:style-name="Standard"><text:s text:c="8"/>"user_id": 26,</text:p>
      <text:p text:style-name="Standard"><text:s text:c="8"/>"title": "Pyjama coton bébé motif chatons - Jacadi Paris 6M",</text:p>
      <text:p text:style-name="Standard"><text:s text:c="8"/>"description": "Pyjama pour bébé douce et confortable de la marque Jacadi Paris, taille 6 mois (67 cm). Design élégant avec de mignons petits chatons et fleurs. Boutons pression pratiques pour un habillage facile. Matière de qualité, coton doux, idéale pour la peau sensible de bébé. En très bon état, parfait pour un cadeau ou pour renouveler la garde-robe de votre petit trésor.",</text:p>
      <text:p text:style-name="Standard"><text:s text:c="8"/>"category": "Clothing",</text:p>
      <text:p text:style-name="Standard"><text:s text:c="8"/>"condition": "VeryGood",</text:p>
      <text:p text:style-name="Standard"><text:s text:c="8"/>"price": 10.0,</text:p>
      <text:p text:style-name="Standard"><text:s text:c="8"/>"longitude": 139.6503,</text:p>
      <text:p text:style-name="Standard"><text:s text:c="8"/>"latitude": 35.6762,</text:p>
      <text:p text:style-name="Standard"><text:s text:c="8"/>"currency": "EUR",</text:p>
      <text:p text:style-name="Standard"><text:s text:c="8"/>"brand": "Jacadi",</text:p>
      <text:p text:style-name="Standard"><text:s text:c="8"/>"size": "6m",</text:p>
      <text:p text:style-name="Standard"><text:s text:c="8"/>"state": "active",</text:p>
      <text:p text:style-name="Standard"><text:s text:c="8"/>"created_at": "2024-03-15T12:47:21.138109",</text:p>
      <text:p text:style-name="Standard"><text:s text:c="8"/>"updated_at": "2024-04-09T15:16:43.669708",</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oft-page-break/><text:s text:c="16"/>"id": 1257,</text:p>
      <text:p text:style-name="Standard"><text:s text:c="16"/>"url": "/photo/1257"</text:p>
      <text:p text:style-name="Standard"><text:s text:c="12"/>},</text:p>
      <text:p text:style-name="Standard"><text:s text:c="12"/>{</text:p>
      <text:p text:style-name="Standard"><text:s text:c="16"/>"id": 1258,</text:p>
      <text:p text:style-name="Standard"><text:s text:c="16"/>"url": "/photo/1258"</text:p>
      <text:p text:style-name="Standard"><text:s text:c="12"/>},</text:p>
      <text:p text:style-name="Standard"><text:s text:c="12"/>{</text:p>
      <text:p text:style-name="Standard"><text:s text:c="16"/>"id": 1259,</text:p>
      <text:p text:style-name="Standard"><text:s text:c="16"/>"url": "/photo/1259"</text:p>
      <text:p text:style-name="Standard"><text:s text:c="12"/>},</text:p>
      <text:p text:style-name="Standard"><text:s text:c="12"/>{</text:p>
      <text:p text:style-name="Standard"><text:s text:c="16"/>"id": 1260,</text:p>
      <text:p text:style-name="Standard"><text:s text:c="16"/>"url": "/photo/1260"</text:p>
      <text:p text:style-name="Standard"><text:s text:c="12"/>}</text:p>
      <text:p text:style-name="Standard"><text:s text:c="8"/>]</text:p>
      <text:p text:style-name="Standard"><text:s text:c="4"/>},</text:p>
      <text:p text:style-name="Standard"><text:s text:c="4"/>{</text:p>
      <text:p text:style-name="Standard"><text:s text:c="8"/>"id": 1713,</text:p>
      <text:p text:style-name="Standard"><text:s text:c="8"/>"user_id": 504,</text:p>
      <text:p text:style-name="Standard"><text:s text:c="8"/>"title": "Pyjama jersey sans pied PETIT BEATEAU_3 ans_NEUF jamais porté",</text:p>
      <text:p text:style-name="Standard"><text:s text:c="8"/>"description": "Pyjama sans pied, adorable pour bébé avec motifs de petits cœurs bleus, NEUF jamais porté.\n3 ans",</text:p>
      <text:p text:style-name="Standard"><text:s text:c="8"/>"category": "Clothing",</text:p>
      <text:p text:style-name="Standard"><text:s text:c="8"/>"condition": "New",</text:p>
      <text:p text:style-name="Standard"><text:s text:c="8"/>"price": 15.0,</text:p>
      <text:p text:style-name="Standard"><text:s text:c="8"/>"longitude": 130.4017,</text:p>
      <text:p text:style-name="Standard"><text:s text:c="8"/>"latitude": 33.5902,</text:p>
      <text:p text:style-name="Standard"><text:s text:c="8"/>"currency": null,</text:p>
      <text:p text:style-name="Standard"><text:s text:c="8"/>"brand": "Petit Bateau",</text:p>
      <text:p text:style-name="Standard"><text:s text:c="8"/>"size": "36m",</text:p>
      <text:p text:style-name="Standard"><text:s text:c="8"/>"state": "active",</text:p>
      <text:p text:style-name="Standard"><text:s text:c="8"/>"created_at": "2024-06-26T08:53:45.079564",</text:p>
      <text:p text:style-name="Standard"><text:s text:c="8"/>"updated_at": "2024-06-26T09:01:13.936119",</text:p>
      <text:p text:style-name="Standard"><text:s text:c="8"/>"distance": 7315.334943404367,</text:p>
      <text:p text:style-name="Standard"><text:s text:c="8"/>"user": {</text:p>
      <text:p text:style-name="Standard"><text:s text:c="12"/>"id": 504,</text:p>
      <text:p text:style-name="Standard"><text:s text:c="12"/>"email": "ctacheau@gmail.com",</text:p>
      <text:p text:style-name="Standard"><text:s text:c="12"/>"username": "charlie",</text:p>
      <text:p text:style-name="Standard"><text:s text:c="12"/>"mobile": "+33663852930",</text:p>
      <text:p text:style-name="Standard"><text:s text:c="12"/>"address": "cardinal lemoine",</text:p>
      <text:p text:style-name="Standard"><text:s text:c="12"/>"postal_code": "75005",</text:p>
      <text:p text:style-name="Standard"><text:s text:c="12"/>"city": "paris",</text:p>
      <text:p text:style-name="Standard"><text:s text:c="12"/>"longitude": 2.35147,</text:p>
      <text:p text:style-name="Standard"><text:s text:c="12"/>"latitude": 48.84648,</text:p>
      <text:p text:style-name="Standard"><text:s text:c="12"/>"is_premium": false,</text:p>
      <text:p text:style-name="Standard"><text:s text:c="12"/>"created_at": "2024-03-12T19:23:43.300907",</text:p>
      <text:p text:style-name="Standard"><text:s text:c="12"/>"lastvisited": null</text:p>
      <text:p text:style-name="Standard"><text:s text:c="8"/>},</text:p>
      <text:p text:style-name="Standard"><text:s text:c="8"/>"photos": [</text:p>
      <text:p text:style-name="Standard"><text:s text:c="12"/>{</text:p>
      <text:p text:style-name="Standard"><text:s text:c="16"/>"id": 1612,</text:p>
      <text:p text:style-name="Standard"><text:soft-page-break/><text:s text:c="16"/>"url": "/photo/1612"</text:p>
      <text:p text:style-name="Standard"><text:s text:c="12"/>}</text:p>
      <text:p text:style-name="Standard"><text:s text:c="8"/>]</text:p>
      <text:p text:style-name="Standard"><text:s text:c="4"/>},</text:p>
      <text:p text:style-name="Standard"><text:s text:c="4"/>{</text:p>
      <text:p text:style-name="Standard"><text:s text:c="8"/>"id": 1118,</text:p>
      <text:p text:style-name="Standard"><text:s text:c="8"/>"user_id": 186,</text:p>
      <text:p text:style-name="Standard"><text:s text:c="8"/>"title": "Gourde thermique Starbucks - Édition limitée",</text:p>
      <text:p text:style-name="Standard"><text:s text:c="8"/>"description": "Gourde thermique Starbucks avec design coloré en édition limitée. Parfaite pour garder vos boissons chaudes ou froides pendant des heures. Contenance standard, effet tie-dye avec couleurs vives et le logo Starbucks emblématique au centre. Très bon état et nettoyée avec soin.",</text:p>
      <text:p text:style-name="Standard"><text:s text:c="8"/>"category": "Everyday Products",</text:p>
      <text:p text:style-name="Standard"><text:s text:c="8"/>"condition": "Très bon état",</text:p>
      <text:p text:style-name="Standard"><text:s text:c="8"/>"price": 15.0,</text:p>
      <text:p text:style-name="Standard"><text:s text:c="8"/>"longitude": 139.6503,</text:p>
      <text:p text:style-name="Standard"><text:s text:c="8"/>"latitude": 35.6762,</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07T13:18:47.452951",</text:p>
      <text:p text:style-name="Standard"><text:s text:c="8"/>"updated_at": "2024-04-10T09:04:06.677880",</text:p>
      <text:p text:style-name="Standard"><text:s text:c="8"/>"distance": 7042.458059791982,</text:p>
      <text:p text:style-name="Standard"><text:s text:c="8"/>"user": {</text:p>
      <text:p text:style-name="Standard"><text:s text:c="12"/>"id": 186,</text:p>
      <text:p text:style-name="Standard"><text:s text:c="12"/>"email": "proustvalentin1@gmail.com",</text:p>
      <text:p text:style-name="Standard"><text:s text:c="12"/>"username": "valentin",</text:p>
      <text:p text:style-name="Standard"><text:s text:c="12"/>"mobile": "+33652559627",</text:p>
      <text:p text:style-name="Standard"><text:s text:c="12"/>"address": "5 rue Adolphe Fischer",</text:p>
      <text:p text:style-name="Standard"><text:s text:c="12"/>"postal_code": "1520",</text:p>
      <text:p text:style-name="Standard"><text:s text:c="12"/>"city": "Luxembourg",</text:p>
      <text:p text:style-name="Standard"><text:s text:c="12"/>"longitude": 6.124708,</text:p>
      <text:p text:style-name="Standard"><text:s text:c="12"/>"latitude": 49.60444,</text:p>
      <text:p text:style-name="Standard"><text:s text:c="12"/>"is_premium": false,</text:p>
      <text:p text:style-name="Standard"><text:s text:c="12"/>"created_at": "2024-02-07T11:41:42.916371",</text:p>
      <text:p text:style-name="Standard"><text:s text:c="12"/>"lastvisited": null</text:p>
      <text:p text:style-name="Standard"><text:s text:c="8"/>},</text:p>
      <text:p text:style-name="Standard"><text:s text:c="8"/>"photos": [</text:p>
      <text:p text:style-name="Standard"><text:s text:c="12"/>{</text:p>
      <text:p text:style-name="Standard"><text:s text:c="16"/>"id": 775,</text:p>
      <text:p text:style-name="Standard"><text:s text:c="16"/>"url": "/photo/775"</text:p>
      <text:p text:style-name="Standard"><text:s text:c="12"/>}</text:p>
      <text:p text:style-name="Standard"><text:s text:c="8"/>]</text:p>
      <text:p text:style-name="Standard"><text:s text:c="4"/>},</text:p>
      <text:p text:style-name="Standard"><text:s text:c="4"/>{</text:p>
      <text:p text:style-name="Standard"><text:s text:c="8"/>"id": 58,</text:p>
      <text:p text:style-name="Standard"><text:s text:c="8"/>"user_id": 26,</text:p>
      <text:p text:style-name="Standard"><text:s text:c="8"/>"title": "Livre Montessori - Mon premier livre de lecture - 3/6 ans",</text:p>
      <text:p text:style-name="Standard"><text:s text:c="8"/>"description": "Vends 'Mon premier livre de lecture Montessori', parfait pour accompagner votre enfant dans l'apprentissage de la lecture de 3 à 6 ans. Méthode conçue par Maria Montessori pour progresser graduellement vers une lecture fluide et autonome, avec des mots simples et des <text:soft-page-break/>phrases courtes. Livre en très bon état, idéal pour stimuler l'intérêt de votre enfant pour les lettres et la lecture.",</text:p>
      <text:p text:style-name="Standard"><text:s text:c="8"/>"category": "Books and Comics",</text:p>
      <text:p text:style-name="Standard"><text:s text:c="8"/>"condition": "Très bon état",</text:p>
      <text:p text:style-name="Standard"><text:s text:c="8"/>"price": 5.5,</text:p>
      <text:p text:style-name="Standard"><text:s text:c="8"/>"longitude": 130.4017,</text:p>
      <text:p text:style-name="Standard"><text:s text:c="8"/>"latitude": 33.5902,</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1-30T12:38:43.462977",</text:p>
      <text:p text:style-name="Standard"><text:s text:c="8"/>"updated_at": "2024-04-10T09:20:09.049910",</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413,</text:p>
      <text:p text:style-name="Standard"><text:s text:c="16"/>"url": "/photo/413"</text:p>
      <text:p text:style-name="Standard"><text:s text:c="12"/>},</text:p>
      <text:p text:style-name="Standard"><text:s text:c="12"/>{</text:p>
      <text:p text:style-name="Standard"><text:s text:c="16"/>"id": 412,</text:p>
      <text:p text:style-name="Standard"><text:s text:c="16"/>"url": "/photo/412"</text:p>
      <text:p text:style-name="Standard"><text:s text:c="12"/>}</text:p>
      <text:p text:style-name="Standard"><text:s text:c="8"/>]</text:p>
      <text:p text:style-name="Standard"><text:s text:c="4"/>},</text:p>
      <text:p text:style-name="Standard"><text:s text:c="4"/>{</text:p>
      <text:p text:style-name="Standard"><text:s text:c="8"/>"id": 1662,</text:p>
      <text:p text:style-name="Standard"><text:s text:c="8"/>"user_id": 188,</text:p>
      <text:p text:style-name="Standard"><text:s text:c="8"/>"title": "Machine à coudre ancienne Singer avec meuble",</text:p>
      <text:p text:style-name="Standard"><text:s text:c="8"/>"description": "Vends machine à coudre de marque Singer. Modèle vintage avec structure en fer forgé et table en bois. Idéale pour les amateurs d'antiquités ou pour une utilisation décorative. Fonctionnel mais présente des signes d'usure naturelle dû à l'âge.",</text:p>
      <text:p text:style-name="Standard"><text:s text:c="8"/>"category": "Art and Antiques",</text:p>
      <text:p text:style-name="Standard"><text:s text:c="8"/>"condition": "Fair",</text:p>
      <text:p text:style-name="Standard"><text:s text:c="8"/>"price": 120.0,</text:p>
      <text:p text:style-name="Standard"><text:s text:c="8"/>"longitude": 2.3574,</text:p>
      <text:p text:style-name="Standard"><text:s text:c="8"/>"latitude": 48.9364,</text:p>
      <text:p text:style-name="Standard"><text:s text:c="8"/>"currency": null,</text:p>
      <text:p text:style-name="Standard"><text:soft-page-break/><text:s text:c="8"/>"brand": null,</text:p>
      <text:p text:style-name="Standard"><text:s text:c="8"/>"size": null,</text:p>
      <text:p text:style-name="Standard"><text:s text:c="8"/>"state": "active",</text:p>
      <text:p text:style-name="Standard"><text:s text:c="8"/>"created_at": "2024-05-14T10:03:49.048927",</text:p>
      <text:p text:style-name="Standard"><text:s text:c="8"/>"updated_at": "2024-05-14T10:04:26.768076",</text:p>
      <text:p text:style-name="Standard"><text:s text:c="8"/>"distance": 7318.7967620376185,</text:p>
      <text:p text:style-name="Standard"><text:s text:c="8"/>"user": {</text:p>
      <text:p text:style-name="Standard"><text:s text:c="12"/>"id": 188,</text:p>
      <text:p text:style-name="Standard"><text:s text:c="12"/>"email": "albugue@gmail.com",</text:p>
      <text:p text:style-name="Standard"><text:s text:c="12"/>"username": "mixalis",</text:p>
      <text:p text:style-name="Standard"><text:s text:c="12"/>"mobile": "+31620644953",</text:p>
      <text:p text:style-name="Standard"><text:s text:c="12"/>"address": "Albugue ",</text:p>
      <text:p text:style-name="Standard"><text:s text:c="12"/>"postal_code": "12550",</text:p>
      <text:p text:style-name="Standard"><text:s text:c="12"/>"city": "brasc",</text:p>
      <text:p text:style-name="Standard"><text:s text:c="12"/>"longitude": 2.542043,</text:p>
      <text:p text:style-name="Standard"><text:s text:c="12"/>"latitude": 43.958174,</text:p>
      <text:p text:style-name="Standard"><text:s text:c="12"/>"is_premium": false,</text:p>
      <text:p text:style-name="Standard"><text:s text:c="12"/>"created_at": "2024-02-07T17:29:12.065760",</text:p>
      <text:p text:style-name="Standard"><text:s text:c="12"/>"lastvisited": null</text:p>
      <text:p text:style-name="Standard"><text:s text:c="8"/>},</text:p>
      <text:p text:style-name="Standard"><text:s text:c="8"/>"photos": [</text:p>
      <text:p text:style-name="Standard"><text:s text:c="12"/>{</text:p>
      <text:p text:style-name="Standard"><text:s text:c="16"/>"id": 1550,</text:p>
      <text:p text:style-name="Standard"><text:s text:c="16"/>"url": "/photo/1550"</text:p>
      <text:p text:style-name="Standard"><text:s text:c="12"/>}</text:p>
      <text:p text:style-name="Standard"><text:s text:c="8"/>]</text:p>
      <text:p text:style-name="Standard"><text:s text:c="4"/>},</text:p>
      <text:p text:style-name="Standard"><text:s text:c="4"/>{</text:p>
      <text:p text:style-name="Standard"><text:s text:c="8"/>"id": 1672,</text:p>
      <text:p text:style-name="Standard"><text:s text:c="8"/>"user_id": 26,</text:p>
      <text:p text:style-name="Standard"><text:s text:c="8"/>"title": "Combinaison bébé bleue Boutchou 12mois",</text:p>
      <text:p text:style-name="Standard"><text:s text:c="8"/>"description": "Combinaison pour bébé en velours bleu, avec boutons en bois et pressions pour un change facile. Taille: 12m",</text:p>
      <text:p text:style-name="Standard"><text:s text:c="8"/>"category": "Clothing",</text:p>
      <text:p text:style-name="Standard"><text:s text:c="8"/>"condition": "Good",</text:p>
      <text:p text:style-name="Standard"><text:s text:c="8"/>"price": 5.0,</text:p>
      <text:p text:style-name="Standard"><text:s text:c="8"/>"longitude": 2.3574,</text:p>
      <text:p text:style-name="Standard"><text:s text:c="8"/>"latitude": 48.9364,</text:p>
      <text:p text:style-name="Standard"><text:s text:c="8"/>"currency": null,</text:p>
      <text:p text:style-name="Standard"><text:s text:c="8"/>"brand": "Bout'chou",</text:p>
      <text:p text:style-name="Standard"><text:s text:c="8"/>"size": "12m",</text:p>
      <text:p text:style-name="Standard"><text:s text:c="8"/>"state": "active",</text:p>
      <text:p text:style-name="Standard"><text:s text:c="8"/>"created_at": "2024-05-27T13:34:19.747276",</text:p>
      <text:p text:style-name="Standard"><text:s text:c="8"/>"updated_at": "2024-05-27T13:34:57.599929",</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oft-page-break/><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 text:c="12"/>"lastvisited": "2024-12-26"</text:p>
      <text:p text:style-name="Standard"><text:s text:c="8"/>},</text:p>
      <text:p text:style-name="Standard"><text:s text:c="8"/>"photos": [</text:p>
      <text:p text:style-name="Standard"><text:s text:c="12"/>{</text:p>
      <text:p text:style-name="Standard"><text:s text:c="16"/>"id": 1560,</text:p>
      <text:p text:style-name="Standard"><text:s text:c="16"/>"url": "/photo/1560"</text:p>
      <text:p text:style-name="Standard"><text:s text:c="12"/>},</text:p>
      <text:p text:style-name="Standard"><text:s text:c="12"/>{</text:p>
      <text:p text:style-name="Standard"><text:s text:c="16"/>"id": 1561,</text:p>
      <text:p text:style-name="Standard"><text:s text:c="16"/>"url": "/photo/1561"</text:p>
      <text:p text:style-name="Standard"><text:s text:c="12"/>},</text:p>
      <text:p text:style-name="Standard"><text:s text:c="12"/>{</text:p>
      <text:p text:style-name="Standard"><text:s text:c="16"/>"id": 1562,</text:p>
      <text:p text:style-name="Standard"><text:s text:c="16"/>"url": "/photo/1562"</text:p>
      <text:p text:style-name="Standard"><text:s text:c="12"/>}</text:p>
      <text:p text:style-name="Standard"><text:s text:c="8"/>]</text:p>
      <text:p text:style-name="Standard"><text:s text:c="4"/>},</text:p>
      <text:p text:style-name="Standard"><text:s text:c="4"/>{</text:p>
      <text:p text:style-name="Standard"><text:s text:c="8"/>"id": 1674,</text:p>
      <text:p text:style-name="Standard"><text:s text:c="8"/>"user_id": 26,</text:p>
      <text:p text:style-name="Standard"><text:s text:c="8"/>"title": "Salopette bébé rose",</text:p>
      <text:p text:style-name="Standard"><text:s text:c="8"/>"description": "Jolie salopette rose pour bébé, parfaite pour l'été et les occasions spéciales. Taille 9 mois. Marque Cyrillus.",</text:p>
      <text:p text:style-name="Standard"><text:s text:c="8"/>"category": "Clothing",</text:p>
      <text:p text:style-name="Standard"><text:s text:c="8"/>"condition": "VeryGood",</text:p>
      <text:p text:style-name="Standard"><text:s text:c="8"/>"price": 10.0,</text:p>
      <text:p text:style-name="Standard"><text:s text:c="8"/>"longitude": 135.5023,</text:p>
      <text:p text:style-name="Standard"><text:s text:c="8"/>"latitude": 34.6937,</text:p>
      <text:p text:style-name="Standard"><text:s text:c="8"/>"currency": null,</text:p>
      <text:p text:style-name="Standard"><text:s text:c="8"/>"brand": "Cyrillus",</text:p>
      <text:p text:style-name="Standard"><text:s text:c="8"/>"size": "9m",</text:p>
      <text:p text:style-name="Standard"><text:s text:c="8"/>"state": "active",</text:p>
      <text:p text:style-name="Standard"><text:s text:c="8"/>"created_at": "2024-05-27T13:42:54.412663",</text:p>
      <text:p text:style-name="Standard"><text:s text:c="8"/>"updated_at": "2024-05-27T13:43:25.980085",</text:p>
      <text:p text:style-name="Standard"><text:s text:c="8"/>"distance": 7317.322914952214,</text:p>
      <text:p text:style-name="Standard"><text:s text:c="8"/>"user": {</text:p>
      <text:p text:style-name="Standard"><text:s text:c="12"/>"id": 26,</text:p>
      <text:p text:style-name="Standard"><text:s text:c="12"/>"email": "begueelodie@gmail.com",</text:p>
      <text:p text:style-name="Standard"><text:s text:c="12"/>"username": "ebegue",</text:p>
      <text:p text:style-name="Standard"><text:s text:c="12"/>"mobile": "+33660711455",</text:p>
      <text:p text:style-name="Standard"><text:s text:c="12"/>"address": "3 rue de Bizerte",</text:p>
      <text:p text:style-name="Standard"><text:s text:c="12"/>"postal_code": "75017 ",</text:p>
      <text:p text:style-name="Standard"><text:s text:c="12"/>"city": "Paris",</text:p>
      <text:p text:style-name="Standard"><text:s text:c="12"/>"longitude": 2.323395,</text:p>
      <text:p text:style-name="Standard"><text:s text:c="12"/>"latitude": 48.884923,</text:p>
      <text:p text:style-name="Standard"><text:s text:c="12"/>"is_premium": false,</text:p>
      <text:p text:style-name="Standard"><text:s text:c="12"/>"created_at": "2024-01-21T19:31:04.136659",</text:p>
      <text:p text:style-name="Standard"><text:soft-page-break/><text:s text:c="12"/>"lastvisited": "2024-12-26"</text:p>
      <text:p text:style-name="Standard"><text:s text:c="8"/>},</text:p>
      <text:p text:style-name="Standard"><text:s text:c="8"/>"photos": [</text:p>
      <text:p text:style-name="Standard"><text:s text:c="12"/>{</text:p>
      <text:p text:style-name="Standard"><text:s text:c="16"/>"id": 1566,</text:p>
      <text:p text:style-name="Standard"><text:s text:c="16"/>"url": "/photo/1566"</text:p>
      <text:p text:style-name="Standard"><text:s text:c="12"/>},</text:p>
      <text:p text:style-name="Standard"><text:s text:c="12"/>{</text:p>
      <text:p text:style-name="Standard"><text:s text:c="16"/>"id": 1567,</text:p>
      <text:p text:style-name="Standard"><text:s text:c="16"/>"url": "/photo/1567"</text:p>
      <text:p text:style-name="Standard"><text:s text:c="12"/>},</text:p>
      <text:p text:style-name="Standard"><text:s text:c="12"/>{</text:p>
      <text:p text:style-name="Standard"><text:s text:c="16"/>"id": 1568,</text:p>
      <text:p text:style-name="Standard"><text:s text:c="16"/>"url": "/photo/1568"</text:p>
      <text:p text:style-name="Standard"><text:s text:c="12"/>},</text:p>
      <text:p text:style-name="Standard"><text:s text:c="12"/>{</text:p>
      <text:p text:style-name="Standard"><text:s text:c="16"/>"id": 1569,</text:p>
      <text:p text:style-name="Standard"><text:s text:c="16"/>"url": "/photo/1569"</text:p>
      <text:p text:style-name="Standard"><text:s text:c="12"/>}</text:p>
      <text:p text:style-name="Standard"><text:s text:c="8"/>]</text:p>
      <text:p text:style-name="Standard"><text:s text:c="4"/>},</text:p>
      <text:p text:style-name="Standard"><text:s text:c="4"/>{</text:p>
      <text:p text:style-name="Standard"><text:s text:c="8"/>"id": 1773,</text:p>
      <text:p text:style-name="Standard"><text:s text:c="8"/>"user_id": 876,</text:p>
      <text:p text:style-name="Standard"><text:s text:c="8"/>"title": "Chemise en jean à manches longues",</text:p>
      <text:p text:style-name="Standard"><text:s text:c="8"/>"description": "Chemise en jean à manches longues avec deux poches poitrine. Idéale pour un look décontracté.",</text:p>
      <text:p text:style-name="Standard"><text:s text:c="8"/>"category": "Clothing",</text:p>
      <text:p text:style-name="Standard"><text:s text:c="8"/>"condition": "VeryGood",</text:p>
      <text:p text:style-name="Standard"><text:s text:c="8"/>"price": 15.0,</text:p>
      <text:p text:style-name="Standard"><text:s text:c="8"/>"longitude": 139.6503,</text:p>
      <text:p text:style-name="Standard"><text:s text:c="8"/>"latitude": 35.6762,</text:p>
      <text:p text:style-name="Standard"><text:s text:c="8"/>"currency": null,</text:p>
      <text:p text:style-name="Standard"><text:s text:c="8"/>"brand": "Levi's",</text:p>
      <text:p text:style-name="Standard"><text:s text:c="8"/>"size": null,</text:p>
      <text:p text:style-name="Standard"><text:s text:c="8"/>"state": "active",</text:p>
      <text:p text:style-name="Standard"><text:s text:c="8"/>"created_at": "2024-07-11T12:00:20.123582",</text:p>
      <text:p text:style-name="Standard"><text:s text:c="8"/>"updated_at": "2024-07-11T12:00:30.555001",</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oft-page-break/><text:s text:c="8"/>},</text:p>
      <text:p text:style-name="Standard"><text:s text:c="8"/>"photos": [</text:p>
      <text:p text:style-name="Standard"><text:s text:c="12"/>{</text:p>
      <text:p text:style-name="Standard"><text:s text:c="16"/>"id": 1682,</text:p>
      <text:p text:style-name="Standard"><text:s text:c="16"/>"url": "/photo/1682"</text:p>
      <text:p text:style-name="Standard"><text:s text:c="12"/>}</text:p>
      <text:p text:style-name="Standard"><text:s text:c="8"/>]</text:p>
      <text:p text:style-name="Standard"><text:s text:c="4"/>},</text:p>
      <text:p text:style-name="Standard"><text:s text:c="4"/>{</text:p>
      <text:p text:style-name="Standard"><text:s text:c="8"/>"id": 1774,</text:p>
      <text:p text:style-name="Standard"><text:s text:c="8"/>"user_id": 876,</text:p>
      <text:p text:style-name="Standard"><text:s text:c="8"/>"title": "Hoodie <text:s/>à capuche",</text:p>
      <text:p text:style-name="Standard"><text:s text:c="8"/>"description": "Hoodie \n à capuche avec fermeture éclair. Confortable et parfait pour les journées fraîches.",</text:p>
      <text:p text:style-name="Standard"><text:s text:c="8"/>"category": "Clothing",</text:p>
      <text:p text:style-name="Standard"><text:s text:c="8"/>"condition": "VeryGood",</text:p>
      <text:p text:style-name="Standard"><text:s text:c="8"/>"price": 15.0,</text:p>
      <text:p text:style-name="Standard"><text:s text:c="8"/>"longitude": 135.5023,</text:p>
      <text:p text:style-name="Standard"><text:s text:c="8"/>"latitude": 34.6937,</text:p>
      <text:p text:style-name="Standard"><text:s text:c="8"/>"currency": null,</text:p>
      <text:p text:style-name="Standard"><text:s text:c="8"/>"brand": null,</text:p>
      <text:p text:style-name="Standard"><text:s text:c="8"/>"size": "12y",</text:p>
      <text:p text:style-name="Standard"><text:s text:c="8"/>"state": "active",</text:p>
      <text:p text:style-name="Standard"><text:s text:c="8"/>"created_at": "2024-07-11T12:00:46.182746",</text:p>
      <text:p text:style-name="Standard"><text:s text:c="8"/>"updated_at": "2024-07-11T12:01:13.371268",</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683,</text:p>
      <text:p text:style-name="Standard"><text:s text:c="16"/>"url": "/photo/1683"</text:p>
      <text:p text:style-name="Standard"><text:s text:c="12"/>}</text:p>
      <text:p text:style-name="Standard"><text:s text:c="8"/>]</text:p>
      <text:p text:style-name="Standard"><text:s text:c="4"/>},</text:p>
      <text:p text:style-name="Standard"><text:s text:c="4"/>{</text:p>
      <text:p text:style-name="Standard"><text:s text:c="8"/>"id": 1775,</text:p>
      <text:p text:style-name="Standard"><text:s text:c="8"/>"user_id": 876,</text:p>
      <text:p text:style-name="Standard"><text:s text:c="8"/>"title": "Étagère en bois",</text:p>
      <text:p text:style-name="Standard"><text:soft-page-break/><text:s text:c="8"/>"description": "Étagère hexagonale en bois à deux niveaux, idéale pour organiser vos affaires avec style. Robuste et design moderne.",</text:p>
      <text:p text:style-name="Standard"><text:s text:c="8"/>"category": "Furniture",</text:p>
      <text:p text:style-name="Standard"><text:s text:c="8"/>"condition": "VeryGood",</text:p>
      <text:p text:style-name="Standard"><text:s text:c="8"/>"price": 15.0,</text:p>
      <text:p text:style-name="Standard"><text:s text:c="8"/>"longitude": 135.5023,</text:p>
      <text:p text:style-name="Standard"><text:s text:c="8"/>"latitude": 34.6937,</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7-11T12:01:48.437494",</text:p>
      <text:p text:style-name="Standard"><text:s text:c="8"/>"updated_at": "2024-07-11T12:01:57.061895",</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684,</text:p>
      <text:p text:style-name="Standard"><text:s text:c="16"/>"url": "/photo/1684"</text:p>
      <text:p text:style-name="Standard"><text:s text:c="12"/>},</text:p>
      <text:p text:style-name="Standard"><text:s text:c="12"/>{</text:p>
      <text:p text:style-name="Standard"><text:s text:c="16"/>"id": 1685,</text:p>
      <text:p text:style-name="Standard"><text:s text:c="16"/>"url": "/photo/1685"</text:p>
      <text:p text:style-name="Standard"><text:s text:c="12"/>}</text:p>
      <text:p text:style-name="Standard"><text:s text:c="8"/>]</text:p>
      <text:p text:style-name="Standard"><text:s text:c="4"/>},</text:p>
      <text:p text:style-name="Standard"><text:s text:c="4"/>{</text:p>
      <text:p text:style-name="Standard"><text:s text:c="8"/>"id": 1780,</text:p>
      <text:p text:style-name="Standard"><text:s text:c="8"/>"user_id": 876,</text:p>
      <text:p text:style-name="Standard"><text:s text:c="8"/>"title": "Canapé Relax 2 Places en Tissu Beige",</text:p>
      <text:p text:style-name="Standard"><text:s text:c="8"/>"description": "Canapé relax 2 places en excellent état. Fonction de relaxation électrique pour un confort optimal. Idéal pour le salon.\nNeuf acheté en mars 2024\nje change car je voudrais acheter plus grand.",</text:p>
      <text:p text:style-name="Standard"><text:s text:c="8"/>"category": "Furniture",</text:p>
      <text:p text:style-name="Standard"><text:s text:c="8"/>"condition": "New",</text:p>
      <text:p text:style-name="Standard"><text:s text:c="8"/>"price": 990.0,</text:p>
      <text:p text:style-name="Standard"><text:s text:c="8"/>"longitude": 139.6503,</text:p>
      <text:p text:style-name="Standard"><text:s text:c="8"/>"latitude": 35.6762,</text:p>
      <text:p text:style-name="Standard"><text:s text:c="8"/>"currency": null,</text:p>
      <text:p text:style-name="Standard"><text:soft-page-break/><text:s text:c="8"/>"brand": null,</text:p>
      <text:p text:style-name="Standard"><text:s text:c="8"/>"size": null,</text:p>
      <text:p text:style-name="Standard"><text:s text:c="8"/>"state": "active",</text:p>
      <text:p text:style-name="Standard"><text:s text:c="8"/>"created_at": "2024-07-11T13:57:25.725328",</text:p>
      <text:p text:style-name="Standard"><text:s text:c="8"/>"updated_at": "2024-07-11T14:01:08.732514",</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699,</text:p>
      <text:p text:style-name="Standard"><text:s text:c="16"/>"url": "/photo/1699"</text:p>
      <text:p text:style-name="Standard"><text:s text:c="12"/>},</text:p>
      <text:p text:style-name="Standard"><text:s text:c="12"/>{</text:p>
      <text:p text:style-name="Standard"><text:s text:c="16"/>"id": 1700,</text:p>
      <text:p text:style-name="Standard"><text:s text:c="16"/>"url": "/photo/1700"</text:p>
      <text:p text:style-name="Standard"><text:s text:c="12"/>},</text:p>
      <text:p text:style-name="Standard"><text:s text:c="12"/>{</text:p>
      <text:p text:style-name="Standard"><text:s text:c="16"/>"id": 1701,</text:p>
      <text:p text:style-name="Standard"><text:s text:c="16"/>"url": "/photo/1701"</text:p>
      <text:p text:style-name="Standard"><text:s text:c="12"/>},</text:p>
      <text:p text:style-name="Standard"><text:s text:c="12"/>{</text:p>
      <text:p text:style-name="Standard"><text:s text:c="16"/>"id": 1702,</text:p>
      <text:p text:style-name="Standard"><text:s text:c="16"/>"url": "/photo/1702"</text:p>
      <text:p text:style-name="Standard"><text:s text:c="12"/>},</text:p>
      <text:p text:style-name="Standard"><text:s text:c="12"/>{</text:p>
      <text:p text:style-name="Standard"><text:s text:c="16"/>"id": 1703,</text:p>
      <text:p text:style-name="Standard"><text:s text:c="16"/>"url": "/photo/1703"</text:p>
      <text:p text:style-name="Standard"><text:s text:c="12"/>},</text:p>
      <text:p text:style-name="Standard"><text:s text:c="12"/>{</text:p>
      <text:p text:style-name="Standard"><text:s text:c="16"/>"id": 1704,</text:p>
      <text:p text:style-name="Standard"><text:s text:c="16"/>"url": "/photo/1704"</text:p>
      <text:p text:style-name="Standard"><text:s text:c="12"/>},</text:p>
      <text:p text:style-name="Standard"><text:s text:c="12"/>{</text:p>
      <text:p text:style-name="Standard"><text:s text:c="16"/>"id": 1705,</text:p>
      <text:p text:style-name="Standard"><text:s text:c="16"/>"url": "/photo/1705"</text:p>
      <text:p text:style-name="Standard"><text:s text:c="12"/>},</text:p>
      <text:p text:style-name="Standard"><text:s text:c="12"/>{</text:p>
      <text:p text:style-name="Standard"><text:s text:c="16"/>"id": 1706,</text:p>
      <text:p text:style-name="Standard"><text:s text:c="16"/>"url": "/photo/1706"</text:p>
      <text:p text:style-name="Standard"><text:soft-page-break/><text:s text:c="12"/>},</text:p>
      <text:p text:style-name="Standard"><text:s text:c="12"/>{</text:p>
      <text:p text:style-name="Standard"><text:s text:c="16"/>"id": 1707,</text:p>
      <text:p text:style-name="Standard"><text:s text:c="16"/>"url": "/photo/1707"</text:p>
      <text:p text:style-name="Standard"><text:s text:c="12"/>},</text:p>
      <text:p text:style-name="Standard"><text:s text:c="12"/>{</text:p>
      <text:p text:style-name="Standard"><text:s text:c="16"/>"id": 1708,</text:p>
      <text:p text:style-name="Standard"><text:s text:c="16"/>"url": "/photo/1708"</text:p>
      <text:p text:style-name="Standard"><text:s text:c="12"/>}</text:p>
      <text:p text:style-name="Standard"><text:s text:c="8"/>]</text:p>
      <text:p text:style-name="Standard"><text:s text:c="4"/>},</text:p>
      <text:p text:style-name="Standard"><text:s text:c="4"/>{</text:p>
      <text:p text:style-name="Standard"><text:s text:c="8"/>"id": 1764,</text:p>
      <text:p text:style-name="Standard"><text:s text:c="8"/>"user_id": 876,</text:p>
      <text:p text:style-name="Standard"><text:s text:c="8"/>"title": "Maillot de bain motift léopard",</text:p>
      <text:p text:style-name="Standard"><text:s text:c="8"/>"description": "Maillot de bain deux pièces avec motif léopard et feuillage. Peu porté, en excellent état.\nTaille XL \nbonnet 95",</text:p>
      <text:p text:style-name="Standard"><text:s text:c="8"/>"category": "Clothing",</text:p>
      <text:p text:style-name="Standard"><text:s text:c="8"/>"condition": "VeryGood",</text:p>
      <text:p text:style-name="Standard"><text:s text:c="8"/>"price": 10.0,</text:p>
      <text:p text:style-name="Standard"><text:s text:c="8"/>"longitude": 139.6503,</text:p>
      <text:p text:style-name="Standard"><text:s text:c="8"/>"latitude": 35.676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7-11T11:54:50.711212",</text:p>
      <text:p text:style-name="Standard"><text:s text:c="8"/>"updated_at": "2024-07-11T14:12:29.205053",</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665,</text:p>
      <text:p text:style-name="Standard"><text:s text:c="16"/>"url": "/photo/1665"</text:p>
      <text:p text:style-name="Standard"><text:s text:c="12"/>}</text:p>
      <text:p text:style-name="Standard"><text:s text:c="8"/>]</text:p>
      <text:p text:style-name="Standard"><text:s text:c="4"/>},</text:p>
      <text:p text:style-name="Standard"><text:s text:c="4"/>{</text:p>
      <text:p text:style-name="Standard"><text:s text:c="8"/>"id": 1781,</text:p>
      <text:p text:style-name="Standard"><text:soft-page-break/><text:s text:c="8"/>"user_id": 876,</text:p>
      <text:p text:style-name="Standard"><text:s text:c="8"/>"title": "Applique Murale Moderne Noire",</text:p>
      <text:p text:style-name="Standard"><text:s text:c="8"/>"description": "Applique murale moderne noire. Matériau de haute qualité, idéale pour la cuisine ou le salon. Très bon état.",</text:p>
      <text:p text:style-name="Standard"><text:s text:c="8"/>"category": "Lighting",</text:p>
      <text:p text:style-name="Standard"><text:s text:c="8"/>"condition": "VeryGood",</text:p>
      <text:p text:style-name="Standard"><text:s text:c="8"/>"price": 25.0,</text:p>
      <text:p text:style-name="Standard"><text:s text:c="8"/>"longitude": 130.4017,</text:p>
      <text:p text:style-name="Standard"><text:s text:c="8"/>"latitude": 33.590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7-11T13:58:04.616745",</text:p>
      <text:p text:style-name="Standard"><text:s text:c="8"/>"updated_at": "2024-07-11T13:58:12.378610",</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712,</text:p>
      <text:p text:style-name="Standard"><text:s text:c="16"/>"url": "/photo/1712"</text:p>
      <text:p text:style-name="Standard"><text:s text:c="12"/>},</text:p>
      <text:p text:style-name="Standard"><text:s text:c="12"/>{</text:p>
      <text:p text:style-name="Standard"><text:s text:c="16"/>"id": 1709,</text:p>
      <text:p text:style-name="Standard"><text:s text:c="16"/>"url": "/photo/1709"</text:p>
      <text:p text:style-name="Standard"><text:s text:c="12"/>},</text:p>
      <text:p text:style-name="Standard"><text:s text:c="12"/>{</text:p>
      <text:p text:style-name="Standard"><text:s text:c="16"/>"id": 1710,</text:p>
      <text:p text:style-name="Standard"><text:s text:c="16"/>"url": "/photo/1710"</text:p>
      <text:p text:style-name="Standard"><text:s text:c="12"/>},</text:p>
      <text:p text:style-name="Standard"><text:s text:c="12"/>{</text:p>
      <text:p text:style-name="Standard"><text:s text:c="16"/>"id": 1711,</text:p>
      <text:p text:style-name="Standard"><text:s text:c="16"/>"url": "/photo/1711"</text:p>
      <text:p text:style-name="Standard"><text:s text:c="12"/>}</text:p>
      <text:p text:style-name="Standard"><text:s text:c="8"/>]</text:p>
      <text:p text:style-name="Standard"><text:s text:c="4"/>},</text:p>
      <text:p text:style-name="Standard"><text:s text:c="4"/>{</text:p>
      <text:p text:style-name="Standard"><text:s text:c="8"/>"id": 1762,</text:p>
      <text:p text:style-name="Standard"><text:s text:c="8"/>"user_id": 876,</text:p>
      <text:p text:style-name="Standard"><text:soft-page-break/><text:s text:c="8"/>"title": "Bikini bleu à motifs",</text:p>
      <text:p text:style-name="Standard"><text:s text:c="8"/>"description": "Joli bikini bleu à motifs blancs, peu utilisé et en très bon état. Parfait pour l'été et les vacances à la plage!\nNeuf erreur de taille\nTaille L\nBonnet 90",</text:p>
      <text:p text:style-name="Standard"><text:s text:c="8"/>"category": "Clothing",</text:p>
      <text:p text:style-name="Standard"><text:s text:c="8"/>"condition": "VeryGood",</text:p>
      <text:p text:style-name="Standard"><text:s text:c="8"/>"price": 10.0,</text:p>
      <text:p text:style-name="Standard"><text:s text:c="8"/>"longitude": 135.5023,</text:p>
      <text:p text:style-name="Standard"><text:s text:c="8"/>"latitude": 34.6937,</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7-11T11:53:17.240407",</text:p>
      <text:p text:style-name="Standard"><text:s text:c="8"/>"updated_at": "2024-07-11T14:14:02.697102",</text:p>
      <text:p text:style-name="Standard"><text:s text:c="8"/>"distance": 7599.022994514312,</text:p>
      <text:p text:style-name="Standard"><text:s text:c="8"/>"user": {</text:p>
      <text:p text:style-name="Standard"><text:s text:c="12"/>"id": 876,</text:p>
      <text:p text:style-name="Standard"><text:s text:c="12"/>"email": "5tjj4nkx7g@privaterelay.appleid.com",</text:p>
      <text:p text:style-name="Standard"><text:s text:c="12"/>"username": "pampan",</text:p>
      <text:p text:style-name="Standard"><text:s text:c="12"/>"mobile": "+33666479247",</text:p>
      <text:p text:style-name="Standard"><text:s text:c="12"/>"address": "740 rue de la Gaudine ",</text:p>
      <text:p text:style-name="Standard"><text:s text:c="12"/>"postal_code": "44430",</text:p>
      <text:p text:style-name="Standard"><text:s text:c="12"/>"city": "le Loroux Bottereau ",</text:p>
      <text:p text:style-name="Standard"><text:s text:c="12"/>"longitude": -1.360898,</text:p>
      <text:p text:style-name="Standard"><text:s text:c="12"/>"latitude": 47.243695,</text:p>
      <text:p text:style-name="Standard"><text:s text:c="12"/>"is_premium": false,</text:p>
      <text:p text:style-name="Standard"><text:s text:c="12"/>"created_at": "2024-07-11T11:50:47.229417",</text:p>
      <text:p text:style-name="Standard"><text:s text:c="12"/>"lastvisited": null</text:p>
      <text:p text:style-name="Standard"><text:s text:c="8"/>},</text:p>
      <text:p text:style-name="Standard"><text:s text:c="8"/>"photos": [</text:p>
      <text:p text:style-name="Standard"><text:s text:c="12"/>{</text:p>
      <text:p text:style-name="Standard"><text:s text:c="16"/>"id": 1664,</text:p>
      <text:p text:style-name="Standard"><text:s text:c="16"/>"url": "/photo/1664"</text:p>
      <text:p text:style-name="Standard"><text:s text:c="12"/>}</text:p>
      <text:p text:style-name="Standard"><text:s text:c="8"/>]</text:p>
      <text:p text:style-name="Standard"><text:s text:c="4"/>},</text:p>
      <text:p text:style-name="Standard"><text:s text:c="4"/>{</text:p>
      <text:p text:style-name="Standard"><text:s text:c="8"/>"id": 1861,</text:p>
      <text:p text:style-name="Standard"><text:s text:c="8"/>"user_id": 928,</text:p>
      <text:p text:style-name="Standard"><text:s text:c="8"/>"title": "Projecteur en parfait état",</text:p>
      <text:p text:style-name="Standard"><text:s text:c="8"/>"description": "Projecteur de haute qualité utilisé mais bien entretenu. Idéal pour les présentations ou le home cinéma.",</text:p>
      <text:p text:style-name="Standard"><text:s text:c="8"/>"category": "Electronics and Multimedia",</text:p>
      <text:p text:style-name="Standard"><text:s text:c="8"/>"condition": "VeryGood",</text:p>
      <text:p text:style-name="Standard"><text:s text:c="8"/>"price": 150.0,</text:p>
      <text:p text:style-name="Standard"><text:s text:c="8"/>"longitude": 139.6503,</text:p>
      <text:p text:style-name="Standard"><text:s text:c="8"/>"latitude": 35.676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8-01T09:58:55.434206",</text:p>
      <text:p text:style-name="Standard"><text:soft-page-break/><text:s text:c="8"/>"updated_at": "2024-08-01T10:01:14.456048",</text:p>
      <text:p text:style-name="Standard"><text:s text:c="8"/>"distance": 7256.483801609743,</text:p>
      <text:p text:style-name="Standard"><text:s text:c="8"/>"user": {</text:p>
      <text:p text:style-name="Standard"><text:s text:c="12"/>"id": 928,</text:p>
      <text:p text:style-name="Standard"><text:s text:c="12"/>"email": "slavaine@me.com",</text:p>
      <text:p text:style-name="Standard"><text:s text:c="12"/>"username": "guizmo",</text:p>
      <text:p text:style-name="Standard"><text:s text:c="12"/>"mobile": "+33658386872",</text:p>
      <text:p text:style-name="Standard"><text:s text:c="12"/>"address": "allée des historiens ",</text:p>
      <text:p text:style-name="Standard"><text:s text:c="12"/>"postal_code": "59650",</text:p>
      <text:p text:style-name="Standard"><text:s text:c="12"/>"city": "Villeneuve d’Ascq ",</text:p>
      <text:p text:style-name="Standard"><text:s text:c="12"/>"longitude": 3.162267,</text:p>
      <text:p text:style-name="Standard"><text:s text:c="12"/>"latitude": 50.607334,</text:p>
      <text:p text:style-name="Standard"><text:s text:c="12"/>"is_premium": false,</text:p>
      <text:p text:style-name="Standard"><text:s text:c="12"/>"created_at": "2024-08-01T09:53:49.734368",</text:p>
      <text:p text:style-name="Standard"><text:s text:c="12"/>"lastvisited": null</text:p>
      <text:p text:style-name="Standard"><text:s text:c="8"/>},</text:p>
      <text:p text:style-name="Standard"><text:s text:c="8"/>"photos": [</text:p>
      <text:p text:style-name="Standard"><text:s text:c="12"/>{</text:p>
      <text:p text:style-name="Standard"><text:s text:c="16"/>"id": 1892,</text:p>
      <text:p text:style-name="Standard"><text:s text:c="16"/>"url": "/photo/1892"</text:p>
      <text:p text:style-name="Standard"><text:s text:c="12"/>}</text:p>
      <text:p text:style-name="Standard"><text:s text:c="8"/>]</text:p>
      <text:p text:style-name="Standard"><text:s text:c="4"/>},</text:p>
      <text:p text:style-name="Standard"><text:s text:c="4"/>{</text:p>
      <text:p text:style-name="Standard"><text:s text:c="8"/>"id": 1864,</text:p>
      <text:p text:style-name="Standard"><text:s text:c="8"/>"user_id": 934,</text:p>
      <text:p text:style-name="Standard"><text:s text:c="8"/>"title": "Sweatshirts enfants Chevignon",</text:p>
      <text:p text:style-name="Standard"><text:s text:c="8"/>"description": "deux sweatshirts chevignon pour enfants neufs, un en jaune et l'autre en gris, Parfait pour garder vos enfants au chaud cet hiver ",</text:p>
      <text:p text:style-name="Standard"><text:s text:c="8"/>"category": "Clothing",</text:p>
      <text:p text:style-name="Standard"><text:s text:c="8"/>"condition": "New",</text:p>
      <text:p text:style-name="Standard"><text:s text:c="8"/>"price": 60.0,</text:p>
      <text:p text:style-name="Standard"><text:s text:c="8"/>"longitude": 2.3574,</text:p>
      <text:p text:style-name="Standard"><text:s text:c="8"/>"latitude": 48.9364,</text:p>
      <text:p text:style-name="Standard"><text:s text:c="8"/>"currency": null,</text:p>
      <text:p text:style-name="Standard"><text:s text:c="8"/>"brand": null,</text:p>
      <text:p text:style-name="Standard"><text:s text:c="8"/>"size": "8y",</text:p>
      <text:p text:style-name="Standard"><text:s text:c="8"/>"state": "active",</text:p>
      <text:p text:style-name="Standard"><text:s text:c="8"/>"created_at": "2024-08-04T07:31:53.885790",</text:p>
      <text:p text:style-name="Standard"><text:s text:c="8"/>"updated_at": "2024-08-04T07:35:12.426860",</text:p>
      <text:p text:style-name="Standard"><text:s text:c="8"/>"distance": 7216.027562343159,</text:p>
      <text:p text:style-name="Standard"><text:s text:c="8"/>"user": {</text:p>
      <text:p text:style-name="Standard"><text:s text:c="12"/>"id": 934,</text:p>
      <text:p text:style-name="Standard"><text:s text:c="12"/>"email": "5ywnmt8q8g@privaterelay.appleid.com",</text:p>
      <text:p text:style-name="Standard"><text:s text:c="12"/>"username": "lies ",</text:p>
      <text:p text:style-name="Standard"><text:s text:c="12"/>"mobile": "+33749129625",</text:p>
      <text:p text:style-name="Standard"><text:s text:c="12"/>"address": "114 Avenue des tellines ",</text:p>
      <text:p text:style-name="Standard"><text:s text:c="12"/>"postal_code": "34750",</text:p>
      <text:p text:style-name="Standard"><text:s text:c="12"/>"city": "Villeneuve les maguelones ",</text:p>
      <text:p text:style-name="Standard"><text:s text:c="12"/>"longitude": 3.849544,</text:p>
      <text:p text:style-name="Standard"><text:s text:c="12"/>"latitude": 43.529018,</text:p>
      <text:p text:style-name="Standard"><text:s text:c="12"/>"is_premium": false,</text:p>
      <text:p text:style-name="Standard"><text:soft-page-break/><text:s text:c="12"/>"created_at": "2024-08-04T07:27:21.313716",</text:p>
      <text:p text:style-name="Standard"><text:s text:c="12"/>"lastvisited": null</text:p>
      <text:p text:style-name="Standard"><text:s text:c="8"/>},</text:p>
      <text:p text:style-name="Standard"><text:s text:c="8"/>"photos": [</text:p>
      <text:p text:style-name="Standard"><text:s text:c="12"/>{</text:p>
      <text:p text:style-name="Standard"><text:s text:c="16"/>"id": 1895,</text:p>
      <text:p text:style-name="Standard"><text:s text:c="16"/>"url": "/photo/1895"</text:p>
      <text:p text:style-name="Standard"><text:s text:c="12"/>},</text:p>
      <text:p text:style-name="Standard"><text:s text:c="12"/>{</text:p>
      <text:p text:style-name="Standard"><text:s text:c="16"/>"id": 1896,</text:p>
      <text:p text:style-name="Standard"><text:s text:c="16"/>"url": "/photo/1896"</text:p>
      <text:p text:style-name="Standard"><text:s text:c="12"/>}</text:p>
      <text:p text:style-name="Standard"><text:s text:c="8"/>]</text:p>
      <text:p text:style-name="Standard"><text:s text:c="4"/>},</text:p>
      <text:p text:style-name="Standard"><text:s text:c="4"/>{</text:p>
      <text:p text:style-name="Standard"><text:s text:c="8"/>"id": 1883,</text:p>
      <text:p text:style-name="Standard"><text:s text:c="8"/>"user_id": 940,</text:p>
      <text:p text:style-name="Standard"><text:s text:c="8"/>"title": "Robe noire élégante",</text:p>
      <text:p text:style-name="Standard"><text:s text:c="8"/>"description": "Robe noire zara élégante avec détails brillants sur le buste. Idéale pour soirées ou événements spéciaux. En très bon état.",</text:p>
      <text:p text:style-name="Standard"><text:s text:c="8"/>"category": "Clothing",</text:p>
      <text:p text:style-name="Standard"><text:s text:c="8"/>"condition": "VeryGood",</text:p>
      <text:p text:style-name="Standard"><text:s text:c="8"/>"price": 20.0,</text:p>
      <text:p text:style-name="Standard"><text:s text:c="8"/>"longitude": 130.4017,</text:p>
      <text:p text:style-name="Standard"><text:s text:c="8"/>"latitude": 33.5902,</text:p>
      <text:p text:style-name="Standard"><text:s text:c="8"/>"currency": null,</text:p>
      <text:p text:style-name="Standard"><text:s text:c="8"/>"brand": null,</text:p>
      <text:p text:style-name="Standard"><text:s text:c="8"/>"size": "16y",</text:p>
      <text:p text:style-name="Standard"><text:s text:c="8"/>"state": "active",</text:p>
      <text:p text:style-name="Standard"><text:s text:c="8"/>"created_at": "2024-08-06T18:22:13.333493",</text:p>
      <text:p text:style-name="Standard"><text:s text:c="8"/>"updated_at": "2024-08-06T18:24:16.860275",</text:p>
      <text:p text:style-name="Standard"><text:s text:c="8"/>"distance": 6940.804792851399,</text:p>
      <text:p text:style-name="Standard"><text:s text:c="8"/>"user": {</text:p>
      <text:p text:style-name="Standard"><text:s text:c="12"/>"id": 940,</text:p>
      <text:p text:style-name="Standard"><text:s text:c="12"/>"email": "nadya.ma.jdi@hotmail.fr",</text:p>
      <text:p text:style-name="Standard"><text:s text:c="12"/>"username": "leCoinDesTrouvailles",</text:p>
      <text:p text:style-name="Standard"><text:s text:c="12"/>"mobile": "+33627267756",</text:p>
      <text:p text:style-name="Standard"><text:s text:c="12"/>"address": "28 rue d’Angleterre ",</text:p>
      <text:p text:style-name="Standard"><text:s text:c="12"/>"postal_code": "06000",</text:p>
      <text:p text:style-name="Standard"><text:s text:c="12"/>"city": "Nice ",</text:p>
      <text:p text:style-name="Standard"><text:s text:c="12"/>"longitude": 7.264792,</text:p>
      <text:p text:style-name="Standard"><text:s text:c="12"/>"latitude": 43.704774,</text:p>
      <text:p text:style-name="Standard"><text:s text:c="12"/>"is_premium": false,</text:p>
      <text:p text:style-name="Standard"><text:s text:c="12"/>"created_at": "2024-08-06T18:21:43.529913",</text:p>
      <text:p text:style-name="Standard"><text:s text:c="12"/>"lastvisited": null</text:p>
      <text:p text:style-name="Standard"><text:s text:c="8"/>},</text:p>
      <text:p text:style-name="Standard"><text:s text:c="8"/>"photos": [</text:p>
      <text:p text:style-name="Standard"><text:s text:c="12"/>{</text:p>
      <text:p text:style-name="Standard"><text:s text:c="16"/>"id": 1964,</text:p>
      <text:p text:style-name="Standard"><text:s text:c="16"/>"url": "/photo/1964"</text:p>
      <text:p text:style-name="Standard"><text:s text:c="12"/>},</text:p>
      <text:p text:style-name="Standard"><text:s text:c="12"/>{</text:p>
      <text:p text:style-name="Standard"><text:soft-page-break/><text:s text:c="16"/>"id": 1965,</text:p>
      <text:p text:style-name="Standard"><text:s text:c="16"/>"url": "/photo/1965"</text:p>
      <text:p text:style-name="Standard"><text:s text:c="12"/>},</text:p>
      <text:p text:style-name="Standard"><text:s text:c="12"/>{</text:p>
      <text:p text:style-name="Standard"><text:s text:c="16"/>"id": 1966,</text:p>
      <text:p text:style-name="Standard"><text:s text:c="16"/>"url": "/photo/1966"</text:p>
      <text:p text:style-name="Standard"><text:s text:c="12"/>},</text:p>
      <text:p text:style-name="Standard"><text:s text:c="12"/>{</text:p>
      <text:p text:style-name="Standard"><text:s text:c="16"/>"id": 1967,</text:p>
      <text:p text:style-name="Standard"><text:s text:c="16"/>"url": "/photo/1967"</text:p>
      <text:p text:style-name="Standard"><text:s text:c="12"/>}</text:p>
      <text:p text:style-name="Standard"><text:s text:c="8"/>]</text:p>
      <text:p text:style-name="Standard"><text:s text:c="4"/>},</text:p>
      <text:p text:style-name="Standard"><text:s text:c="4"/>{</text:p>
      <text:p text:style-name="Standard"><text:s text:c="8"/>"id": 1965,</text:p>
      <text:p text:style-name="Standard"><text:s text:c="8"/>"user_id": 968,</text:p>
      <text:p text:style-name="Standard"><text:s text:c="8"/>"title": "Chaussures en cuir noir",</text:p>
      <text:p text:style-name="Standard"><text:s text:c="8"/>"description": "Chaussures en cuir noir de marque Bunker, taille 45. En très bon état, idéales pour une utilisation quotidienne ou des occasions spéciales.",</text:p>
      <text:p text:style-name="Standard"><text:s text:c="8"/>"category": "Shoes",</text:p>
      <text:p text:style-name="Standard"><text:s text:c="8"/>"condition": "VeryGood",</text:p>
      <text:p text:style-name="Standard"><text:s text:c="8"/>"price": 50.0,</text:p>
      <text:p text:style-name="Standard"><text:s text:c="8"/>"longitude": 139.6503,</text:p>
      <text:p text:style-name="Standard"><text:s text:c="8"/>"latitude": 35.676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8-24T06:57:15.600675",</text:p>
      <text:p text:style-name="Standard"><text:s text:c="8"/>"updated_at": "2024-08-24T06:58:27.252905",</text:p>
      <text:p text:style-name="Standard"><text:s text:c="8"/>"distance": 7285.737937904316,</text:p>
      <text:p text:style-name="Standard"><text:s text:c="8"/>"user": {</text:p>
      <text:p text:style-name="Standard"><text:s text:c="12"/>"id": 968,</text:p>
      <text:p text:style-name="Standard"><text:s text:c="12"/>"email": "romeuf.corinne@yahoo.fr",</text:p>
      <text:p text:style-name="Standard"><text:s text:c="12"/>"username": "criss",</text:p>
      <text:p text:style-name="Standard"><text:s text:c="12"/>"mobile": "+33687373096",</text:p>
      <text:p text:style-name="Standard"><text:s text:c="12"/>"address": "9 boulevards duburq",</text:p>
      <text:p text:style-name="Standard"><text:s text:c="12"/>"postal_code": "77220",</text:p>
      <text:p text:style-name="Standard"><text:s text:c="12"/>"city": "Tournan en brie",</text:p>
      <text:p text:style-name="Standard"><text:s text:c="12"/>"longitude": 2.75764,</text:p>
      <text:p text:style-name="Standard"><text:s text:c="12"/>"latitude": 48.740605,</text:p>
      <text:p text:style-name="Standard"><text:s text:c="12"/>"is_premium": false,</text:p>
      <text:p text:style-name="Standard"><text:s text:c="12"/>"created_at": "2024-08-24T06:55:58.350374",</text:p>
      <text:p text:style-name="Standard"><text:s text:c="12"/>"lastvisited": null</text:p>
      <text:p text:style-name="Standard"><text:s text:c="8"/>},</text:p>
      <text:p text:style-name="Standard"><text:s text:c="8"/>"photos": [</text:p>
      <text:p text:style-name="Standard"><text:s text:c="12"/>{</text:p>
      <text:p text:style-name="Standard"><text:s text:c="16"/>"id": 2190,</text:p>
      <text:p text:style-name="Standard"><text:s text:c="16"/>"url": "/photo/2190"</text:p>
      <text:p text:style-name="Standard"><text:s text:c="12"/>},</text:p>
      <text:p text:style-name="Standard"><text:s text:c="12"/>{</text:p>
      <text:p text:style-name="Standard"><text:s text:c="16"/>"id": 2191,</text:p>
      <text:p text:style-name="Standard"><text:soft-page-break/><text:s text:c="16"/>"url": "/photo/2191"</text:p>
      <text:p text:style-name="Standard"><text:s text:c="12"/>},</text:p>
      <text:p text:style-name="Standard"><text:s text:c="12"/>{</text:p>
      <text:p text:style-name="Standard"><text:s text:c="16"/>"id": 2192,</text:p>
      <text:p text:style-name="Standard"><text:s text:c="16"/>"url": "/photo/2192"</text:p>
      <text:p text:style-name="Standard"><text:s text:c="12"/>}</text:p>
      <text:p text:style-name="Standard"><text:s text:c="8"/>]</text:p>
      <text:p text:style-name="Standard"><text:s text:c="4"/>},</text:p>
      <text:p text:style-name="Standard"><text:s text:c="4"/>{</text:p>
      <text:p text:style-name="Standard"><text:s text:c="8"/>"id": 1967,</text:p>
      <text:p text:style-name="Standard"><text:s text:c="8"/>"user_id": 968,</text:p>
      <text:p text:style-name="Standard"><text:s text:c="8"/>"title": "Blouson en cuir motard",</text:p>
      <text:p text:style-name="Standard"><text:s text:c="8"/>"description": "Blouson en cuir noir de style motard avec motifs brodés à l'arrière. Fermetures éclair et boucles en métal, plusieurs poches. taille L",</text:p>
      <text:p text:style-name="Standard"><text:s text:c="8"/>"category": "Clothing",</text:p>
      <text:p text:style-name="Standard"><text:s text:c="8"/>"condition": "VeryGood",</text:p>
      <text:p text:style-name="Standard"><text:s text:c="8"/>"price": 100.0,</text:p>
      <text:p text:style-name="Standard"><text:s text:c="8"/>"longitude": 130.4017,</text:p>
      <text:p text:style-name="Standard"><text:s text:c="8"/>"latitude": 33.590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8-24T06:59:50.550661",</text:p>
      <text:p text:style-name="Standard"><text:s text:c="8"/>"updated_at": "2024-08-24T07:00:24.694022",</text:p>
      <text:p text:style-name="Standard"><text:s text:c="8"/>"distance": 7285.737937904316,</text:p>
      <text:p text:style-name="Standard"><text:s text:c="8"/>"user": {</text:p>
      <text:p text:style-name="Standard"><text:s text:c="12"/>"id": 968,</text:p>
      <text:p text:style-name="Standard"><text:s text:c="12"/>"email": "romeuf.corinne@yahoo.fr",</text:p>
      <text:p text:style-name="Standard"><text:s text:c="12"/>"username": "criss",</text:p>
      <text:p text:style-name="Standard"><text:s text:c="12"/>"mobile": "+33687373096",</text:p>
      <text:p text:style-name="Standard"><text:s text:c="12"/>"address": "9 boulevards duburq",</text:p>
      <text:p text:style-name="Standard"><text:s text:c="12"/>"postal_code": "77220",</text:p>
      <text:p text:style-name="Standard"><text:s text:c="12"/>"city": "Tournan en brie",</text:p>
      <text:p text:style-name="Standard"><text:s text:c="12"/>"longitude": 2.75764,</text:p>
      <text:p text:style-name="Standard"><text:s text:c="12"/>"latitude": 48.740605,</text:p>
      <text:p text:style-name="Standard"><text:s text:c="12"/>"is_premium": false,</text:p>
      <text:p text:style-name="Standard"><text:s text:c="12"/>"created_at": "2024-08-24T06:55:58.350374",</text:p>
      <text:p text:style-name="Standard"><text:s text:c="12"/>"lastvisited": null</text:p>
      <text:p text:style-name="Standard"><text:s text:c="8"/>},</text:p>
      <text:p text:style-name="Standard"><text:s text:c="8"/>"photos": [</text:p>
      <text:p text:style-name="Standard"><text:s text:c="12"/>{</text:p>
      <text:p text:style-name="Standard"><text:s text:c="16"/>"id": 2193,</text:p>
      <text:p text:style-name="Standard"><text:s text:c="16"/>"url": "/photo/2193"</text:p>
      <text:p text:style-name="Standard"><text:s text:c="12"/>},</text:p>
      <text:p text:style-name="Standard"><text:s text:c="12"/>{</text:p>
      <text:p text:style-name="Standard"><text:s text:c="16"/>"id": 2194,</text:p>
      <text:p text:style-name="Standard"><text:s text:c="16"/>"url": "/photo/2194"</text:p>
      <text:p text:style-name="Standard"><text:s text:c="12"/>}</text:p>
      <text:p text:style-name="Standard"><text:s text:c="8"/>]</text:p>
      <text:p text:style-name="Standard"><text:s text:c="4"/>},</text:p>
      <text:p text:style-name="Standard"><text:s text:c="4"/>{</text:p>
      <text:p text:style-name="Standard"><text:soft-page-break/><text:s text:c="8"/>"id": 2001,</text:p>
      <text:p text:style-name="Standard"><text:s text:c="8"/>"user_id": 977,</text:p>
      <text:p text:style-name="Standard"><text:s text:c="8"/>"title": "Pull en laine vert",</text:p>
      <text:p text:style-name="Standard"><text:s text:c="8"/>"description": "Pull en laine vert à manches longues. Idéal pour les journées fraîches.",</text:p>
      <text:p text:style-name="Standard"><text:s text:c="8"/>"category": "Clothing",</text:p>
      <text:p text:style-name="Standard"><text:s text:c="8"/>"condition": "Good",</text:p>
      <text:p text:style-name="Standard"><text:s text:c="8"/>"price": 12.0,</text:p>
      <text:p text:style-name="Standard"><text:s text:c="8"/>"longitude": 139.6503,</text:p>
      <text:p text:style-name="Standard"><text:s text:c="8"/>"latitude": 35.6762,</text:p>
      <text:p text:style-name="Standard"><text:s text:c="8"/>"currency": null,</text:p>
      <text:p text:style-name="Standard"><text:s text:c="8"/>"brand": null,</text:p>
      <text:p text:style-name="Standard"><text:s text:c="8"/>"size": "24m",</text:p>
      <text:p text:style-name="Standard"><text:s text:c="8"/>"state": "active",</text:p>
      <text:p text:style-name="Standard"><text:s text:c="8"/>"created_at": "2024-08-29T12:52:37.708829",</text:p>
      <text:p text:style-name="Standard"><text:s text:c="8"/>"updated_at": "2024-08-29T12:53:22.808343",</text:p>
      <text:p text:style-name="Standard"><text:s text:c="8"/>"distance": 7610.780848758484,</text:p>
      <text:p text:style-name="Standard"><text:s text:c="8"/>"user": {</text:p>
      <text:p text:style-name="Standard"><text:s text:c="12"/>"id": 977,</text:p>
      <text:p text:style-name="Standard"><text:s text:c="12"/>"email": "8cqvt2ht8z@privaterelay.appleid.com",</text:p>
      <text:p text:style-name="Standard"><text:s text:c="12"/>"username": "clairelondon",</text:p>
      <text:p text:style-name="Standard"><text:s text:c="12"/>"mobile": "+33673596349",</text:p>
      <text:p text:style-name="Standard"><text:s text:c="12"/>"address": "1051 route de Talucat",</text:p>
      <text:p text:style-name="Standard"><text:s text:c="12"/>"postal_code": "40200",</text:p>
      <text:p text:style-name="Standard"><text:s text:c="12"/>"city": "Saint Paul en born",</text:p>
      <text:p text:style-name="Standard"><text:s text:c="12"/>"longitude": -1.151616,</text:p>
      <text:p text:style-name="Standard"><text:s text:c="12"/>"latitude": 44.233276,</text:p>
      <text:p text:style-name="Standard"><text:s text:c="12"/>"is_premium": false,</text:p>
      <text:p text:style-name="Standard"><text:s text:c="12"/>"created_at": "2024-08-29T12:50:24.532295",</text:p>
      <text:p text:style-name="Standard"><text:s text:c="12"/>"lastvisited": null</text:p>
      <text:p text:style-name="Standard"><text:s text:c="8"/>},</text:p>
      <text:p text:style-name="Standard"><text:s text:c="8"/>"photos": [</text:p>
      <text:p text:style-name="Standard"><text:s text:c="12"/>{</text:p>
      <text:p text:style-name="Standard"><text:s text:c="16"/>"id": 2288,</text:p>
      <text:p text:style-name="Standard"><text:s text:c="16"/>"url": "/photo/2288"</text:p>
      <text:p text:style-name="Standard"><text:s text:c="12"/>}</text:p>
      <text:p text:style-name="Standard"><text:s text:c="8"/>]</text:p>
      <text:p text:style-name="Standard"><text:s text:c="4"/>},</text:p>
      <text:p text:style-name="Standard"><text:s text:c="4"/>{</text:p>
      <text:p text:style-name="Standard"><text:s text:c="8"/>"id": 2050,</text:p>
      <text:p text:style-name="Standard"><text:s text:c="8"/>"user_id": 988,</text:p>
      <text:p text:style-name="Standard"><text:s text:c="8"/>"title": "Sweat à capuche USA",</text:p>
      <text:p text:style-name="Standard"><text:s text:c="8"/>"description": "Sweat à capuche confortable avec motif 'USA' en très bon état. Idéal pour les journées fraîches.",</text:p>
      <text:p text:style-name="Standard"><text:s text:c="8"/>"category": "Clothing",</text:p>
      <text:p text:style-name="Standard"><text:s text:c="8"/>"condition": "Good",</text:p>
      <text:p text:style-name="Standard"><text:s text:c="8"/>"price": 12.0,</text:p>
      <text:p text:style-name="Standard"><text:s text:c="8"/>"longitude": 135.5023,</text:p>
      <text:p text:style-name="Standard"><text:s text:c="8"/>"latitude": 34.6937,</text:p>
      <text:p text:style-name="Standard"><text:s text:c="8"/>"currency": null,</text:p>
      <text:p text:style-name="Standard"><text:s text:c="8"/>"brand": null,</text:p>
      <text:p text:style-name="Standard"><text:s text:c="8"/>"size": "10y",</text:p>
      <text:p text:style-name="Standard"><text:s text:c="8"/>"state": "active",</text:p>
      <text:p text:style-name="Standard"><text:soft-page-break/><text:s text:c="8"/>"created_at": "2024-09-04T17:37:20.730552",</text:p>
      <text:p text:style-name="Standard"><text:s text:c="8"/>"updated_at": "2024-09-04T17:38:02.387672",</text:p>
      <text:p text:style-name="Standard"><text:s text:c="8"/>"distance": 7458.014540700548,</text:p>
      <text:p text:style-name="Standard"><text:s text:c="8"/>"user": {</text:p>
      <text:p text:style-name="Standard"><text:s text:c="12"/>"id": 988,</text:p>
      <text:p text:style-name="Standard"><text:s text:c="12"/>"email": "patach.rch@icloud.com",</text:p>
      <text:p text:style-name="Standard"><text:s text:c="12"/>"username": "Mode Recycle",</text:p>
      <text:p text:style-name="Standard"><text:s text:c="12"/>"mobile": "+33780610705",</text:p>
      <text:p text:style-name="Standard"><text:s text:c="12"/>"address": "18 rue Noire ",</text:p>
      <text:p text:style-name="Standard"><text:s text:c="12"/>"postal_code": "86100",</text:p>
      <text:p text:style-name="Standard"><text:s text:c="12"/>"city": "Chatellerault ",</text:p>
      <text:p text:style-name="Standard"><text:s text:c="12"/>"longitude": 0.543602,</text:p>
      <text:p text:style-name="Standard"><text:s text:c="12"/>"latitude": 46.817278,</text:p>
      <text:p text:style-name="Standard"><text:s text:c="12"/>"is_premium": false,</text:p>
      <text:p text:style-name="Standard"><text:s text:c="12"/>"created_at": "2024-09-04T17:32:19.416763",</text:p>
      <text:p text:style-name="Standard"><text:s text:c="12"/>"lastvisited": null</text:p>
      <text:p text:style-name="Standard"><text:s text:c="8"/>},</text:p>
      <text:p text:style-name="Standard"><text:s text:c="8"/>"photos": [</text:p>
      <text:p text:style-name="Standard"><text:s text:c="12"/>{</text:p>
      <text:p text:style-name="Standard"><text:s text:c="16"/>"id": 2444,</text:p>
      <text:p text:style-name="Standard"><text:s text:c="16"/>"url": "/photo/2444"</text:p>
      <text:p text:style-name="Standard"><text:s text:c="12"/>},</text:p>
      <text:p text:style-name="Standard"><text:s text:c="12"/>{</text:p>
      <text:p text:style-name="Standard"><text:s text:c="16"/>"id": 2445,</text:p>
      <text:p text:style-name="Standard"><text:s text:c="16"/>"url": "/photo/2445"</text:p>
      <text:p text:style-name="Standard"><text:s text:c="12"/>}</text:p>
      <text:p text:style-name="Standard"><text:s text:c="8"/>]</text:p>
      <text:p text:style-name="Standard"><text:s text:c="4"/>},</text:p>
      <text:p text:style-name="Standard"><text:s text:c="4"/>{</text:p>
      <text:p text:style-name="Standard"><text:s text:c="8"/>"id": 2022,</text:p>
      <text:p text:style-name="Standard"><text:s text:c="8"/>"user_id": 984,</text:p>
      <text:p text:style-name="Standard"><text:s text:c="8"/>"title": "Figurine Thunderbird - les animaux Fantastiques",</text:p>
      <text:p text:style-name="Standard"><text:s text:c="8"/>"description": "Superbe figurine Thunderbird provenant de la saga Harry Potter et de l'univers des ' animaux Fantastiques'. En excellent état, cette pièce de collection est un must pour tout fan. Livrée dans sa boîte d'origine.",</text:p>
      <text:p text:style-name="Standard"><text:s text:c="8"/>"category": "Collectibles",</text:p>
      <text:p text:style-name="Standard"><text:s text:c="8"/>"condition": "VeryGood",</text:p>
      <text:p text:style-name="Standard"><text:s text:c="8"/>"price": 30.0,</text:p>
      <text:p text:style-name="Standard"><text:s text:c="8"/>"longitude": 2.3574,</text:p>
      <text:p text:style-name="Standard"><text:s text:c="8"/>"latitude": 48.9364,</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9-02T11:32:26.546514",</text:p>
      <text:p text:style-name="Standard"><text:s text:c="8"/>"updated_at": "2024-09-02T11:35:17.690277",</text:p>
      <text:p text:style-name="Standard"><text:s text:c="8"/>"distance": 7664.914296024506,</text:p>
      <text:p text:style-name="Standard"><text:s text:c="8"/>"user": {</text:p>
      <text:p text:style-name="Standard"><text:s text:c="12"/>"id": 984,</text:p>
      <text:p text:style-name="Standard"><text:s text:c="12"/>"email": "psgr94d2n6@privaterelay.appleid.com",</text:p>
      <text:p text:style-name="Standard"><text:s text:c="12"/>"username": "Leia57",</text:p>
      <text:p text:style-name="Standard"><text:s text:c="12"/>"mobile": "+33613231789",</text:p>
      <text:p text:style-name="Standard"><text:soft-page-break/><text:s text:c="12"/>"address": "31 bis rue François voltaire ",</text:p>
      <text:p text:style-name="Standard"><text:s text:c="12"/>"postal_code": "44600",</text:p>
      <text:p text:style-name="Standard"><text:s text:c="12"/>"city": "saint nazaire ",</text:p>
      <text:p text:style-name="Standard"><text:s text:c="12"/>"longitude": -2.239687,</text:p>
      <text:p text:style-name="Standard"><text:s text:c="12"/>"latitude": 47.268478,</text:p>
      <text:p text:style-name="Standard"><text:s text:c="12"/>"is_premium": false,</text:p>
      <text:p text:style-name="Standard"><text:s text:c="12"/>"created_at": "2024-09-02T08:44:10.084961",</text:p>
      <text:p text:style-name="Standard"><text:s text:c="12"/>"lastvisited": null</text:p>
      <text:p text:style-name="Standard"><text:s text:c="8"/>},</text:p>
      <text:p text:style-name="Standard"><text:s text:c="8"/>"photos": [</text:p>
      <text:p text:style-name="Standard"><text:s text:c="12"/>{</text:p>
      <text:p text:style-name="Standard"><text:s text:c="16"/>"id": 2343,</text:p>
      <text:p text:style-name="Standard"><text:s text:c="16"/>"url": "/photo/2343"</text:p>
      <text:p text:style-name="Standard"><text:s text:c="12"/>},</text:p>
      <text:p text:style-name="Standard"><text:s text:c="12"/>{</text:p>
      <text:p text:style-name="Standard"><text:s text:c="16"/>"id": 2344,</text:p>
      <text:p text:style-name="Standard"><text:s text:c="16"/>"url": "/photo/2344"</text:p>
      <text:p text:style-name="Standard"><text:s text:c="12"/>},</text:p>
      <text:p text:style-name="Standard"><text:s text:c="12"/>{</text:p>
      <text:p text:style-name="Standard"><text:s text:c="16"/>"id": 2345,</text:p>
      <text:p text:style-name="Standard"><text:s text:c="16"/>"url": "/photo/2345"</text:p>
      <text:p text:style-name="Standard"><text:s text:c="12"/>},</text:p>
      <text:p text:style-name="Standard"><text:s text:c="12"/>{</text:p>
      <text:p text:style-name="Standard"><text:s text:c="16"/>"id": 2346,</text:p>
      <text:p text:style-name="Standard"><text:s text:c="16"/>"url": "/photo/2346"</text:p>
      <text:p text:style-name="Standard"><text:s text:c="12"/>},</text:p>
      <text:p text:style-name="Standard"><text:s text:c="12"/>{</text:p>
      <text:p text:style-name="Standard"><text:s text:c="16"/>"id": 2347,</text:p>
      <text:p text:style-name="Standard"><text:s text:c="16"/>"url": "/photo/2347"</text:p>
      <text:p text:style-name="Standard"><text:s text:c="12"/>}</text:p>
      <text:p text:style-name="Standard"><text:s text:c="8"/>]</text:p>
      <text:p text:style-name="Standard"><text:s text:c="4"/>},</text:p>
      <text:p text:style-name="Standard"><text:s text:c="4"/>{</text:p>
      <text:p text:style-name="Standard"><text:s text:c="8"/>"id": 2049,</text:p>
      <text:p text:style-name="Standard"><text:s text:c="8"/>"user_id": 988,</text:p>
      <text:p text:style-name="Standard"><text:s text:c="8"/>"title": "Sweat-shirt rouge avec capuche et motif 'Smile'",</text:p>
      <text:p text:style-name="Standard"><text:s text:c="8"/>"description": "Vends sweat-shirt rouge avec une capuche et un motif 'Smile' en blanc. En très bon état, parfait pour l'hiver. Taille très confortable.",</text:p>
      <text:p text:style-name="Standard"><text:s text:c="8"/>"category": "Clothing",</text:p>
      <text:p text:style-name="Standard"><text:s text:c="8"/>"condition": "VeryGood",</text:p>
      <text:p text:style-name="Standard"><text:s text:c="8"/>"price": 5.0,</text:p>
      <text:p text:style-name="Standard"><text:s text:c="8"/>"longitude": 135.5023,</text:p>
      <text:p text:style-name="Standard"><text:s text:c="8"/>"latitude": 34.6937,</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9-04T17:35:17.324986",</text:p>
      <text:p text:style-name="Standard"><text:s text:c="8"/>"updated_at": "2024-09-04T17:36:37.715685",</text:p>
      <text:p text:style-name="Standard"><text:s text:c="8"/>"distance": 7458.014540700548,</text:p>
      <text:p text:style-name="Standard"><text:s text:c="8"/>"user": {</text:p>
      <text:p text:style-name="Standard"><text:s text:c="12"/>"id": 988,</text:p>
      <text:p text:style-name="Standard"><text:soft-page-break/><text:s text:c="12"/>"email": "patach.rch@icloud.com",</text:p>
      <text:p text:style-name="Standard"><text:s text:c="12"/>"username": "Mode Recycle",</text:p>
      <text:p text:style-name="Standard"><text:s text:c="12"/>"mobile": "+33780610705",</text:p>
      <text:p text:style-name="Standard"><text:s text:c="12"/>"address": "18 rue Noire ",</text:p>
      <text:p text:style-name="Standard"><text:s text:c="12"/>"postal_code": "86100",</text:p>
      <text:p text:style-name="Standard"><text:s text:c="12"/>"city": "Chatellerault ",</text:p>
      <text:p text:style-name="Standard"><text:s text:c="12"/>"longitude": 0.543602,</text:p>
      <text:p text:style-name="Standard"><text:s text:c="12"/>"latitude": 46.817278,</text:p>
      <text:p text:style-name="Standard"><text:s text:c="12"/>"is_premium": false,</text:p>
      <text:p text:style-name="Standard"><text:s text:c="12"/>"created_at": "2024-09-04T17:32:19.416763",</text:p>
      <text:p text:style-name="Standard"><text:s text:c="12"/>"lastvisited": null</text:p>
      <text:p text:style-name="Standard"><text:s text:c="8"/>},</text:p>
      <text:p text:style-name="Standard"><text:s text:c="8"/>"photos": [</text:p>
      <text:p text:style-name="Standard"><text:s text:c="12"/>{</text:p>
      <text:p text:style-name="Standard"><text:s text:c="16"/>"id": 2443,</text:p>
      <text:p text:style-name="Standard"><text:s text:c="16"/>"url": "/photo/2443"</text:p>
      <text:p text:style-name="Standard"><text:s text:c="12"/>}</text:p>
      <text:p text:style-name="Standard"><text:s text:c="8"/>]</text:p>
      <text:p text:style-name="Standard"><text:s text:c="4"/>},</text:p>
      <text:p text:style-name="Standard"><text:s text:c="4"/>{</text:p>
      <text:p text:style-name="Standard"><text:s text:c="8"/>"id": 2094,</text:p>
      <text:p text:style-name="Standard"><text:s text:c="8"/>"user_id": 1004,</text:p>
      <text:p text:style-name="Standard"><text:s text:c="8"/>"title": "Aspirateur à vapeur Eureka",</text:p>
      <text:p text:style-name="Standard"><text:s text:c="8"/>"description": "location shampouineuse de marque Eureka, modèle NEY100. En très bon état de fonctionnement. Puissance de 400W.\n20€ la demi journée \n30€ la journée \nfourni avec une dose de produit \n1€ dose supplémentaire de 20 ml\n2€ dose supplémentaire de 50ml\nune caution sera exigée pour toute location",</text:p>
      <text:p text:style-name="Standard"><text:s text:c="8"/>"category": "Appliances",</text:p>
      <text:p text:style-name="Standard"><text:s text:c="8"/>"condition": "New",</text:p>
      <text:p text:style-name="Standard"><text:s text:c="8"/>"price": 20.0,</text:p>
      <text:p text:style-name="Standard"><text:s text:c="8"/>"longitude": 2.3574,</text:p>
      <text:p text:style-name="Standard"><text:s text:c="8"/>"latitude": 48.9364,</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9-12T04:00:03.499359",</text:p>
      <text:p text:style-name="Standard"><text:s text:c="8"/>"updated_at": "2024-09-12T04:07:46.432565",</text:p>
      <text:p text:style-name="Standard"><text:s text:c="8"/>"distance": 7125.127718139002,</text:p>
      <text:p text:style-name="Standard"><text:s text:c="8"/>"user": {</text:p>
      <text:p text:style-name="Standard"><text:s text:c="12"/>"id": 1004,</text:p>
      <text:p text:style-name="Standard"><text:s text:c="12"/>"email": "hw5yg4h6q2@privaterelay.appleid.com",</text:p>
      <text:p text:style-name="Standard"><text:s text:c="12"/>"username": "lcs ",</text:p>
      <text:p text:style-name="Standard"><text:s text:c="12"/>"mobile": "+33668227264",</text:p>
      <text:p text:style-name="Standard"><text:s text:c="12"/>"address": "33 rue Nungesser et coli",</text:p>
      <text:p text:style-name="Standard"><text:s text:c="12"/>"postal_code": "69500",</text:p>
      <text:p text:style-name="Standard"><text:s text:c="12"/>"city": "Bron ",</text:p>
      <text:p text:style-name="Standard"><text:s text:c="12"/>"longitude": 4.925343,</text:p>
      <text:p text:style-name="Standard"><text:s text:c="12"/>"latitude": 45.744414,</text:p>
      <text:p text:style-name="Standard"><text:s text:c="12"/>"is_premium": false,</text:p>
      <text:p text:style-name="Standard"><text:s text:c="12"/>"created_at": "2024-09-12T03:58:55.717319",</text:p>
      <text:p text:style-name="Standard"><text:s text:c="12"/>"lastvisited": null</text:p>
      <text:p text:style-name="Standard"><text:soft-page-break/><text:s text:c="8"/>},</text:p>
      <text:p text:style-name="Standard"><text:s text:c="8"/>"photos": [</text:p>
      <text:p text:style-name="Standard"><text:s text:c="12"/>{</text:p>
      <text:p text:style-name="Standard"><text:s text:c="16"/>"id": 2581,</text:p>
      <text:p text:style-name="Standard"><text:s text:c="16"/>"url": "/photo/2581"</text:p>
      <text:p text:style-name="Standard"><text:s text:c="12"/>},</text:p>
      <text:p text:style-name="Standard"><text:s text:c="12"/>{</text:p>
      <text:p text:style-name="Standard"><text:s text:c="16"/>"id": 2582,</text:p>
      <text:p text:style-name="Standard"><text:s text:c="16"/>"url": "/photo/2582"</text:p>
      <text:p text:style-name="Standard"><text:s text:c="12"/>},</text:p>
      <text:p text:style-name="Standard"><text:s text:c="12"/>{</text:p>
      <text:p text:style-name="Standard"><text:s text:c="16"/>"id": 2583,</text:p>
      <text:p text:style-name="Standard"><text:s text:c="16"/>"url": "/photo/2583"</text:p>
      <text:p text:style-name="Standard"><text:s text:c="12"/>}</text:p>
      <text:p text:style-name="Standard"><text:s text:c="8"/>]</text:p>
      <text:p text:style-name="Standard"><text:s text:c="4"/>},</text:p>
      <text:p text:style-name="Standard"><text:s text:c="4"/>{</text:p>
      <text:p text:style-name="Standard"><text:s text:c="8"/>"id": 2136,</text:p>
      <text:p text:style-name="Standard"><text:s text:c="8"/>"user_id": 614,</text:p>
      <text:p text:style-name="Standard"><text:s text:c="8"/>"title": "Sac à main en cuir",</text:p>
      <text:p text:style-name="Standard"><text:s text:c="8"/>"description": "Élégant sac à main en cuir de marque, parfait pour toutes occasions. Couleur noire avec logo doré.",</text:p>
      <text:p text:style-name="Standard"><text:s text:c="8"/>"category": "Fashion Accessories",</text:p>
      <text:p text:style-name="Standard"><text:s text:c="8"/>"condition": "VeryGood",</text:p>
      <text:p text:style-name="Standard"><text:s text:c="8"/>"price": 120.0,</text:p>
      <text:p text:style-name="Standard"><text:s text:c="8"/>"longitude": 135.5023,</text:p>
      <text:p text:style-name="Standard"><text:s text:c="8"/>"latitude": 34.6937,</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9-20T13:04:44.146872",</text:p>
      <text:p text:style-name="Standard"><text:s text:c="8"/>"updated_at": "2024-09-20T13:04:56.447955",</text:p>
      <text:p text:style-name="Standard"><text:s text:c="8"/>"distance": 7043.910539730226,</text:p>
      <text:p text:style-name="Standard"><text:s text:c="8"/>"user": {</text:p>
      <text:p text:style-name="Standard"><text:s text:c="12"/>"id": 614,</text:p>
      <text:p text:style-name="Standard"><text:s text:c="12"/>"email": "wtcfqqbvjn@privaterelay.appleid.com",</text:p>
      <text:p text:style-name="Standard"><text:s text:c="12"/>"username": "mariakr95",</text:p>
      <text:p text:style-name="Standard"><text:s text:c="12"/>"mobile": "+352661661562",</text:p>
      <text:p text:style-name="Standard"><text:s text:c="12"/>"address": "9 rue johny flick",</text:p>
      <text:p text:style-name="Standard"><text:s text:c="12"/>"postal_code": "1550",</text:p>
      <text:p text:style-name="Standard"><text:s text:c="12"/>"city": "Luxembourg ",</text:p>
      <text:p text:style-name="Standard"><text:s text:c="12"/>"longitude": 6.104415,</text:p>
      <text:p text:style-name="Standard"><text:s text:c="12"/>"latitude": 49.602542,</text:p>
      <text:p text:style-name="Standard"><text:s text:c="12"/>"is_premium": false,</text:p>
      <text:p text:style-name="Standard"><text:s text:c="12"/>"created_at": "2024-04-02T18:31:02.207519",</text:p>
      <text:p text:style-name="Standard"><text:s text:c="12"/>"lastvisited": null</text:p>
      <text:p text:style-name="Standard"><text:s text:c="8"/>},</text:p>
      <text:p text:style-name="Standard"><text:s text:c="8"/>"photos": [</text:p>
      <text:p text:style-name="Standard"><text:s text:c="12"/>{</text:p>
      <text:p text:style-name="Standard"><text:s text:c="16"/>"id": 2625,</text:p>
      <text:p text:style-name="Standard"><text:s text:c="16"/>"url": "/photo/2625"</text:p>
      <text:p text:style-name="Standard"><text:soft-page-break/><text:s text:c="12"/>}</text:p>
      <text:p text:style-name="Standard"><text:s text:c="8"/>]</text:p>
      <text:p text:style-name="Standard"><text:s text:c="4"/>},</text:p>
      <text:p text:style-name="Standard"><text:s text:c="4"/>{</text:p>
      <text:p text:style-name="Standard"><text:s text:c="8"/>"id": 2222,</text:p>
      <text:p text:style-name="Standard"><text:s text:c="8"/>"user_id": 918,</text:p>
      <text:p text:style-name="Standard"><text:s text:c="8"/>"title": "Casquette noire à motifs",</text:p>
      <text:p text:style-name="Standard"><text:s text:c="8"/>"description": "Casquette noire avec des motifs variés, très stylée.",</text:p>
      <text:p text:style-name="Standard"><text:s text:c="8"/>"category": "Clothing",</text:p>
      <text:p text:style-name="Standard"><text:s text:c="8"/>"condition": "VeryGood",</text:p>
      <text:p text:style-name="Standard"><text:s text:c="8"/>"price": 10.0,</text:p>
      <text:p text:style-name="Standard"><text:s text:c="8"/>"longitude": 2.3574,</text:p>
      <text:p text:style-name="Standard"><text:s text:c="8"/>"latitude": 48.9364,</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0-06T14:18:31.680858",</text:p>
      <text:p text:style-name="Standard"><text:s text:c="8"/>"updated_at": "2024-10-06T14:19:20.538826",</text:p>
      <text:p text:style-name="Standard"><text:s text:c="8"/>"distance": 7317.321165231171,</text:p>
      <text:p text:style-name="Standard"><text:s text:c="8"/>"user": {</text:p>
      <text:p text:style-name="Standard"><text:s text:c="12"/>"id": 918,</text:p>
      <text:p text:style-name="Standard"><text:s text:c="12"/>"email": "christian.bodt@gmail.com",</text:p>
      <text:p text:style-name="Standard"><text:s text:c="12"/>"username": "ii",</text:p>
      <text:p text:style-name="Standard"><text:s text:c="12"/>"mobile": "+352661482121",</text:p>
      <text:p text:style-name="Standard"><text:s text:c="12"/>"address": "3 rue de bizerte",</text:p>
      <text:p text:style-name="Standard"><text:s text:c="12"/>"postal_code": "75017",</text:p>
      <text:p text:style-name="Standard"><text:s text:c="12"/>"city": "paris",</text:p>
      <text:p text:style-name="Standard"><text:s text:c="12"/>"longitude": 2.323418,</text:p>
      <text:p text:style-name="Standard"><text:s text:c="12"/>"latitude": 48.884963,</text:p>
      <text:p text:style-name="Standard"><text:s text:c="12"/>"is_premium": false,</text:p>
      <text:p text:style-name="Standard"><text:s text:c="12"/>"created_at": "2024-07-26T09:46:22.982790",</text:p>
      <text:p text:style-name="Standard"><text:s text:c="12"/>"lastvisited": null</text:p>
      <text:p text:style-name="Standard"><text:s text:c="8"/>},</text:p>
      <text:p text:style-name="Standard"><text:s text:c="8"/>"photos": [</text:p>
      <text:p text:style-name="Standard"><text:s text:c="12"/>{</text:p>
      <text:p text:style-name="Standard"><text:s text:c="16"/>"id": 2833,</text:p>
      <text:p text:style-name="Standard"><text:s text:c="16"/>"url": "/photo/2833"</text:p>
      <text:p text:style-name="Standard"><text:s text:c="12"/>}</text:p>
      <text:p text:style-name="Standard"><text:s text:c="8"/>]</text:p>
      <text:p text:style-name="Standard"><text:s text:c="4"/>},</text:p>
      <text:p text:style-name="Standard"><text:s text:c="4"/>{</text:p>
      <text:p text:style-name="Standard"><text:s text:c="8"/>"id": 2228,</text:p>
      <text:p text:style-name="Standard"><text:s text:c="8"/>"user_id": 1077,</text:p>
      <text:p text:style-name="Standard"><text:s text:c="8"/>"title": "Sweat-shirt de Noël S",</text:p>
      <text:p text:style-name="Standard"><text:s text:c="8"/>"description": "Joli sweat-shirt vert avec message 'Ho Ho Ho'. Parfait pour la saison des fêtes.",</text:p>
      <text:p text:style-name="Standard"><text:s text:c="8"/>"category": "Clothing",</text:p>
      <text:p text:style-name="Standard"><text:s text:c="8"/>"condition": "VeryGood",</text:p>
      <text:p text:style-name="Standard"><text:s text:c="8"/>"price": 15.0,</text:p>
      <text:p text:style-name="Standard"><text:s text:c="8"/>"longitude": 2.3574,</text:p>
      <text:p text:style-name="Standard"><text:s text:c="8"/>"latitude": 48.9364,</text:p>
      <text:p text:style-name="Standard"><text:soft-page-break/><text:s text:c="8"/>"currency": null,</text:p>
      <text:p text:style-name="Standard"><text:s text:c="8"/>"brand": null,</text:p>
      <text:p text:style-name="Standard"><text:s text:c="8"/>"size": "14y",</text:p>
      <text:p text:style-name="Standard"><text:s text:c="8"/>"state": "active",</text:p>
      <text:p text:style-name="Standard"><text:s text:c="8"/>"created_at": "2024-10-06T18:00:13.972086",</text:p>
      <text:p text:style-name="Standard"><text:s text:c="8"/>"updated_at": "2024-10-06T18:01:26.271726",</text:p>
      <text:p text:style-name="Standard"><text:s text:c="8"/>"distance": 7307.14002756871,</text:p>
      <text:p text:style-name="Standard"><text:s text:c="8"/>"user": {</text:p>
      <text:p text:style-name="Standard"><text:s text:c="12"/>"id": 1077,</text:p>
      <text:p text:style-name="Standard"><text:s text:c="12"/>"email": "w52v9kxchd@privaterelay.appleid.com",</text:p>
      <text:p text:style-name="Standard"><text:s text:c="12"/>"username": "kiki503ch",</text:p>
      <text:p text:style-name="Standard"><text:s text:c="12"/>"mobile": "+33762224451",</text:p>
      <text:p text:style-name="Standard"><text:s text:c="12"/>"address": "4 rue de pologne ",</text:p>
      <text:p text:style-name="Standard"><text:s text:c="12"/>"postal_code": "93130",</text:p>
      <text:p text:style-name="Standard"><text:s text:c="12"/>"city": "noisy le sec ",</text:p>
      <text:p text:style-name="Standard"><text:s text:c="12"/>"longitude": 2.462604,</text:p>
      <text:p text:style-name="Standard"><text:s text:c="12"/>"latitude": 48.888343,</text:p>
      <text:p text:style-name="Standard"><text:s text:c="12"/>"is_premium": false,</text:p>
      <text:p text:style-name="Standard"><text:s text:c="12"/>"created_at": "2024-10-03T08:37:26.695371",</text:p>
      <text:p text:style-name="Standard"><text:s text:c="12"/>"lastvisited": null</text:p>
      <text:p text:style-name="Standard"><text:s text:c="8"/>},</text:p>
      <text:p text:style-name="Standard"><text:s text:c="8"/>"photos": [</text:p>
      <text:p text:style-name="Standard"><text:s text:c="12"/>{</text:p>
      <text:p text:style-name="Standard"><text:s text:c="16"/>"id": 2839,</text:p>
      <text:p text:style-name="Standard"><text:s text:c="16"/>"url": "/photo/2839"</text:p>
      <text:p text:style-name="Standard"><text:s text:c="12"/>},</text:p>
      <text:p text:style-name="Standard"><text:s text:c="12"/>{</text:p>
      <text:p text:style-name="Standard"><text:s text:c="16"/>"id": 2840,</text:p>
      <text:p text:style-name="Standard"><text:s text:c="16"/>"url": "/photo/2840"</text:p>
      <text:p text:style-name="Standard"><text:s text:c="12"/>},</text:p>
      <text:p text:style-name="Standard"><text:s text:c="12"/>{</text:p>
      <text:p text:style-name="Standard"><text:s text:c="16"/>"id": 2841,</text:p>
      <text:p text:style-name="Standard"><text:s text:c="16"/>"url": "/photo/2841"</text:p>
      <text:p text:style-name="Standard"><text:s text:c="12"/>}</text:p>
      <text:p text:style-name="Standard"><text:s text:c="8"/>]</text:p>
      <text:p text:style-name="Standard"><text:s text:c="4"/>},</text:p>
      <text:p text:style-name="Standard"><text:s text:c="4"/>{</text:p>
      <text:p text:style-name="Standard"><text:s text:c="8"/>"id": 2231,</text:p>
      <text:p text:style-name="Standard"><text:s text:c="8"/>"user_id": 905,</text:p>
      <text:p text:style-name="Standard"><text:s text:c="8"/>"title": "Veste à capuche en fausse fourrure",</text:p>
      <text:p text:style-name="Standard"><text:s text:c="8"/>"description": "Veste douce et chaude en fausse fourrure pour bébé. Idéale pour l'hiver.",</text:p>
      <text:p text:style-name="Standard"><text:s text:c="8"/>"category": "Clothing",</text:p>
      <text:p text:style-name="Standard"><text:s text:c="8"/>"condition": "VeryGood",</text:p>
      <text:p text:style-name="Standard"><text:s text:c="8"/>"price": 8.0,</text:p>
      <text:p text:style-name="Standard"><text:s text:c="8"/>"longitude": 135.5023,</text:p>
      <text:p text:style-name="Standard"><text:s text:c="8"/>"latitude": 34.6937,</text:p>
      <text:p text:style-name="Standard"><text:s text:c="8"/>"currency": null,</text:p>
      <text:p text:style-name="Standard"><text:s text:c="8"/>"brand": null,</text:p>
      <text:p text:style-name="Standard"><text:s text:c="8"/>"size": "12m",</text:p>
      <text:p text:style-name="Standard"><text:s text:c="8"/>"state": "active",</text:p>
      <text:p text:style-name="Standard"><text:s text:c="8"/>"created_at": "2024-10-09T12:07:13.933230",</text:p>
      <text:p text:style-name="Standard"><text:s text:c="8"/>"updated_at": "2024-10-30T17:43:49.002444",</text:p>
      <text:p text:style-name="Standard"><text:soft-page-break/><text:s text:c="8"/>"distance": 7310.752550849505,</text:p>
      <text:p text:style-name="Standard"><text:s text:c="8"/>"user": {</text:p>
      <text:p text:style-name="Standard"><text:s text:c="12"/>"id": 905,</text:p>
      <text:p text:style-name="Standard"><text:s text:c="12"/>"email": "catsoun@hotmail.com",</text:p>
      <text:p text:style-name="Standard"><text:s text:c="12"/>"username": "EYCHENNE ",</text:p>
      <text:p text:style-name="Standard"><text:s text:c="12"/>"mobile": "+33625290898",</text:p>
      <text:p text:style-name="Standard"><text:s text:c="12"/>"address": "24 rue des Bruyères ",</text:p>
      <text:p text:style-name="Standard"><text:s text:c="12"/>"postal_code": "93260",</text:p>
      <text:p text:style-name="Standard"><text:s text:c="12"/>"city": "Les Lilas ",</text:p>
      <text:p text:style-name="Standard"><text:s text:c="12"/>"longitude": 2.413425,</text:p>
      <text:p text:style-name="Standard"><text:s text:c="12"/>"latitude": 48.877429,</text:p>
      <text:p text:style-name="Standard"><text:s text:c="12"/>"is_premium": false,</text:p>
      <text:p text:style-name="Standard"><text:s text:c="12"/>"created_at": "2024-07-22T05:20:36.840288",</text:p>
      <text:p text:style-name="Standard"><text:s text:c="12"/>"lastvisited": null</text:p>
      <text:p text:style-name="Standard"><text:s text:c="8"/>},</text:p>
      <text:p text:style-name="Standard"><text:s text:c="8"/>"photos": [</text:p>
      <text:p text:style-name="Standard"><text:s text:c="12"/>{</text:p>
      <text:p text:style-name="Standard"><text:s text:c="16"/>"id": 2844,</text:p>
      <text:p text:style-name="Standard"><text:s text:c="16"/>"url": "/photo/2844"</text:p>
      <text:p text:style-name="Standard"><text:s text:c="12"/>},</text:p>
      <text:p text:style-name="Standard"><text:s text:c="12"/>{</text:p>
      <text:p text:style-name="Standard"><text:s text:c="16"/>"id": 2845,</text:p>
      <text:p text:style-name="Standard"><text:s text:c="16"/>"url": "/photo/2845"</text:p>
      <text:p text:style-name="Standard"><text:s text:c="12"/>}</text:p>
      <text:p text:style-name="Standard"><text:s text:c="8"/>]</text:p>
      <text:p text:style-name="Standard"><text:s text:c="4"/>},</text:p>
      <text:p text:style-name="Standard"><text:s text:c="4"/>{</text:p>
      <text:p text:style-name="Standard"><text:s text:c="8"/>"id": 2336,</text:p>
      <text:p text:style-name="Standard"><text:s text:c="8"/>"user_id": 1146,</text:p>
      <text:p text:style-name="Standard"><text:s text:c="8"/>"title": "Poupée Bébé avec Accessoires",</text:p>
      <text:p text:style-name="Standard"><text:s text:c="8"/>"description": "Charmante poupée bébé avec vêtements amovibles et tétine. Parfaite pour les enfants.",</text:p>
      <text:p text:style-name="Standard"><text:s text:c="8"/>"category": "Games and Toys",</text:p>
      <text:p text:style-name="Standard"><text:s text:c="8"/>"condition": "VeryGood",</text:p>
      <text:p text:style-name="Standard"><text:s text:c="8"/>"price": 15.0,</text:p>
      <text:p text:style-name="Standard"><text:s text:c="8"/>"longitude": 2.3574,</text:p>
      <text:p text:style-name="Standard"><text:s text:c="8"/>"latitude": 48.9364,</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0-20T20:05:12.495701",</text:p>
      <text:p text:style-name="Standard"><text:s text:c="8"/>"updated_at": "2024-10-20T20:05:40.934568",</text:p>
      <text:p text:style-name="Standard"><text:s text:c="8"/>"distance": 7266.270958316462,</text:p>
      <text:p text:style-name="Standard"><text:s text:c="8"/>"user": {</text:p>
      <text:p text:style-name="Standard"><text:s text:c="12"/>"id": 1146,</text:p>
      <text:p text:style-name="Standard"><text:s text:c="12"/>"email": "4m47hvbvsb@privaterelay.appleid.com",</text:p>
      <text:p text:style-name="Standard"><text:s text:c="12"/>"username": "Favaro Nicole",</text:p>
      <text:p text:style-name="Standard"><text:s text:c="12"/>"mobile": "+33616511231",</text:p>
      <text:p text:style-name="Standard"><text:s text:c="12"/>"address": "rue des Mimosas",</text:p>
      <text:p text:style-name="Standard"><text:s text:c="12"/>"postal_code": "34290",</text:p>
      <text:p text:style-name="Standard"><text:s text:c="12"/>"city": "Lieuran les Béziers ",</text:p>
      <text:p text:style-name="Standard"><text:soft-page-break/><text:s text:c="12"/>"longitude": 3.233031,</text:p>
      <text:p text:style-name="Standard"><text:s text:c="12"/>"latitude": 43.416624,</text:p>
      <text:p text:style-name="Standard"><text:s text:c="12"/>"is_premium": false,</text:p>
      <text:p text:style-name="Standard"><text:s text:c="12"/>"created_at": "2024-10-20T19:41:57.044936",</text:p>
      <text:p text:style-name="Standard"><text:s text:c="12"/>"lastvisited": null</text:p>
      <text:p text:style-name="Standard"><text:s text:c="8"/>},</text:p>
      <text:p text:style-name="Standard"><text:s text:c="8"/>"photos": [</text:p>
      <text:p text:style-name="Standard"><text:s text:c="12"/>{</text:p>
      <text:p text:style-name="Standard"><text:s text:c="16"/>"id": 3106,</text:p>
      <text:p text:style-name="Standard"><text:s text:c="16"/>"url": "/photo/3106"</text:p>
      <text:p text:style-name="Standard"><text:s text:c="12"/>},</text:p>
      <text:p text:style-name="Standard"><text:s text:c="12"/>{</text:p>
      <text:p text:style-name="Standard"><text:s text:c="16"/>"id": 3107,</text:p>
      <text:p text:style-name="Standard"><text:s text:c="16"/>"url": "/photo/3107"</text:p>
      <text:p text:style-name="Standard"><text:s text:c="12"/>},</text:p>
      <text:p text:style-name="Standard"><text:s text:c="12"/>{</text:p>
      <text:p text:style-name="Standard"><text:s text:c="16"/>"id": 3108,</text:p>
      <text:p text:style-name="Standard"><text:s text:c="16"/>"url": "/photo/3108"</text:p>
      <text:p text:style-name="Standard"><text:s text:c="12"/>},</text:p>
      <text:p text:style-name="Standard"><text:s text:c="12"/>{</text:p>
      <text:p text:style-name="Standard"><text:s text:c="16"/>"id": 3109,</text:p>
      <text:p text:style-name="Standard"><text:s text:c="16"/>"url": "/photo/3109"</text:p>
      <text:p text:style-name="Standard"><text:s text:c="12"/>},</text:p>
      <text:p text:style-name="Standard"><text:s text:c="12"/>{</text:p>
      <text:p text:style-name="Standard"><text:s text:c="16"/>"id": 3110,</text:p>
      <text:p text:style-name="Standard"><text:s text:c="16"/>"url": "/photo/3110"</text:p>
      <text:p text:style-name="Standard"><text:s text:c="12"/>},</text:p>
      <text:p text:style-name="Standard"><text:s text:c="12"/>{</text:p>
      <text:p text:style-name="Standard"><text:s text:c="16"/>"id": 3111,</text:p>
      <text:p text:style-name="Standard"><text:s text:c="16"/>"url": "/photo/3111"</text:p>
      <text:p text:style-name="Standard"><text:s text:c="12"/>},</text:p>
      <text:p text:style-name="Standard"><text:s text:c="12"/>{</text:p>
      <text:p text:style-name="Standard"><text:s text:c="16"/>"id": 3112,</text:p>
      <text:p text:style-name="Standard"><text:s text:c="16"/>"url": "/photo/3112"</text:p>
      <text:p text:style-name="Standard"><text:s text:c="12"/>},</text:p>
      <text:p text:style-name="Standard"><text:s text:c="12"/>{</text:p>
      <text:p text:style-name="Standard"><text:s text:c="16"/>"id": 3113,</text:p>
      <text:p text:style-name="Standard"><text:s text:c="16"/>"url": "/photo/3113"</text:p>
      <text:p text:style-name="Standard"><text:s text:c="12"/>}</text:p>
      <text:p text:style-name="Standard"><text:s text:c="8"/>]</text:p>
      <text:p text:style-name="Standard"><text:s text:c="4"/>},</text:p>
      <text:p text:style-name="Standard"><text:s text:c="4"/>{</text:p>
      <text:p text:style-name="Standard"><text:s text:c="8"/>"id": 2344,</text:p>
      <text:p text:style-name="Standard"><text:s text:c="8"/>"user_id": 1133,</text:p>
      <text:p text:style-name="Standard"><text:s text:c="8"/>"title": "vente différents articles ",</text:p>
      <text:p text:style-name="Standard"><text:s text:c="8"/>"description": "Robes pantalons sacs chaussures maillots de bain ",</text:p>
      <text:p text:style-name="Standard"><text:s text:c="8"/>"category": null,</text:p>
      <text:p text:style-name="Standard"><text:s text:c="8"/>"condition": "VeryGood",</text:p>
      <text:p text:style-name="Standard"><text:s text:c="8"/>"price": 20.0,</text:p>
      <text:p text:style-name="Standard"><text:s text:c="8"/>"longitude": 135.5023,</text:p>
      <text:p text:style-name="Standard"><text:s text:c="8"/>"latitude": 34.6937,</text:p>
      <text:p text:style-name="Standard"><text:s text:c="8"/>"currency": null,</text:p>
      <text:p text:style-name="Standard"><text:soft-page-break/><text:s text:c="8"/>"brand": null,</text:p>
      <text:p text:style-name="Standard"><text:s text:c="8"/>"size": null,</text:p>
      <text:p text:style-name="Standard"><text:s text:c="8"/>"state": "active",</text:p>
      <text:p text:style-name="Standard"><text:s text:c="8"/>"created_at": "2024-10-25T04:23:08.323278",</text:p>
      <text:p text:style-name="Standard"><text:s text:c="8"/>"updated_at": "2024-10-25T06:05:38.742731",</text:p>
      <text:p text:style-name="Standard"><text:s text:c="8"/>"distance": 7320.387608838197,</text:p>
      <text:p text:style-name="Standard"><text:s text:c="8"/>"user": {</text:p>
      <text:p text:style-name="Standard"><text:s text:c="12"/>"id": 1133,</text:p>
      <text:p text:style-name="Standard"><text:s text:c="12"/>"email": "souagui.nad@gmail.com",</text:p>
      <text:p text:style-name="Standard"><text:s text:c="12"/>"username": "Touka ",</text:p>
      <text:p text:style-name="Standard"><text:s text:c="12"/>"mobile": "+33698866655",</text:p>
      <text:p text:style-name="Standard"><text:s text:c="12"/>"address": "7 rue aristide Briand ",</text:p>
      <text:p text:style-name="Standard"><text:s text:c="12"/>"postal_code": "92300",</text:p>
      <text:p text:style-name="Standard"><text:s text:c="12"/>"city": "Levallois Perret ",</text:p>
      <text:p text:style-name="Standard"><text:s text:c="12"/>"longitude": 2.281362,</text:p>
      <text:p text:style-name="Standard"><text:s text:c="12"/>"latitude": 48.889652,</text:p>
      <text:p text:style-name="Standard"><text:s text:c="12"/>"is_premium": false,</text:p>
      <text:p text:style-name="Standard"><text:s text:c="12"/>"created_at": "2024-10-16T12:29:27.952713",</text:p>
      <text:p text:style-name="Standard"><text:s text:c="12"/>"lastvisited": null</text:p>
      <text:p text:style-name="Standard"><text:s text:c="8"/>},</text:p>
      <text:p text:style-name="Standard"><text:s text:c="8"/>"photos": [</text:p>
      <text:p text:style-name="Standard"><text:s text:c="12"/>{</text:p>
      <text:p text:style-name="Standard"><text:s text:c="16"/>"id": 3164,</text:p>
      <text:p text:style-name="Standard"><text:s text:c="16"/>"url": "/photo/3164"</text:p>
      <text:p text:style-name="Standard"><text:s text:c="12"/>},</text:p>
      <text:p text:style-name="Standard"><text:s text:c="12"/>{</text:p>
      <text:p text:style-name="Standard"><text:s text:c="16"/>"id": 3165,</text:p>
      <text:p text:style-name="Standard"><text:s text:c="16"/>"url": "/photo/3165"</text:p>
      <text:p text:style-name="Standard"><text:s text:c="12"/>},</text:p>
      <text:p text:style-name="Standard"><text:s text:c="12"/>{</text:p>
      <text:p text:style-name="Standard"><text:s text:c="16"/>"id": 3166,</text:p>
      <text:p text:style-name="Standard"><text:s text:c="16"/>"url": "/photo/3166"</text:p>
      <text:p text:style-name="Standard"><text:s text:c="12"/>},</text:p>
      <text:p text:style-name="Standard"><text:s text:c="12"/>{</text:p>
      <text:p text:style-name="Standard"><text:s text:c="16"/>"id": 3167,</text:p>
      <text:p text:style-name="Standard"><text:s text:c="16"/>"url": "/photo/3167"</text:p>
      <text:p text:style-name="Standard"><text:s text:c="12"/>},</text:p>
      <text:p text:style-name="Standard"><text:s text:c="12"/>{</text:p>
      <text:p text:style-name="Standard"><text:s text:c="16"/>"id": 3168,</text:p>
      <text:p text:style-name="Standard"><text:s text:c="16"/>"url": "/photo/3168"</text:p>
      <text:p text:style-name="Standard"><text:s text:c="12"/>},</text:p>
      <text:p text:style-name="Standard"><text:s text:c="12"/>{</text:p>
      <text:p text:style-name="Standard"><text:s text:c="16"/>"id": 3169,</text:p>
      <text:p text:style-name="Standard"><text:s text:c="16"/>"url": "/photo/3169"</text:p>
      <text:p text:style-name="Standard"><text:s text:c="12"/>},</text:p>
      <text:p text:style-name="Standard"><text:s text:c="12"/>{</text:p>
      <text:p text:style-name="Standard"><text:s text:c="16"/>"id": 3170,</text:p>
      <text:p text:style-name="Standard"><text:s text:c="16"/>"url": "/photo/3170"</text:p>
      <text:p text:style-name="Standard"><text:s text:c="12"/>},</text:p>
      <text:p text:style-name="Standard"><text:s text:c="12"/>{</text:p>
      <text:p text:style-name="Standard"><text:s text:c="16"/>"id": 3171,</text:p>
      <text:p text:style-name="Standard"><text:s text:c="16"/>"url": "/photo/3171"</text:p>
      <text:p text:style-name="Standard"><text:soft-page-break/><text:s text:c="12"/>},</text:p>
      <text:p text:style-name="Standard"><text:s text:c="12"/>{</text:p>
      <text:p text:style-name="Standard"><text:s text:c="16"/>"id": 3172,</text:p>
      <text:p text:style-name="Standard"><text:s text:c="16"/>"url": "/photo/3172"</text:p>
      <text:p text:style-name="Standard"><text:s text:c="12"/>},</text:p>
      <text:p text:style-name="Standard"><text:s text:c="12"/>{</text:p>
      <text:p text:style-name="Standard"><text:s text:c="16"/>"id": 3173,</text:p>
      <text:p text:style-name="Standard"><text:s text:c="16"/>"url": "/photo/3173"</text:p>
      <text:p text:style-name="Standard"><text:s text:c="12"/>},</text:p>
      <text:p text:style-name="Standard"><text:s text:c="12"/>{</text:p>
      <text:p text:style-name="Standard"><text:s text:c="16"/>"id": 3174,</text:p>
      <text:p text:style-name="Standard"><text:s text:c="16"/>"url": "/photo/3174"</text:p>
      <text:p text:style-name="Standard"><text:s text:c="12"/>},</text:p>
      <text:p text:style-name="Standard"><text:s text:c="12"/>{</text:p>
      <text:p text:style-name="Standard"><text:s text:c="16"/>"id": 3175,</text:p>
      <text:p text:style-name="Standard"><text:s text:c="16"/>"url": "/photo/3175"</text:p>
      <text:p text:style-name="Standard"><text:s text:c="12"/>},</text:p>
      <text:p text:style-name="Standard"><text:s text:c="12"/>{</text:p>
      <text:p text:style-name="Standard"><text:s text:c="16"/>"id": 3176,</text:p>
      <text:p text:style-name="Standard"><text:s text:c="16"/>"url": "/photo/3176"</text:p>
      <text:p text:style-name="Standard"><text:s text:c="12"/>},</text:p>
      <text:p text:style-name="Standard"><text:s text:c="12"/>{</text:p>
      <text:p text:style-name="Standard"><text:s text:c="16"/>"id": 3177,</text:p>
      <text:p text:style-name="Standard"><text:s text:c="16"/>"url": "/photo/3177"</text:p>
      <text:p text:style-name="Standard"><text:s text:c="12"/>},</text:p>
      <text:p text:style-name="Standard"><text:s text:c="12"/>{</text:p>
      <text:p text:style-name="Standard"><text:s text:c="16"/>"id": 3178,</text:p>
      <text:p text:style-name="Standard"><text:s text:c="16"/>"url": "/photo/3178"</text:p>
      <text:p text:style-name="Standard"><text:s text:c="12"/>},</text:p>
      <text:p text:style-name="Standard"><text:s text:c="12"/>{</text:p>
      <text:p text:style-name="Standard"><text:s text:c="16"/>"id": 3179,</text:p>
      <text:p text:style-name="Standard"><text:s text:c="16"/>"url": "/photo/3179"</text:p>
      <text:p text:style-name="Standard"><text:s text:c="12"/>},</text:p>
      <text:p text:style-name="Standard"><text:s text:c="12"/>{</text:p>
      <text:p text:style-name="Standard"><text:s text:c="16"/>"id": 3180,</text:p>
      <text:p text:style-name="Standard"><text:s text:c="16"/>"url": "/photo/3180"</text:p>
      <text:p text:style-name="Standard"><text:s text:c="12"/>},</text:p>
      <text:p text:style-name="Standard"><text:s text:c="12"/>{</text:p>
      <text:p text:style-name="Standard"><text:s text:c="16"/>"id": 3181,</text:p>
      <text:p text:style-name="Standard"><text:s text:c="16"/>"url": "/photo/3181"</text:p>
      <text:p text:style-name="Standard"><text:s text:c="12"/>},</text:p>
      <text:p text:style-name="Standard"><text:s text:c="12"/>{</text:p>
      <text:p text:style-name="Standard"><text:s text:c="16"/>"id": 3182,</text:p>
      <text:p text:style-name="Standard"><text:s text:c="16"/>"url": "/photo/3182"</text:p>
      <text:p text:style-name="Standard"><text:s text:c="12"/>},</text:p>
      <text:p text:style-name="Standard"><text:s text:c="12"/>{</text:p>
      <text:p text:style-name="Standard"><text:s text:c="16"/>"id": 3183,</text:p>
      <text:p text:style-name="Standard"><text:s text:c="16"/>"url": "/photo/3183"</text:p>
      <text:p text:style-name="Standard"><text:s text:c="12"/>},</text:p>
      <text:p text:style-name="Standard"><text:s text:c="12"/>{</text:p>
      <text:p text:style-name="Standard"><text:s text:c="16"/>"id": 3184,</text:p>
      <text:p text:style-name="Standard"><text:s text:c="16"/>"url": "/photo/3184"</text:p>
      <text:p text:style-name="Standard"><text:soft-page-break/><text:s text:c="12"/>},</text:p>
      <text:p text:style-name="Standard"><text:s text:c="12"/>{</text:p>
      <text:p text:style-name="Standard"><text:s text:c="16"/>"id": 3185,</text:p>
      <text:p text:style-name="Standard"><text:s text:c="16"/>"url": "/photo/3185"</text:p>
      <text:p text:style-name="Standard"><text:s text:c="12"/>},</text:p>
      <text:p text:style-name="Standard"><text:s text:c="12"/>{</text:p>
      <text:p text:style-name="Standard"><text:s text:c="16"/>"id": 3186,</text:p>
      <text:p text:style-name="Standard"><text:s text:c="16"/>"url": "/photo/3186"</text:p>
      <text:p text:style-name="Standard"><text:s text:c="12"/>},</text:p>
      <text:p text:style-name="Standard"><text:s text:c="12"/>{</text:p>
      <text:p text:style-name="Standard"><text:s text:c="16"/>"id": 3187,</text:p>
      <text:p text:style-name="Standard"><text:s text:c="16"/>"url": "/photo/3187"</text:p>
      <text:p text:style-name="Standard"><text:s text:c="12"/>},</text:p>
      <text:p text:style-name="Standard"><text:s text:c="12"/>{</text:p>
      <text:p text:style-name="Standard"><text:s text:c="16"/>"id": 3188,</text:p>
      <text:p text:style-name="Standard"><text:s text:c="16"/>"url": "/photo/3188"</text:p>
      <text:p text:style-name="Standard"><text:s text:c="12"/>},</text:p>
      <text:p text:style-name="Standard"><text:s text:c="12"/>{</text:p>
      <text:p text:style-name="Standard"><text:s text:c="16"/>"id": 3189,</text:p>
      <text:p text:style-name="Standard"><text:s text:c="16"/>"url": "/photo/3189"</text:p>
      <text:p text:style-name="Standard"><text:s text:c="12"/>},</text:p>
      <text:p text:style-name="Standard"><text:s text:c="12"/>{</text:p>
      <text:p text:style-name="Standard"><text:s text:c="16"/>"id": 3190,</text:p>
      <text:p text:style-name="Standard"><text:s text:c="16"/>"url": "/photo/3190"</text:p>
      <text:p text:style-name="Standard"><text:s text:c="12"/>},</text:p>
      <text:p text:style-name="Standard"><text:s text:c="12"/>{</text:p>
      <text:p text:style-name="Standard"><text:s text:c="16"/>"id": 3191,</text:p>
      <text:p text:style-name="Standard"><text:s text:c="16"/>"url": "/photo/3191"</text:p>
      <text:p text:style-name="Standard"><text:s text:c="12"/>},</text:p>
      <text:p text:style-name="Standard"><text:s text:c="12"/>{</text:p>
      <text:p text:style-name="Standard"><text:s text:c="16"/>"id": 3192,</text:p>
      <text:p text:style-name="Standard"><text:s text:c="16"/>"url": "/photo/3192"</text:p>
      <text:p text:style-name="Standard"><text:s text:c="12"/>},</text:p>
      <text:p text:style-name="Standard"><text:s text:c="12"/>{</text:p>
      <text:p text:style-name="Standard"><text:s text:c="16"/>"id": 3193,</text:p>
      <text:p text:style-name="Standard"><text:s text:c="16"/>"url": "/photo/3193"</text:p>
      <text:p text:style-name="Standard"><text:s text:c="12"/>},</text:p>
      <text:p text:style-name="Standard"><text:s text:c="12"/>{</text:p>
      <text:p text:style-name="Standard"><text:s text:c="16"/>"id": 3194,</text:p>
      <text:p text:style-name="Standard"><text:s text:c="16"/>"url": "/photo/3194"</text:p>
      <text:p text:style-name="Standard"><text:s text:c="12"/>},</text:p>
      <text:p text:style-name="Standard"><text:s text:c="12"/>{</text:p>
      <text:p text:style-name="Standard"><text:s text:c="16"/>"id": 3195,</text:p>
      <text:p text:style-name="Standard"><text:s text:c="16"/>"url": "/photo/3195"</text:p>
      <text:p text:style-name="Standard"><text:s text:c="12"/>},</text:p>
      <text:p text:style-name="Standard"><text:s text:c="12"/>{</text:p>
      <text:p text:style-name="Standard"><text:s text:c="16"/>"id": 3196,</text:p>
      <text:p text:style-name="Standard"><text:s text:c="16"/>"url": "/photo/3196"</text:p>
      <text:p text:style-name="Standard"><text:s text:c="12"/>},</text:p>
      <text:p text:style-name="Standard"><text:s text:c="12"/>{</text:p>
      <text:p text:style-name="Standard"><text:s text:c="16"/>"id": 3197,</text:p>
      <text:p text:style-name="Standard"><text:s text:c="16"/>"url": "/photo/3197"</text:p>
      <text:p text:style-name="Standard"><text:soft-page-break/><text:s text:c="12"/>}</text:p>
      <text:p text:style-name="Standard"><text:s text:c="8"/>]</text:p>
      <text:p text:style-name="Standard"><text:s text:c="4"/>},</text:p>
      <text:p text:style-name="Standard"><text:s text:c="4"/>{</text:p>
      <text:p text:style-name="Standard"><text:s text:c="8"/>"id": 2342,</text:p>
      <text:p text:style-name="Standard"><text:s text:c="8"/>"user_id": 1155,</text:p>
      <text:p text:style-name="Standard"><text:s text:c="8"/>"title": "Chaussures de sport New balance",</text:p>
      <text:p text:style-name="Standard"><text:s text:c="8"/>"description": "Paire de sneakers bleues et blanches. Confortables et stylées pour toutes occasions tres peu porté modèle 237 pointure eu 37,5 us 5 ",</text:p>
      <text:p text:style-name="Standard"><text:s text:c="8"/>"category": "Shoes",</text:p>
      <text:p text:style-name="Standard"><text:s text:c="8"/>"condition": "Good",</text:p>
      <text:p text:style-name="Standard"><text:s text:c="8"/>"price": 35.0,</text:p>
      <text:p text:style-name="Standard"><text:s text:c="8"/>"longitude": 135.5023,</text:p>
      <text:p text:style-name="Standard"><text:s text:c="8"/>"latitude": 34.6937,</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0-23T16:51:28.832036",</text:p>
      <text:p text:style-name="Standard"><text:s text:c="8"/>"updated_at": "2024-10-23T16:54:28.267848",</text:p>
      <text:p text:style-name="Standard"><text:s text:c="8"/>"distance": 7313.580465507051,</text:p>
      <text:p text:style-name="Standard"><text:s text:c="8"/>"user": {</text:p>
      <text:p text:style-name="Standard"><text:s text:c="12"/>"id": 1155,</text:p>
      <text:p text:style-name="Standard"><text:s text:c="12"/>"email": "okubibar@gmail.com",</text:p>
      <text:p text:style-name="Standard"><text:s text:c="12"/>"username": "josephine",</text:p>
      <text:p text:style-name="Standard"><text:s text:c="12"/>"mobile": "+33662647692",</text:p>
      <text:p text:style-name="Standard"><text:s text:c="12"/>"address": "142 rue saint Maur",</text:p>
      <text:p text:style-name="Standard"><text:s text:c="12"/>"postal_code": "75011",</text:p>
      <text:p text:style-name="Standard"><text:s text:c="12"/>"city": "paris",</text:p>
      <text:p text:style-name="Standard"><text:s text:c="12"/>"longitude": 2.374946,</text:p>
      <text:p text:style-name="Standard"><text:s text:c="12"/>"latitude": 48.868744,</text:p>
      <text:p text:style-name="Standard"><text:s text:c="12"/>"is_premium": false,</text:p>
      <text:p text:style-name="Standard"><text:s text:c="12"/>"created_at": "2024-10-23T13:48:57.589173",</text:p>
      <text:p text:style-name="Standard"><text:s text:c="12"/>"lastvisited": null</text:p>
      <text:p text:style-name="Standard"><text:s text:c="8"/>},</text:p>
      <text:p text:style-name="Standard"><text:s text:c="8"/>"photos": [</text:p>
      <text:p text:style-name="Standard"><text:s text:c="12"/>{</text:p>
      <text:p text:style-name="Standard"><text:s text:c="16"/>"id": 3127,</text:p>
      <text:p text:style-name="Standard"><text:s text:c="16"/>"url": "/photo/3127"</text:p>
      <text:p text:style-name="Standard"><text:s text:c="12"/>},</text:p>
      <text:p text:style-name="Standard"><text:s text:c="12"/>{</text:p>
      <text:p text:style-name="Standard"><text:s text:c="16"/>"id": 3128,</text:p>
      <text:p text:style-name="Standard"><text:s text:c="16"/>"url": "/photo/3128"</text:p>
      <text:p text:style-name="Standard"><text:s text:c="12"/>},</text:p>
      <text:p text:style-name="Standard"><text:s text:c="12"/>{</text:p>
      <text:p text:style-name="Standard"><text:s text:c="16"/>"id": 3129,</text:p>
      <text:p text:style-name="Standard"><text:s text:c="16"/>"url": "/photo/3129"</text:p>
      <text:p text:style-name="Standard"><text:s text:c="12"/>}</text:p>
      <text:p text:style-name="Standard"><text:s text:c="8"/>]</text:p>
      <text:p text:style-name="Standard"><text:s text:c="4"/>},</text:p>
      <text:p text:style-name="Standard"><text:s text:c="4"/>{</text:p>
      <text:p text:style-name="Standard"><text:s text:c="8"/>"id": 2233,</text:p>
      <text:p text:style-name="Standard"><text:soft-page-break/><text:s text:c="8"/>"user_id": 905,</text:p>
      <text:p text:style-name="Standard"><text:s text:c="8"/>"title": "Lot de vêtements bébé",</text:p>
      <text:p text:style-name="Standard"><text:s text:c="8"/>"description": "Ensemble de vêtements pour bébé, doux et colorés, parfaits pour toute occasion.",</text:p>
      <text:p text:style-name="Standard"><text:s text:c="8"/>"category": "Clothing",</text:p>
      <text:p text:style-name="Standard"><text:s text:c="8"/>"condition": "VeryGood",</text:p>
      <text:p text:style-name="Standard"><text:s text:c="8"/>"price": 10.0,</text:p>
      <text:p text:style-name="Standard"><text:s text:c="8"/>"longitude": 139.6503,</text:p>
      <text:p text:style-name="Standard"><text:s text:c="8"/>"latitude": 35.6762,</text:p>
      <text:p text:style-name="Standard"><text:s text:c="8"/>"currency": null,</text:p>
      <text:p text:style-name="Standard"><text:s text:c="8"/>"brand": null,</text:p>
      <text:p text:style-name="Standard"><text:s text:c="8"/>"size": "18m",</text:p>
      <text:p text:style-name="Standard"><text:s text:c="8"/>"state": "active",</text:p>
      <text:p text:style-name="Standard"><text:s text:c="8"/>"created_at": "2024-10-09T12:09:31.851365",</text:p>
      <text:p text:style-name="Standard"><text:s text:c="8"/>"updated_at": "2024-10-30T17:43:23.013963",</text:p>
      <text:p text:style-name="Standard"><text:s text:c="8"/>"distance": 7310.752550849505,</text:p>
      <text:p text:style-name="Standard"><text:s text:c="8"/>"user": {</text:p>
      <text:p text:style-name="Standard"><text:s text:c="12"/>"id": 905,</text:p>
      <text:p text:style-name="Standard"><text:s text:c="12"/>"email": "catsoun@hotmail.com",</text:p>
      <text:p text:style-name="Standard"><text:s text:c="12"/>"username": "EYCHENNE ",</text:p>
      <text:p text:style-name="Standard"><text:s text:c="12"/>"mobile": "+33625290898",</text:p>
      <text:p text:style-name="Standard"><text:s text:c="12"/>"address": "24 rue des Bruyères ",</text:p>
      <text:p text:style-name="Standard"><text:s text:c="12"/>"postal_code": "93260",</text:p>
      <text:p text:style-name="Standard"><text:s text:c="12"/>"city": "Les Lilas ",</text:p>
      <text:p text:style-name="Standard"><text:s text:c="12"/>"longitude": 2.413425,</text:p>
      <text:p text:style-name="Standard"><text:s text:c="12"/>"latitude": 48.877429,</text:p>
      <text:p text:style-name="Standard"><text:s text:c="12"/>"is_premium": false,</text:p>
      <text:p text:style-name="Standard"><text:s text:c="12"/>"created_at": "2024-07-22T05:20:36.840288",</text:p>
      <text:p text:style-name="Standard"><text:s text:c="12"/>"lastvisited": null</text:p>
      <text:p text:style-name="Standard"><text:s text:c="8"/>},</text:p>
      <text:p text:style-name="Standard"><text:s text:c="8"/>"photos": [</text:p>
      <text:p text:style-name="Standard"><text:s text:c="12"/>{</text:p>
      <text:p text:style-name="Standard"><text:s text:c="16"/>"id": 2848,</text:p>
      <text:p text:style-name="Standard"><text:s text:c="16"/>"url": "/photo/2848"</text:p>
      <text:p text:style-name="Standard"><text:s text:c="12"/>},</text:p>
      <text:p text:style-name="Standard"><text:s text:c="12"/>{</text:p>
      <text:p text:style-name="Standard"><text:s text:c="16"/>"id": 2849,</text:p>
      <text:p text:style-name="Standard"><text:s text:c="16"/>"url": "/photo/2849"</text:p>
      <text:p text:style-name="Standard"><text:s text:c="12"/>}</text:p>
      <text:p text:style-name="Standard"><text:s text:c="8"/>]</text:p>
      <text:p text:style-name="Standard"><text:s text:c="4"/>},</text:p>
      <text:p text:style-name="Standard"><text:s text:c="4"/>{</text:p>
      <text:p text:style-name="Standard"><text:s text:c="8"/>"id": 2396,</text:p>
      <text:p text:style-name="Standard"><text:s text:c="8"/>"user_id": 1183,</text:p>
      <text:p text:style-name="Standard"><text:s text:c="8"/>"title": "Veste bébé à capuche imprimée",</text:p>
      <text:p text:style-name="Standard"><text:s text:c="8"/>"description": "Jolie veste à capuche pour bébé avec imprimé original, parfaite pour les journées fraîches.\n6-9 mois",</text:p>
      <text:p text:style-name="Standard"><text:s text:c="8"/>"category": "Clothing",</text:p>
      <text:p text:style-name="Standard"><text:s text:c="8"/>"condition": "VeryGood",</text:p>
      <text:p text:style-name="Standard"><text:s text:c="8"/>"price": 3.0,</text:p>
      <text:p text:style-name="Standard"><text:s text:c="8"/>"longitude": 130.4017,</text:p>
      <text:p text:style-name="Standard"><text:s text:c="8"/>"latitude": 33.5902,</text:p>
      <text:p text:style-name="Standard"><text:soft-page-break/><text:s text:c="8"/>"currency": null,</text:p>
      <text:p text:style-name="Standard"><text:s text:c="8"/>"brand": "Chicco",</text:p>
      <text:p text:style-name="Standard"><text:s text:c="8"/>"size": "9m",</text:p>
      <text:p text:style-name="Standard"><text:s text:c="8"/>"state": "active",</text:p>
      <text:p text:style-name="Standard"><text:s text:c="8"/>"created_at": "2024-11-03T12:22:55.858722",</text:p>
      <text:p text:style-name="Standard"><text:s text:c="8"/>"updated_at": "2024-11-03T12:23:30.240679",</text:p>
      <text:p text:style-name="Standard"><text:s text:c="8"/>"distance": 7306.613351670794,</text:p>
      <text:p text:style-name="Standard"><text:s text:c="8"/>"user": {</text:p>
      <text:p text:style-name="Standard"><text:s text:c="12"/>"id": 1183,</text:p>
      <text:p text:style-name="Standard"><text:s text:c="12"/>"email": "linda.sebille@icloud.com",</text:p>
      <text:p text:style-name="Standard"><text:s text:c="12"/>"username": "Linda",</text:p>
      <text:p text:style-name="Standard"><text:s text:c="12"/>"mobile": "+33643601796",</text:p>
      <text:p text:style-name="Standard"><text:s text:c="12"/>"address": "44 rue Pierre Curie",</text:p>
      <text:p text:style-name="Standard"><text:s text:c="12"/>"postal_code": "93100",</text:p>
      <text:p text:style-name="Standard"><text:s text:c="12"/>"city": "Montreuil",</text:p>
      <text:p text:style-name="Standard"><text:s text:c="12"/>"longitude": 2.470374,</text:p>
      <text:p text:style-name="Standard"><text:s text:c="12"/>"latitude": 48.860765,</text:p>
      <text:p text:style-name="Standard"><text:s text:c="12"/>"is_premium": false,</text:p>
      <text:p text:style-name="Standard"><text:s text:c="12"/>"created_at": "2024-11-03T12:06:27.546968",</text:p>
      <text:p text:style-name="Standard"><text:s text:c="12"/>"lastvisited": null</text:p>
      <text:p text:style-name="Standard"><text:s text:c="8"/>},</text:p>
      <text:p text:style-name="Standard"><text:s text:c="8"/>"photos": [</text:p>
      <text:p text:style-name="Standard"><text:s text:c="12"/>{</text:p>
      <text:p text:style-name="Standard"><text:s text:c="16"/>"id": 3307,</text:p>
      <text:p text:style-name="Standard"><text:s text:c="16"/>"url": "/photo/3307"</text:p>
      <text:p text:style-name="Standard"><text:s text:c="12"/>},</text:p>
      <text:p text:style-name="Standard"><text:s text:c="12"/>{</text:p>
      <text:p text:style-name="Standard"><text:s text:c="16"/>"id": 3308,</text:p>
      <text:p text:style-name="Standard"><text:s text:c="16"/>"url": "/photo/3308"</text:p>
      <text:p text:style-name="Standard"><text:s text:c="12"/>},</text:p>
      <text:p text:style-name="Standard"><text:s text:c="12"/>{</text:p>
      <text:p text:style-name="Standard"><text:s text:c="16"/>"id": 3309,</text:p>
      <text:p text:style-name="Standard"><text:s text:c="16"/>"url": "/photo/3309"</text:p>
      <text:p text:style-name="Standard"><text:s text:c="12"/>}</text:p>
      <text:p text:style-name="Standard"><text:s text:c="8"/>]</text:p>
      <text:p text:style-name="Standard"><text:s text:c="4"/>},</text:p>
      <text:p text:style-name="Standard"><text:s text:c="4"/>{</text:p>
      <text:p text:style-name="Standard"><text:s text:c="8"/>"id": 2391,</text:p>
      <text:p text:style-name="Standard"><text:s text:c="8"/>"user_id": 1183,</text:p>
      <text:p text:style-name="Standard"><text:s text:c="8"/>"title": "Tongs Samba de Roda",</text:p>
      <text:p text:style-name="Standard"><text:s text:c="8"/>"description": "Tongs bleues avec motif brésilien, confortables pour l'été. Pointure 22",</text:p>
      <text:p text:style-name="Standard"><text:s text:c="8"/>"category": "Shoes",</text:p>
      <text:p text:style-name="Standard"><text:s text:c="8"/>"condition": "VeryGood",</text:p>
      <text:p text:style-name="Standard"><text:s text:c="8"/>"price": 5.0,</text:p>
      <text:p text:style-name="Standard"><text:s text:c="8"/>"longitude": 2.3574,</text:p>
      <text:p text:style-name="Standard"><text:s text:c="8"/>"latitude": 48.9364,</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1-03T12:14:27.586569",</text:p>
      <text:p text:style-name="Standard"><text:s text:c="8"/>"updated_at": "2024-11-03T12:15:02.618648",</text:p>
      <text:p text:style-name="Standard"><text:soft-page-break/><text:s text:c="8"/>"distance": 7306.613351670794,</text:p>
      <text:p text:style-name="Standard"><text:s text:c="8"/>"user": {</text:p>
      <text:p text:style-name="Standard"><text:s text:c="12"/>"id": 1183,</text:p>
      <text:p text:style-name="Standard"><text:s text:c="12"/>"email": "linda.sebille@icloud.com",</text:p>
      <text:p text:style-name="Standard"><text:s text:c="12"/>"username": "Linda",</text:p>
      <text:p text:style-name="Standard"><text:s text:c="12"/>"mobile": "+33643601796",</text:p>
      <text:p text:style-name="Standard"><text:s text:c="12"/>"address": "44 rue Pierre Curie",</text:p>
      <text:p text:style-name="Standard"><text:s text:c="12"/>"postal_code": "93100",</text:p>
      <text:p text:style-name="Standard"><text:s text:c="12"/>"city": "Montreuil",</text:p>
      <text:p text:style-name="Standard"><text:s text:c="12"/>"longitude": 2.470374,</text:p>
      <text:p text:style-name="Standard"><text:s text:c="12"/>"latitude": 48.860765,</text:p>
      <text:p text:style-name="Standard"><text:s text:c="12"/>"is_premium": false,</text:p>
      <text:p text:style-name="Standard"><text:s text:c="12"/>"created_at": "2024-11-03T12:06:27.546968",</text:p>
      <text:p text:style-name="Standard"><text:s text:c="12"/>"lastvisited": null</text:p>
      <text:p text:style-name="Standard"><text:s text:c="8"/>},</text:p>
      <text:p text:style-name="Standard"><text:s text:c="8"/>"photos": [</text:p>
      <text:p text:style-name="Standard"><text:s text:c="12"/>{</text:p>
      <text:p text:style-name="Standard"><text:s text:c="16"/>"id": 3292,</text:p>
      <text:p text:style-name="Standard"><text:s text:c="16"/>"url": "/photo/3292"</text:p>
      <text:p text:style-name="Standard"><text:s text:c="12"/>},</text:p>
      <text:p text:style-name="Standard"><text:s text:c="12"/>{</text:p>
      <text:p text:style-name="Standard"><text:s text:c="16"/>"id": 3293,</text:p>
      <text:p text:style-name="Standard"><text:s text:c="16"/>"url": "/photo/3293"</text:p>
      <text:p text:style-name="Standard"><text:s text:c="12"/>},</text:p>
      <text:p text:style-name="Standard"><text:s text:c="12"/>{</text:p>
      <text:p text:style-name="Standard"><text:s text:c="16"/>"id": 3294,</text:p>
      <text:p text:style-name="Standard"><text:s text:c="16"/>"url": "/photo/3294"</text:p>
      <text:p text:style-name="Standard"><text:s text:c="12"/>}</text:p>
      <text:p text:style-name="Standard"><text:s text:c="8"/>]</text:p>
      <text:p text:style-name="Standard"><text:s text:c="4"/>},</text:p>
      <text:p text:style-name="Standard"><text:s text:c="4"/>{</text:p>
      <text:p text:style-name="Standard"><text:s text:c="8"/>"id": 2392,</text:p>
      <text:p text:style-name="Standard"><text:s text:c="8"/>"user_id": 1183,</text:p>
      <text:p text:style-name="Standard"><text:s text:c="8"/>"title": "Chaussures enfant lion",</text:p>
      <text:p text:style-name="Standard"><text:s text:c="8"/>"description": "Adorables chaussures pour enfant avec motif lion. Confortables et faciles à enfiler.\nPointure 23",</text:p>
      <text:p text:style-name="Standard"><text:s text:c="8"/>"category": "Shoes",</text:p>
      <text:p text:style-name="Standard"><text:s text:c="8"/>"condition": "Good",</text:p>
      <text:p text:style-name="Standard"><text:s text:c="8"/>"price": 5.0,</text:p>
      <text:p text:style-name="Standard"><text:s text:c="8"/>"longitude": 139.6503,</text:p>
      <text:p text:style-name="Standard"><text:s text:c="8"/>"latitude": 35.6762,</text:p>
      <text:p text:style-name="Standard"><text:s text:c="8"/>"currency": null,</text:p>
      <text:p text:style-name="Standard"><text:s text:c="8"/>"brand": null,</text:p>
      <text:p text:style-name="Standard"><text:s text:c="8"/>"size": "24m",</text:p>
      <text:p text:style-name="Standard"><text:s text:c="8"/>"state": "active",</text:p>
      <text:p text:style-name="Standard"><text:s text:c="8"/>"created_at": "2024-11-03T12:15:48.285728",</text:p>
      <text:p text:style-name="Standard"><text:s text:c="8"/>"updated_at": "2024-11-03T12:16:37.599813",</text:p>
      <text:p text:style-name="Standard"><text:s text:c="8"/>"distance": 7306.613351670794,</text:p>
      <text:p text:style-name="Standard"><text:s text:c="8"/>"user": {</text:p>
      <text:p text:style-name="Standard"><text:s text:c="12"/>"id": 1183,</text:p>
      <text:p text:style-name="Standard"><text:s text:c="12"/>"email": "linda.sebille@icloud.com",</text:p>
      <text:p text:style-name="Standard"><text:s text:c="12"/>"username": "Linda",</text:p>
      <text:p text:style-name="Standard"><text:soft-page-break/><text:s text:c="12"/>"mobile": "+33643601796",</text:p>
      <text:p text:style-name="Standard"><text:s text:c="12"/>"address": "44 rue Pierre Curie",</text:p>
      <text:p text:style-name="Standard"><text:s text:c="12"/>"postal_code": "93100",</text:p>
      <text:p text:style-name="Standard"><text:s text:c="12"/>"city": "Montreuil",</text:p>
      <text:p text:style-name="Standard"><text:s text:c="12"/>"longitude": 2.470374,</text:p>
      <text:p text:style-name="Standard"><text:s text:c="12"/>"latitude": 48.860765,</text:p>
      <text:p text:style-name="Standard"><text:s text:c="12"/>"is_premium": false,</text:p>
      <text:p text:style-name="Standard"><text:s text:c="12"/>"created_at": "2024-11-03T12:06:27.546968",</text:p>
      <text:p text:style-name="Standard"><text:s text:c="12"/>"lastvisited": null</text:p>
      <text:p text:style-name="Standard"><text:s text:c="8"/>},</text:p>
      <text:p text:style-name="Standard"><text:s text:c="8"/>"photos": [</text:p>
      <text:p text:style-name="Standard"><text:s text:c="12"/>{</text:p>
      <text:p text:style-name="Standard"><text:s text:c="16"/>"id": 3295,</text:p>
      <text:p text:style-name="Standard"><text:s text:c="16"/>"url": "/photo/3295"</text:p>
      <text:p text:style-name="Standard"><text:s text:c="12"/>},</text:p>
      <text:p text:style-name="Standard"><text:s text:c="12"/>{</text:p>
      <text:p text:style-name="Standard"><text:s text:c="16"/>"id": 3296,</text:p>
      <text:p text:style-name="Standard"><text:s text:c="16"/>"url": "/photo/3296"</text:p>
      <text:p text:style-name="Standard"><text:s text:c="12"/>},</text:p>
      <text:p text:style-name="Standard"><text:s text:c="12"/>{</text:p>
      <text:p text:style-name="Standard"><text:s text:c="16"/>"id": 3297,</text:p>
      <text:p text:style-name="Standard"><text:s text:c="16"/>"url": "/photo/3297"</text:p>
      <text:p text:style-name="Standard"><text:s text:c="12"/>}</text:p>
      <text:p text:style-name="Standard"><text:s text:c="8"/>]</text:p>
      <text:p text:style-name="Standard"><text:s text:c="4"/>},</text:p>
      <text:p text:style-name="Standard"><text:s text:c="4"/>{</text:p>
      <text:p text:style-name="Standard"><text:s text:c="8"/>"id": 2397,</text:p>
      <text:p text:style-name="Standard"><text:s text:c="8"/>"user_id": 1183,</text:p>
      <text:p text:style-name="Standard"><text:s text:c="8"/>"title": "Veste Enfant 18 Mois",</text:p>
      <text:p text:style-name="Standard"><text:s text:c="8"/>"description": "Charmante veste bleu pour enfant avec motifs amusants, parfaite pour 12-18 mois.",</text:p>
      <text:p text:style-name="Standard"><text:s text:c="8"/>"category": "Clothing",</text:p>
      <text:p text:style-name="Standard"><text:s text:c="8"/>"condition": "VeryGood",</text:p>
      <text:p text:style-name="Standard"><text:s text:c="8"/>"price": 5.0,</text:p>
      <text:p text:style-name="Standard"><text:s text:c="8"/>"longitude": 130.4017,</text:p>
      <text:p text:style-name="Standard"><text:s text:c="8"/>"latitude": 33.5902,</text:p>
      <text:p text:style-name="Standard"><text:s text:c="8"/>"currency": null,</text:p>
      <text:p text:style-name="Standard"><text:s text:c="8"/>"brand": "Du Pareil au Même",</text:p>
      <text:p text:style-name="Standard"><text:s text:c="8"/>"size": "18m",</text:p>
      <text:p text:style-name="Standard"><text:s text:c="8"/>"state": "active",</text:p>
      <text:p text:style-name="Standard"><text:s text:c="8"/>"created_at": "2024-11-03T12:23:46.989555",</text:p>
      <text:p text:style-name="Standard"><text:s text:c="8"/>"updated_at": "2024-11-03T12:24:18.971213",</text:p>
      <text:p text:style-name="Standard"><text:s text:c="8"/>"distance": 7306.613351670794,</text:p>
      <text:p text:style-name="Standard"><text:s text:c="8"/>"user": {</text:p>
      <text:p text:style-name="Standard"><text:s text:c="12"/>"id": 1183,</text:p>
      <text:p text:style-name="Standard"><text:s text:c="12"/>"email": "linda.sebille@icloud.com",</text:p>
      <text:p text:style-name="Standard"><text:s text:c="12"/>"username": "Linda",</text:p>
      <text:p text:style-name="Standard"><text:s text:c="12"/>"mobile": "+33643601796",</text:p>
      <text:p text:style-name="Standard"><text:s text:c="12"/>"address": "44 rue Pierre Curie",</text:p>
      <text:p text:style-name="Standard"><text:s text:c="12"/>"postal_code": "93100",</text:p>
      <text:p text:style-name="Standard"><text:s text:c="12"/>"city": "Montreuil",</text:p>
      <text:p text:style-name="Standard"><text:s text:c="12"/>"longitude": 2.470374,</text:p>
      <text:p text:style-name="Standard"><text:soft-page-break/><text:s text:c="12"/>"latitude": 48.860765,</text:p>
      <text:p text:style-name="Standard"><text:s text:c="12"/>"is_premium": false,</text:p>
      <text:p text:style-name="Standard"><text:s text:c="12"/>"created_at": "2024-11-03T12:06:27.546968",</text:p>
      <text:p text:style-name="Standard"><text:s text:c="12"/>"lastvisited": null</text:p>
      <text:p text:style-name="Standard"><text:s text:c="8"/>},</text:p>
      <text:p text:style-name="Standard"><text:s text:c="8"/>"photos": [</text:p>
      <text:p text:style-name="Standard"><text:s text:c="12"/>{</text:p>
      <text:p text:style-name="Standard"><text:s text:c="16"/>"id": 3310,</text:p>
      <text:p text:style-name="Standard"><text:s text:c="16"/>"url": "/photo/3310"</text:p>
      <text:p text:style-name="Standard"><text:s text:c="12"/>},</text:p>
      <text:p text:style-name="Standard"><text:s text:c="12"/>{</text:p>
      <text:p text:style-name="Standard"><text:s text:c="16"/>"id": 3311,</text:p>
      <text:p text:style-name="Standard"><text:s text:c="16"/>"url": "/photo/3311"</text:p>
      <text:p text:style-name="Standard"><text:s text:c="12"/>},</text:p>
      <text:p text:style-name="Standard"><text:s text:c="12"/>{</text:p>
      <text:p text:style-name="Standard"><text:s text:c="16"/>"id": 3312,</text:p>
      <text:p text:style-name="Standard"><text:s text:c="16"/>"url": "/photo/3312"</text:p>
      <text:p text:style-name="Standard"><text:s text:c="12"/>}</text:p>
      <text:p text:style-name="Standard"><text:s text:c="8"/>]</text:p>
      <text:p text:style-name="Standard"><text:s text:c="4"/>},</text:p>
      <text:p text:style-name="Standard"><text:s text:c="4"/>{</text:p>
      <text:p text:style-name="Standard"><text:s text:c="8"/>"id": 2403,</text:p>
      <text:p text:style-name="Standard"><text:s text:c="8"/>"user_id": 1184,</text:p>
      <text:p text:style-name="Standard"><text:s text:c="8"/>"title": "Photophores en verre transparents",</text:p>
      <text:p text:style-name="Standard"><text:s text:c="8"/>"description": "Lot de trois photophores en verre transparent parfaits pour une ambiance chaleureuse. Design moderne et élégant.",</text:p>
      <text:p text:style-name="Standard"><text:s text:c="8"/>"category": "Interior Decoration",</text:p>
      <text:p text:style-name="Standard"><text:s text:c="8"/>"condition": "VeryGood",</text:p>
      <text:p text:style-name="Standard"><text:s text:c="8"/>"price": 10.0,</text:p>
      <text:p text:style-name="Standard"><text:s text:c="8"/>"longitude": 2.3574,</text:p>
      <text:p text:style-name="Standard"><text:s text:c="8"/>"latitude": 48.9364,</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1-06T15:48:42.879704",</text:p>
      <text:p text:style-name="Standard"><text:s text:c="8"/>"updated_at": "2024-11-06T15:49:27.087109",</text:p>
      <text:p text:style-name="Standard"><text:s text:c="8"/>"distance": 7432.480792671022,</text:p>
      <text:p text:style-name="Standard"><text:s text:c="8"/>"user": {</text:p>
      <text:p text:style-name="Standard"><text:s text:c="12"/>"id": 1184,</text:p>
      <text:p text:style-name="Standard"><text:s text:c="12"/>"email": "symphoniedulys@free.fr",</text:p>
      <text:p text:style-name="Standard"><text:s text:c="12"/>"username": "Choupinette 37270 ",</text:p>
      <text:p text:style-name="Standard"><text:s text:c="12"/>"mobile": "+33768642339",</text:p>
      <text:p text:style-name="Standard"><text:s text:c="12"/>"address": "16 rue pierre mendes France ",</text:p>
      <text:p text:style-name="Standard"><text:s text:c="12"/>"postal_code": "37270",</text:p>
      <text:p text:style-name="Standard"><text:s text:c="12"/>"city": "Montlouis sur Loire ",</text:p>
      <text:p text:style-name="Standard"><text:s text:c="12"/>"longitude": 0.839655,</text:p>
      <text:p text:style-name="Standard"><text:s text:c="12"/>"latitude": 47.386747,</text:p>
      <text:p text:style-name="Standard"><text:s text:c="12"/>"is_premium": false,</text:p>
      <text:p text:style-name="Standard"><text:s text:c="12"/>"created_at": "2024-11-05T13:38:22.708177",</text:p>
      <text:p text:style-name="Standard"><text:s text:c="12"/>"lastvisited": null</text:p>
      <text:p text:style-name="Standard"><text:s text:c="8"/>},</text:p>
      <text:p text:style-name="Standard"><text:soft-page-break/><text:s text:c="8"/>"photos": [</text:p>
      <text:p text:style-name="Standard"><text:s text:c="12"/>{</text:p>
      <text:p text:style-name="Standard"><text:s text:c="16"/>"id": 3334,</text:p>
      <text:p text:style-name="Standard"><text:s text:c="16"/>"url": "/photo/3334"</text:p>
      <text:p text:style-name="Standard"><text:s text:c="12"/>},</text:p>
      <text:p text:style-name="Standard"><text:s text:c="12"/>{</text:p>
      <text:p text:style-name="Standard"><text:s text:c="16"/>"id": 3335,</text:p>
      <text:p text:style-name="Standard"><text:s text:c="16"/>"url": "/photo/3335"</text:p>
      <text:p text:style-name="Standard"><text:s text:c="12"/>},</text:p>
      <text:p text:style-name="Standard"><text:s text:c="12"/>{</text:p>
      <text:p text:style-name="Standard"><text:s text:c="16"/>"id": 3336,</text:p>
      <text:p text:style-name="Standard"><text:s text:c="16"/>"url": "/photo/3336"</text:p>
      <text:p text:style-name="Standard"><text:s text:c="12"/>},</text:p>
      <text:p text:style-name="Standard"><text:s text:c="12"/>{</text:p>
      <text:p text:style-name="Standard"><text:s text:c="16"/>"id": 3337,</text:p>
      <text:p text:style-name="Standard"><text:s text:c="16"/>"url": "/photo/3337"</text:p>
      <text:p text:style-name="Standard"><text:s text:c="12"/>}</text:p>
      <text:p text:style-name="Standard"><text:s text:c="8"/>]</text:p>
      <text:p text:style-name="Standard"><text:s text:c="4"/>},</text:p>
      <text:p text:style-name="Standard"><text:s text:c="4"/>{</text:p>
      <text:p text:style-name="Standard"><text:s text:c="8"/>"id": 2395,</text:p>
      <text:p text:style-name="Standard"><text:s text:c="8"/>"user_id": 1183,</text:p>
      <text:p text:style-name="Standard"><text:s text:c="8"/>"title": "Pull marinière bébé rayé",</text:p>
      <text:p text:style-name="Standard"><text:s text:c="8"/>"description": "Adorable pull marinière pour bébé avec motif visage de chat. Très confortable et en bon état.\n9-12 mois",</text:p>
      <text:p text:style-name="Standard"><text:s text:c="8"/>"category": "Clothing",</text:p>
      <text:p text:style-name="Standard"><text:s text:c="8"/>"condition": "VeryGood",</text:p>
      <text:p text:style-name="Standard"><text:s text:c="8"/>"price": 3.0,</text:p>
      <text:p text:style-name="Standard"><text:s text:c="8"/>"longitude": 130.4017,</text:p>
      <text:p text:style-name="Standard"><text:s text:c="8"/>"latitude": 33.5902,</text:p>
      <text:p text:style-name="Standard"><text:s text:c="8"/>"currency": null,</text:p>
      <text:p text:style-name="Standard"><text:s text:c="8"/>"brand": "Bout'chou",</text:p>
      <text:p text:style-name="Standard"><text:s text:c="8"/>"size": "12m",</text:p>
      <text:p text:style-name="Standard"><text:s text:c="8"/>"state": "active",</text:p>
      <text:p text:style-name="Standard"><text:s text:c="8"/>"created_at": "2024-11-03T12:22:08.139305",</text:p>
      <text:p text:style-name="Standard"><text:s text:c="8"/>"updated_at": "2024-11-03T12:22:37.775040",</text:p>
      <text:p text:style-name="Standard"><text:s text:c="8"/>"distance": 7306.613351670794,</text:p>
      <text:p text:style-name="Standard"><text:s text:c="8"/>"user": {</text:p>
      <text:p text:style-name="Standard"><text:s text:c="12"/>"id": 1183,</text:p>
      <text:p text:style-name="Standard"><text:s text:c="12"/>"email": "linda.sebille@icloud.com",</text:p>
      <text:p text:style-name="Standard"><text:s text:c="12"/>"username": "Linda",</text:p>
      <text:p text:style-name="Standard"><text:s text:c="12"/>"mobile": "+33643601796",</text:p>
      <text:p text:style-name="Standard"><text:s text:c="12"/>"address": "44 rue Pierre Curie",</text:p>
      <text:p text:style-name="Standard"><text:s text:c="12"/>"postal_code": "93100",</text:p>
      <text:p text:style-name="Standard"><text:s text:c="12"/>"city": "Montreuil",</text:p>
      <text:p text:style-name="Standard"><text:s text:c="12"/>"longitude": 2.470374,</text:p>
      <text:p text:style-name="Standard"><text:s text:c="12"/>"latitude": 48.860765,</text:p>
      <text:p text:style-name="Standard"><text:s text:c="12"/>"is_premium": false,</text:p>
      <text:p text:style-name="Standard"><text:s text:c="12"/>"created_at": "2024-11-03T12:06:27.546968",</text:p>
      <text:p text:style-name="Standard"><text:s text:c="12"/>"lastvisited": null</text:p>
      <text:p text:style-name="Standard"><text:s text:c="8"/>},</text:p>
      <text:p text:style-name="Standard"><text:s text:c="8"/>"photos": [</text:p>
      <text:p text:style-name="Standard"><text:soft-page-break/><text:s text:c="12"/>{</text:p>
      <text:p text:style-name="Standard"><text:s text:c="16"/>"id": 3304,</text:p>
      <text:p text:style-name="Standard"><text:s text:c="16"/>"url": "/photo/3304"</text:p>
      <text:p text:style-name="Standard"><text:s text:c="12"/>},</text:p>
      <text:p text:style-name="Standard"><text:s text:c="12"/>{</text:p>
      <text:p text:style-name="Standard"><text:s text:c="16"/>"id": 3305,</text:p>
      <text:p text:style-name="Standard"><text:s text:c="16"/>"url": "/photo/3305"</text:p>
      <text:p text:style-name="Standard"><text:s text:c="12"/>},</text:p>
      <text:p text:style-name="Standard"><text:s text:c="12"/>{</text:p>
      <text:p text:style-name="Standard"><text:s text:c="16"/>"id": 3306,</text:p>
      <text:p text:style-name="Standard"><text:s text:c="16"/>"url": "/photo/3306"</text:p>
      <text:p text:style-name="Standard"><text:s text:c="12"/>}</text:p>
      <text:p text:style-name="Standard"><text:s text:c="8"/>]</text:p>
      <text:p text:style-name="Standard"><text:s text:c="4"/>},</text:p>
      <text:p text:style-name="Standard"><text:s text:c="4"/>{</text:p>
      <text:p text:style-name="Standard"><text:s text:c="8"/>"id": 2398,</text:p>
      <text:p text:style-name="Standard"><text:s text:c="8"/>"user_id": 1183,</text:p>
      <text:p text:style-name="Standard"><text:s text:c="8"/>"title": "Ensemble Bébé Habillé Élégant",</text:p>
      <text:p text:style-name="Standard"><text:s text:c="8"/>"description": "Combinaison élégante pour bébé avec gilet et nœud papillon. Idéal pour les occasions spéciales.",</text:p>
      <text:p text:style-name="Standard"><text:s text:c="8"/>"category": "Clothing",</text:p>
      <text:p text:style-name="Standard"><text:s text:c="8"/>"condition": "VeryGood",</text:p>
      <text:p text:style-name="Standard"><text:s text:c="8"/>"price": 6.0,</text:p>
      <text:p text:style-name="Standard"><text:s text:c="8"/>"longitude": 2.3574,</text:p>
      <text:p text:style-name="Standard"><text:s text:c="8"/>"latitude": 48.9364,</text:p>
      <text:p text:style-name="Standard"><text:s text:c="8"/>"currency": null,</text:p>
      <text:p text:style-name="Standard"><text:s text:c="8"/>"brand": null,</text:p>
      <text:p text:style-name="Standard"><text:s text:c="8"/>"size": "12m",</text:p>
      <text:p text:style-name="Standard"><text:s text:c="8"/>"state": "active",</text:p>
      <text:p text:style-name="Standard"><text:s text:c="8"/>"created_at": "2024-11-03T12:24:32.765975",</text:p>
      <text:p text:style-name="Standard"><text:s text:c="8"/>"updated_at": "2024-11-03T12:24:48.481379",</text:p>
      <text:p text:style-name="Standard"><text:s text:c="8"/>"distance": 7306.613351670794,</text:p>
      <text:p text:style-name="Standard"><text:s text:c="8"/>"user": {</text:p>
      <text:p text:style-name="Standard"><text:s text:c="12"/>"id": 1183,</text:p>
      <text:p text:style-name="Standard"><text:s text:c="12"/>"email": "linda.sebille@icloud.com",</text:p>
      <text:p text:style-name="Standard"><text:s text:c="12"/>"username": "Linda",</text:p>
      <text:p text:style-name="Standard"><text:s text:c="12"/>"mobile": "+33643601796",</text:p>
      <text:p text:style-name="Standard"><text:s text:c="12"/>"address": "44 rue Pierre Curie",</text:p>
      <text:p text:style-name="Standard"><text:s text:c="12"/>"postal_code": "93100",</text:p>
      <text:p text:style-name="Standard"><text:s text:c="12"/>"city": "Montreuil",</text:p>
      <text:p text:style-name="Standard"><text:s text:c="12"/>"longitude": 2.470374,</text:p>
      <text:p text:style-name="Standard"><text:s text:c="12"/>"latitude": 48.860765,</text:p>
      <text:p text:style-name="Standard"><text:s text:c="12"/>"is_premium": false,</text:p>
      <text:p text:style-name="Standard"><text:s text:c="12"/>"created_at": "2024-11-03T12:06:27.546968",</text:p>
      <text:p text:style-name="Standard"><text:s text:c="12"/>"lastvisited": null</text:p>
      <text:p text:style-name="Standard"><text:s text:c="8"/>},</text:p>
      <text:p text:style-name="Standard"><text:s text:c="8"/>"photos": [</text:p>
      <text:p text:style-name="Standard"><text:s text:c="12"/>{</text:p>
      <text:p text:style-name="Standard"><text:s text:c="16"/>"id": 3314,</text:p>
      <text:p text:style-name="Standard"><text:s text:c="16"/>"url": "/photo/3314"</text:p>
      <text:p text:style-name="Standard"><text:s text:c="12"/>},</text:p>
      <text:p text:style-name="Standard"><text:s text:c="12"/>{</text:p>
      <text:p text:style-name="Standard"><text:soft-page-break/><text:s text:c="16"/>"id": 3313,</text:p>
      <text:p text:style-name="Standard"><text:s text:c="16"/>"url": "/photo/3313"</text:p>
      <text:p text:style-name="Standard"><text:s text:c="12"/>}</text:p>
      <text:p text:style-name="Standard"><text:s text:c="8"/>]</text:p>
      <text:p text:style-name="Standard"><text:s text:c="4"/>},</text:p>
      <text:p text:style-name="Standard"><text:s text:c="4"/>{</text:p>
      <text:p text:style-name="Standard"><text:s text:c="8"/>"id": 2401,</text:p>
      <text:p text:style-name="Standard"><text:s text:c="8"/>"user_id": 1184,</text:p>
      <text:p text:style-name="Standard"><text:s text:c="8"/>"title": "Lot de <text:s text:c="2"/>Verre IKEA",</text:p>
      <text:p text:style-name="Standard"><text:s text:c="8"/>"description": "Ensemble de verrines en verre de marque IKEA, parfait pour vos réceptions ou au quotidien. Design élégant et robuste.",</text:p>
      <text:p text:style-name="Standard"><text:s text:c="8"/>"category": "Tableware",</text:p>
      <text:p text:style-name="Standard"><text:s text:c="8"/>"condition": "VeryGood",</text:p>
      <text:p text:style-name="Standard"><text:s text:c="8"/>"price": 15.0,</text:p>
      <text:p text:style-name="Standard"><text:s text:c="8"/>"longitude": 2.3574,</text:p>
      <text:p text:style-name="Standard"><text:s text:c="8"/>"latitude": 48.9364,</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1-05T13:40:06.306570",</text:p>
      <text:p text:style-name="Standard"><text:s text:c="8"/>"updated_at": "2024-11-05T13:42:08.307966",</text:p>
      <text:p text:style-name="Standard"><text:s text:c="8"/>"distance": 7432.480792671022,</text:p>
      <text:p text:style-name="Standard"><text:s text:c="8"/>"user": {</text:p>
      <text:p text:style-name="Standard"><text:s text:c="12"/>"id": 1184,</text:p>
      <text:p text:style-name="Standard"><text:s text:c="12"/>"email": "symphoniedulys@free.fr",</text:p>
      <text:p text:style-name="Standard"><text:s text:c="12"/>"username": "Choupinette 37270 ",</text:p>
      <text:p text:style-name="Standard"><text:s text:c="12"/>"mobile": "+33768642339",</text:p>
      <text:p text:style-name="Standard"><text:s text:c="12"/>"address": "16 rue pierre mendes France ",</text:p>
      <text:p text:style-name="Standard"><text:s text:c="12"/>"postal_code": "37270",</text:p>
      <text:p text:style-name="Standard"><text:s text:c="12"/>"city": "Montlouis sur Loire ",</text:p>
      <text:p text:style-name="Standard"><text:s text:c="12"/>"longitude": 0.839655,</text:p>
      <text:p text:style-name="Standard"><text:s text:c="12"/>"latitude": 47.386747,</text:p>
      <text:p text:style-name="Standard"><text:s text:c="12"/>"is_premium": false,</text:p>
      <text:p text:style-name="Standard"><text:s text:c="12"/>"created_at": "2024-11-05T13:38:22.708177",</text:p>
      <text:p text:style-name="Standard"><text:s text:c="12"/>"lastvisited": null</text:p>
      <text:p text:style-name="Standard"><text:s text:c="8"/>},</text:p>
      <text:p text:style-name="Standard"><text:s text:c="8"/>"photos": [</text:p>
      <text:p text:style-name="Standard"><text:s text:c="12"/>{</text:p>
      <text:p text:style-name="Standard"><text:s text:c="16"/>"id": 3320,</text:p>
      <text:p text:style-name="Standard"><text:s text:c="16"/>"url": "/photo/3320"</text:p>
      <text:p text:style-name="Standard"><text:s text:c="12"/>},</text:p>
      <text:p text:style-name="Standard"><text:s text:c="12"/>{</text:p>
      <text:p text:style-name="Standard"><text:s text:c="16"/>"id": 3321,</text:p>
      <text:p text:style-name="Standard"><text:s text:c="16"/>"url": "/photo/3321"</text:p>
      <text:p text:style-name="Standard"><text:s text:c="12"/>},</text:p>
      <text:p text:style-name="Standard"><text:s text:c="12"/>{</text:p>
      <text:p text:style-name="Standard"><text:s text:c="16"/>"id": 3322,</text:p>
      <text:p text:style-name="Standard"><text:s text:c="16"/>"url": "/photo/3322"</text:p>
      <text:p text:style-name="Standard"><text:s text:c="12"/>},</text:p>
      <text:p text:style-name="Standard"><text:s text:c="12"/>{</text:p>
      <text:p text:style-name="Standard"><text:s text:c="16"/>"id": 3323,</text:p>
      <text:p text:style-name="Standard"><text:soft-page-break/><text:s text:c="16"/>"url": "/photo/3323"</text:p>
      <text:p text:style-name="Standard"><text:s text:c="12"/>},</text:p>
      <text:p text:style-name="Standard"><text:s text:c="12"/>{</text:p>
      <text:p text:style-name="Standard"><text:s text:c="16"/>"id": 3324,</text:p>
      <text:p text:style-name="Standard"><text:s text:c="16"/>"url": "/photo/3324"</text:p>
      <text:p text:style-name="Standard"><text:s text:c="12"/>},</text:p>
      <text:p text:style-name="Standard"><text:s text:c="12"/>{</text:p>
      <text:p text:style-name="Standard"><text:s text:c="16"/>"id": 3325,</text:p>
      <text:p text:style-name="Standard"><text:s text:c="16"/>"url": "/photo/3325"</text:p>
      <text:p text:style-name="Standard"><text:s text:c="12"/>},</text:p>
      <text:p text:style-name="Standard"><text:s text:c="12"/>{</text:p>
      <text:p text:style-name="Standard"><text:s text:c="16"/>"id": 3326,</text:p>
      <text:p text:style-name="Standard"><text:s text:c="16"/>"url": "/photo/3326"</text:p>
      <text:p text:style-name="Standard"><text:s text:c="12"/>},</text:p>
      <text:p text:style-name="Standard"><text:s text:c="12"/>{</text:p>
      <text:p text:style-name="Standard"><text:s text:c="16"/>"id": 3327,</text:p>
      <text:p text:style-name="Standard"><text:s text:c="16"/>"url": "/photo/3327"</text:p>
      <text:p text:style-name="Standard"><text:s text:c="12"/>},</text:p>
      <text:p text:style-name="Standard"><text:s text:c="12"/>{</text:p>
      <text:p text:style-name="Standard"><text:s text:c="16"/>"id": 3328,</text:p>
      <text:p text:style-name="Standard"><text:s text:c="16"/>"url": "/photo/3328"</text:p>
      <text:p text:style-name="Standard"><text:s text:c="12"/>},</text:p>
      <text:p text:style-name="Standard"><text:s text:c="12"/>{</text:p>
      <text:p text:style-name="Standard"><text:s text:c="16"/>"id": 3329,</text:p>
      <text:p text:style-name="Standard"><text:s text:c="16"/>"url": "/photo/3329"</text:p>
      <text:p text:style-name="Standard"><text:s text:c="12"/>}</text:p>
      <text:p text:style-name="Standard"><text:s text:c="8"/>]</text:p>
      <text:p text:style-name="Standard"><text:s text:c="4"/>},</text:p>
      <text:p text:style-name="Standard"><text:s text:c="4"/>{</text:p>
      <text:p text:style-name="Standard"><text:s text:c="8"/>"id": 2402,</text:p>
      <text:p text:style-name="Standard"><text:s text:c="8"/>"user_id": 1184,</text:p>
      <text:p text:style-name="Standard"><text:s text:c="8"/>"title": "Cadre Photo Miroir",</text:p>
      <text:p text:style-name="Standard"><text:s text:c="8"/>"description": "Cadre photo chic avec finition miroir. Idéal pour décorer votre intérieur.",</text:p>
      <text:p text:style-name="Standard"><text:s text:c="8"/>"category": "Interior Decoration",</text:p>
      <text:p text:style-name="Standard"><text:s text:c="8"/>"condition": "VeryGood",</text:p>
      <text:p text:style-name="Standard"><text:s text:c="8"/>"price": 10.0,</text:p>
      <text:p text:style-name="Standard"><text:s text:c="8"/>"longitude": 2.3574,</text:p>
      <text:p text:style-name="Standard"><text:s text:c="8"/>"latitude": 48.9364,</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1-06T15:46:09.469765",</text:p>
      <text:p text:style-name="Standard"><text:s text:c="8"/>"updated_at": "2024-11-06T15:46:47.607917",</text:p>
      <text:p text:style-name="Standard"><text:s text:c="8"/>"distance": 7432.480792671022,</text:p>
      <text:p text:style-name="Standard"><text:s text:c="8"/>"user": {</text:p>
      <text:p text:style-name="Standard"><text:s text:c="12"/>"id": 1184,</text:p>
      <text:p text:style-name="Standard"><text:s text:c="12"/>"email": "symphoniedulys@free.fr",</text:p>
      <text:p text:style-name="Standard"><text:s text:c="12"/>"username": "Choupinette 37270 ",</text:p>
      <text:p text:style-name="Standard"><text:s text:c="12"/>"mobile": "+33768642339",</text:p>
      <text:p text:style-name="Standard"><text:s text:c="12"/>"address": "16 rue pierre mendes France ",</text:p>
      <text:p text:style-name="Standard"><text:s text:c="12"/>"postal_code": "37270",</text:p>
      <text:p text:style-name="Standard"><text:soft-page-break/><text:s text:c="12"/>"city": "Montlouis sur Loire ",</text:p>
      <text:p text:style-name="Standard"><text:s text:c="12"/>"longitude": 0.839655,</text:p>
      <text:p text:style-name="Standard"><text:s text:c="12"/>"latitude": 47.386747,</text:p>
      <text:p text:style-name="Standard"><text:s text:c="12"/>"is_premium": false,</text:p>
      <text:p text:style-name="Standard"><text:s text:c="12"/>"created_at": "2024-11-05T13:38:22.708177",</text:p>
      <text:p text:style-name="Standard"><text:s text:c="12"/>"lastvisited": null</text:p>
      <text:p text:style-name="Standard"><text:s text:c="8"/>},</text:p>
      <text:p text:style-name="Standard"><text:s text:c="8"/>"photos": [</text:p>
      <text:p text:style-name="Standard"><text:s text:c="12"/>{</text:p>
      <text:p text:style-name="Standard"><text:s text:c="16"/>"id": 3330,</text:p>
      <text:p text:style-name="Standard"><text:s text:c="16"/>"url": "/photo/3330"</text:p>
      <text:p text:style-name="Standard"><text:s text:c="12"/>},</text:p>
      <text:p text:style-name="Standard"><text:s text:c="12"/>{</text:p>
      <text:p text:style-name="Standard"><text:s text:c="16"/>"id": 3331,</text:p>
      <text:p text:style-name="Standard"><text:s text:c="16"/>"url": "/photo/3331"</text:p>
      <text:p text:style-name="Standard"><text:s text:c="12"/>},</text:p>
      <text:p text:style-name="Standard"><text:s text:c="12"/>{</text:p>
      <text:p text:style-name="Standard"><text:s text:c="16"/>"id": 3332,</text:p>
      <text:p text:style-name="Standard"><text:s text:c="16"/>"url": "/photo/3332"</text:p>
      <text:p text:style-name="Standard"><text:s text:c="12"/>},</text:p>
      <text:p text:style-name="Standard"><text:s text:c="12"/>{</text:p>
      <text:p text:style-name="Standard"><text:s text:c="16"/>"id": 3333,</text:p>
      <text:p text:style-name="Standard"><text:s text:c="16"/>"url": "/photo/3333"</text:p>
      <text:p text:style-name="Standard"><text:s text:c="12"/>}</text:p>
      <text:p text:style-name="Standard"><text:s text:c="8"/>]</text:p>
      <text:p text:style-name="Standard"><text:s text:c="4"/>},</text:p>
      <text:p text:style-name="Standard"><text:s text:c="4"/>{</text:p>
      <text:p text:style-name="Standard"><text:s text:c="8"/>"id": 2388,</text:p>
      <text:p text:style-name="Standard"><text:s text:c="8"/>"user_id": 1181,</text:p>
      <text:p text:style-name="Standard"><text:s text:c="8"/>"title": "Veste Coupe-Vent Rouge",</text:p>
      <text:p text:style-name="Standard"><text:s text:c="8"/>"description": "Veste Helly Hansen rouge en très bon état, idéale pour protection contre le vent et la pluie. Design sportif et confortable.",</text:p>
      <text:p text:style-name="Standard"><text:s text:c="8"/>"category": "Clothing",</text:p>
      <text:p text:style-name="Standard"><text:s text:c="8"/>"condition": "VeryGood",</text:p>
      <text:p text:style-name="Standard"><text:s text:c="8"/>"price": 45.0,</text:p>
      <text:p text:style-name="Standard"><text:s text:c="8"/>"longitude": 139.6503,</text:p>
      <text:p text:style-name="Standard"><text:s text:c="8"/>"latitude": 35.676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1-03T01:34:57.175594",</text:p>
      <text:p text:style-name="Standard"><text:s text:c="8"/>"updated_at": "2024-11-07T10:51:39.041900",</text:p>
      <text:p text:style-name="Standard"><text:s text:c="8"/>"distance": 7309.880320557659,</text:p>
      <text:p text:style-name="Standard"><text:s text:c="8"/>"user": {</text:p>
      <text:p text:style-name="Standard"><text:s text:c="12"/>"id": 1181,</text:p>
      <text:p text:style-name="Standard"><text:s text:c="12"/>"email": "k8t2h26nnd@privaterelay.appleid.com",</text:p>
      <text:p text:style-name="Standard"><text:s text:c="12"/>"username": "bztio54",</text:p>
      <text:p text:style-name="Standard"><text:s text:c="12"/>"mobile": "+33780187048",</text:p>
      <text:p text:style-name="Standard"><text:s text:c="12"/>"address": "62 Square du Nord ",</text:p>
      <text:p text:style-name="Standard"><text:s text:c="12"/>"postal_code": "95500",</text:p>
      <text:p text:style-name="Standard"><text:s text:c="12"/>"city": "gonesse ",</text:p>
      <text:p text:style-name="Standard"><text:soft-page-break/><text:s text:c="12"/>"longitude": 2.422757,</text:p>
      <text:p text:style-name="Standard"><text:s text:c="12"/>"latitude": 49.003004,</text:p>
      <text:p text:style-name="Standard"><text:s text:c="12"/>"is_premium": false,</text:p>
      <text:p text:style-name="Standard"><text:s text:c="12"/>"created_at": "2024-11-02T15:12:55.447590",</text:p>
      <text:p text:style-name="Standard"><text:s text:c="12"/>"lastvisited": null</text:p>
      <text:p text:style-name="Standard"><text:s text:c="8"/>},</text:p>
      <text:p text:style-name="Standard"><text:s text:c="8"/>"photos": [</text:p>
      <text:p text:style-name="Standard"><text:s text:c="12"/>{</text:p>
      <text:p text:style-name="Standard"><text:s text:c="16"/>"id": 3261,</text:p>
      <text:p text:style-name="Standard"><text:s text:c="16"/>"url": "/photo/3261"</text:p>
      <text:p text:style-name="Standard"><text:s text:c="12"/>},</text:p>
      <text:p text:style-name="Standard"><text:s text:c="12"/>{</text:p>
      <text:p text:style-name="Standard"><text:s text:c="16"/>"id": 3263,</text:p>
      <text:p text:style-name="Standard"><text:s text:c="16"/>"url": "/photo/3263"</text:p>
      <text:p text:style-name="Standard"><text:s text:c="12"/>},</text:p>
      <text:p text:style-name="Standard"><text:s text:c="12"/>{</text:p>
      <text:p text:style-name="Standard"><text:s text:c="16"/>"id": 3265,</text:p>
      <text:p text:style-name="Standard"><text:s text:c="16"/>"url": "/photo/3265"</text:p>
      <text:p text:style-name="Standard"><text:s text:c="12"/>},</text:p>
      <text:p text:style-name="Standard"><text:s text:c="12"/>{</text:p>
      <text:p text:style-name="Standard"><text:s text:c="16"/>"id": 3267,</text:p>
      <text:p text:style-name="Standard"><text:s text:c="16"/>"url": "/photo/3267"</text:p>
      <text:p text:style-name="Standard"><text:s text:c="12"/>},</text:p>
      <text:p text:style-name="Standard"><text:s text:c="12"/>{</text:p>
      <text:p text:style-name="Standard"><text:s text:c="16"/>"id": 3269,</text:p>
      <text:p text:style-name="Standard"><text:s text:c="16"/>"url": "/photo/3269"</text:p>
      <text:p text:style-name="Standard"><text:s text:c="12"/>},</text:p>
      <text:p text:style-name="Standard"><text:s text:c="12"/>{</text:p>
      <text:p text:style-name="Standard"><text:s text:c="16"/>"id": 3271,</text:p>
      <text:p text:style-name="Standard"><text:s text:c="16"/>"url": "/photo/3271"</text:p>
      <text:p text:style-name="Standard"><text:s text:c="12"/>},</text:p>
      <text:p text:style-name="Standard"><text:s text:c="12"/>{</text:p>
      <text:p text:style-name="Standard"><text:s text:c="16"/>"id": 3273,</text:p>
      <text:p text:style-name="Standard"><text:s text:c="16"/>"url": "/photo/3273"</text:p>
      <text:p text:style-name="Standard"><text:s text:c="12"/>},</text:p>
      <text:p text:style-name="Standard"><text:s text:c="12"/>{</text:p>
      <text:p text:style-name="Standard"><text:s text:c="16"/>"id": 3274,</text:p>
      <text:p text:style-name="Standard"><text:s text:c="16"/>"url": "/photo/3274"</text:p>
      <text:p text:style-name="Standard"><text:s text:c="12"/>},</text:p>
      <text:p text:style-name="Standard"><text:s text:c="12"/>{</text:p>
      <text:p text:style-name="Standard"><text:s text:c="16"/>"id": 3275,</text:p>
      <text:p text:style-name="Standard"><text:s text:c="16"/>"url": "/photo/3275"</text:p>
      <text:p text:style-name="Standard"><text:s text:c="12"/>},</text:p>
      <text:p text:style-name="Standard"><text:s text:c="12"/>{</text:p>
      <text:p text:style-name="Standard"><text:s text:c="16"/>"id": 3276,</text:p>
      <text:p text:style-name="Standard"><text:s text:c="16"/>"url": "/photo/3276"</text:p>
      <text:p text:style-name="Standard"><text:s text:c="12"/>},</text:p>
      <text:p text:style-name="Standard"><text:s text:c="12"/>{</text:p>
      <text:p text:style-name="Standard"><text:s text:c="16"/>"id": 3277,</text:p>
      <text:p text:style-name="Standard"><text:s text:c="16"/>"url": "/photo/3277"</text:p>
      <text:p text:style-name="Standard"><text:s text:c="12"/>},</text:p>
      <text:p text:style-name="Standard"><text:s text:c="12"/>{</text:p>
      <text:p text:style-name="Standard"><text:soft-page-break/><text:s text:c="16"/>"id": 3278,</text:p>
      <text:p text:style-name="Standard"><text:s text:c="16"/>"url": "/photo/3278"</text:p>
      <text:p text:style-name="Standard"><text:s text:c="12"/>},</text:p>
      <text:p text:style-name="Standard"><text:s text:c="12"/>{</text:p>
      <text:p text:style-name="Standard"><text:s text:c="16"/>"id": 3279,</text:p>
      <text:p text:style-name="Standard"><text:s text:c="16"/>"url": "/photo/3279"</text:p>
      <text:p text:style-name="Standard"><text:s text:c="12"/>},</text:p>
      <text:p text:style-name="Standard"><text:s text:c="12"/>{</text:p>
      <text:p text:style-name="Standard"><text:s text:c="16"/>"id": 3280,</text:p>
      <text:p text:style-name="Standard"><text:s text:c="16"/>"url": "/photo/3280"</text:p>
      <text:p text:style-name="Standard"><text:s text:c="12"/>},</text:p>
      <text:p text:style-name="Standard"><text:s text:c="12"/>{</text:p>
      <text:p text:style-name="Standard"><text:s text:c="16"/>"id": 3281,</text:p>
      <text:p text:style-name="Standard"><text:s text:c="16"/>"url": "/photo/3281"</text:p>
      <text:p text:style-name="Standard"><text:s text:c="12"/>},</text:p>
      <text:p text:style-name="Standard"><text:s text:c="12"/>{</text:p>
      <text:p text:style-name="Standard"><text:s text:c="16"/>"id": 3282,</text:p>
      <text:p text:style-name="Standard"><text:s text:c="16"/>"url": "/photo/3282"</text:p>
      <text:p text:style-name="Standard"><text:s text:c="12"/>},</text:p>
      <text:p text:style-name="Standard"><text:s text:c="12"/>{</text:p>
      <text:p text:style-name="Standard"><text:s text:c="16"/>"id": 3283,</text:p>
      <text:p text:style-name="Standard"><text:s text:c="16"/>"url": "/photo/3283"</text:p>
      <text:p text:style-name="Standard"><text:s text:c="12"/>},</text:p>
      <text:p text:style-name="Standard"><text:s text:c="12"/>{</text:p>
      <text:p text:style-name="Standard"><text:s text:c="16"/>"id": 3284,</text:p>
      <text:p text:style-name="Standard"><text:s text:c="16"/>"url": "/photo/3284"</text:p>
      <text:p text:style-name="Standard"><text:s text:c="12"/>},</text:p>
      <text:p text:style-name="Standard"><text:s text:c="12"/>{</text:p>
      <text:p text:style-name="Standard"><text:s text:c="16"/>"id": 3285,</text:p>
      <text:p text:style-name="Standard"><text:s text:c="16"/>"url": "/photo/3285"</text:p>
      <text:p text:style-name="Standard"><text:s text:c="12"/>}</text:p>
      <text:p text:style-name="Standard"><text:s text:c="8"/>]</text:p>
      <text:p text:style-name="Standard"><text:s text:c="4"/>},</text:p>
      <text:p text:style-name="Standard"><text:s text:c="4"/>{</text:p>
      <text:p text:style-name="Standard"><text:s text:c="8"/>"id": 2414,</text:p>
      <text:p text:style-name="Standard"><text:s text:c="8"/>"user_id": 1188,</text:p>
      <text:p text:style-name="Standard"><text:s text:c="8"/>"title": "AC Adapter",</text:p>
      <text:p text:style-name="Standard"><text:s text:c="8"/>"description": "High-quality AC adapter, suitable for various electronic devices. Ensures stable power output.",</text:p>
      <text:p text:style-name="Standard"><text:s text:c="8"/>"category": "Electronics and Multimedia",</text:p>
      <text:p text:style-name="Standard"><text:s text:c="8"/>"condition": "VeryGood",</text:p>
      <text:p text:style-name="Standard"><text:s text:c="8"/>"price": 15.0,</text:p>
      <text:p text:style-name="Standard"><text:s text:c="8"/>"longitude": 139.6503,</text:p>
      <text:p text:style-name="Standard"><text:s text:c="8"/>"latitude": 35.676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1-07T08:03:03.916934",</text:p>
      <text:p text:style-name="Standard"><text:s text:c="8"/>"updated_at": "2024-11-07T08:03:12.545339",</text:p>
      <text:p text:style-name="Standard"><text:s text:c="8"/>"distance": 6655.589081469956,</text:p>
      <text:p text:style-name="Standard"><text:s text:c="8"/>"user": {</text:p>
      <text:p text:style-name="Standard"><text:soft-page-break/><text:s text:c="12"/>"id": 1188,</text:p>
      <text:p text:style-name="Standard"><text:s text:c="12"/>"email": "techling786@gmail.com",</text:p>
      <text:p text:style-name="Standard"><text:s text:c="12"/>"username": "akif malhi",</text:p>
      <text:p text:style-name="Standard"><text:s text:c="12"/>"mobile": "+923456464664",</text:p>
      <text:p text:style-name="Standard"><text:s text:c="12"/>"address": "test",</text:p>
      <text:p text:style-name="Standard"><text:s text:c="12"/>"postal_code": "789",</text:p>
      <text:p text:style-name="Standard"><text:s text:c="12"/>"city": "Sheikhupura ",</text:p>
      <text:p text:style-name="Standard"><text:s text:c="12"/>"longitude": 13.090117,</text:p>
      <text:p text:style-name="Standard"><text:s text:c="12"/>"latitude": 55.648274,</text:p>
      <text:p text:style-name="Standard"><text:s text:c="12"/>"is_premium": false,</text:p>
      <text:p text:style-name="Standard"><text:s text:c="12"/>"created_at": "2024-11-07T07:28:09.418149",</text:p>
      <text:p text:style-name="Standard"><text:s text:c="12"/>"lastvisited": "2025-06-17"</text:p>
      <text:p text:style-name="Standard"><text:s text:c="8"/>},</text:p>
      <text:p text:style-name="Standard"><text:s text:c="8"/>"photos": [</text:p>
      <text:p text:style-name="Standard"><text:s text:c="12"/>{</text:p>
      <text:p text:style-name="Standard"><text:s text:c="16"/>"id": 3350,</text:p>
      <text:p text:style-name="Standard"><text:s text:c="16"/>"url": "/photo/3350"</text:p>
      <text:p text:style-name="Standard"><text:s text:c="12"/>}</text:p>
      <text:p text:style-name="Standard"><text:s text:c="8"/>]</text:p>
      <text:p text:style-name="Standard"><text:s text:c="4"/>},</text:p>
      <text:p text:style-name="Standard"><text:s text:c="4"/>{</text:p>
      <text:p text:style-name="Standard"><text:s text:c="8"/>"id": 2415,</text:p>
      <text:p text:style-name="Standard"><text:s text:c="8"/>"user_id": 1189,</text:p>
      <text:p text:style-name="Standard"><text:s text:c="8"/>"title": "Vêtements bébé adorables",</text:p>
      <text:p text:style-name="Standard"><text:s text:c="8"/>"description": "Lot de trois adorables ensembles pour bébé avec motifs de chat et autres animaux. Parfait pour offrir ou pour votre propre enfant.",</text:p>
      <text:p text:style-name="Standard"><text:s text:c="8"/>"category": "Clothing",</text:p>
      <text:p text:style-name="Standard"><text:s text:c="8"/>"condition": "VeryGood",</text:p>
      <text:p text:style-name="Standard"><text:s text:c="8"/>"price": 25.0,</text:p>
      <text:p text:style-name="Standard"><text:s text:c="8"/>"longitude": 130.4017,</text:p>
      <text:p text:style-name="Standard"><text:s text:c="8"/>"latitude": 33.5902,</text:p>
      <text:p text:style-name="Standard"><text:s text:c="8"/>"currency": null,</text:p>
      <text:p text:style-name="Standard"><text:s text:c="8"/>"brand": "Disney",</text:p>
      <text:p text:style-name="Standard"><text:s text:c="8"/>"size": "6m",</text:p>
      <text:p text:style-name="Standard"><text:s text:c="8"/>"state": "active",</text:p>
      <text:p text:style-name="Standard"><text:s text:c="8"/>"created_at": "2024-11-07T22:29:34.171985",</text:p>
      <text:p text:style-name="Standard"><text:s text:c="8"/>"updated_at": "2024-11-07T22:31:04.741452",</text:p>
      <text:p text:style-name="Standard"><text:s text:c="8"/>"distance": 7127.143680559825,</text:p>
      <text:p text:style-name="Standard"><text:s text:c="8"/>"user": {</text:p>
      <text:p text:style-name="Standard"><text:s text:c="12"/>"id": 1189,</text:p>
      <text:p text:style-name="Standard"><text:s text:c="12"/>"email": "narcisasemedogomes@gmail.com",</text:p>
      <text:p text:style-name="Standard"><text:s text:c="12"/>"username": "Nana238",</text:p>
      <text:p text:style-name="Standard"><text:s text:c="12"/>"mobile": "+33624845524",</text:p>
      <text:p text:style-name="Standard"><text:s text:c="12"/>"address": "96 boulevard Eugène Reguillon ",</text:p>
      <text:p text:style-name="Standard"><text:s text:c="12"/>"postal_code": "69100",</text:p>
      <text:p text:style-name="Standard"><text:s text:c="12"/>"city": "Villeurbanne ",</text:p>
      <text:p text:style-name="Standard"><text:s text:c="12"/>"longitude": 4.89916,</text:p>
      <text:p text:style-name="Standard"><text:s text:c="12"/>"latitude": 45.762154,</text:p>
      <text:p text:style-name="Standard"><text:s text:c="12"/>"is_premium": false,</text:p>
      <text:p text:style-name="Standard"><text:s text:c="12"/>"created_at": "2024-11-07T09:26:23.153370",</text:p>
      <text:p text:style-name="Standard"><text:s text:c="12"/>"lastvisited": "2025-04-30"</text:p>
      <text:p text:style-name="Standard"><text:s text:c="8"/>},</text:p>
      <text:p text:style-name="Standard"><text:soft-page-break/><text:s text:c="8"/>"photos": [</text:p>
      <text:p text:style-name="Standard"><text:s text:c="12"/>{</text:p>
      <text:p text:style-name="Standard"><text:s text:c="16"/>"id": 3351,</text:p>
      <text:p text:style-name="Standard"><text:s text:c="16"/>"url": "/photo/3351"</text:p>
      <text:p text:style-name="Standard"><text:s text:c="12"/>}</text:p>
      <text:p text:style-name="Standard"><text:s text:c="8"/>]</text:p>
      <text:p text:style-name="Standard"><text:s text:c="4"/>},</text:p>
      <text:p text:style-name="Standard"><text:s text:c="4"/>{</text:p>
      <text:p text:style-name="Standard"><text:s text:c="8"/>"id": 2422,</text:p>
      <text:p text:style-name="Standard"><text:s text:c="8"/>"user_id": 1216,</text:p>
      <text:p text:style-name="Standard"><text:s text:c="8"/>"title": "Adorable Children's Clothing Set",</text:p>
      <text:p text:style-name="Standard"><text:s text:c="8"/>"description": "Colorful and fun clothing sets for children, including a sweater and matching pants. Perfect for playtime and outings.",</text:p>
      <text:p text:style-name="Standard"><text:s text:c="8"/>"category": "Clothing",</text:p>
      <text:p text:style-name="Standard"><text:s text:c="8"/>"condition": "New",</text:p>
      <text:p text:style-name="Standard"><text:s text:c="8"/>"price": 20.0,</text:p>
      <text:p text:style-name="Standard"><text:s text:c="8"/>"longitude": 2.3574,</text:p>
      <text:p text:style-name="Standard"><text:s text:c="8"/>"latitude": 48.9364,</text:p>
      <text:p text:style-name="Standard"><text:s text:c="8"/>"currency": null,</text:p>
      <text:p text:style-name="Standard"><text:s text:c="8"/>"brand": null,</text:p>
      <text:p text:style-name="Standard"><text:s text:c="8"/>"size": "24m",</text:p>
      <text:p text:style-name="Standard"><text:s text:c="8"/>"state": "active",</text:p>
      <text:p text:style-name="Standard"><text:s text:c="8"/>"created_at": "2024-12-05T08:10:32.497818",</text:p>
      <text:p text:style-name="Standard"><text:s text:c="8"/>"updated_at": "2024-12-05T08:10:48.960291",</text:p>
      <text:p text:style-name="Standard"><text:s text:c="8"/>"distance": 7314.32503762956,</text:p>
      <text:p text:style-name="Standard"><text:s text:c="8"/>"user": {</text:p>
      <text:p text:style-name="Standard"><text:s text:c="12"/>"id": 1216,</text:p>
      <text:p text:style-name="Standard"><text:s text:c="12"/>"email": "abdul@gmail.com",</text:p>
      <text:p text:style-name="Standard"><text:s text:c="12"/>"username": "abdul",</text:p>
      <text:p text:style-name="Standard"><text:s text:c="12"/>"mobile": "+3394949495985",</text:p>
      <text:p text:style-name="Standard"><text:s text:c="12"/>"address": "paris",</text:p>
      <text:p text:style-name="Standard"><text:s text:c="12"/>"postal_code": "75000",</text:p>
      <text:p text:style-name="Standard"><text:s text:c="12"/>"city": "paris",</text:p>
      <text:p text:style-name="Standard"><text:s text:c="12"/>"longitude": 2.364535,</text:p>
      <text:p text:style-name="Standard"><text:s text:c="12"/>"latitude": 48.878917,</text:p>
      <text:p text:style-name="Standard"><text:s text:c="12"/>"is_premium": false,</text:p>
      <text:p text:style-name="Standard"><text:s text:c="12"/>"created_at": "2024-12-05T07:53:36.861022",</text:p>
      <text:p text:style-name="Standard"><text:s text:c="12"/>"lastvisited": "2024-12-05"</text:p>
      <text:p text:style-name="Standard"><text:s text:c="8"/>},</text:p>
      <text:p text:style-name="Standard"><text:s text:c="8"/>"photos": [</text:p>
      <text:p text:style-name="Standard"><text:s text:c="12"/>{</text:p>
      <text:p text:style-name="Standard"><text:s text:c="16"/>"id": 3369,</text:p>
      <text:p text:style-name="Standard"><text:s text:c="16"/>"url": "/photo/3369"</text:p>
      <text:p text:style-name="Standard"><text:s text:c="12"/>},</text:p>
      <text:p text:style-name="Standard"><text:s text:c="12"/>{</text:p>
      <text:p text:style-name="Standard"><text:s text:c="16"/>"id": 3370,</text:p>
      <text:p text:style-name="Standard"><text:s text:c="16"/>"url": "/photo/3370"</text:p>
      <text:p text:style-name="Standard"><text:s text:c="12"/>},</text:p>
      <text:p text:style-name="Standard"><text:s text:c="12"/>{</text:p>
      <text:p text:style-name="Standard"><text:s text:c="16"/>"id": 3372,</text:p>
      <text:p text:style-name="Standard"><text:s text:c="16"/>"url": "/photo/3372"</text:p>
      <text:p text:style-name="Standard"><text:s text:c="12"/>}</text:p>
      <text:p text:style-name="Standard"><text:soft-page-break/><text:s text:c="8"/>]</text:p>
      <text:p text:style-name="Standard"><text:s text:c="4"/>},</text:p>
      <text:p text:style-name="Standard"><text:s text:c="4"/>{</text:p>
      <text:p text:style-name="Standard"><text:s text:c="8"/>"id": 2443,</text:p>
      <text:p text:style-name="Standard"><text:s text:c="8"/>"user_id": 1226,</text:p>
      <text:p text:style-name="Standard"><text:s text:c="8"/>"title": "MacBook Keyboard",</text:p>
      <text:p text:style-name="Standard"><text:s text:c="8"/>"description": "Well-maintained MacBook keyboard, fully functional. Ideal for students and professionals.",</text:p>
      <text:p text:style-name="Standard"><text:s text:c="8"/>"category": "Computing",</text:p>
      <text:p text:style-name="Standard"><text:s text:c="8"/>"condition": "VeryGood",</text:p>
      <text:p text:style-name="Standard"><text:s text:c="8"/>"price": 150.0,</text:p>
      <text:p text:style-name="Standard"><text:s text:c="8"/>"longitude": 74.305688,</text:p>
      <text:p text:style-name="Standard"><text:s text:c="8"/>"latitude": 31.568758,</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0T06:26:26.582734",</text:p>
      <text:p text:style-name="Standard"><text:s text:c="8"/>"updated_at": "2025-03-20T06:26:41.156897",</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25,</text:p>
      <text:p text:style-name="Standard"><text:s text:c="16"/>"url": "/photo/3425"</text:p>
      <text:p text:style-name="Standard"><text:s text:c="12"/>}</text:p>
      <text:p text:style-name="Standard"><text:s text:c="8"/>]</text:p>
      <text:p text:style-name="Standard"><text:s text:c="4"/>},</text:p>
      <text:p text:style-name="Standard"><text:s text:c="4"/>{</text:p>
      <text:p text:style-name="Standard"><text:s text:c="8"/>"id": 2448,</text:p>
      <text:p text:style-name="Standard"><text:s text:c="8"/>"user_id": 1226,</text:p>
      <text:p text:style-name="Standard"><text:s text:c="8"/>"title": "MacBook Pro for Sale",</text:p>
      <text:p text:style-name="Standard"><text:s text:c="8"/>"description": "MacBook Pro in excellent working condition. Ideal for work and study.",</text:p>
      <text:p text:style-name="Standard"><text:s text:c="8"/>"category": "Electronics and Multimedia",</text:p>
      <text:p text:style-name="Standard"><text:s text:c="8"/>"condition": "VeryGood",</text:p>
      <text:p text:style-name="Standard"><text:s text:c="8"/>"price": 1200.0,</text:p>
      <text:p text:style-name="Standard"><text:s text:c="8"/>"longitude": 73.98403,</text:p>
      <text:p text:style-name="Standard"><text:s text:c="8"/>"latitude": 31.706179,</text:p>
      <text:p text:style-name="Standard"><text:s text:c="8"/>"currency": null,</text:p>
      <text:p text:style-name="Standard"><text:soft-page-break/><text:s text:c="8"/>"brand": null,</text:p>
      <text:p text:style-name="Standard"><text:s text:c="8"/>"size": null,</text:p>
      <text:p text:style-name="Standard"><text:s text:c="8"/>"state": "active",</text:p>
      <text:p text:style-name="Standard"><text:s text:c="8"/>"created_at": "2025-03-20T07:32:17.542244",</text:p>
      <text:p text:style-name="Standard"><text:s text:c="8"/>"updated_at": "2025-03-20T07:32:28.332819",</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30,</text:p>
      <text:p text:style-name="Standard"><text:s text:c="16"/>"url": "/photo/3430"</text:p>
      <text:p text:style-name="Standard"><text:s text:c="12"/>}</text:p>
      <text:p text:style-name="Standard"><text:s text:c="8"/>]</text:p>
      <text:p text:style-name="Standard"><text:s text:c="4"/>},</text:p>
      <text:p text:style-name="Standard"><text:s text:c="4"/>{</text:p>
      <text:p text:style-name="Standard"><text:s text:c="8"/>"id": 2450,</text:p>
      <text:p text:style-name="Standard"><text:s text:c="8"/>"user_id": 1226,</text:p>
      <text:p text:style-name="Standard"><text:s text:c="8"/>"title": "MacBook Pro Retina Display 13-inch",</text:p>
      <text:p text:style-name="Standard"><text:s text:c="8"/>"description": "Lightly used MacBook Pro with Retina Display. Perfect working condition with minor cosmetic wear. Ideal for work or study.",</text:p>
      <text:p text:style-name="Standard"><text:s text:c="8"/>"category": "Electronics and Multimedia",</text:p>
      <text:p text:style-name="Standard"><text:s text:c="8"/>"condition": "VeryGood",</text:p>
      <text:p text:style-name="Standard"><text:s text:c="8"/>"price": 900.0,</text:p>
      <text:p text:style-name="Standard"><text:s text:c="8"/>"longitude": 136.690816,</text:p>
      <text:p text:style-name="Standard"><text:s text:c="8"/>"latitude": 35.67279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0T07:45:34.830941",</text:p>
      <text:p text:style-name="Standard"><text:s text:c="8"/>"updated_at": "2025-03-20T07:45:55.772799",</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oft-page-break/><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32,</text:p>
      <text:p text:style-name="Standard"><text:s text:c="16"/>"url": "/photo/3432"</text:p>
      <text:p text:style-name="Standard"><text:s text:c="12"/>}</text:p>
      <text:p text:style-name="Standard"><text:s text:c="8"/>]</text:p>
      <text:p text:style-name="Standard"><text:s text:c="4"/>},</text:p>
      <text:p text:style-name="Standard"><text:s text:c="4"/>{</text:p>
      <text:p text:style-name="Standard"><text:s text:c="8"/>"id": 2454,</text:p>
      <text:p text:style-name="Standard"><text:s text:c="8"/>"user_id": 1226,</text:p>
      <text:p text:style-name="Standard"><text:s text:c="8"/>"title": "Apple Laptop in Good Condition",</text:p>
      <text:p text:style-name="Standard"><text:s text:c="8"/>"description": "Apple MacBook Pro with Retina display, perfect for work and entertainment.",</text:p>
      <text:p text:style-name="Standard"><text:s text:c="8"/>"category": "Computing",</text:p>
      <text:p text:style-name="Standard"><text:s text:c="8"/>"condition": "Good",</text:p>
      <text:p text:style-name="Standard"><text:s text:c="8"/>"price": 750.0,</text:p>
      <text:p text:style-name="Standard"><text:s text:c="8"/>"longitude": 73.98403,</text:p>
      <text:p text:style-name="Standard"><text:s text:c="8"/>"latitude": 31.706179,</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0T08:08:25.189398",</text:p>
      <text:p text:style-name="Standard"><text:s text:c="8"/>"updated_at": "2025-03-20T08:08:35.404739",</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36,</text:p>
      <text:p text:style-name="Standard"><text:s text:c="16"/>"url": "/photo/3436"</text:p>
      <text:p text:style-name="Standard"><text:s text:c="12"/>}</text:p>
      <text:p text:style-name="Standard"><text:s text:c="8"/>]</text:p>
      <text:p text:style-name="Standard"><text:s text:c="4"/>},</text:p>
      <text:p text:style-name="Standard"><text:soft-page-break/><text:s text:c="4"/>{</text:p>
      <text:p text:style-name="Standard"><text:s text:c="8"/>"id": 2456,</text:p>
      <text:p text:style-name="Standard"><text:s text:c="8"/>"user_id": 1226,</text:p>
      <text:p text:style-name="Standard"><text:s text:c="8"/>"title": "MacBook Pro for Sale",</text:p>
      <text:p text:style-name="Standard"><text:s text:c="8"/>"description": "Gently used MacBook Pro in excellent condition. Well-maintained with no visible scratches or dents. Perfect for work or personal use.",</text:p>
      <text:p text:style-name="Standard"><text:s text:c="8"/>"category": "Computing",</text:p>
      <text:p text:style-name="Standard"><text:s text:c="8"/>"condition": "VeryGood",</text:p>
      <text:p text:style-name="Standard"><text:s text:c="8"/>"price": 1200.0,</text:p>
      <text:p text:style-name="Standard"><text:s text:c="8"/>"longitude": 136.690816,</text:p>
      <text:p text:style-name="Standard"><text:s text:c="8"/>"latitude": 35.67279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0T08:20:15.574539",</text:p>
      <text:p text:style-name="Standard"><text:s text:c="8"/>"updated_at": "2025-03-20T08:20:30.659345",</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38,</text:p>
      <text:p text:style-name="Standard"><text:s text:c="16"/>"url": "/photo/3438"</text:p>
      <text:p text:style-name="Standard"><text:s text:c="12"/>}</text:p>
      <text:p text:style-name="Standard"><text:s text:c="8"/>]</text:p>
      <text:p text:style-name="Standard"><text:s text:c="4"/>},</text:p>
      <text:p text:style-name="Standard"><text:s text:c="4"/>{</text:p>
      <text:p text:style-name="Standard"><text:s text:c="8"/>"id": 2470,</text:p>
      <text:p text:style-name="Standard"><text:s text:c="8"/>"user_id": 1226,</text:p>
      <text:p text:style-name="Standard"><text:s text:c="8"/>"title": "Laptop Keyboard",</text:p>
      <text:p text:style-name="Standard"><text:s text:c="8"/>"description": "MacBook Pro keyboard in very good condition, perfect for typing.",</text:p>
      <text:p text:style-name="Standard"><text:s text:c="8"/>"category": "Computing",</text:p>
      <text:p text:style-name="Standard"><text:s text:c="8"/>"condition": "VeryGood",</text:p>
      <text:p text:style-name="Standard"><text:s text:c="8"/>"price": 120.0,</text:p>
      <text:p text:style-name="Standard"><text:s text:c="8"/>"longitude": 136.690816,</text:p>
      <text:p text:style-name="Standard"><text:s text:c="8"/>"latitude": 35.672792,</text:p>
      <text:p text:style-name="Standard"><text:s text:c="8"/>"currency": null,</text:p>
      <text:p text:style-name="Standard"><text:s text:c="8"/>"brand": null,</text:p>
      <text:p text:style-name="Standard"><text:s text:c="8"/>"size": null,</text:p>
      <text:p text:style-name="Standard"><text:soft-page-break/><text:s text:c="8"/>"state": "active",</text:p>
      <text:p text:style-name="Standard"><text:s text:c="8"/>"created_at": "2025-03-20T09:23:47.577958",</text:p>
      <text:p text:style-name="Standard"><text:s text:c="8"/>"updated_at": "2025-03-20T09:24:02.120600",</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52,</text:p>
      <text:p text:style-name="Standard"><text:s text:c="16"/>"url": "/photo/3452"</text:p>
      <text:p text:style-name="Standard"><text:s text:c="12"/>}</text:p>
      <text:p text:style-name="Standard"><text:s text:c="8"/>]</text:p>
      <text:p text:style-name="Standard"><text:s text:c="4"/>},</text:p>
      <text:p text:style-name="Standard"><text:s text:c="4"/>{</text:p>
      <text:p text:style-name="Standard"><text:s text:c="8"/>"id": 2471,</text:p>
      <text:p text:style-name="Standard"><text:s text:c="8"/>"user_id": 1226,</text:p>
      <text:p text:style-name="Standard"><text:s text:c="8"/>"title": "Laptop in Excellent Condition",</text:p>
      <text:p text:style-name="Standard"><text:s text:c="8"/>"description": "Sleek and powerful laptop with a backlit keyboard, perfect for work or entertainment.",</text:p>
      <text:p text:style-name="Standard"><text:s text:c="8"/>"category": "Computing",</text:p>
      <text:p text:style-name="Standard"><text:s text:c="8"/>"condition": "VeryGood",</text:p>
      <text:p text:style-name="Standard"><text:s text:c="8"/>"price": 900.0,</text:p>
      <text:p text:style-name="Standard"><text:s text:c="8"/>"longitude": 53.487766,</text:p>
      <text:p text:style-name="Standard"><text:s text:c="8"/>"latitude": 32.815273,</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0T09:24:46.765930",</text:p>
      <text:p text:style-name="Standard"><text:s text:c="8"/>"updated_at": "2025-03-20T09:24:58.168797",</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 text:c="12"/>"city": "Lahore ",</text:p>
      <text:p text:style-name="Standard"><text:s text:c="12"/>"longitude": 74.337262,</text:p>
      <text:p text:style-name="Standard"><text:soft-page-break/><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53,</text:p>
      <text:p text:style-name="Standard"><text:s text:c="16"/>"url": "/photo/3453"</text:p>
      <text:p text:style-name="Standard"><text:s text:c="12"/>}</text:p>
      <text:p text:style-name="Standard"><text:s text:c="8"/>]</text:p>
      <text:p text:style-name="Standard"><text:s text:c="4"/>},</text:p>
      <text:p text:style-name="Standard"><text:s text:c="4"/>{</text:p>
      <text:p text:style-name="Standard"><text:s text:c="8"/>"id": 2472,</text:p>
      <text:p text:style-name="Standard"><text:s text:c="8"/>"user_id": 1226,</text:p>
      <text:p text:style-name="Standard"><text:s text:c="8"/>"title": "High-Performance Laptop",</text:p>
      <text:p text:style-name="Standard"><text:s text:c="8"/>"description": "Sleek, modern laptop with excellent performance for professional use.",</text:p>
      <text:p text:style-name="Standard"><text:s text:c="8"/>"category": "Computing",</text:p>
      <text:p text:style-name="Standard"><text:s text:c="8"/>"condition": "VeryGood",</text:p>
      <text:p text:style-name="Standard"><text:s text:c="8"/>"price": 1200.0,</text:p>
      <text:p text:style-name="Standard"><text:s text:c="8"/>"longitude": 53.487766,</text:p>
      <text:p text:style-name="Standard"><text:s text:c="8"/>"latitude": 32.815273,</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0T09:25:57.839410",</text:p>
      <text:p text:style-name="Standard"><text:s text:c="8"/>"updated_at": "2025-03-20T09:26:14.790489",</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54,</text:p>
      <text:p text:style-name="Standard"><text:s text:c="16"/>"url": "/photo/3454"</text:p>
      <text:p text:style-name="Standard"><text:s text:c="12"/>}</text:p>
      <text:p text:style-name="Standard"><text:s text:c="8"/>]</text:p>
      <text:p text:style-name="Standard"><text:s text:c="4"/>},</text:p>
      <text:p text:style-name="Standard"><text:s text:c="4"/>{</text:p>
      <text:p text:style-name="Standard"><text:s text:c="8"/>"id": 2473,</text:p>
      <text:p text:style-name="Standard"><text:soft-page-break/><text:s text:c="8"/>"user_id": 1226,</text:p>
      <text:p text:style-name="Standard"><text:s text:c="8"/>"title": "Apple Laptop Keyboard",</text:p>
      <text:p text:style-name="Standard"><text:s text:c="8"/>"description": "Sleek and efficient keyboard from Apple. Perfect for professionals and students alike.",</text:p>
      <text:p text:style-name="Standard"><text:s text:c="8"/>"category": "Computing",</text:p>
      <text:p text:style-name="Standard"><text:s text:c="8"/>"condition": "VeryGood",</text:p>
      <text:p text:style-name="Standard"><text:s text:c="8"/>"price": 350.0,</text:p>
      <text:p text:style-name="Standard"><text:s text:c="8"/>"longitude": 31.688555,</text:p>
      <text:p text:style-name="Standard"><text:s text:c="8"/>"latitude": 26.561996,</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0T09:28:40.364043",</text:p>
      <text:p text:style-name="Standard"><text:s text:c="8"/>"updated_at": "2025-03-20T09:28:50.382267",</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55,</text:p>
      <text:p text:style-name="Standard"><text:s text:c="16"/>"url": "/photo/3455"</text:p>
      <text:p text:style-name="Standard"><text:s text:c="12"/>}</text:p>
      <text:p text:style-name="Standard"><text:s text:c="8"/>]</text:p>
      <text:p text:style-name="Standard"><text:s text:c="4"/>},</text:p>
      <text:p text:style-name="Standard"><text:s text:c="4"/>{</text:p>
      <text:p text:style-name="Standard"><text:s text:c="8"/>"id": 2487,</text:p>
      <text:p text:style-name="Standard"><text:s text:c="8"/>"user_id": 1230,</text:p>
      <text:p text:style-name="Standard"><text:s text:c="8"/>"title": "Red Car for Sale",</text:p>
      <text:p text:style-name="Standard"><text:s text:c="8"/>"description": "Sleek red car in very good condition, perfect for city driving.",</text:p>
      <text:p text:style-name="Standard"><text:s text:c="8"/>"category": "Automobile and Car Accessories",</text:p>
      <text:p text:style-name="Standard"><text:s text:c="8"/>"condition": "VeryGood",</text:p>
      <text:p text:style-name="Standard"><text:s text:c="8"/>"price": 9500.0,</text:p>
      <text:p text:style-name="Standard"><text:s text:c="8"/>"longitude": 73.98403,</text:p>
      <text:p text:style-name="Standard"><text:s text:c="8"/>"latitude": 31.706179,</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1T06:19:00.628701",</text:p>
      <text:p text:style-name="Standard"><text:soft-page-break/><text:s text:c="8"/>"updated_at": "2025-03-21T06:19:54.674390",</text:p>
      <text:p text:style-name="Standard"><text:s text:c="8"/>"distance": 7315.346241884317,</text:p>
      <text:p text:style-name="Standard"><text:s text:c="8"/>"user": {</text:p>
      <text:p text:style-name="Standard"><text:s text:c="12"/>"id": 1230,</text:p>
      <text:p text:style-name="Standard"><text:s text:c="12"/>"email": "bhatti@gmail.com",</text:p>
      <text:p text:style-name="Standard"><text:s text:c="12"/>"username": "bhatti",</text:p>
      <text:p text:style-name="Standard"><text:s text:c="12"/>"mobile": "+3256894782",</text:p>
      <text:p text:style-name="Standard"><text:s text:c="12"/>"address": "paris",</text:p>
      <text:p text:style-name="Standard"><text:s text:c="12"/>"postal_code": "75000",</text:p>
      <text:p text:style-name="Standard"><text:s text:c="12"/>"city": "France ",</text:p>
      <text:p text:style-name="Standard"><text:s text:c="12"/>"longitude": 2.351077,</text:p>
      <text:p text:style-name="Standard"><text:s text:c="12"/>"latitude": 48.856788,</text:p>
      <text:p text:style-name="Standard"><text:s text:c="12"/>"is_premium": false,</text:p>
      <text:p text:style-name="Standard"><text:s text:c="12"/>"created_at": "2025-03-21T06:18:33.134860",</text:p>
      <text:p text:style-name="Standard"><text:s text:c="12"/>"lastvisited": "2025-03-21"</text:p>
      <text:p text:style-name="Standard"><text:s text:c="8"/>},</text:p>
      <text:p text:style-name="Standard"><text:s text:c="8"/>"photos": [</text:p>
      <text:p text:style-name="Standard"><text:s text:c="12"/>{</text:p>
      <text:p text:style-name="Standard"><text:s text:c="16"/>"id": 3465,</text:p>
      <text:p text:style-name="Standard"><text:s text:c="16"/>"url": "/photo/3465"</text:p>
      <text:p text:style-name="Standard"><text:s text:c="12"/>}</text:p>
      <text:p text:style-name="Standard"><text:s text:c="8"/>]</text:p>
      <text:p text:style-name="Standard"><text:s text:c="4"/>},</text:p>
      <text:p text:style-name="Standard"><text:s text:c="4"/>{</text:p>
      <text:p text:style-name="Standard"><text:s text:c="8"/>"id": 1095,</text:p>
      <text:p text:style-name="Standard"><text:s text:c="8"/>"user_id": 183,</text:p>
      <text:p text:style-name="Standard"><text:s text:c="8"/>"title": "Gants de boxe Everlast en cuir rouge",</text:p>
      <text:p text:style-name="Standard"><text:s text:c="8"/>"description": "Paire de gants de boxe de marque Everlast, en cuir de couleur rouge. Idéals pour l'entraînement et les séances de sparring. Taille adulte, avec fermeture à scratch pour un ajustement sécurisé et un confort maximal. Légers signes d'usure, mais en très bon état général. Nettoyés et désinfectés pour la vente.",</text:p>
      <text:p text:style-name="Standard"><text:s text:c="8"/>"category": "Sports Equipment",</text:p>
      <text:p text:style-name="Standard"><text:s text:c="8"/>"condition": "Bon état",</text:p>
      <text:p text:style-name="Standard"><text:s text:c="8"/>"price": 25.0,</text:p>
      <text:p text:style-name="Standard"><text:s text:c="8"/>"longitude": 2.551131,</text:p>
      <text:p text:style-name="Standard"><text:s text:c="8"/>"latitude": 43.996163,</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07T08:41:31.865193",</text:p>
      <text:p text:style-name="Standard"><text:s text:c="8"/>"updated_at": "2024-04-10T08:59:04.278994",</text:p>
      <text:p text:style-name="Standard"><text:s text:c="8"/>"distance": 7317.855053561797,</text:p>
      <text:p text:style-name="Standard"><text:s text:c="8"/>"user": {</text:p>
      <text:p text:style-name="Standard"><text:s text:c="12"/>"id": 183,</text:p>
      <text:p text:style-name="Standard"><text:s text:c="12"/>"email": "liza.bodt@gmail.com",</text:p>
      <text:p text:style-name="Standard"><text:s text:c="12"/>"username": "lbodt",</text:p>
      <text:p text:style-name="Standard"><text:s text:c="12"/>"mobile": "+33632817441",</text:p>
      <text:p text:style-name="Standard"><text:s text:c="12"/>"address": "Salamon ",</text:p>
      <text:p text:style-name="Standard"><text:s text:c="12"/>"postal_code": "12170",</text:p>
      <text:p text:style-name="Standard"><text:s text:c="12"/>"city": "Requista",</text:p>
      <text:p text:style-name="Standard"><text:s text:c="12"/>"longitude": 2.551131,</text:p>
      <text:p text:style-name="Standard"><text:soft-page-break/><text:s text:c="12"/>"latitude": 43.996163,</text:p>
      <text:p text:style-name="Standard"><text:s text:c="12"/>"is_premium": false,</text:p>
      <text:p text:style-name="Standard"><text:s text:c="12"/>"created_at": "2024-02-06T17:27:23.789328",</text:p>
      <text:p text:style-name="Standard"><text:s text:c="12"/>"lastvisited": null</text:p>
      <text:p text:style-name="Standard"><text:s text:c="8"/>},</text:p>
      <text:p text:style-name="Standard"><text:s text:c="8"/>"photos": [</text:p>
      <text:p text:style-name="Standard"><text:s text:c="12"/>{</text:p>
      <text:p text:style-name="Standard"><text:s text:c="16"/>"id": 728,</text:p>
      <text:p text:style-name="Standard"><text:s text:c="16"/>"url": "/photo/728"</text:p>
      <text:p text:style-name="Standard"><text:s text:c="12"/>}</text:p>
      <text:p text:style-name="Standard"><text:s text:c="8"/>]</text:p>
      <text:p text:style-name="Standard"><text:s text:c="4"/>},</text:p>
      <text:p text:style-name="Standard"><text:s text:c="4"/>{</text:p>
      <text:p text:style-name="Standard"><text:s text:c="8"/>"id": 1094,</text:p>
      <text:p text:style-name="Standard"><text:s text:c="8"/>"user_id": 183,</text:p>
      <text:p text:style-name="Standard"><text:s text:c="8"/>"title": "Chaise enfant en bois peinte en rouge",</text:p>
      <text:p text:style-name="Standard"><text:s text:c="8"/>"description": "Vends chaise Stokke pour enfant en bois, robuste et stable, peinte en rouge. Taille adaptée aux jeunes enfants. Parfaite pour une chambre d'enfant ou une salle de jeux. Quelques marques d'usage, mais en bon état général. À venir chercher sur place.",</text:p>
      <text:p text:style-name="Standard"><text:s text:c="8"/>"category": "Furniture",</text:p>
      <text:p text:style-name="Standard"><text:s text:c="8"/>"condition": "bon état",</text:p>
      <text:p text:style-name="Standard"><text:s text:c="8"/>"price": 90.0,</text:p>
      <text:p text:style-name="Standard"><text:s text:c="8"/>"longitude": 2.551131,</text:p>
      <text:p text:style-name="Standard"><text:s text:c="8"/>"latitude": 43.996163,</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07T08:37:43.829080",</text:p>
      <text:p text:style-name="Standard"><text:s text:c="8"/>"updated_at": "2024-04-10T08:59:10.569381",</text:p>
      <text:p text:style-name="Standard"><text:s text:c="8"/>"distance": 7317.855053561797,</text:p>
      <text:p text:style-name="Standard"><text:s text:c="8"/>"user": {</text:p>
      <text:p text:style-name="Standard"><text:s text:c="12"/>"id": 183,</text:p>
      <text:p text:style-name="Standard"><text:s text:c="12"/>"email": "liza.bodt@gmail.com",</text:p>
      <text:p text:style-name="Standard"><text:s text:c="12"/>"username": "lbodt",</text:p>
      <text:p text:style-name="Standard"><text:s text:c="12"/>"mobile": "+33632817441",</text:p>
      <text:p text:style-name="Standard"><text:s text:c="12"/>"address": "Salamon ",</text:p>
      <text:p text:style-name="Standard"><text:s text:c="12"/>"postal_code": "12170",</text:p>
      <text:p text:style-name="Standard"><text:s text:c="12"/>"city": "Requista",</text:p>
      <text:p text:style-name="Standard"><text:s text:c="12"/>"longitude": 2.551131,</text:p>
      <text:p text:style-name="Standard"><text:s text:c="12"/>"latitude": 43.996163,</text:p>
      <text:p text:style-name="Standard"><text:s text:c="12"/>"is_premium": false,</text:p>
      <text:p text:style-name="Standard"><text:s text:c="12"/>"created_at": "2024-02-06T17:27:23.789328",</text:p>
      <text:p text:style-name="Standard"><text:s text:c="12"/>"lastvisited": null</text:p>
      <text:p text:style-name="Standard"><text:s text:c="8"/>},</text:p>
      <text:p text:style-name="Standard"><text:s text:c="8"/>"photos": [</text:p>
      <text:p text:style-name="Standard"><text:s text:c="12"/>{</text:p>
      <text:p text:style-name="Standard"><text:s text:c="16"/>"id": 727,</text:p>
      <text:p text:style-name="Standard"><text:s text:c="16"/>"url": "/photo/727"</text:p>
      <text:p text:style-name="Standard"><text:s text:c="12"/>}</text:p>
      <text:p text:style-name="Standard"><text:s text:c="8"/>]</text:p>
      <text:p text:style-name="Standard"><text:s text:c="4"/>},</text:p>
      <text:p text:style-name="Standard"><text:soft-page-break/><text:s text:c="4"/>{</text:p>
      <text:p text:style-name="Standard"><text:s text:c="8"/>"id": 1099,</text:p>
      <text:p text:style-name="Standard"><text:s text:c="8"/>"user_id": 183,</text:p>
      <text:p text:style-name="Standard"><text:s text:c="8"/>"title": "Bateau de pirate Playmobil avec figurines",</text:p>
      <text:p text:style-name="Standard"><text:s text:c="8"/>"description": "À vendre, splendide bateau de pirate Playmobil en très bon état, accompagné de son équipage de figures héroïques et de multiples accessoires pour des heures d'aventures en haute mer. Parfait pour les collectionneurs ou comme cadeau pour stimuler l'imagination des petits moussaillons. Ce set comprend le bateau, plusieurs figurines de pirates et soldats, ainsi que des canons et autres objets liés aux pirates. Attention, ce n'est pas un jouet neuf, mais il a été soigneusement entretenu et est prêt à naviguer vers une nouvelle maison!",</text:p>
      <text:p text:style-name="Standard"><text:s text:c="8"/>"category": "Games and Toys",</text:p>
      <text:p text:style-name="Standard"><text:s text:c="8"/>"condition": "Occasion",</text:p>
      <text:p text:style-name="Standard"><text:s text:c="8"/>"price": 45.0,</text:p>
      <text:p text:style-name="Standard"><text:s text:c="8"/>"longitude": 2.551131,</text:p>
      <text:p text:style-name="Standard"><text:s text:c="8"/>"latitude": 43.996163,</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07T08:55:13.668943",</text:p>
      <text:p text:style-name="Standard"><text:s text:c="8"/>"updated_at": "2024-04-10T09:01:26.707462",</text:p>
      <text:p text:style-name="Standard"><text:s text:c="8"/>"distance": 7317.855053561797,</text:p>
      <text:p text:style-name="Standard"><text:s text:c="8"/>"user": {</text:p>
      <text:p text:style-name="Standard"><text:s text:c="12"/>"id": 183,</text:p>
      <text:p text:style-name="Standard"><text:s text:c="12"/>"email": "liza.bodt@gmail.com",</text:p>
      <text:p text:style-name="Standard"><text:s text:c="12"/>"username": "lbodt",</text:p>
      <text:p text:style-name="Standard"><text:s text:c="12"/>"mobile": "+33632817441",</text:p>
      <text:p text:style-name="Standard"><text:s text:c="12"/>"address": "Salamon ",</text:p>
      <text:p text:style-name="Standard"><text:s text:c="12"/>"postal_code": "12170",</text:p>
      <text:p text:style-name="Standard"><text:s text:c="12"/>"city": "Requista",</text:p>
      <text:p text:style-name="Standard"><text:s text:c="12"/>"longitude": 2.551131,</text:p>
      <text:p text:style-name="Standard"><text:s text:c="12"/>"latitude": 43.996163,</text:p>
      <text:p text:style-name="Standard"><text:s text:c="12"/>"is_premium": false,</text:p>
      <text:p text:style-name="Standard"><text:s text:c="12"/>"created_at": "2024-02-06T17:27:23.789328",</text:p>
      <text:p text:style-name="Standard"><text:s text:c="12"/>"lastvisited": null</text:p>
      <text:p text:style-name="Standard"><text:s text:c="8"/>},</text:p>
      <text:p text:style-name="Standard"><text:s text:c="8"/>"photos": [</text:p>
      <text:p text:style-name="Standard"><text:s text:c="12"/>{</text:p>
      <text:p text:style-name="Standard"><text:s text:c="16"/>"id": 733,</text:p>
      <text:p text:style-name="Standard"><text:s text:c="16"/>"url": "/photo/733"</text:p>
      <text:p text:style-name="Standard"><text:s text:c="12"/>},</text:p>
      <text:p text:style-name="Standard"><text:s text:c="12"/>{</text:p>
      <text:p text:style-name="Standard"><text:s text:c="16"/>"id": 732,</text:p>
      <text:p text:style-name="Standard"><text:s text:c="16"/>"url": "/photo/732"</text:p>
      <text:p text:style-name="Standard"><text:s text:c="12"/>},</text:p>
      <text:p text:style-name="Standard"><text:s text:c="12"/>{</text:p>
      <text:p text:style-name="Standard"><text:s text:c="16"/>"id": 734,</text:p>
      <text:p text:style-name="Standard"><text:s text:c="16"/>"url": "/photo/734"</text:p>
      <text:p text:style-name="Standard"><text:s text:c="12"/>}</text:p>
      <text:p text:style-name="Standard"><text:s text:c="8"/>]</text:p>
      <text:p text:style-name="Standard"><text:s text:c="4"/>},</text:p>
      <text:p text:style-name="Standard"><text:s text:c="4"/>{</text:p>
      <text:p text:style-name="Standard"><text:soft-page-break/><text:s text:c="8"/>"id": 1703,</text:p>
      <text:p text:style-name="Standard"><text:s text:c="8"/>"user_id": 746,</text:p>
      <text:p text:style-name="Standard"><text:s text:c="8"/>"title": "Chouchou Léopard en Tissu balzac ",</text:p>
      <text:p text:style-name="Standard"><text:s text:c="8"/>"description": "Chouchou tendance et pratique avec motif léopard. Idéal pour tous les types de cheveux.",</text:p>
      <text:p text:style-name="Standard"><text:s text:c="8"/>"category": null,</text:p>
      <text:p text:style-name="Standard"><text:s text:c="8"/>"condition": "VeryGood",</text:p>
      <text:p text:style-name="Standard"><text:s text:c="8"/>"price": 10.0,</text:p>
      <text:p text:style-name="Standard"><text:s text:c="8"/>"longitude": 2.424526,</text:p>
      <text:p text:style-name="Standard"><text:s text:c="8"/>"latitude": 48.797611,</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6-20T13:08:10.219378",</text:p>
      <text:p text:style-name="Standard"><text:s text:c="8"/>"updated_at": "2024-06-20T13:20:28.988566",</text:p>
      <text:p text:style-name="Standard"><text:s text:c="8"/>"distance": 7310.068452462486,</text:p>
      <text:p text:style-name="Standard"><text:s text:c="8"/>"user": {</text:p>
      <text:p text:style-name="Standard"><text:s text:c="12"/>"id": 746,</text:p>
      <text:p text:style-name="Standard"><text:s text:c="12"/>"email": "ckozinski@me.com",</text:p>
      <text:p text:style-name="Standard"><text:s text:c="12"/>"username": "Kasia",</text:p>
      <text:p text:style-name="Standard"><text:s text:c="12"/>"mobile": "+33615865420",</text:p>
      <text:p text:style-name="Standard"><text:s text:c="12"/>"address": "25 rue de flore ",</text:p>
      <text:p text:style-name="Standard"><text:s text:c="12"/>"postal_code": "94140",</text:p>
      <text:p text:style-name="Standard"><text:s text:c="12"/>"city": "Alfortville ",</text:p>
      <text:p text:style-name="Standard"><text:s text:c="12"/>"longitude": 2.424526,</text:p>
      <text:p text:style-name="Standard"><text:s text:c="12"/>"latitude": 48.797611,</text:p>
      <text:p text:style-name="Standard"><text:s text:c="12"/>"is_premium": false,</text:p>
      <text:p text:style-name="Standard"><text:s text:c="12"/>"created_at": "2024-06-20T13:07:31.494086",</text:p>
      <text:p text:style-name="Standard"><text:s text:c="12"/>"lastvisited": null</text:p>
      <text:p text:style-name="Standard"><text:s text:c="8"/>},</text:p>
      <text:p text:style-name="Standard"><text:s text:c="8"/>"photos": [</text:p>
      <text:p text:style-name="Standard"><text:s text:c="12"/>{</text:p>
      <text:p text:style-name="Standard"><text:s text:c="16"/>"id": 1600,</text:p>
      <text:p text:style-name="Standard"><text:s text:c="16"/>"url": "/photo/1600"</text:p>
      <text:p text:style-name="Standard"><text:s text:c="12"/>}</text:p>
      <text:p text:style-name="Standard"><text:s text:c="8"/>]</text:p>
      <text:p text:style-name="Standard"><text:s text:c="4"/>},</text:p>
      <text:p text:style-name="Standard"><text:s text:c="4"/>{</text:p>
      <text:p text:style-name="Standard"><text:s text:c="8"/>"id": 1378,</text:p>
      <text:p text:style-name="Standard"><text:s text:c="8"/>"user_id": 206,</text:p>
      <text:p text:style-name="Standard"><text:s text:c="8"/>"title": "Jeu 'Premier verger' pour enfants de HABA",</text:p>
      <text:p text:style-name="Standard"><text:s text:c="8"/>"description": "Vends jeu éducatif 'Premier verger', idéal pour les enfants de 2 ans et plus. Développe la reconnaissance des couleurs et la motricité fine. Complet et en bon état. A récupérer sur place ou envoi possible avec frais supplémentaires.",</text:p>
      <text:p text:style-name="Standard"><text:s text:c="8"/>"category": "Games and Toys",</text:p>
      <text:p text:style-name="Standard"><text:s text:c="8"/>"condition": "Bon état",</text:p>
      <text:p text:style-name="Standard"><text:s text:c="8"/>"price": 15.0,</text:p>
      <text:p text:style-name="Standard"><text:s text:c="8"/>"longitude": 2.267788,</text:p>
      <text:p text:style-name="Standard"><text:s text:c="8"/>"latitude": 48.916567,</text:p>
      <text:p text:style-name="Standard"><text:s text:c="8"/>"currency": "EUR",</text:p>
      <text:p text:style-name="Standard"><text:s text:c="8"/>"brand": null,</text:p>
      <text:p text:style-name="Standard"><text:soft-page-break/><text:s text:c="8"/>"size": null,</text:p>
      <text:p text:style-name="Standard"><text:s text:c="8"/>"state": "active",</text:p>
      <text:p text:style-name="Standard"><text:s text:c="8"/>"created_at": "2024-03-03T13:20:24.246769",</text:p>
      <text:p text:style-name="Standard"><text:s text:c="8"/>"updated_at": "2024-03-17T09:55:29.608588",</text:p>
      <text:p text:style-name="Standard"><text:s text:c="8"/>"distance": 7321.332276889336,</text:p>
      <text:p text:style-name="Standard"><text:s text:c="8"/>"user": {</text:p>
      <text:p text:style-name="Standard"><text:s text:c="12"/>"id": 206,</text:p>
      <text:p text:style-name="Standard"><text:s text:c="12"/>"email": "mathieu.fabisiak@gmail.com",</text:p>
      <text:p text:style-name="Standard"><text:s text:c="12"/>"username": "mamat",</text:p>
      <text:p text:style-name="Standard"><text:s text:c="12"/>"mobile": "+33600000000",</text:p>
      <text:p text:style-name="Standard"><text:s text:c="12"/>"address": "26 rue du général Leclerc ",</text:p>
      <text:p text:style-name="Standard"><text:s text:c="12"/>"postal_code": "92270",</text:p>
      <text:p text:style-name="Standard"><text:s text:c="12"/>"city": "Bois colombes ",</text:p>
      <text:p text:style-name="Standard"><text:s text:c="12"/>"longitude": 2.267788,</text:p>
      <text:p text:style-name="Standard"><text:s text:c="12"/>"latitude": 48.916567,</text:p>
      <text:p text:style-name="Standard"><text:s text:c="12"/>"is_premium": false,</text:p>
      <text:p text:style-name="Standard"><text:s text:c="12"/>"created_at": "2024-02-10T08:47:27.309703",</text:p>
      <text:p text:style-name="Standard"><text:s text:c="12"/>"lastvisited": null</text:p>
      <text:p text:style-name="Standard"><text:s text:c="8"/>},</text:p>
      <text:p text:style-name="Standard"><text:s text:c="8"/>"photos": [</text:p>
      <text:p text:style-name="Standard"><text:s text:c="12"/>{</text:p>
      <text:p text:style-name="Standard"><text:s text:c="16"/>"id": 1160,</text:p>
      <text:p text:style-name="Standard"><text:s text:c="16"/>"url": "/photo/1160"</text:p>
      <text:p text:style-name="Standard"><text:s text:c="12"/>}</text:p>
      <text:p text:style-name="Standard"><text:s text:c="8"/>]</text:p>
      <text:p text:style-name="Standard"><text:s text:c="4"/>},</text:p>
      <text:p text:style-name="Standard"><text:s text:c="4"/>{</text:p>
      <text:p text:style-name="Standard"><text:s text:c="8"/>"id": 1354,</text:p>
      <text:p text:style-name="Standard"><text:s text:c="8"/>"user_id": 84,</text:p>
      <text:p text:style-name="Standard"><text:s text:c="8"/>"title": "Étui à lunettes en cuir élégant",</text:p>
      <text:p text:style-name="Standard"><text:s text:c="8"/>"description": "Protégez vos lunettes avec style grâce à cet étui en cuir noir robuste et élégant. Doté d'un fermoir solide, cet étui est parfait pour garder vos lunettes en sécurité. L'intérieur doux veillera à ce que vos lunettes restent sans rayures.",</text:p>
      <text:p text:style-name="Standard"><text:s text:c="8"/>"category": "Fashion Accessories",</text:p>
      <text:p text:style-name="Standard"><text:s text:c="8"/>"condition": "Comme neuf",</text:p>
      <text:p text:style-name="Standard"><text:s text:c="8"/>"price": 15.0,</text:p>
      <text:p text:style-name="Standard"><text:s text:c="8"/>"longitude": 5.38626,</text:p>
      <text:p text:style-name="Standard"><text:s text:c="8"/>"latitude": 43.267399,</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20T15:27:29.163653",</text:p>
      <text:p text:style-name="Standard"><text:s text:c="8"/>"updated_at": "2024-03-17T10:02:25.176261",</text:p>
      <text:p text:style-name="Standard"><text:s text:c="8"/>"distance": 7092.841114191886,</text:p>
      <text:p text:style-name="Standard"><text:s text:c="8"/>"user": {</text:p>
      <text:p text:style-name="Standard"><text:s text:c="12"/>"id": 84,</text:p>
      <text:p text:style-name="Standard"><text:s text:c="12"/>"email": "yveslaurentkayan@gmail.com",</text:p>
      <text:p text:style-name="Standard"><text:s text:c="12"/>"username": "ykayan",</text:p>
      <text:p text:style-name="Standard"><text:s text:c="12"/>"mobile": "+352671299999",</text:p>
      <text:p text:style-name="Standard"><text:s text:c="12"/>"address": "411 avenue du Prado ",</text:p>
      <text:p text:style-name="Standard"><text:s text:c="12"/>"postal_code": "13008",</text:p>
      <text:p text:style-name="Standard"><text:soft-page-break/><text:s text:c="12"/>"city": "Marseille ",</text:p>
      <text:p text:style-name="Standard"><text:s text:c="12"/>"longitude": 5.38626,</text:p>
      <text:p text:style-name="Standard"><text:s text:c="12"/>"latitude": 43.267399,</text:p>
      <text:p text:style-name="Standard"><text:s text:c="12"/>"is_premium": false,</text:p>
      <text:p text:style-name="Standard"><text:s text:c="12"/>"created_at": "2024-01-28T21:49:41.936910",</text:p>
      <text:p text:style-name="Standard"><text:s text:c="12"/>"lastvisited": null</text:p>
      <text:p text:style-name="Standard"><text:s text:c="8"/>},</text:p>
      <text:p text:style-name="Standard"><text:s text:c="8"/>"photos": [</text:p>
      <text:p text:style-name="Standard"><text:s text:c="12"/>{</text:p>
      <text:p text:style-name="Standard"><text:s text:c="16"/>"id": 1133,</text:p>
      <text:p text:style-name="Standard"><text:s text:c="16"/>"url": "/photo/1133"</text:p>
      <text:p text:style-name="Standard"><text:s text:c="12"/>}</text:p>
      <text:p text:style-name="Standard"><text:s text:c="8"/>]</text:p>
      <text:p text:style-name="Standard"><text:s text:c="4"/>},</text:p>
      <text:p text:style-name="Standard"><text:s text:c="4"/>{</text:p>
      <text:p text:style-name="Standard"><text:s text:c="8"/>"id": 1336,</text:p>
      <text:p text:style-name="Standard"><text:s text:c="8"/>"user_id": 183,</text:p>
      <text:p text:style-name="Standard"><text:s text:c="8"/>"title": "Peluche lapin rose rayé",</text:p>
      <text:p text:style-name="Standard"><text:s text:c="8"/>"description": "Adorable peluche lapin de couleur rose avec des rayures, parfaite pour les enfants. Douce et câline, elle mesure environ 20 cm de hauteur. Idéale comme cadeau ou pour ajouter une touche de mignonnerie à tout espace de jeu ou chambre d'enfant.",</text:p>
      <text:p text:style-name="Standard"><text:s text:c="8"/>"category": "Games and Toys",</text:p>
      <text:p text:style-name="Standard"><text:s text:c="8"/>"condition": "Bon état",</text:p>
      <text:p text:style-name="Standard"><text:s text:c="8"/>"price": 5.0,</text:p>
      <text:p text:style-name="Standard"><text:s text:c="8"/>"longitude": 2.551131,</text:p>
      <text:p text:style-name="Standard"><text:s text:c="8"/>"latitude": 43.996163,</text:p>
      <text:p text:style-name="Standard"><text:s text:c="8"/>"currency": "EUR",</text:p>
      <text:p text:style-name="Standard"><text:s text:c="8"/>"brand": null,</text:p>
      <text:p text:style-name="Standard"><text:s text:c="8"/>"size": null,</text:p>
      <text:p text:style-name="Standard"><text:s text:c="8"/>"state": "active",</text:p>
      <text:p text:style-name="Standard"><text:s text:c="8"/>"created_at": "2024-02-14T10:18:50.069000",</text:p>
      <text:p text:style-name="Standard"><text:s text:c="8"/>"updated_at": "2024-03-17T09:54:48.215770",</text:p>
      <text:p text:style-name="Standard"><text:s text:c="8"/>"distance": 7317.855053561797,</text:p>
      <text:p text:style-name="Standard"><text:s text:c="8"/>"user": {</text:p>
      <text:p text:style-name="Standard"><text:s text:c="12"/>"id": 183,</text:p>
      <text:p text:style-name="Standard"><text:s text:c="12"/>"email": "liza.bodt@gmail.com",</text:p>
      <text:p text:style-name="Standard"><text:s text:c="12"/>"username": "lbodt",</text:p>
      <text:p text:style-name="Standard"><text:s text:c="12"/>"mobile": "+33632817441",</text:p>
      <text:p text:style-name="Standard"><text:s text:c="12"/>"address": "Salamon ",</text:p>
      <text:p text:style-name="Standard"><text:s text:c="12"/>"postal_code": "12170",</text:p>
      <text:p text:style-name="Standard"><text:s text:c="12"/>"city": "Requista",</text:p>
      <text:p text:style-name="Standard"><text:s text:c="12"/>"longitude": 2.551131,</text:p>
      <text:p text:style-name="Standard"><text:s text:c="12"/>"latitude": 43.996163,</text:p>
      <text:p text:style-name="Standard"><text:s text:c="12"/>"is_premium": false,</text:p>
      <text:p text:style-name="Standard"><text:s text:c="12"/>"created_at": "2024-02-06T17:27:23.789328",</text:p>
      <text:p text:style-name="Standard"><text:s text:c="12"/>"lastvisited": null</text:p>
      <text:p text:style-name="Standard"><text:s text:c="8"/>},</text:p>
      <text:p text:style-name="Standard"><text:s text:c="8"/>"photos": [</text:p>
      <text:p text:style-name="Standard"><text:s text:c="12"/>{</text:p>
      <text:p text:style-name="Standard"><text:s text:c="16"/>"id": 1107,</text:p>
      <text:p text:style-name="Standard"><text:s text:c="16"/>"url": "/photo/1107"</text:p>
      <text:p text:style-name="Standard"><text:s text:c="12"/>},</text:p>
      <text:p text:style-name="Standard"><text:soft-page-break/><text:s text:c="12"/>{</text:p>
      <text:p text:style-name="Standard"><text:s text:c="16"/>"id": 1105,</text:p>
      <text:p text:style-name="Standard"><text:s text:c="16"/>"url": "/photo/1105"</text:p>
      <text:p text:style-name="Standard"><text:s text:c="12"/>},</text:p>
      <text:p text:style-name="Standard"><text:s text:c="12"/>{</text:p>
      <text:p text:style-name="Standard"><text:s text:c="16"/>"id": 1106,</text:p>
      <text:p text:style-name="Standard"><text:s text:c="16"/>"url": "/photo/1106"</text:p>
      <text:p text:style-name="Standard"><text:s text:c="12"/>}</text:p>
      <text:p text:style-name="Standard"><text:s text:c="8"/>]</text:p>
      <text:p text:style-name="Standard"><text:s text:c="4"/>},</text:p>
      <text:p text:style-name="Standard"><text:s text:c="4"/>{</text:p>
      <text:p text:style-name="Standard"><text:s text:c="8"/>"id": 1976,</text:p>
      <text:p text:style-name="Standard"><text:s text:c="8"/>"user_id": 975,</text:p>
      <text:p text:style-name="Standard"><text:s text:c="8"/>"title": "Lunettes de vue rectangulaires",</text:p>
      <text:p text:style-name="Standard"><text:s text:c="8"/>"description": "Lunettes de vue rectangulaires avec monture noire, en bon état général.",</text:p>
      <text:p text:style-name="Standard"><text:s text:c="8"/>"category": "Everyday Products",</text:p>
      <text:p text:style-name="Standard"><text:s text:c="8"/>"condition": "Good",</text:p>
      <text:p text:style-name="Standard"><text:s text:c="8"/>"price": 15.0,</text:p>
      <text:p text:style-name="Standard"><text:s text:c="8"/>"longitude": 4.413291,</text:p>
      <text:p text:style-name="Standard"><text:s text:c="8"/>"latitude": 44.02669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8-27T10:23:47.729173",</text:p>
      <text:p text:style-name="Standard"><text:s text:c="8"/>"updated_at": "2024-08-27T10:24:46.138824",</text:p>
      <text:p text:style-name="Standard"><text:s text:c="8"/>"distance": 7168.920654088047,</text:p>
      <text:p text:style-name="Standard"><text:s text:c="8"/>"user": {</text:p>
      <text:p text:style-name="Standard"><text:s text:c="12"/>"id": 975,</text:p>
      <text:p text:style-name="Standard"><text:s text:c="12"/>"email": "ykh6chjm7r@privaterelay.appleid.com",</text:p>
      <text:p text:style-name="Standard"><text:s text:c="12"/>"username": "skz",</text:p>
      <text:p text:style-name="Standard"><text:s text:c="12"/>"mobile": "+33652153195",</text:p>
      <text:p text:style-name="Standard"><text:s text:c="12"/>"address": "3 rue marie trintignant",</text:p>
      <text:p text:style-name="Standard"><text:s text:c="12"/>"postal_code": "30700",</text:p>
      <text:p text:style-name="Standard"><text:s text:c="12"/>"city": "uzes",</text:p>
      <text:p text:style-name="Standard"><text:s text:c="12"/>"longitude": 4.413291,</text:p>
      <text:p text:style-name="Standard"><text:s text:c="12"/>"latitude": 44.026692,</text:p>
      <text:p text:style-name="Standard"><text:s text:c="12"/>"is_premium": false,</text:p>
      <text:p text:style-name="Standard"><text:s text:c="12"/>"created_at": "2024-08-27T10:22:43.528363",</text:p>
      <text:p text:style-name="Standard"><text:s text:c="12"/>"lastvisited": null</text:p>
      <text:p text:style-name="Standard"><text:s text:c="8"/>},</text:p>
      <text:p text:style-name="Standard"><text:s text:c="8"/>"photos": [</text:p>
      <text:p text:style-name="Standard"><text:s text:c="12"/>{</text:p>
      <text:p text:style-name="Standard"><text:s text:c="16"/>"id": 2213,</text:p>
      <text:p text:style-name="Standard"><text:s text:c="16"/>"url": "/photo/2213"</text:p>
      <text:p text:style-name="Standard"><text:s text:c="12"/>}</text:p>
      <text:p text:style-name="Standard"><text:s text:c="8"/>]</text:p>
      <text:p text:style-name="Standard"><text:s text:c="4"/>},</text:p>
      <text:p text:style-name="Standard"><text:s text:c="4"/>{</text:p>
      <text:p text:style-name="Standard"><text:s text:c="8"/>"id": 2069,</text:p>
      <text:p text:style-name="Standard"><text:s text:c="8"/>"user_id": 993,</text:p>
      <text:p text:style-name="Standard"><text:s text:c="8"/>"title": "Jouet Pop It Licorne Multicolore",</text:p>
      <text:p text:style-name="Standard"><text:soft-page-break/><text:s text:c="8"/>"description": "Jouet anti-stress en forme de licorne, avec des bulles à appuyer. Idéal pour la détente et le jeu.",</text:p>
      <text:p text:style-name="Standard"><text:s text:c="8"/>"category": "Games and Toys",</text:p>
      <text:p text:style-name="Standard"><text:s text:c="8"/>"condition": "Fair",</text:p>
      <text:p text:style-name="Standard"><text:s text:c="8"/>"price": 2.0,</text:p>
      <text:p text:style-name="Standard"><text:s text:c="8"/>"longitude": 1.491217,</text:p>
      <text:p text:style-name="Standard"><text:s text:c="8"/>"latitude": 44.499795,</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9-07T21:32:30.184513",</text:p>
      <text:p text:style-name="Standard"><text:s text:c="8"/>"updated_at": "2024-09-07T21:33:59.525151",</text:p>
      <text:p text:style-name="Standard"><text:s text:c="8"/>"distance": 7399.062849051027,</text:p>
      <text:p text:style-name="Standard"><text:s text:c="8"/>"user": {</text:p>
      <text:p text:style-name="Standard"><text:s text:c="12"/>"id": 993,</text:p>
      <text:p text:style-name="Standard"><text:s text:c="12"/>"email": "edith.dds46@icloud.com",</text:p>
      <text:p text:style-name="Standard"><text:s text:c="12"/>"username": "les louves ",</text:p>
      <text:p text:style-name="Standard"><text:s text:c="12"/>"mobile": "+33788666583",</text:p>
      <text:p text:style-name="Standard"><text:s text:c="12"/>"address": "175 route de Constans bas ",</text:p>
      <text:p text:style-name="Standard"><text:s text:c="12"/>"postal_code": "46090",</text:p>
      <text:p text:style-name="Standard"><text:s text:c="12"/>"city": "Bellefont la rauze",</text:p>
      <text:p text:style-name="Standard"><text:s text:c="12"/>"longitude": 1.491217,</text:p>
      <text:p text:style-name="Standard"><text:s text:c="12"/>"latitude": 44.499795,</text:p>
      <text:p text:style-name="Standard"><text:s text:c="12"/>"is_premium": false,</text:p>
      <text:p text:style-name="Standard"><text:s text:c="12"/>"created_at": "2024-09-07T13:09:42.523122",</text:p>
      <text:p text:style-name="Standard"><text:s text:c="12"/>"lastvisited": "2025-04-17"</text:p>
      <text:p text:style-name="Standard"><text:s text:c="8"/>},</text:p>
      <text:p text:style-name="Standard"><text:s text:c="8"/>"photos": [</text:p>
      <text:p text:style-name="Standard"><text:s text:c="12"/>{</text:p>
      <text:p text:style-name="Standard"><text:s text:c="16"/>"id": 2507,</text:p>
      <text:p text:style-name="Standard"><text:s text:c="16"/>"url": "/photo/2507"</text:p>
      <text:p text:style-name="Standard"><text:s text:c="12"/>}</text:p>
      <text:p text:style-name="Standard"><text:s text:c="8"/>]</text:p>
      <text:p text:style-name="Standard"><text:s text:c="4"/>},</text:p>
      <text:p text:style-name="Standard"><text:s text:c="4"/>{</text:p>
      <text:p text:style-name="Standard"><text:s text:c="8"/>"id": 2070,</text:p>
      <text:p text:style-name="Standard"><text:s text:c="8"/>"user_id": 993,</text:p>
      <text:p text:style-name="Standard"><text:s text:c="8"/>"title": "Peluche licorne",</text:p>
      <text:p text:style-name="Standard"><text:s text:c="8"/>"description": "Adorable peluche licorne douce et câline. Parfaite pour les enfants et les collections.",</text:p>
      <text:p text:style-name="Standard"><text:s text:c="8"/>"category": "Games and Toys",</text:p>
      <text:p text:style-name="Standard"><text:s text:c="8"/>"condition": "Fair",</text:p>
      <text:p text:style-name="Standard"><text:s text:c="8"/>"price": 4.0,</text:p>
      <text:p text:style-name="Standard"><text:s text:c="8"/>"longitude": 1.491217,</text:p>
      <text:p text:style-name="Standard"><text:s text:c="8"/>"latitude": 44.499795,</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9-07T21:35:46.023893",</text:p>
      <text:p text:style-name="Standard"><text:s text:c="8"/>"updated_at": "2024-09-07T21:36:41.387118",</text:p>
      <text:p text:style-name="Standard"><text:soft-page-break/><text:s text:c="8"/>"distance": 7399.062849051027,</text:p>
      <text:p text:style-name="Standard"><text:s text:c="8"/>"user": {</text:p>
      <text:p text:style-name="Standard"><text:s text:c="12"/>"id": 993,</text:p>
      <text:p text:style-name="Standard"><text:s text:c="12"/>"email": "edith.dds46@icloud.com",</text:p>
      <text:p text:style-name="Standard"><text:s text:c="12"/>"username": "les louves ",</text:p>
      <text:p text:style-name="Standard"><text:s text:c="12"/>"mobile": "+33788666583",</text:p>
      <text:p text:style-name="Standard"><text:s text:c="12"/>"address": "175 route de Constans bas ",</text:p>
      <text:p text:style-name="Standard"><text:s text:c="12"/>"postal_code": "46090",</text:p>
      <text:p text:style-name="Standard"><text:s text:c="12"/>"city": "Bellefont la rauze",</text:p>
      <text:p text:style-name="Standard"><text:s text:c="12"/>"longitude": 1.491217,</text:p>
      <text:p text:style-name="Standard"><text:s text:c="12"/>"latitude": 44.499795,</text:p>
      <text:p text:style-name="Standard"><text:s text:c="12"/>"is_premium": false,</text:p>
      <text:p text:style-name="Standard"><text:s text:c="12"/>"created_at": "2024-09-07T13:09:42.523122",</text:p>
      <text:p text:style-name="Standard"><text:s text:c="12"/>"lastvisited": "2025-04-17"</text:p>
      <text:p text:style-name="Standard"><text:s text:c="8"/>},</text:p>
      <text:p text:style-name="Standard"><text:s text:c="8"/>"photos": [</text:p>
      <text:p text:style-name="Standard"><text:s text:c="12"/>{</text:p>
      <text:p text:style-name="Standard"><text:s text:c="16"/>"id": 2508,</text:p>
      <text:p text:style-name="Standard"><text:s text:c="16"/>"url": "/photo/2508"</text:p>
      <text:p text:style-name="Standard"><text:s text:c="12"/>},</text:p>
      <text:p text:style-name="Standard"><text:s text:c="12"/>{</text:p>
      <text:p text:style-name="Standard"><text:s text:c="16"/>"id": 2509,</text:p>
      <text:p text:style-name="Standard"><text:s text:c="16"/>"url": "/photo/2509"</text:p>
      <text:p text:style-name="Standard"><text:s text:c="12"/>}</text:p>
      <text:p text:style-name="Standard"><text:s text:c="8"/>]</text:p>
      <text:p text:style-name="Standard"><text:s text:c="4"/>},</text:p>
      <text:p text:style-name="Standard"><text:s text:c="4"/>{</text:p>
      <text:p text:style-name="Standard"><text:s text:c="8"/>"id": 2101,</text:p>
      <text:p text:style-name="Standard"><text:s text:c="8"/>"user_id": 1009,</text:p>
      <text:p text:style-name="Standard"><text:s text:c="8"/>"title": "Poupées en tissu coloré",</text:p>
      <text:p text:style-name="Standard"><text:s text:c="8"/>"description": "Deux adorables poupées en tissu avec des vêtements colorés. Parfaites pour les enfants ou les collectionneurs.",</text:p>
      <text:p text:style-name="Standard"><text:s text:c="8"/>"category": "Games and Toys",</text:p>
      <text:p text:style-name="Standard"><text:s text:c="8"/>"condition": "VeryGood",</text:p>
      <text:p text:style-name="Standard"><text:s text:c="8"/>"price": 5.0,</text:p>
      <text:p text:style-name="Standard"><text:s text:c="8"/>"longitude": 2.116487,</text:p>
      <text:p text:style-name="Standard"><text:s text:c="8"/>"latitude": 50.039947,</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09-17T14:27:01.499020",</text:p>
      <text:p text:style-name="Standard"><text:s text:c="8"/>"updated_at": "2024-09-17T14:27:18.434442",</text:p>
      <text:p text:style-name="Standard"><text:s text:c="8"/>"distance": 7330.7116799803125,</text:p>
      <text:p text:style-name="Standard"><text:s text:c="8"/>"user": {</text:p>
      <text:p text:style-name="Standard"><text:s text:c="12"/>"id": 1009,</text:p>
      <text:p text:style-name="Standard"><text:s text:c="12"/>"email": "vymp7msrdf@privaterelay.appleid.com",</text:p>
      <text:p text:style-name="Standard"><text:s text:c="12"/>"username": "pam",</text:p>
      <text:p text:style-name="Standard"><text:s text:c="12"/>"mobile": "+33617141094",</text:p>
      <text:p text:style-name="Standard"><text:s text:c="12"/>"address": "rue du Docteur Jean Martin",</text:p>
      <text:p text:style-name="Standard"><text:s text:c="12"/>"postal_code": "80610 ",</text:p>
      <text:p text:style-name="Standard"><text:s text:c="12"/>"city": "saint ouen ",</text:p>
      <text:p text:style-name="Standard"><text:soft-page-break/><text:s text:c="12"/>"longitude": 2.116487,</text:p>
      <text:p text:style-name="Standard"><text:s text:c="12"/>"latitude": 50.039947,</text:p>
      <text:p text:style-name="Standard"><text:s text:c="12"/>"is_premium": false,</text:p>
      <text:p text:style-name="Standard"><text:s text:c="12"/>"created_at": "2024-09-17T14:25:05.921949",</text:p>
      <text:p text:style-name="Standard"><text:s text:c="12"/>"lastvisited": null</text:p>
      <text:p text:style-name="Standard"><text:s text:c="8"/>},</text:p>
      <text:p text:style-name="Standard"><text:s text:c="8"/>"photos": [</text:p>
      <text:p text:style-name="Standard"><text:s text:c="12"/>{</text:p>
      <text:p text:style-name="Standard"><text:s text:c="16"/>"id": 2590,</text:p>
      <text:p text:style-name="Standard"><text:s text:c="16"/>"url": "/photo/2590"</text:p>
      <text:p text:style-name="Standard"><text:s text:c="12"/>}</text:p>
      <text:p text:style-name="Standard"><text:s text:c="8"/>]</text:p>
      <text:p text:style-name="Standard"><text:s text:c="4"/>},</text:p>
      <text:p text:style-name="Standard"><text:s text:c="4"/>{</text:p>
      <text:p text:style-name="Standard"><text:s text:c="8"/>"id": 2234,</text:p>
      <text:p text:style-name="Standard"><text:s text:c="8"/>"user_id": 905,</text:p>
      <text:p text:style-name="Standard"><text:s text:c="8"/>"title": "Ensemble de vêtements pour bébé",</text:p>
      <text:p text:style-name="Standard"><text:s text:c="8"/>"description": "Jolis body et veste pour bébé, taille 3m, en très bon état.",</text:p>
      <text:p text:style-name="Standard"><text:s text:c="8"/>"category": "Clothing",</text:p>
      <text:p text:style-name="Standard"><text:s text:c="8"/>"condition": "Good",</text:p>
      <text:p text:style-name="Standard"><text:s text:c="8"/>"price": 10.0,</text:p>
      <text:p text:style-name="Standard"><text:s text:c="8"/>"longitude": 2.413425,</text:p>
      <text:p text:style-name="Standard"><text:s text:c="8"/>"latitude": 48.877429,</text:p>
      <text:p text:style-name="Standard"><text:s text:c="8"/>"currency": null,</text:p>
      <text:p text:style-name="Standard"><text:s text:c="8"/>"brand": "C&amp;A",</text:p>
      <text:p text:style-name="Standard"><text:s text:c="8"/>"size": "3m",</text:p>
      <text:p text:style-name="Standard"><text:s text:c="8"/>"state": "active",</text:p>
      <text:p text:style-name="Standard"><text:s text:c="8"/>"created_at": "2024-10-09T12:10:14.790850",</text:p>
      <text:p text:style-name="Standard"><text:s text:c="8"/>"updated_at": "2024-10-09T12:11:01.584436",</text:p>
      <text:p text:style-name="Standard"><text:s text:c="8"/>"distance": 7310.752550849505,</text:p>
      <text:p text:style-name="Standard"><text:s text:c="8"/>"user": {</text:p>
      <text:p text:style-name="Standard"><text:s text:c="12"/>"id": 905,</text:p>
      <text:p text:style-name="Standard"><text:s text:c="12"/>"email": "catsoun@hotmail.com",</text:p>
      <text:p text:style-name="Standard"><text:s text:c="12"/>"username": "EYCHENNE ",</text:p>
      <text:p text:style-name="Standard"><text:s text:c="12"/>"mobile": "+33625290898",</text:p>
      <text:p text:style-name="Standard"><text:s text:c="12"/>"address": "24 rue des Bruyères ",</text:p>
      <text:p text:style-name="Standard"><text:s text:c="12"/>"postal_code": "93260",</text:p>
      <text:p text:style-name="Standard"><text:s text:c="12"/>"city": "Les Lilas ",</text:p>
      <text:p text:style-name="Standard"><text:s text:c="12"/>"longitude": 2.413425,</text:p>
      <text:p text:style-name="Standard"><text:s text:c="12"/>"latitude": 48.877429,</text:p>
      <text:p text:style-name="Standard"><text:s text:c="12"/>"is_premium": false,</text:p>
      <text:p text:style-name="Standard"><text:s text:c="12"/>"created_at": "2024-07-22T05:20:36.840288",</text:p>
      <text:p text:style-name="Standard"><text:s text:c="12"/>"lastvisited": null</text:p>
      <text:p text:style-name="Standard"><text:s text:c="8"/>},</text:p>
      <text:p text:style-name="Standard"><text:s text:c="8"/>"photos": [</text:p>
      <text:p text:style-name="Standard"><text:s text:c="12"/>{</text:p>
      <text:p text:style-name="Standard"><text:s text:c="16"/>"id": 2850,</text:p>
      <text:p text:style-name="Standard"><text:s text:c="16"/>"url": "/photo/2850"</text:p>
      <text:p text:style-name="Standard"><text:s text:c="12"/>},</text:p>
      <text:p text:style-name="Standard"><text:s text:c="12"/>{</text:p>
      <text:p text:style-name="Standard"><text:s text:c="16"/>"id": 2851,</text:p>
      <text:p text:style-name="Standard"><text:s text:c="16"/>"url": "/photo/2851"</text:p>
      <text:p text:style-name="Standard"><text:soft-page-break/><text:s text:c="12"/>}</text:p>
      <text:p text:style-name="Standard"><text:s text:c="8"/>]</text:p>
      <text:p text:style-name="Standard"><text:s text:c="4"/>},</text:p>
      <text:p text:style-name="Standard"><text:s text:c="4"/>{</text:p>
      <text:p text:style-name="Standard"><text:s text:c="8"/>"id": 2333,</text:p>
      <text:p text:style-name="Standard"><text:s text:c="8"/>"user_id": 1146,</text:p>
      <text:p text:style-name="Standard"><text:s text:c="8"/>"title": "Bonnet en laine avec pompons",</text:p>
      <text:p text:style-name="Standard"><text:s text:c="8"/>"description": "Joli bonnet en laine crème avec deux pompons et un motif ours sur le devant. Parfait pour garder votre enfant au chaud cet hiver.",</text:p>
      <text:p text:style-name="Standard"><text:s text:c="8"/>"category": "Clothing",</text:p>
      <text:p text:style-name="Standard"><text:s text:c="8"/>"condition": "VeryGood",</text:p>
      <text:p text:style-name="Standard"><text:s text:c="8"/>"price": 12.0,</text:p>
      <text:p text:style-name="Standard"><text:s text:c="8"/>"longitude": 3.233031,</text:p>
      <text:p text:style-name="Standard"><text:s text:c="8"/>"latitude": 43.416624,</text:p>
      <text:p text:style-name="Standard"><text:s text:c="8"/>"currency": null,</text:p>
      <text:p text:style-name="Standard"><text:s text:c="8"/>"brand": null,</text:p>
      <text:p text:style-name="Standard"><text:s text:c="8"/>"size": "36m",</text:p>
      <text:p text:style-name="Standard"><text:s text:c="8"/>"state": "active",</text:p>
      <text:p text:style-name="Standard"><text:s text:c="8"/>"created_at": "2024-10-20T19:57:38.833158",</text:p>
      <text:p text:style-name="Standard"><text:s text:c="8"/>"updated_at": "2024-10-20T19:58:38.849009",</text:p>
      <text:p text:style-name="Standard"><text:s text:c="8"/>"distance": 7266.270958316462,</text:p>
      <text:p text:style-name="Standard"><text:s text:c="8"/>"user": {</text:p>
      <text:p text:style-name="Standard"><text:s text:c="12"/>"id": 1146,</text:p>
      <text:p text:style-name="Standard"><text:s text:c="12"/>"email": "4m47hvbvsb@privaterelay.appleid.com",</text:p>
      <text:p text:style-name="Standard"><text:s text:c="12"/>"username": "Favaro Nicole",</text:p>
      <text:p text:style-name="Standard"><text:s text:c="12"/>"mobile": "+33616511231",</text:p>
      <text:p text:style-name="Standard"><text:s text:c="12"/>"address": "rue des Mimosas",</text:p>
      <text:p text:style-name="Standard"><text:s text:c="12"/>"postal_code": "34290",</text:p>
      <text:p text:style-name="Standard"><text:s text:c="12"/>"city": "Lieuran les Béziers ",</text:p>
      <text:p text:style-name="Standard"><text:s text:c="12"/>"longitude": 3.233031,</text:p>
      <text:p text:style-name="Standard"><text:s text:c="12"/>"latitude": 43.416624,</text:p>
      <text:p text:style-name="Standard"><text:s text:c="12"/>"is_premium": false,</text:p>
      <text:p text:style-name="Standard"><text:s text:c="12"/>"created_at": "2024-10-20T19:41:57.044936",</text:p>
      <text:p text:style-name="Standard"><text:s text:c="12"/>"lastvisited": null</text:p>
      <text:p text:style-name="Standard"><text:s text:c="8"/>},</text:p>
      <text:p text:style-name="Standard"><text:s text:c="8"/>"photos": [</text:p>
      <text:p text:style-name="Standard"><text:s text:c="12"/>{</text:p>
      <text:p text:style-name="Standard"><text:s text:c="16"/>"id": 3096,</text:p>
      <text:p text:style-name="Standard"><text:s text:c="16"/>"url": "/photo/3096"</text:p>
      <text:p text:style-name="Standard"><text:s text:c="12"/>},</text:p>
      <text:p text:style-name="Standard"><text:s text:c="12"/>{</text:p>
      <text:p text:style-name="Standard"><text:s text:c="16"/>"id": 3097,</text:p>
      <text:p text:style-name="Standard"><text:s text:c="16"/>"url": "/photo/3097"</text:p>
      <text:p text:style-name="Standard"><text:s text:c="12"/>},</text:p>
      <text:p text:style-name="Standard"><text:s text:c="12"/>{</text:p>
      <text:p text:style-name="Standard"><text:s text:c="16"/>"id": 3098,</text:p>
      <text:p text:style-name="Standard"><text:s text:c="16"/>"url": "/photo/3098"</text:p>
      <text:p text:style-name="Standard"><text:s text:c="12"/>}</text:p>
      <text:p text:style-name="Standard"><text:s text:c="8"/>]</text:p>
      <text:p text:style-name="Standard"><text:s text:c="4"/>},</text:p>
      <text:p text:style-name="Standard"><text:s text:c="4"/>{</text:p>
      <text:p text:style-name="Standard"><text:s text:c="8"/>"id": 2315,</text:p>
      <text:p text:style-name="Standard"><text:soft-page-break/><text:s text:c="8"/>"user_id": 1128,</text:p>
      <text:p text:style-name="Standard"><text:s text:c="8"/>"title": "Lot de DVDs de films et Blu Rays , par lots de 5",</text:p>
      <text:p text:style-name="Standard"><text:s text:c="8"/>"description": "Collection de DVDs incluant La Ligne Verte et d'autres. possible achat de 4000 environ ",</text:p>
      <text:p text:style-name="Standard"><text:s text:c="8"/>"category": "Movies",</text:p>
      <text:p text:style-name="Standard"><text:s text:c="8"/>"condition": "Good",</text:p>
      <text:p text:style-name="Standard"><text:s text:c="8"/>"price": 15.0,</text:p>
      <text:p text:style-name="Standard"><text:s text:c="8"/>"longitude": 2.521773,</text:p>
      <text:p text:style-name="Standard"><text:s text:c="8"/>"latitude": 48.695107,</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0-17T14:22:28.383138",</text:p>
      <text:p text:style-name="Standard"><text:s text:c="8"/>"updated_at": "2024-10-17T14:32:56.641393",</text:p>
      <text:p text:style-name="Standard"><text:s text:c="8"/>"distance": 7303.103776916084,</text:p>
      <text:p text:style-name="Standard"><text:s text:c="8"/>"user": {</text:p>
      <text:p text:style-name="Standard"><text:s text:c="12"/>"id": 1128,</text:p>
      <text:p text:style-name="Standard"><text:s text:c="12"/>"email": "allywood2paris91@gmail.com",</text:p>
      <text:p text:style-name="Standard"><text:s text:c="12"/>"username": "Alyos",</text:p>
      <text:p text:style-name="Standard"><text:s text:c="12"/>"mobile": "+33781517763",</text:p>
      <text:p text:style-name="Standard"><text:s text:c="12"/>"address": "si intéressé es",</text:p>
      <text:p text:style-name="Standard"><text:s text:c="12"/>"postal_code": "91860 ",</text:p>
      <text:p text:style-name="Standard"><text:s text:c="12"/>"city": "Epinay sous senart",</text:p>
      <text:p text:style-name="Standard"><text:s text:c="12"/>"longitude": 2.521773,</text:p>
      <text:p text:style-name="Standard"><text:s text:c="12"/>"latitude": 48.695107,</text:p>
      <text:p text:style-name="Standard"><text:s text:c="12"/>"is_premium": false,</text:p>
      <text:p text:style-name="Standard"><text:s text:c="12"/>"created_at": "2024-10-15T07:17:36.607316",</text:p>
      <text:p text:style-name="Standard"><text:s text:c="12"/>"lastvisited": null</text:p>
      <text:p text:style-name="Standard"><text:s text:c="8"/>},</text:p>
      <text:p text:style-name="Standard"><text:s text:c="8"/>"photos": [</text:p>
      <text:p text:style-name="Standard"><text:s text:c="12"/>{</text:p>
      <text:p text:style-name="Standard"><text:s text:c="16"/>"id": 3042,</text:p>
      <text:p text:style-name="Standard"><text:s text:c="16"/>"url": "/photo/3042"</text:p>
      <text:p text:style-name="Standard"><text:s text:c="12"/>}</text:p>
      <text:p text:style-name="Standard"><text:s text:c="8"/>]</text:p>
      <text:p text:style-name="Standard"><text:s text:c="4"/>},</text:p>
      <text:p text:style-name="Standard"><text:s text:c="4"/>{</text:p>
      <text:p text:style-name="Standard"><text:s text:c="8"/>"id": 2327,</text:p>
      <text:p text:style-name="Standard"><text:s text:c="8"/>"user_id": 1146,</text:p>
      <text:p text:style-name="Standard"><text:s text:c="8"/>"title": "Robe de nuit motif chaton ",</text:p>
      <text:p text:style-name="Standard"><text:s text:c="8"/>"description": "Adorable robe de nuit avec motif chaton pour les amoureux des animaux ",</text:p>
      <text:p text:style-name="Standard"><text:s text:c="8"/>"category": "Clothing",</text:p>
      <text:p text:style-name="Standard"><text:s text:c="8"/>"condition": "VeryGood",</text:p>
      <text:p text:style-name="Standard"><text:s text:c="8"/>"price": 7.0,</text:p>
      <text:p text:style-name="Standard"><text:s text:c="8"/>"longitude": 3.233031,</text:p>
      <text:p text:style-name="Standard"><text:s text:c="8"/>"latitude": 43.416624,</text:p>
      <text:p text:style-name="Standard"><text:s text:c="8"/>"currency": null,</text:p>
      <text:p text:style-name="Standard"><text:s text:c="8"/>"brand": "Shein",</text:p>
      <text:p text:style-name="Standard"><text:s text:c="8"/>"size": "16y",</text:p>
      <text:p text:style-name="Standard"><text:s text:c="8"/>"state": "active",</text:p>
      <text:p text:style-name="Standard"><text:s text:c="8"/>"created_at": "2024-10-20T19:44:05.177056",</text:p>
      <text:p text:style-name="Standard"><text:soft-page-break/><text:s text:c="8"/>"updated_at": "2024-10-20T20:01:40.581150",</text:p>
      <text:p text:style-name="Standard"><text:s text:c="8"/>"distance": 7266.270958316462,</text:p>
      <text:p text:style-name="Standard"><text:s text:c="8"/>"user": {</text:p>
      <text:p text:style-name="Standard"><text:s text:c="12"/>"id": 1146,</text:p>
      <text:p text:style-name="Standard"><text:s text:c="12"/>"email": "4m47hvbvsb@privaterelay.appleid.com",</text:p>
      <text:p text:style-name="Standard"><text:s text:c="12"/>"username": "Favaro Nicole",</text:p>
      <text:p text:style-name="Standard"><text:s text:c="12"/>"mobile": "+33616511231",</text:p>
      <text:p text:style-name="Standard"><text:s text:c="12"/>"address": "rue des Mimosas",</text:p>
      <text:p text:style-name="Standard"><text:s text:c="12"/>"postal_code": "34290",</text:p>
      <text:p text:style-name="Standard"><text:s text:c="12"/>"city": "Lieuran les Béziers ",</text:p>
      <text:p text:style-name="Standard"><text:s text:c="12"/>"longitude": 3.233031,</text:p>
      <text:p text:style-name="Standard"><text:s text:c="12"/>"latitude": 43.416624,</text:p>
      <text:p text:style-name="Standard"><text:s text:c="12"/>"is_premium": false,</text:p>
      <text:p text:style-name="Standard"><text:s text:c="12"/>"created_at": "2024-10-20T19:41:57.044936",</text:p>
      <text:p text:style-name="Standard"><text:s text:c="12"/>"lastvisited": null</text:p>
      <text:p text:style-name="Standard"><text:s text:c="8"/>},</text:p>
      <text:p text:style-name="Standard"><text:s text:c="8"/>"photos": [</text:p>
      <text:p text:style-name="Standard"><text:s text:c="12"/>{</text:p>
      <text:p text:style-name="Standard"><text:s text:c="16"/>"id": 3081,</text:p>
      <text:p text:style-name="Standard"><text:s text:c="16"/>"url": "/photo/3081"</text:p>
      <text:p text:style-name="Standard"><text:s text:c="12"/>},</text:p>
      <text:p text:style-name="Standard"><text:s text:c="12"/>{</text:p>
      <text:p text:style-name="Standard"><text:s text:c="16"/>"id": 3082,</text:p>
      <text:p text:style-name="Standard"><text:s text:c="16"/>"url": "/photo/3082"</text:p>
      <text:p text:style-name="Standard"><text:s text:c="12"/>},</text:p>
      <text:p text:style-name="Standard"><text:s text:c="12"/>{</text:p>
      <text:p text:style-name="Standard"><text:s text:c="16"/>"id": 3083,</text:p>
      <text:p text:style-name="Standard"><text:s text:c="16"/>"url": "/photo/3083"</text:p>
      <text:p text:style-name="Standard"><text:s text:c="12"/>}</text:p>
      <text:p text:style-name="Standard"><text:s text:c="8"/>]</text:p>
      <text:p text:style-name="Standard"><text:s text:c="4"/>},</text:p>
      <text:p text:style-name="Standard"><text:s text:c="4"/>{</text:p>
      <text:p text:style-name="Standard"><text:s text:c="8"/>"id": 2330,</text:p>
      <text:p text:style-name="Standard"><text:s text:c="8"/>"user_id": 1146,</text:p>
      <text:p text:style-name="Standard"><text:s text:c="8"/>"title": "Bonnet en laine pour enfant",</text:p>
      <text:p text:style-name="Standard"><text:s text:c="8"/>"description": "Bonnet en laine marron avec pompons, idéal pour garder votre enfant au chaud cet hiver.",</text:p>
      <text:p text:style-name="Standard"><text:s text:c="8"/>"category": "Clothing",</text:p>
      <text:p text:style-name="Standard"><text:s text:c="8"/>"condition": "VeryGood",</text:p>
      <text:p text:style-name="Standard"><text:s text:c="8"/>"price": 12.0,</text:p>
      <text:p text:style-name="Standard"><text:s text:c="8"/>"longitude": 3.233031,</text:p>
      <text:p text:style-name="Standard"><text:s text:c="8"/>"latitude": 43.416624,</text:p>
      <text:p text:style-name="Standard"><text:s text:c="8"/>"currency": null,</text:p>
      <text:p text:style-name="Standard"><text:s text:c="8"/>"brand": null,</text:p>
      <text:p text:style-name="Standard"><text:s text:c="8"/>"size": "24m",</text:p>
      <text:p text:style-name="Standard"><text:s text:c="8"/>"state": "active",</text:p>
      <text:p text:style-name="Standard"><text:s text:c="8"/>"created_at": "2024-10-20T19:50:45.001959",</text:p>
      <text:p text:style-name="Standard"><text:s text:c="8"/>"updated_at": "2024-10-20T20:02:23.704231",</text:p>
      <text:p text:style-name="Standard"><text:s text:c="8"/>"distance": 7266.270958316462,</text:p>
      <text:p text:style-name="Standard"><text:s text:c="8"/>"user": {</text:p>
      <text:p text:style-name="Standard"><text:s text:c="12"/>"id": 1146,</text:p>
      <text:p text:style-name="Standard"><text:s text:c="12"/>"email": "4m47hvbvsb@privaterelay.appleid.com",</text:p>
      <text:p text:style-name="Standard"><text:soft-page-break/><text:s text:c="12"/>"username": "Favaro Nicole",</text:p>
      <text:p text:style-name="Standard"><text:s text:c="12"/>"mobile": "+33616511231",</text:p>
      <text:p text:style-name="Standard"><text:s text:c="12"/>"address": "rue des Mimosas",</text:p>
      <text:p text:style-name="Standard"><text:s text:c="12"/>"postal_code": "34290",</text:p>
      <text:p text:style-name="Standard"><text:s text:c="12"/>"city": "Lieuran les Béziers ",</text:p>
      <text:p text:style-name="Standard"><text:s text:c="12"/>"longitude": 3.233031,</text:p>
      <text:p text:style-name="Standard"><text:s text:c="12"/>"latitude": 43.416624,</text:p>
      <text:p text:style-name="Standard"><text:s text:c="12"/>"is_premium": false,</text:p>
      <text:p text:style-name="Standard"><text:s text:c="12"/>"created_at": "2024-10-20T19:41:57.044936",</text:p>
      <text:p text:style-name="Standard"><text:s text:c="12"/>"lastvisited": null</text:p>
      <text:p text:style-name="Standard"><text:s text:c="8"/>},</text:p>
      <text:p text:style-name="Standard"><text:s text:c="8"/>"photos": [</text:p>
      <text:p text:style-name="Standard"><text:s text:c="12"/>{</text:p>
      <text:p text:style-name="Standard"><text:s text:c="16"/>"id": 3089,</text:p>
      <text:p text:style-name="Standard"><text:s text:c="16"/>"url": "/photo/3089"</text:p>
      <text:p text:style-name="Standard"><text:s text:c="12"/>},</text:p>
      <text:p text:style-name="Standard"><text:s text:c="12"/>{</text:p>
      <text:p text:style-name="Standard"><text:s text:c="16"/>"id": 3090,</text:p>
      <text:p text:style-name="Standard"><text:s text:c="16"/>"url": "/photo/3090"</text:p>
      <text:p text:style-name="Standard"><text:s text:c="12"/>}</text:p>
      <text:p text:style-name="Standard"><text:s text:c="8"/>]</text:p>
      <text:p text:style-name="Standard"><text:s text:c="4"/>},</text:p>
      <text:p text:style-name="Standard"><text:s text:c="4"/>{</text:p>
      <text:p text:style-name="Standard"><text:s text:c="8"/>"id": 2326,</text:p>
      <text:p text:style-name="Standard"><text:s text:c="8"/>"user_id": 1124,</text:p>
      <text:p text:style-name="Standard"><text:s text:c="8"/>"title": "Chaise Haute pour Enfant",</text:p>
      <text:p text:style-name="Standard"><text:s text:c="8"/>"description": "Chaise haute en plastique robuste avec ceinture de sécurité. Pratique et facile à nettoyer.",</text:p>
      <text:p text:style-name="Standard"><text:s text:c="8"/>"category": "Everyday Products",</text:p>
      <text:p text:style-name="Standard"><text:s text:c="8"/>"condition": "VeryGood",</text:p>
      <text:p text:style-name="Standard"><text:s text:c="8"/>"price": 15.0,</text:p>
      <text:p text:style-name="Standard"><text:s text:c="8"/>"longitude": 2.448309,</text:p>
      <text:p text:style-name="Standard"><text:s text:c="8"/>"latitude": 48.783637,</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0-20T12:16:16.937096",</text:p>
      <text:p text:style-name="Standard"><text:s text:c="8"/>"updated_at": "2024-10-20T12:16:33.397543",</text:p>
      <text:p text:style-name="Standard"><text:s text:c="8"/>"distance": 7308.349050933156,</text:p>
      <text:p text:style-name="Standard"><text:s text:c="8"/>"user": {</text:p>
      <text:p text:style-name="Standard"><text:s text:c="12"/>"id": 1124,</text:p>
      <text:p text:style-name="Standard"><text:s text:c="12"/>"email": "5xyrc67498@privaterelay.appleid.com",</text:p>
      <text:p text:style-name="Standard"><text:s text:c="12"/>"username": "Lucie Kuperman ",</text:p>
      <text:p text:style-name="Standard"><text:s text:c="12"/>"mobile": "+33660681758",</text:p>
      <text:p text:style-name="Standard"><text:s text:c="12"/>"address": "11,rue Charles gounod ",</text:p>
      <text:p text:style-name="Standard"><text:s text:c="12"/>"postal_code": "94000",</text:p>
      <text:p text:style-name="Standard"><text:s text:c="12"/>"city": "Creteil ",</text:p>
      <text:p text:style-name="Standard"><text:s text:c="12"/>"longitude": 2.448309,</text:p>
      <text:p text:style-name="Standard"><text:s text:c="12"/>"latitude": 48.783637,</text:p>
      <text:p text:style-name="Standard"><text:s text:c="12"/>"is_premium": false,</text:p>
      <text:p text:style-name="Standard"><text:s text:c="12"/>"created_at": "2024-10-14T06:49:36.881074",</text:p>
      <text:p text:style-name="Standard"><text:soft-page-break/><text:s text:c="12"/>"lastvisited": null</text:p>
      <text:p text:style-name="Standard"><text:s text:c="8"/>},</text:p>
      <text:p text:style-name="Standard"><text:s text:c="8"/>"photos": [</text:p>
      <text:p text:style-name="Standard"><text:s text:c="12"/>{</text:p>
      <text:p text:style-name="Standard"><text:s text:c="16"/>"id": 3078,</text:p>
      <text:p text:style-name="Standard"><text:s text:c="16"/>"url": "/photo/3078"</text:p>
      <text:p text:style-name="Standard"><text:s text:c="12"/>},</text:p>
      <text:p text:style-name="Standard"><text:s text:c="12"/>{</text:p>
      <text:p text:style-name="Standard"><text:s text:c="16"/>"id": 3079,</text:p>
      <text:p text:style-name="Standard"><text:s text:c="16"/>"url": "/photo/3079"</text:p>
      <text:p text:style-name="Standard"><text:s text:c="12"/>},</text:p>
      <text:p text:style-name="Standard"><text:s text:c="12"/>{</text:p>
      <text:p text:style-name="Standard"><text:s text:c="16"/>"id": 3080,</text:p>
      <text:p text:style-name="Standard"><text:s text:c="16"/>"url": "/photo/3080"</text:p>
      <text:p text:style-name="Standard"><text:s text:c="12"/>}</text:p>
      <text:p text:style-name="Standard"><text:s text:c="8"/>]</text:p>
      <text:p text:style-name="Standard"><text:s text:c="4"/>},</text:p>
      <text:p text:style-name="Standard"><text:s text:c="4"/>{</text:p>
      <text:p text:style-name="Standard"><text:s text:c="8"/>"id": 2337,</text:p>
      <text:p text:style-name="Standard"><text:s text:c="8"/>"user_id": 1146,</text:p>
      <text:p text:style-name="Standard"><text:s text:c="8"/>"title": "Poupée Bébée avec Tétine",</text:p>
      <text:p text:style-name="Standard"><text:s text:c="8"/>"description": "Adorable poupée bébé en tenue rose et bleue avec tétine. Parfait pour les jeunes enfants.",</text:p>
      <text:p text:style-name="Standard"><text:s text:c="8"/>"category": "Games and Toys",</text:p>
      <text:p text:style-name="Standard"><text:s text:c="8"/>"condition": "VeryGood",</text:p>
      <text:p text:style-name="Standard"><text:s text:c="8"/>"price": 15.0,</text:p>
      <text:p text:style-name="Standard"><text:s text:c="8"/>"longitude": 3.233031,</text:p>
      <text:p text:style-name="Standard"><text:s text:c="8"/>"latitude": 43.416624,</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0-20T20:06:13.840302",</text:p>
      <text:p text:style-name="Standard"><text:s text:c="8"/>"updated_at": "2024-10-20T20:06:41.086068",</text:p>
      <text:p text:style-name="Standard"><text:s text:c="8"/>"distance": 7266.270958316462,</text:p>
      <text:p text:style-name="Standard"><text:s text:c="8"/>"user": {</text:p>
      <text:p text:style-name="Standard"><text:s text:c="12"/>"id": 1146,</text:p>
      <text:p text:style-name="Standard"><text:s text:c="12"/>"email": "4m47hvbvsb@privaterelay.appleid.com",</text:p>
      <text:p text:style-name="Standard"><text:s text:c="12"/>"username": "Favaro Nicole",</text:p>
      <text:p text:style-name="Standard"><text:s text:c="12"/>"mobile": "+33616511231",</text:p>
      <text:p text:style-name="Standard"><text:s text:c="12"/>"address": "rue des Mimosas",</text:p>
      <text:p text:style-name="Standard"><text:s text:c="12"/>"postal_code": "34290",</text:p>
      <text:p text:style-name="Standard"><text:s text:c="12"/>"city": "Lieuran les Béziers ",</text:p>
      <text:p text:style-name="Standard"><text:s text:c="12"/>"longitude": 3.233031,</text:p>
      <text:p text:style-name="Standard"><text:s text:c="12"/>"latitude": 43.416624,</text:p>
      <text:p text:style-name="Standard"><text:s text:c="12"/>"is_premium": false,</text:p>
      <text:p text:style-name="Standard"><text:s text:c="12"/>"created_at": "2024-10-20T19:41:57.044936",</text:p>
      <text:p text:style-name="Standard"><text:s text:c="12"/>"lastvisited": null</text:p>
      <text:p text:style-name="Standard"><text:s text:c="8"/>},</text:p>
      <text:p text:style-name="Standard"><text:s text:c="8"/>"photos": [</text:p>
      <text:p text:style-name="Standard"><text:s text:c="12"/>{</text:p>
      <text:p text:style-name="Standard"><text:s text:c="16"/>"id": 3114,</text:p>
      <text:p text:style-name="Standard"><text:soft-page-break/><text:s text:c="16"/>"url": "/photo/3114"</text:p>
      <text:p text:style-name="Standard"><text:s text:c="12"/>},</text:p>
      <text:p text:style-name="Standard"><text:s text:c="12"/>{</text:p>
      <text:p text:style-name="Standard"><text:s text:c="16"/>"id": 3115,</text:p>
      <text:p text:style-name="Standard"><text:s text:c="16"/>"url": "/photo/3115"</text:p>
      <text:p text:style-name="Standard"><text:s text:c="12"/>},</text:p>
      <text:p text:style-name="Standard"><text:s text:c="12"/>{</text:p>
      <text:p text:style-name="Standard"><text:s text:c="16"/>"id": 3116,</text:p>
      <text:p text:style-name="Standard"><text:s text:c="16"/>"url": "/photo/3116"</text:p>
      <text:p text:style-name="Standard"><text:s text:c="12"/>},</text:p>
      <text:p text:style-name="Standard"><text:s text:c="12"/>{</text:p>
      <text:p text:style-name="Standard"><text:s text:c="16"/>"id": 3117,</text:p>
      <text:p text:style-name="Standard"><text:s text:c="16"/>"url": "/photo/3117"</text:p>
      <text:p text:style-name="Standard"><text:s text:c="12"/>},</text:p>
      <text:p text:style-name="Standard"><text:s text:c="12"/>{</text:p>
      <text:p text:style-name="Standard"><text:s text:c="16"/>"id": 3118,</text:p>
      <text:p text:style-name="Standard"><text:s text:c="16"/>"url": "/photo/3118"</text:p>
      <text:p text:style-name="Standard"><text:s text:c="12"/>}</text:p>
      <text:p text:style-name="Standard"><text:s text:c="8"/>]</text:p>
      <text:p text:style-name="Standard"><text:s text:c="4"/>},</text:p>
      <text:p text:style-name="Standard"><text:s text:c="4"/>{</text:p>
      <text:p text:style-name="Standard"><text:s text:c="8"/>"id": 2328,</text:p>
      <text:p text:style-name="Standard"><text:s text:c="8"/>"user_id": 1146,</text:p>
      <text:p text:style-name="Standard"><text:s text:c="8"/>"title": "Collants blancs pour enfant",</text:p>
      <text:p text:style-name="Standard"><text:s text:c="8"/>"description": "Collants confortables en coton blanc, idéaux pour l'hiver.",</text:p>
      <text:p text:style-name="Standard"><text:s text:c="8"/>"category": "Clothing",</text:p>
      <text:p text:style-name="Standard"><text:s text:c="8"/>"condition": "Good",</text:p>
      <text:p text:style-name="Standard"><text:s text:c="8"/>"price": 8.0,</text:p>
      <text:p text:style-name="Standard"><text:s text:c="8"/>"longitude": 3.233031,</text:p>
      <text:p text:style-name="Standard"><text:s text:c="8"/>"latitude": 43.416624,</text:p>
      <text:p text:style-name="Standard"><text:s text:c="8"/>"currency": null,</text:p>
      <text:p text:style-name="Standard"><text:s text:c="8"/>"brand": "Shein",</text:p>
      <text:p text:style-name="Standard"><text:s text:c="8"/>"size": "6m",</text:p>
      <text:p text:style-name="Standard"><text:s text:c="8"/>"state": "active",</text:p>
      <text:p text:style-name="Standard"><text:s text:c="8"/>"created_at": "2024-10-20T19:47:36.431582",</text:p>
      <text:p text:style-name="Standard"><text:s text:c="8"/>"updated_at": "2024-10-20T19:49:08.282654",</text:p>
      <text:p text:style-name="Standard"><text:s text:c="8"/>"distance": 7266.270958316462,</text:p>
      <text:p text:style-name="Standard"><text:s text:c="8"/>"user": {</text:p>
      <text:p text:style-name="Standard"><text:s text:c="12"/>"id": 1146,</text:p>
      <text:p text:style-name="Standard"><text:s text:c="12"/>"email": "4m47hvbvsb@privaterelay.appleid.com",</text:p>
      <text:p text:style-name="Standard"><text:s text:c="12"/>"username": "Favaro Nicole",</text:p>
      <text:p text:style-name="Standard"><text:s text:c="12"/>"mobile": "+33616511231",</text:p>
      <text:p text:style-name="Standard"><text:s text:c="12"/>"address": "rue des Mimosas",</text:p>
      <text:p text:style-name="Standard"><text:s text:c="12"/>"postal_code": "34290",</text:p>
      <text:p text:style-name="Standard"><text:s text:c="12"/>"city": "Lieuran les Béziers ",</text:p>
      <text:p text:style-name="Standard"><text:s text:c="12"/>"longitude": 3.233031,</text:p>
      <text:p text:style-name="Standard"><text:s text:c="12"/>"latitude": 43.416624,</text:p>
      <text:p text:style-name="Standard"><text:s text:c="12"/>"is_premium": false,</text:p>
      <text:p text:style-name="Standard"><text:s text:c="12"/>"created_at": "2024-10-20T19:41:57.044936",</text:p>
      <text:p text:style-name="Standard"><text:s text:c="12"/>"lastvisited": null</text:p>
      <text:p text:style-name="Standard"><text:s text:c="8"/>},</text:p>
      <text:p text:style-name="Standard"><text:s text:c="8"/>"photos": [</text:p>
      <text:p text:style-name="Standard"><text:soft-page-break/><text:s text:c="12"/>{</text:p>
      <text:p text:style-name="Standard"><text:s text:c="16"/>"id": 3084,</text:p>
      <text:p text:style-name="Standard"><text:s text:c="16"/>"url": "/photo/3084"</text:p>
      <text:p text:style-name="Standard"><text:s text:c="12"/>},</text:p>
      <text:p text:style-name="Standard"><text:s text:c="12"/>{</text:p>
      <text:p text:style-name="Standard"><text:s text:c="16"/>"id": 3085,</text:p>
      <text:p text:style-name="Standard"><text:s text:c="16"/>"url": "/photo/3085"</text:p>
      <text:p text:style-name="Standard"><text:s text:c="12"/>}</text:p>
      <text:p text:style-name="Standard"><text:s text:c="8"/>]</text:p>
      <text:p text:style-name="Standard"><text:s text:c="4"/>},</text:p>
      <text:p text:style-name="Standard"><text:s text:c="4"/>{</text:p>
      <text:p text:style-name="Standard"><text:s text:c="8"/>"id": 2331,</text:p>
      <text:p text:style-name="Standard"><text:s text:c="8"/>"user_id": 1146,</text:p>
      <text:p text:style-name="Standard"><text:s text:c="8"/>"title": "Cagoule noire en laine",</text:p>
      <text:p text:style-name="Standard"><text:s text:c="8"/>"description": "Cagoule en laine noire, douce et chaude pour l'hiver.",</text:p>
      <text:p text:style-name="Standard"><text:s text:c="8"/>"category": "Clothing",</text:p>
      <text:p text:style-name="Standard"><text:s text:c="8"/>"condition": "VeryGood",</text:p>
      <text:p text:style-name="Standard"><text:s text:c="8"/>"price": 12.0,</text:p>
      <text:p text:style-name="Standard"><text:s text:c="8"/>"longitude": 3.233031,</text:p>
      <text:p text:style-name="Standard"><text:s text:c="8"/>"latitude": 43.416624,</text:p>
      <text:p text:style-name="Standard"><text:s text:c="8"/>"currency": null,</text:p>
      <text:p text:style-name="Standard"><text:s text:c="8"/>"brand": "Shein",</text:p>
      <text:p text:style-name="Standard"><text:s text:c="8"/>"size": "36m",</text:p>
      <text:p text:style-name="Standard"><text:s text:c="8"/>"state": "active",</text:p>
      <text:p text:style-name="Standard"><text:s text:c="8"/>"created_at": "2024-10-20T19:52:09.497811",</text:p>
      <text:p text:style-name="Standard"><text:s text:c="8"/>"updated_at": "2024-10-20T19:53:05.883169",</text:p>
      <text:p text:style-name="Standard"><text:s text:c="8"/>"distance": 7266.270958316462,</text:p>
      <text:p text:style-name="Standard"><text:s text:c="8"/>"user": {</text:p>
      <text:p text:style-name="Standard"><text:s text:c="12"/>"id": 1146,</text:p>
      <text:p text:style-name="Standard"><text:s text:c="12"/>"email": "4m47hvbvsb@privaterelay.appleid.com",</text:p>
      <text:p text:style-name="Standard"><text:s text:c="12"/>"username": "Favaro Nicole",</text:p>
      <text:p text:style-name="Standard"><text:s text:c="12"/>"mobile": "+33616511231",</text:p>
      <text:p text:style-name="Standard"><text:s text:c="12"/>"address": "rue des Mimosas",</text:p>
      <text:p text:style-name="Standard"><text:s text:c="12"/>"postal_code": "34290",</text:p>
      <text:p text:style-name="Standard"><text:s text:c="12"/>"city": "Lieuran les Béziers ",</text:p>
      <text:p text:style-name="Standard"><text:s text:c="12"/>"longitude": 3.233031,</text:p>
      <text:p text:style-name="Standard"><text:s text:c="12"/>"latitude": 43.416624,</text:p>
      <text:p text:style-name="Standard"><text:s text:c="12"/>"is_premium": false,</text:p>
      <text:p text:style-name="Standard"><text:s text:c="12"/>"created_at": "2024-10-20T19:41:57.044936",</text:p>
      <text:p text:style-name="Standard"><text:s text:c="12"/>"lastvisited": null</text:p>
      <text:p text:style-name="Standard"><text:s text:c="8"/>},</text:p>
      <text:p text:style-name="Standard"><text:s text:c="8"/>"photos": [</text:p>
      <text:p text:style-name="Standard"><text:s text:c="12"/>{</text:p>
      <text:p text:style-name="Standard"><text:s text:c="16"/>"id": 3091,</text:p>
      <text:p text:style-name="Standard"><text:s text:c="16"/>"url": "/photo/3091"</text:p>
      <text:p text:style-name="Standard"><text:s text:c="12"/>},</text:p>
      <text:p text:style-name="Standard"><text:s text:c="12"/>{</text:p>
      <text:p text:style-name="Standard"><text:s text:c="16"/>"id": 3092,</text:p>
      <text:p text:style-name="Standard"><text:s text:c="16"/>"url": "/photo/3092"</text:p>
      <text:p text:style-name="Standard"><text:s text:c="12"/>},</text:p>
      <text:p text:style-name="Standard"><text:s text:c="12"/>{</text:p>
      <text:p text:style-name="Standard"><text:s text:c="16"/>"id": 3093,</text:p>
      <text:p text:style-name="Standard"><text:soft-page-break/><text:s text:c="16"/>"url": "/photo/3093"</text:p>
      <text:p text:style-name="Standard"><text:s text:c="12"/>}</text:p>
      <text:p text:style-name="Standard"><text:s text:c="8"/>]</text:p>
      <text:p text:style-name="Standard"><text:s text:c="4"/>},</text:p>
      <text:p text:style-name="Standard"><text:s text:c="4"/>{</text:p>
      <text:p text:style-name="Standard"><text:s text:c="8"/>"id": 2335,</text:p>
      <text:p text:style-name="Standard"><text:s text:c="8"/>"user_id": 1146,</text:p>
      <text:p text:style-name="Standard"><text:s text:c="8"/>"title": "Poupée Bébé avec Vêtements Violets",</text:p>
      <text:p text:style-name="Standard"><text:s text:c="8"/>"description": "Charmante poupée bébé avec une tenue violette à rayures. Parfait pour les jeux d'imagination.",</text:p>
      <text:p text:style-name="Standard"><text:s text:c="8"/>"category": "Games and Toys",</text:p>
      <text:p text:style-name="Standard"><text:s text:c="8"/>"condition": "VeryGood",</text:p>
      <text:p text:style-name="Standard"><text:s text:c="8"/>"price": 5.0,</text:p>
      <text:p text:style-name="Standard"><text:s text:c="8"/>"longitude": 3.233031,</text:p>
      <text:p text:style-name="Standard"><text:s text:c="8"/>"latitude": 43.416624,</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4-10-20T20:04:03.049936",</text:p>
      <text:p text:style-name="Standard"><text:s text:c="8"/>"updated_at": "2024-10-20T20:04:36.332584",</text:p>
      <text:p text:style-name="Standard"><text:s text:c="8"/>"distance": 7266.270958316462,</text:p>
      <text:p text:style-name="Standard"><text:s text:c="8"/>"user": {</text:p>
      <text:p text:style-name="Standard"><text:s text:c="12"/>"id": 1146,</text:p>
      <text:p text:style-name="Standard"><text:s text:c="12"/>"email": "4m47hvbvsb@privaterelay.appleid.com",</text:p>
      <text:p text:style-name="Standard"><text:s text:c="12"/>"username": "Favaro Nicole",</text:p>
      <text:p text:style-name="Standard"><text:s text:c="12"/>"mobile": "+33616511231",</text:p>
      <text:p text:style-name="Standard"><text:s text:c="12"/>"address": "rue des Mimosas",</text:p>
      <text:p text:style-name="Standard"><text:s text:c="12"/>"postal_code": "34290",</text:p>
      <text:p text:style-name="Standard"><text:s text:c="12"/>"city": "Lieuran les Béziers ",</text:p>
      <text:p text:style-name="Standard"><text:s text:c="12"/>"longitude": 3.233031,</text:p>
      <text:p text:style-name="Standard"><text:s text:c="12"/>"latitude": 43.416624,</text:p>
      <text:p text:style-name="Standard"><text:s text:c="12"/>"is_premium": false,</text:p>
      <text:p text:style-name="Standard"><text:s text:c="12"/>"created_at": "2024-10-20T19:41:57.044936",</text:p>
      <text:p text:style-name="Standard"><text:s text:c="12"/>"lastvisited": null</text:p>
      <text:p text:style-name="Standard"><text:s text:c="8"/>},</text:p>
      <text:p text:style-name="Standard"><text:s text:c="8"/>"photos": [</text:p>
      <text:p text:style-name="Standard"><text:s text:c="12"/>{</text:p>
      <text:p text:style-name="Standard"><text:s text:c="16"/>"id": 3102,</text:p>
      <text:p text:style-name="Standard"><text:s text:c="16"/>"url": "/photo/3102"</text:p>
      <text:p text:style-name="Standard"><text:s text:c="12"/>},</text:p>
      <text:p text:style-name="Standard"><text:s text:c="12"/>{</text:p>
      <text:p text:style-name="Standard"><text:s text:c="16"/>"id": 3103,</text:p>
      <text:p text:style-name="Standard"><text:s text:c="16"/>"url": "/photo/3103"</text:p>
      <text:p text:style-name="Standard"><text:s text:c="12"/>},</text:p>
      <text:p text:style-name="Standard"><text:s text:c="12"/>{</text:p>
      <text:p text:style-name="Standard"><text:s text:c="16"/>"id": 3104,</text:p>
      <text:p text:style-name="Standard"><text:s text:c="16"/>"url": "/photo/3104"</text:p>
      <text:p text:style-name="Standard"><text:s text:c="12"/>},</text:p>
      <text:p text:style-name="Standard"><text:s text:c="12"/>{</text:p>
      <text:p text:style-name="Standard"><text:s text:c="16"/>"id": 3105,</text:p>
      <text:p text:style-name="Standard"><text:s text:c="16"/>"url": "/photo/3105"</text:p>
      <text:p text:style-name="Standard"><text:soft-page-break/><text:s text:c="12"/>}</text:p>
      <text:p text:style-name="Standard"><text:s text:c="8"/>]</text:p>
      <text:p text:style-name="Standard"><text:s text:c="4"/>},</text:p>
      <text:p text:style-name="Standard"><text:s text:c="4"/>{</text:p>
      <text:p text:style-name="Standard"><text:s text:c="8"/>"id": 2457,</text:p>
      <text:p text:style-name="Standard"><text:s text:c="8"/>"user_id": 1226,</text:p>
      <text:p text:style-name="Standard"><text:s text:c="8"/>"title": "MacBook Pro for Sale",</text:p>
      <text:p text:style-name="Standard"><text:s text:c="8"/>"description": "Pre-owned MacBook Pro in excellent condition. Perfect for work and personal use.",</text:p>
      <text:p text:style-name="Standard"><text:s text:c="8"/>"category": "Computing",</text:p>
      <text:p text:style-name="Standard"><text:s text:c="8"/>"condition": "VeryGood",</text:p>
      <text:p text:style-name="Standard"><text:s text:c="8"/>"price": 1200.0,</text:p>
      <text:p text:style-name="Standard"><text:s text:c="8"/>"longitude": 74.337262,</text:p>
      <text:p text:style-name="Standard"><text:s text:c="8"/>"latitude": 31.60909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0T08:33:20.086806",</text:p>
      <text:p text:style-name="Standard"><text:s text:c="8"/>"updated_at": "2025-03-20T08:33:30.055012",</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39,</text:p>
      <text:p text:style-name="Standard"><text:s text:c="16"/>"url": "/photo/3439"</text:p>
      <text:p text:style-name="Standard"><text:s text:c="12"/>}</text:p>
      <text:p text:style-name="Standard"><text:s text:c="8"/>]</text:p>
      <text:p text:style-name="Standard"><text:s text:c="4"/>},</text:p>
      <text:p text:style-name="Standard"><text:s text:c="4"/>{</text:p>
      <text:p text:style-name="Standard"><text:s text:c="8"/>"id": 2458,</text:p>
      <text:p text:style-name="Standard"><text:s text:c="8"/>"user_id": 1226,</text:p>
      <text:p text:style-name="Standard"><text:s text:c="8"/>"title": "High-Performance Laptop",</text:p>
      <text:p text:style-name="Standard"><text:s text:c="8"/>"description": "A powerful laptop suitable for professionals and students. Features a sleek design and high-resolution display.",</text:p>
      <text:p text:style-name="Standard"><text:s text:c="8"/>"category": "Computing",</text:p>
      <text:p text:style-name="Standard"><text:s text:c="8"/>"condition": "VeryGood",</text:p>
      <text:p text:style-name="Standard"><text:s text:c="8"/>"price": 1200.0,</text:p>
      <text:p text:style-name="Standard"><text:s text:c="8"/>"longitude": 74.337262,</text:p>
      <text:p text:style-name="Standard"><text:soft-page-break/><text:s text:c="8"/>"latitude": 31.60909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0T08:34:31.765865",</text:p>
      <text:p text:style-name="Standard"><text:s text:c="8"/>"updated_at": "2025-03-20T08:34:40.781325",</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40,</text:p>
      <text:p text:style-name="Standard"><text:s text:c="16"/>"url": "/photo/3440"</text:p>
      <text:p text:style-name="Standard"><text:s text:c="12"/>}</text:p>
      <text:p text:style-name="Standard"><text:s text:c="8"/>]</text:p>
      <text:p text:style-name="Standard"><text:s text:c="4"/>},</text:p>
      <text:p text:style-name="Standard"><text:s text:c="4"/>{</text:p>
      <text:p text:style-name="Standard"><text:s text:c="8"/>"id": 2459,</text:p>
      <text:p text:style-name="Standard"><text:s text:c="8"/>"user_id": 1226,</text:p>
      <text:p text:style-name="Standard"><text:s text:c="8"/>"title": "MacBook Pro for Sale",</text:p>
      <text:p text:style-name="Standard"><text:s text:c="8"/>"description": "A reliable MacBook Pro in good working condition. Ideal for work and study.",</text:p>
      <text:p text:style-name="Standard"><text:s text:c="8"/>"category": "Computing",</text:p>
      <text:p text:style-name="Standard"><text:s text:c="8"/>"condition": "Good",</text:p>
      <text:p text:style-name="Standard"><text:s text:c="8"/>"price": 850.0,</text:p>
      <text:p text:style-name="Standard"><text:s text:c="8"/>"longitude": 74.337262,</text:p>
      <text:p text:style-name="Standard"><text:s text:c="8"/>"latitude": 31.60909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0T08:35:46.828900",</text:p>
      <text:p text:style-name="Standard"><text:s text:c="8"/>"updated_at": "2025-03-20T08:35:55.378146",</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oft-page-break/><text:s text:c="12"/>"postal_code": "51000",</text:p>
      <text:p text:style-name="Standard"><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41,</text:p>
      <text:p text:style-name="Standard"><text:s text:c="16"/>"url": "/photo/3441"</text:p>
      <text:p text:style-name="Standard"><text:s text:c="12"/>}</text:p>
      <text:p text:style-name="Standard"><text:s text:c="8"/>]</text:p>
      <text:p text:style-name="Standard"><text:s text:c="4"/>},</text:p>
      <text:p text:style-name="Standard"><text:s text:c="4"/>{</text:p>
      <text:p text:style-name="Standard"><text:s text:c="8"/>"id": 2460,</text:p>
      <text:p text:style-name="Standard"><text:s text:c="8"/>"user_id": 1226,</text:p>
      <text:p text:style-name="Standard"><text:s text:c="8"/>"title": "Laptop with Touch Bar",</text:p>
      <text:p text:style-name="Standard"><text:s text:c="8"/>"description": "Sleek laptop featuring a Touch Bar and a Retina display, perfect for work or entertainment.",</text:p>
      <text:p text:style-name="Standard"><text:s text:c="8"/>"category": "Computing",</text:p>
      <text:p text:style-name="Standard"><text:s text:c="8"/>"condition": "VeryGood",</text:p>
      <text:p text:style-name="Standard"><text:s text:c="8"/>"price": 1200.0,</text:p>
      <text:p text:style-name="Standard"><text:s text:c="8"/>"longitude": 74.337262,</text:p>
      <text:p text:style-name="Standard"><text:s text:c="8"/>"latitude": 31.60909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0T08:53:28.307770",</text:p>
      <text:p text:style-name="Standard"><text:s text:c="8"/>"updated_at": "2025-03-20T08:53:44.222583",</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42,</text:p>
      <text:p text:style-name="Standard"><text:s text:c="16"/>"url": "/photo/3442"</text:p>
      <text:p text:style-name="Standard"><text:s text:c="12"/>}</text:p>
      <text:p text:style-name="Standard"><text:soft-page-break/><text:s text:c="8"/>]</text:p>
      <text:p text:style-name="Standard"><text:s text:c="4"/>},</text:p>
      <text:p text:style-name="Standard"><text:s text:c="4"/>{</text:p>
      <text:p text:style-name="Standard"><text:s text:c="8"/>"id": 2461,</text:p>
      <text:p text:style-name="Standard"><text:s text:c="8"/>"user_id": 1226,</text:p>
      <text:p text:style-name="Standard"><text:s text:c="8"/>"title": "MacBook Pro 13-inch",</text:p>
      <text:p text:style-name="Standard"><text:s text:c="8"/>"description": "High-performance MacBook Pro with retina display, ideal for both professional and personal use.",</text:p>
      <text:p text:style-name="Standard"><text:s text:c="8"/>"category": "Computing",</text:p>
      <text:p text:style-name="Standard"><text:s text:c="8"/>"condition": "VeryGood",</text:p>
      <text:p text:style-name="Standard"><text:s text:c="8"/>"price": 1000.0,</text:p>
      <text:p text:style-name="Standard"><text:s text:c="8"/>"longitude": 74.337262,</text:p>
      <text:p text:style-name="Standard"><text:s text:c="8"/>"latitude": 31.609092,</text:p>
      <text:p text:style-name="Standard"><text:s text:c="8"/>"currency": null,</text:p>
      <text:p text:style-name="Standard"><text:s text:c="8"/>"brand": null,</text:p>
      <text:p text:style-name="Standard"><text:s text:c="8"/>"size": null,</text:p>
      <text:p text:style-name="Standard"><text:s text:c="8"/>"state": "active",</text:p>
      <text:p text:style-name="Standard"><text:s text:c="8"/>"created_at": "2025-03-20T08:59:49.035882",</text:p>
      <text:p text:style-name="Standard"><text:s text:c="8"/>"updated_at": "2025-03-20T08:59:59.490622",</text:p>
      <text:p text:style-name="Standard"><text:s text:c="8"/>"distance": 1469.0258957380433,</text:p>
      <text:p text:style-name="Standard"><text:s text:c="8"/>"user": {</text:p>
      <text:p text:style-name="Standard"><text:s text:c="12"/>"id": 1226,</text:p>
      <text:p text:style-name="Standard"><text:s text:c="12"/>"email": "asd@gmail.com",</text:p>
      <text:p text:style-name="Standard"><text:s text:c="12"/>"username": "asd",</text:p>
      <text:p text:style-name="Standard"><text:s text:c="12"/>"mobile": "+332359974185",</text:p>
      <text:p text:style-name="Standard"><text:s text:c="12"/>"address": "Lahore ",</text:p>
      <text:p text:style-name="Standard"><text:s text:c="12"/>"postal_code": "51000",</text:p>
      <text:p text:style-name="Standard"><text:s text:c="12"/>"city": "Lahore ",</text:p>
      <text:p text:style-name="Standard"><text:s text:c="12"/>"longitude": 74.337262,</text:p>
      <text:p text:style-name="Standard"><text:s text:c="12"/>"latitude": 31.609092,</text:p>
      <text:p text:style-name="Standard"><text:s text:c="12"/>"is_premium": false,</text:p>
      <text:p text:style-name="Standard"><text:s text:c="12"/>"created_at": "2025-03-20T05:49:26.499253",</text:p>
      <text:p text:style-name="Standard"><text:s text:c="12"/>"lastvisited": "2025-03-24"</text:p>
      <text:p text:style-name="Standard"><text:s text:c="8"/>},</text:p>
      <text:p text:style-name="Standard"><text:s text:c="8"/>"photos": [</text:p>
      <text:p text:style-name="Standard"><text:s text:c="12"/>{</text:p>
      <text:p text:style-name="Standard"><text:s text:c="16"/>"id": 3443,</text:p>
      <text:p text:style-name="Standard"><text:s text:c="16"/>"url": "/photo/3443"</text:p>
      <text:p text:style-name="Standard"><text:s text:c="12"/>}</text:p>
      <text:p text:style-name="Standard"><text:s text:c="8"/>]</text:p>
      <text:p text:style-name="Standard"><text:s text:c="4"/>}</text:p>
      <text:p text:style-name="Standa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8T13:48:06.018753067</meta:creation-date>
    <dc:date>2025-06-18T13:57:07.157767371</dc:date>
    <meta:editing-duration>PT9M1S</meta:editing-duration>
    <meta:editing-cycles>3</meta:editing-cycles>
    <meta:generator>LibreOffice/7.3.7.2$Linux_X86_64 LibreOffice_project/30$Build-2</meta:generator>
    <meta:document-statistic meta:table-count="0" meta:image-count="0" meta:object-count="0" meta:page-count="150" meta:paragraph-count="7546" meta:word-count="19427" meta:character-count="239915" meta:non-whitespace-character-count="151101"/>
  </office:meta>
</office:document-meta>
</file>